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Shawrtz: The EU should not become the third power outside the United States and China</text:span>
</text:h>
      <text:p text:style-name="P4">
Author: None (Language: zh)</text:p>
      <text:p text:style-name="P4">
Publisher: None</text:p>
      <text:p text:style-name="P4">
Time: 2023-05-09T-3:14:00Z</text:p>
      <text:p text:style-name="P4">
Description: German Federal Prime Minister Shulz said in a European Parliament on Tuesday that the world order of the 21st century will be "multi -pole", not just "poles or trigen". He emphasized that the United States is still the most important allies in Europe, and China is increasingly becoming "competitors" and "systemic opponents" in Europe.</text:p>
      <text:p text:style-name="P4">
Videos: []</text:p>
      <text:p text:style-name="P4">
Images: ["<text:a xlink:type="simple" xlink:href="https://static.dw.com/image/65560705_303.jpg" text:style-name="Internet_20_link" text:visited-style-name="Visited_20_Internet_20_Link">
65560705_303.jpg</text:a>
"]</text:p>
      <text:p text:style-name="P4">
Subject: 时政风云</text:p>
      <text:p text:style-name="P4">
Subjects: ['德中关系', '奥巴马', '岛屿主权争端', '专题报道：全景观看“习马会”', '中国', '中共十九大', '美国']</text:p>
      <text:p text:style-name="P4">
Keywords: ['肖尔茨', '德国总理', '欧洲议会', '美国', '中国', '多极', '强权']</text:p>
      <text:p text:style-name="P4">
Id: 65564276</text:p>
      <!--METADATA-->
      <text:p text:style-name="P4">
<text:a xlink:type="simple" xlink:href="https://www.dw.com/zh/overlay/image/article/65564276/65560705" text:style-name="Internet_20_link" text:visited-style-name="Visited_20_Internet_20_Link">
 <draw:frame draw:style-name="fr1" draw:name="Image2" text:anchor-type="as-char" svg:width="6.9236in" svg:height="3.896998in" draw:z-index="0">
<draw:image xlink:href="../Images/dwzh/2023-05-09T-3-14-00Z/65560705_303.jpg" xlink:type="simple" xlink:show="embed" xlink:actuate="onLoad" draw:mime-type="image/jpeg"/>
</draw:frame>
</text:a>
In a speech in the European Parliament, Shawrtz said that with the improvement of the status of Africa, Asia, and South American economies, the world order of the 21st century will be "multi -pole" rather than "poles or tritinal".</text:p>
      <text:p text:style-name="P4">
(Voice of Germany Chinese) German Federal Prime Minister Shulz on Tuesday (May 9) called for more global cooperation under equal conditions in the European Parliament in Strasbourg, instead of trying to turn the European Union into a good The third "world power" in the United States and China.</text:p>
      <text:p text:style-name="P4">
He said: "Those who still miss European strong dreams and serve the fantasy of power are still in the past time."</text:p>
      <text:p text:style-name="P4">
Scharsez said that with the improvement of the status of Africa, Asia, and South America, the world order of the 21st century will be "multi -pole", not "two poles or <text:a xlink:type="simple" xlink:href="https://www.dw.com/zh/zh/德语媒体欧洲要争当第三极别想了/a-65374562" text:style-name="Internet_20_link" text:visited-style-name="Visited_20_Internet_20_Link">
</text:a>
"" ".</text:p>
      <text:h text:style-name="P12" text:outline-level="3">
<text:span text:style-name="T4">
Federal MP: "Chinese characters are complicated"</text:span>
</text:h>
      <text:p text:style-name="P4">
The German News Agency pointed out that this expression of Shulz is in sharp contrast to the positions of other EU leaders. French President <text:a xlink:type="simple" xlink:href="https://www.dw.com/zh/zh/馬克宏的歐洲願景真能實現嗎/a-65309253" text:style-name="Internet_20_link" text:visited-style-name="Visited_20_Internet_20_Link">
</text:a>
Recently, Europe has called for international forces that are in hand with the United States and China.</text:p>
      <text:p text:style-name="P4">
In his speech, Shulz called for the EU's geopolitical positioning to negotiate with new free trade agreements and partnerships under equal conditions.</text:p>
      <text:p text:style-name="P4">
He said that the new partnership established by Europe and Asia -Africa and Latinarian countries should "abandon the European -centric view of the past decades", solve the problem of food security, eliminate poverty, and protect the climate and environment.</text:p>
      <text:p text:style-name="P4">
Shulz believes that the Southern Common Markets formed by Argentina, Brazil and other countries, Mexico, India, Indonesia, Australia, and Kenya should all be called partnerships to sign a free trade agreement with Europe.</text:p>
      <text:p text:style-name="P4">
He emphasized: "Europe must invest in the world."</text:p>
      <text:p text:style-name="P4">
When it comes to the relationship between the European Union and China, Shawrtz said that despite the changes in the relationship between the two parties, he still regards Beijing as a partner. He said: "The relationship between us and China can use‘ <text:a xlink:type="simple" xlink:href="https://www.dw.com/zh/zh/獨家德國外交部長談中俄-我們不會被勒索/a-62545576" text:style-name="Internet_20_link" text:visited-style-name="Visited_20_Internet_20_Link">
</text:a>
‘Come and describe. But it is obvious that China is now increasing as a competitor and a systemic opponent. "</text:p>
      <text:p text:style-name="P4">
Shulz also said that he supports the European Union Chairman Feng Delin's previous EU will not be decoupled with China, but it should be <text:a xlink:type="simple" xlink:href="https://www.dw.com/zh/zh/冯德莱恩欧盟需要一致的对华战略/a-65357710" text:style-name="Internet_20_link" text:visited-style-name="Visited_20_Internet_20_Link">
</text:a>
Essence</text:p>
      <text:h text:style-name="P12" text:outline-level="3">
<text:span text:style-name="T4">
To prevent potential crisis EU formulating plans to promote the diversification of rare earth supply chain</text:span>
</text:h>
      <text:p text:style-name="P4">
Shulz also mentioned that "the United States is still the most important ally in Europe." In his speech, he also talked about the needs of the EU's internal reform, including the reform that the EU must make in order to accept more countries to join the European Union. The EU currently has a total of 27 member states.</text:p>
      <text:p text:style-name="P4">
Salz called on Europeans not to be scared by Putin's "power show". He warned Russian President Putin that in the future, "what is not immersed in the glory of nationalism and desires the power of the empire." He said history will not defeat the future.</text:p>
      <text:p text:style-name="P4">
He appealed to European councilors: "Let us unswervingly support Ukraine -as long as it has this need." The Ukraine is currently paying the price of life for its mad behaviors.</text:p>
      <text:p text:style-name="P4">
When talking about issues related to immigrants, Shulz called for an agreement to reach an agreement on the European asylum system as soon as possible to provide better opportunities for normal immigrants while protecting the external boundaries.</text:p>
      <text:p text:style-name="P4">
(Germany)</text:p>
      <text:p text:style-name="P4">
News Source: <text:a xlink:type="simple" xlink:href="https://www.dw.com/zh/肖尔茨：欧盟不应成为美、中之外的第三强权/a-65564276" text:style-name="Internet_20_link" text:visited-style-name="Visited_20_Internet_20_Link">
https://www.dw.com/zh/肖尔茨：欧盟不应成为美、中之外的第三强权/a-65564276?maca=chi-rss-chi-all-1127-rdf</text:a>
</text:p>
      <!--NEWS-->
      <text:h text:style-name="P10" text:outline-level="1">
<text:span text:style-name="T4">
China has set off a brunt of the domestic consulting company in the domestic consulting company</text:span>
</text:h>
      <text:p text:style-name="P4">
Author: None</text:p>
      <text:p text:style-name="P4">
Publisher: Radio Free Asia (Organization)</text:p>
      <text:p text:style-name="P4">
Published Time: 2023-05-09T02:39:00-04:00</text:p>
      <text:p text:style-name="P4">
Modified Time: 2023-05-10T12:24:47-04:00</text:p>
      <text:p text:style-name="P4">
Description: None</text:p>
      <text:p text:style-name="P4">
Videos: []</text:p>
      <text:p text:style-name="P4">
Audios: ["<text:a xlink:type="simple" xlink:href="https://www.rfa.org/mandarin/yataibaodao/renquanfazhi/gt1-0509202302384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3" text:anchor-type="as-char" svg:width="6.9236in" svg:height="4.612011in" draw:z-index="0">
<draw:image xlink:href="../Images/rfamandarin/2023-05-09T02-39-00-04-00/000000.png" xlink:type="simple" xlink:show="embed" xlink:actuate="onLoad" draw:mime-type="image/png"/>
</draw:frame>
On May 9, 2023, the surveillance camera can be seen in front of the office building where the official Capvision Information Technology Company is located. <text:a xlink:type="simple" xlink:href="https://www.rfa.org/mandarin/yataibaodao/renquanfazhi/gt1-05092023023844.html/@@images/image" text:style-name="Internet_20_link" text:visited-style-name="Visited_20_Internet_20_Link">
</text:a>
Reuters picture <text:a xlink:type="simple" xlink:href="https://www.rfa.org/mandarin/yataibaodao/renquanfazhi/gt1-05092023023844.html/@@stream" text:style-name="Internet_20_link" text:visited-style-name="Visited_20_Internet_20_Link">
</text:a>
The Chinese intelligence department is setting off a anti -spy movement against domestic consulting companies. The national security agency in Suzhou surveyed Kaisheng Rongying's local branch.</text:p>
      <text:p text:style-name="P4">
<text:span text:style-name="T4">
<text:span text:style-name="T5">
 <text:a xlink:type="simple" xlink:href="https://www.rfa.org/mandarin/yataibaodao/junshiwaijiao/jw-05082023123126.html" text:style-name="Internet_20_link" text:visited-style-name="Visited_20_Internet_20_Link">
</text:a>
</text:span>
</text:span>
<text:a xlink:type="simple" xlink:href="https://www.rfa.org/mandarin/yataibaodao/junshiwaijiao/kw-04272023125613.html" text:style-name="Internet_20_link" text:visited-style-name="Visited_20_Internet_20_Link">
<text:span text:style-name="T4">
 Chinese revised "Anti -Spy Law" Bain's search attracted the attention of the United States </text:span>
</text:a>
  * <text:span text:style-name="T4">
<text:a xlink:type="simple" xlink:href="https://www.rfa.org/mandarin/yataibaodao/junshiwaijiao/jt-03242023112008.html" text:style-name="Internet_20_link" text:visited-style-name="Visited_20_Internet_20_Link">
 </text:a>
</text:span>
</text:p>
      <text:p text:style-name="P4">
According to the FX168 Finance Newspaper quoted Chinese official media reports, China launched an anti -spy operation on the illegal behavior of the consulting company and accused Kaisheng Rongying, which provided professional consulting and research services to facilitate the leakage of national secrets. On Monday (8th), Jiangsu Provincial Television reported that Suzhou's national security agencies visited Kaisheng Rongying's local branches and asked the company's employees. It is said that the joint law enforcement operations were uniformly deployed by relevant national departments and were carried out simultaneously in Shanghai, Beijing, Suzhou, Shenzhen and other places.</text:p>
      <text:p text:style-name="P4">
Beijing independent commentators said in an interview with this station on Tuesday that the authorities' move was to warn the West to intimidate the West: "One is to intimidate the people and the other is to wake the West. Bar up with the West. "</text:p>
      <text:p text:style-name="P4">
Official media report quoted a police officer that some companies frequently contacted the staff of government agencies and the national defense department to obtain sensitive data illegally and hired the industry consultation experts with high compensation to illegally obtain various sensitive data in China. National security constitutes a major risk.</text:p>
      <text:p text:style-name="Quotations">

<text:p text:style-name="P4">
China Lift <text:a xlink:type="simple" xlink:href="https://twitter.com/hashtag/%E6%8A%93%E9%97%B4%E8%B0%8D%E8%BF%90%E5%8A%A8" text:style-name="Internet_20_link" text:visited-style-name="Visited_20_Internet_20_Link">
&gt;
</text:a>
&gt;
? China Guoan Assault Search and Consulting Industry Leading Enterprise, China's largest expert network group Kaisheng Rongying(Capvision)。 <text:a xlink:type="simple" xlink:href="https://t.co/lJQAVAzCdI" text:style-name="Internet_20_link" text:visited-style-name="Visited_20_Internet_20_Link">
 </text:a>
&gt;
&gt;
 - Liberty Asia Radio(@RFA_Chinese) <text:a xlink:type="simple" xlink:href="https://twitter.com/RFA_Chinese/status/1656034770982191118" text:style-name="Internet_20_link" text:visited-style-name="Visited_20_Internet_20_Link">
&gt;
 </text:a>
<text:span text:style-name="T4">
 Most of the people who have mastered and sell confidential profits are officials in the former system </text:span>
</text:p>

</text:p>
      <text:p text:style-name="P4">
Although official media did not explain which country the "overseas intelligence agency" refers to, some comments believe that it mainly refers to the United States. Zhang Shengqi, who lives in the United States, said in an interview with this station on Tuesday that according to his years of experience in Beijing for many years, the probability of leakage incidents occurred in the system. Most of those who mastered the secrets were retirees of military -civilian enterprises. He said: "In the system, there are enterprises with scientific and technological and military industry, and many of the technologies sold are military -to -civilians. They sell these technologies to make money. Many people with cooperative relationships with Chinese military companies. They are trying to find outside Buyer. "</text:p>
      <text:p text:style-name="P4">
Zhang Shengqi said that these buyers sell manufacturing technology to foreign countries based on Myanmar, Cambodia, Iran and other countries: "When I was in Beijing, I saw these old cadres looking for buyers, saying that these technologies were stolen from the United States. Decrypting, military transfer. Let's look at those countries in the world to buy these technologies and products. These technical products were originally stolen from the West. He sold it to countries that are more backward than China. "</text:p>
      <text:p text:style-name="P4">
China's newly revised Anti -Spy Law will take effect on July 1st, and commented that this has made China's diplomacy and business relations with the West moreolate. Zhang Shengqi believes that this is mainly to conduct patriotic education for domestic people, not overseas, but objectively weaken China's business environment.</text:p>
      <text:p text:style-name="P4">
** The new version of "Anti -Spy Law" will deter the West before taking effect on July 1</text:p>
      <text:p text:style-name="P4">
In addition, CCTV reported that the police officer of the Shanghai National Security Bureau said: "Kaisheng Rongying Information Technology Co., Ltd. has more than 1,000 customers, spreading abroad." It also said that "from 2017 to 2020, Kaisheng Rongying accepted hundreds of overseas abroad. The company remitted more than 2,000 times, with an amount of more than 70 million US dollars. "</text:p>
      <text:p text:style-name="P4">
<draw:frame draw:style-name="fr1" draw:name="Image4" text:anchor-type="as-char" svg:width="6.9236in" svg:height="3.164302in" draw:z-index="0">
<draw:image xlink:href="../Images/rfamandarin/2023-05-09T02-39-00-04-00/000001.png" xlink:type="simple" xlink:show="embed" xlink:actuate="onLoad" draw:mime-type="image/png"/>
</draw:frame>
Capvision Information Technology Company (screenshot screenshot of the Reuters/CCTV) <text:a xlink:type="simple" xlink:href="https://www.rfa.org/mandarin/yataibaodao/renquanfazhi/gt1-05092023023844.html/untitled-1.jpg" text:style-name="Internet_20_link" text:visited-style-name="Visited_20_Internet_20_Link">
</text:a>
Ma Ju, a senior current affairs commentator, believes that the Chinese security department has recently launched investigations such as the United States, Japan and other Western countries in Beijing, Shanghai, and Shanghai. Affects the safety considerations of major consortia in China. He said: "These consulting companies have branches in all countries in the world, and there are no problems in China for so many years. Suddenly there is a problem now. I believe that everyone who knows the Chinese system is very clear. There are so many bones at this section. There is a problem with the company. "</text:p>
      <text:p text:style-name="P4">
Kaisheng Rongying Monday(May 8th)In the evening, a statement was issued on its WeChat account that the company would resolutely adhere to national security policy and take the lead in guiding the healthy development of the industry.</text:p>
      <text:p text:style-name="P4">
According to the data, Kaisheng Rongying was established in 2008. It is China's leading industry expert knowledge service provider, expert networks and customer groups all over the world. According to the information of Fhstrisana, according to income, in 2020, Kaisheng Rongying is China's largest industry expert knowledge service provider.</text:p>
      <text:p text:style-name="P4">
Reporter: Ancient Pavilion Editor: Chen Meihua Xu Shuting Jiayuan.com Editor: Ruizhe</text:p>
      <text:p text:style-name="P4">
News Source: <text:a xlink:type="simple" xlink:href="https://www.rfa.org/mandarin/yataibaodao/renquanfazhi/gt1-05092023023844.html" text:style-name="Internet_20_link" text:visited-style-name="Visited_20_Internet_20_Link">
https://www.rfa.org/mandarin/yataibaodao/renquanfazhi/gt1-05092023023844.html</text:a>
</text:p>
      <!--NEWS-->
      <text:h text:style-name="P10" text:outline-level="1">
<text:span text:style-name="T4">
US -China relations are trapped in Bingbing Qin Gang to "deep reflection" in the United States</text:span>
</text:h>
      <text:p text:style-name="P4">
Author: None (Language: zh)</text:p>
      <text:p text:style-name="P4">
Publisher: None</text:p>
      <text:p text:style-name="P4">
Time: 2023-05-09T03:36:00Z</text:p>
      <text:p text:style-name="P4">
Description: After the Chinese Foreign Minister Qin Gang met with the US ambassador to China, Burns said that if the United States wants to repair relations with China, it cannot "say one set and one set". If the relationship between the two sides must be stable, it must be "moving" with the Chinese side. What does the United States say?</text:p>
      <text:p text:style-name="P4">
Videos: []</text:p>
      <text:p text:style-name="P4">
Images: ["<text:a xlink:type="simple" xlink:href="https://static.dw.com/image/59244760_303.jpg" text:style-name="Internet_20_link" text:visited-style-name="Visited_20_Internet_20_Link">
59244760_303.jpg</text:a>
", "<text:a xlink:type="simple" xlink:href="https://static.dw.com/image/65261690_401.jpg" text:style-name="Internet_20_link" text:visited-style-name="Visited_20_Internet_20_Link">
65261690_401.jpg</text:a>
"]</text:p>
      <text:p text:style-name="P4">
Subject: 时政风云</text:p>
      <text:p text:style-name="P4">
Subjects: ['南希·佩洛西', '专题报道：习近平访美']</text:p>
      <text:p text:style-name="P4">
Keywords: ['拜习会', '秦刚', '伯恩斯', '驻华大使', '中美关系']</text:p>
      <text:p text:style-name="P4">
Id: 65556918</text:p>
      <!--METADATA-->
      <text:p text:style-name="P4">
<text:a xlink:type="simple" xlink:href="https://www.dw.com/zh/overlay/image/article/65556918/59244760" text:style-name="Internet_20_link" text:visited-style-name="Visited_20_Internet_20_Link">
 <draw:frame draw:style-name="fr1" draw:name="Image5" text:anchor-type="as-char" svg:width="6.9236in" svg:height="3.896998in" draw:z-index="0">
<draw:image xlink:href="../Images/dwzh/2023-05-09T03-36-00Z/59244760_303.jpg" xlink:type="simple" xlink:show="embed" xlink:actuate="onLoad" draw:mime-type="image/jpeg"/>
</draw:frame>
</text:a>
Qin Gang's meeting with Bernus was the official meeting of the highest level of the United States and China after the Indonesian harassment meeting last year.</text:p>
      <text:p text:style-name="P4">
(Voice of German in Chinese) China Foreign Minister <text:a xlink:type="simple" xlink:href="https://www.dw.com/zh/zh/中国外长秦刚本周出访德法挪三国/a-65549318" text:style-name="Internet_20_link" text:visited-style-name="Visited_20_Internet_20_Link">
</text:a>
On Monday (May 8), it was said that stabilizing Sino -US relations after a series of "wrong words and deeds" made Sino -US relations "re -meet the ice".</text:p>
      <text:p text:style-name="P4">
According to the Chinese Ministry of Foreign Affairs, Qin and the United States Ambassador to China in China specially emphasized that Washington must correct the handling of Taiwan issues when meeting with Nicholasburns, and "stop continuing to hollow out the" one China principle "to stop supporting the" Taiwan independence independence. " "Split forces".</text:p>
      <text:p text:style-name="P4">
When asked about Qin's remarks, the US State Department spokesman Vedant Patel said Bernes had privately expressed the United States' policy to China, especially "<text:a xlink:type="simple" xlink:href="https://www.dw.com/zh/zh/墙外文摘美国改变一中政策正当其时/a-65339255" text:style-name="Internet_20_link" text:visited-style-name="Visited_20_Internet_20_Link">
</text:a>
"Washington officially acknowledged Beijing, not Taipei.</text:p>
      <text:p text:style-name="P4">
Patt said at a routine press conference that Bernus talked about the fields of cooperation between the two countries, including climate change, global health and food security. He also said that U.S. Secretary of State Brillin still wants to visit China, "it will plan and work hard under the condition of conditions permit."</text:p>
      <text:p text:style-name="P4">
He said: "We hope and intend to keep the communication channels unobstructed ... Continue to stand with our friends and allies in the Indo -Pacific region to promote our common prosperity, security and values."</text:p>
      <text:p text:style-name="P4">
Patt also emphasized: "We don't intend to change the status quo -this is not a way to adopt the United States."</text:p>
      <text:p text:style-name="P4">
Last year, the then President of the House of Representatives of the United States <text:a xlink:type="simple" xlink:href="https://www.dw.com/zh/zh/佩洛西访台后-美军舰首度通过台湾海峡/a-62954230" text:style-name="Internet_20_link" text:visited-style-name="Visited_20_Internet_20_Link">
</text:a>
The relationship between the two largest economies of China and the United States fell to the lowest point. In response, Beijing cut off part of the interaction with the United States, including the formal communication channels between the two army.</text:p>
      <text:p text:style-name="P4">
The Chinese Ministry of Foreign Affairs said after the Qin Gang and Bernus meeting that the priority was to stabilize Sino -US relations and avoid "spiral decline" to prevent any accidents on both sides. The relationship goes out of the predicament and return to the right track. "</text:p>
      <text:p text:style-name="P4">
<draw:frame draw:style-name="fr1" draw:name="Image6" text:anchor-type="as-char" svg:width="6.9236in" svg:height="3.896998in" draw:z-index="0">
<draw:image xlink:href="../Images/dwzh/2023-05-09T03-36-00Z/65261690_401.jpg" xlink:type="simple" xlink:show="embed" xlink:actuate="onLoad" draw:mime-type="image/jpeg"/>
</draw:frame>
The outside world regards whether the US Secretary of State can visit China smoothly as the temperature indicator of the relationship between China and the United States.</text:p>
      <text:h text:style-name="P12" text:outline-level="3">
<text:span text:style-name="T4">
Sino -US relations are unstable</text:span>
</text:h>
      <text:p text:style-name="P4">
Last November, <text:a xlink:type="simple" xlink:href="https://www.dw.com/zh/zh/专访拜习会意在表明中美仍是负责的大国/a-63766679" text:style-name="Internet_20_link" text:visited-style-name="Visited_20_Internet_20_Link">
</text:a>
And promised to have a more frequent dialogue, which eased the tension between the two sides.</text:p>
      <text:p text:style-name="P4">
But in February this year, China "<text:a xlink:type="simple" xlink:href="https://www.dw.com/zh/zh/中國氣球能實時回傳信號美無法證實/a-65222124" text:style-name="Internet_20_link" text:visited-style-name="Visited_20_Internet_20_Link">
</text:a>
"Ast time appeared in the United States, the relationship between the two countries returned to the tightness, and US Secretary of State Brillings canceled the Beijing visit to respond.</text:p>
      <text:p text:style-name="P4">
This is also Qin Gang's so -called and since he worshiped. "A series of wrong words and deeds in the United States have destroyed the positive momentum of the hardships of Sino -US relations ... ","</text:p>
      <text:p text:style-name="P4">
The US ambassador to China, Burns, mentioned the necessity of Sino -US stability relations on Twitter. He said: "We discussed the challenges faced by US -China relations, the necessity of stable relationships and expanding high -level communication."</text:p>
      <text:p text:style-name="P4">
Qin Gang's meeting with Bernus was the meeting between the highest -level officials in the United States and China after the Indonesian habit last year.</text:p>
      <text:p text:style-name="P4">
(Reuters, the US State Department, the Ministry of Foreign Affairs of China)</text:p>
      <text:p text:style-name="P4">
News Source: <text:a xlink:type="simple" xlink:href="https://www.dw.com/zh/美中關係陷寒冰-秦剛籲美「深刻反思」/a-65556918" text:style-name="Internet_20_link" text:visited-style-name="Visited_20_Internet_20_Link">
https://www.dw.com/zh/美中關係陷寒冰-秦剛籲美「深刻反思」/a-65556918?maca=chi-rss-chi-all-1127-rdf</text:a>
</text:p>
      <!--NEWS-->
      <text:h text:style-name="P10" text:outline-level="1">
<text:span text:style-name="T4">
China ’s trade growth in Russia from January to April</text:span>
</text:h>
      <text:p text:style-name="P4">
Author: None</text:p>
      <text:p text:style-name="P4">
Publisher: Radio Free Asia (Organization)</text:p>
      <text:p text:style-name="P4">
Published Time: 2023-05-09T11:22:00-04:00</text:p>
      <text:p text:style-name="P4">
Modified Time: 2023-05-10T12:43:05-04:00</text:p>
      <text:p text:style-name="P4">
Description: None</text:p>
      <text:p text:style-name="P4">
Videos: []</text:p>
      <text:p text:style-name="P4">
Audios: ["<text:a xlink:type="simple" xlink:href="https://www.rfa.org/mandarin/yataibaodao/jingmao/hx2-050920230712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 text:anchor-type="as-char" svg:width="6.9236in" svg:height="5.014026in" draw:z-index="0">
<draw:image xlink:href="../Images/rfamandarin/2023-05-09T11-22-00-04-00/000000.png" xlink:type="simple" xlink:show="embed" xlink:actuate="onLoad" draw:mime-type="image/png"/>
</draw:frame>
Beijing Nikko International Trade Center Logistics Bills on the China and Russia flags <text:a xlink:type="simple" xlink:href="https://www.rfa.org/mandarin/yataibaodao/jingmao/hx2-05092023071241.html/@@images/image" text:style-name="Internet_20_link" text:visited-style-name="Visited_20_Internet_20_Link">
</text:a>
Agencence France -Presse <text:a xlink:type="simple" xlink:href="https://www.rfa.org/mandarin/yataibaodao/jingmao/hx2-05092023071241.html/@@stream" text:style-name="Internet_20_link" text:visited-style-name="Visited_20_Internet_20_Link">
</text:a>
According to Chinese customs data, in the first four months of this year, China ’s trade with Russia increased by more than 40 % year -on -year, and the import and export of the“ Belt and Road ”countries also increased, but exports to the United States have significantly fell.</text:p>
      <text:p text:style-name="P4">
<text:a xlink:type="simple" xlink:href="https://www.rfa.org/mandarin/Xinwen/3-10242022100047.html" text:style-name="Internet_20_link" text:visited-style-name="Visited_20_Internet_20_Link">
</text:a>
 <text:span text:style-name="T4">
<text:a xlink:type="simple" xlink:href="https://www.rfa.org/mandarin/yataibaodao/junshiwaijiao/tj-03312023131929.html" text:style-name="Internet_20_link" text:visited-style-name="Visited_20_Internet_20_Link">
 </text:a>
 <text:a xlink:type="simple" xlink:href="https://www.rfa.org/mandarin/yataibaodao/junshiwaijiao/tj-03312023131929.html" text:style-name="Internet_20_link" text:visited-style-name="Visited_20_Internet_20_Link">
 </text:a>
 </text:span>
  * <text:span text:style-name="T4">
<text:a xlink:type="simple" xlink:href="https://www.rfa.org/mandarin/Xinwen/3-10242022100047.html" text:style-name="Internet_20_link" text:visited-style-name="Visited_20_Internet_20_Link">
 </text:a>
</text:span>
*<text:a xlink:type="simple" xlink:href="https://www.rfa.org/mandarin/Xinwen/10-07132022165103.html" text:style-name="Internet_20_link" text:visited-style-name="Visited_20_Internet_20_Link">
<text:span text:style-name="T4">
 China and Russian trade rose and Ukraine sharply </text:span>
</text:a>
According to the Hong Kong 01 report, the China Customs General Administration released statistics on May 9 showing that from January to April this year, China-Russia trade volume increased by 41.3%year-on-year to $ 73.148 billion. Among them, China exported US $ 33.686 billion in Russia, an increase of 67.2%; China imported 39.462 billion US dollars from Russia, an increase of 24.8%.</text:p>
      <text:p text:style-name="P4">
** Russia's battle has been sanctioned by Western sanctions in China.</text:p>
      <text:p text:style-name="P4">
Nobel, an associate researcher at the Taiwan Institute of Defense Security, was interviewed by Radio Free Asia that Russia's invasion of Ukraine was embarked down and sanctioned by Western countries. Many things in Russia wanted to buy with China. China became the biggest beneficiary. "White gloves".</text:p>
      <text:p text:style-name="P4">
The China Customs General Administration also pointed out that China import and export 461 trillion yuan in imports and exports to countries along the “Belt and Road”, an increase of 16%year -on -year. Among them, the five Central Asian countries such as Kazakhstan, and the import and export of Western Asia and North Africa countries such as Saudi Arabia increased by 37.4%and 9.6%, respectively.</text:p>
      <text:p text:style-name="P4">
Shi Jianyu pointed out that how much the number of numbers released in China cannot be confirmed. Many countries have not announced data in March and April. If the authenticity is to be proved, it is correct to compare it.</text:p>
      <text:p text:style-name="P4">
Shi Jianyu said that the significant increase in the amount of imports and exports in China and Russia was the reason for the increase in the number of "Belt and Road" countries. The data released by China are particularly highlighting the improvement of import and export trade with countries along the “Belt and Road”, which has the purpose of propaganda.</text:p>
      <text:p text:style-name="P4">
<text:span text:style-name="T4">
 China emphasizes that the import and export of import and export of the “Belt and Road” countries: Publicity role </text:span>
</text:p>
      <text:p text:style-name="P4">
Shi Jianyu said: "It mainly expresses it. Although Western countries, the United States, Japan, and South Korea sanction high -tech and embargo have little impact on China, because China has in the 'Belt and Road' and other countries such as Asia, Africa Europe, and other countries. The amount of import and export is also very large. It does not need to rely on the United States, Japan, and Europe to maintain its ability to import and export. (Chinese data) is mainly used for publicity, which is very obvious. "</text:p>
      <text:p text:style-name="P4">
Shi Jianyu mentioned that for more than a year after the Russian and Ukraine War, Russia announced that the national GDP has not fallen too much, indicating that Western sanctions are invalid, and it is normal to decline during the epidemic. Some people want to replace those countries that were originally imported and exported to Russia, then China is of course equal to replacing their roles. Therefore, there are many imports and exports to Russia and Eurasia. Volkswagen products, consumption luxury goods, high -tech industries, etc.</text:p>
      <text:p text:style-name="P4">
Shi Jianyu said that the rebound after the unblocking of China was not surprising. With the development of the Russian and Ukraine War, what would change and whether it could continue to grow is the focus of observation. As for the decline caused by decoupling, it is foreseeable whether China wants to work hard for a few years.</text:p>
      <text:p text:style-name="P4">
According to Chinese customs data, China ’s imports and exports to ASEAN were 2.09 trillion yuan, an increase of 13.9%year -on -year, accounting for 15.7%of China's total foreign trade. In the first four months of China, exports to the United States fell 14.3%year -on -year and imports fell 2%. According to data, Reuters has a trade surplus of US $ 98.58 billion in the first four months of the United States.</text:p>
      <text:p text:style-name="Quotations">

<text:p text:style-name="P4">
[China ’s trade import in April has declined by nearly 8%]&gt;
 Reuters reports that China's latest trade data has hoped to have a shadow on domestic and foreign growth. Import accidents in April nearly&gt;
 8%, continued a month ago. Import data means that the global economy may not be able to rely on China to drive demand, such as South Korea's shipments in China have dropped more than a quarter. The cooling of export data also shows that the demand for Chinese products overseas is not much. &gt;
 <text:a xlink:type="simple" xlink:href="https://t.co/aQcf4JBwqa" text:style-name="Internet_20_link" text:visited-style-name="Visited_20_Internet_20_Link">
</text:a>
&gt;
&gt;
 - Liberty Asia Radio(@RFA_Chinese) <text:a xlink:type="simple" xlink:href="https://twitter.com/RFA_Chinese/status/1656120256589430786" text:style-name="Internet_20_link" text:visited-style-name="Visited_20_Internet_20_Link">
&gt;
 </text:a>
Shi Jianyu said: "High -tech imports have declined in recent months, which is the result of the United States' policy on China -high -tech departure policies. China cannot buy high -tech products and raw materials such as chips and materials. Amount. "</text:p>

</text:p>
      <text:p text:style-name="P4">
<text:span text:style-name="T4">
 Scholars: The increase in China's export is the order of the rushing outbound epidemic control order </text:span>
</text:p>
      <text:p text:style-name="P4">
Taiwan's Cross -Strait Policy Association researcher Wu Sezhi was interviewed and analyzed by Radio Free Asia. China's exports this year will inevitably grow much compared to last year, mainly because of the seal control measures in the past two years, which has caused many factories to stop production and stop work. Many Chinese companies are completing and digesting for international orders in the past.</text:p>
      <text:p text:style-name="P4">
Wu Si Zhi said: "On the other hand, many foreign companies look at the changes in the Chinese market, and the export of related production machines and funds from China will also drive China's export growth. By the end of the year and next year, whether the growth trend of this export can be maintained, it can be maintained, and it can be maintained. As a whole, whether the foreign trade relations can restore the past stable growth trend in the past. "</text:p>
      <text:p text:style-name="P4">
<text:span text:style-name="T4">
 The United States prohibits exports of key components in China, Taiwan's import and export to China will also decline </text:span>
</text:p>
      <text:p text:style-name="P4">
Wu Sizhi mentioned that the demand for processing and industrial upgrading will drive the connection of import and export. Many key components and machine tools in China need to be imported from foreign countries. In the past two or three years, the United States has continuously blocked China on technology and has prohibited from exporting to China in the semiconductor industry, especially high -end chips. Technical restrictions, and many countries such as the United States, have doubts about Chinese stealing technical stealing in China, leading to a decline in China's imports.Wu Sezhi mentioned that China also showed a similar situation in attracting imports. The restrictions on related industries in China have led to a significant decline in China's imports, and the decline in April is nearly 8%. Whether the decline will continue to expand, it will be very related to the situation of China's internal economic development.</text:p>
      <text:p text:style-name="P4">
Wu Sizhi emphasized that the internal economic development of Chinese countries has not moved in the direction of industrial upgrading or is limited to a certain degree, and the demand for imports will decline. Furthermore, many foreign companies have lost confidence in China's operating market, and the external movement of foreign companies will also affect the overall needs of China's import.</text:p>
      <text:p text:style-name="P4">
Reporter: Xia Xiaohua Responsible: Xu Shuting He Ping.com Editor: Ruizhe</text:p>
      <text:p text:style-name="P4">
News Source: <text:a xlink:type="simple" xlink:href="https://www.rfa.org/mandarin/yataibaodao/jingmao/hx2-05092023071241.html" text:style-name="Internet_20_link" text:visited-style-name="Visited_20_Internet_20_Link">
https://www.rfa.org/mandarin/yataibaodao/jingmao/hx2-05092023071241.html</text:a>
</text:p>
      <!--NEWS-->
      <text:h text:style-name="P10" text:outline-level="1">
<text:span text:style-name="T4">
Column | Democratic Salon: Chinese people talk about Chinese affairs (2023-05-09)</text:span>
</text:h>
      <text:p text:style-name="P4">
Author: None</text:p>
      <text:p text:style-name="P4">
Publisher: Radio Free Asia (Organization)</text:p>
      <text:p text:style-name="P4">
Published Time: 2023-05-09T21:10:37-04:00</text:p>
      <text:p text:style-name="P4">
Modified Time: 2023-05-09T21:10:37-04:00</text:p>
      <text:p text:style-name="P4">
Description: None</text:p>
      <text:p text:style-name="P4">
Videos: []</text:p>
      <text:p text:style-name="P4">
Audios: ["<text:a xlink:type="simple" xlink:href="https://www.rfa.org/mandarin/zhuanlan/minzhushalong/salon-050920232109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3.88615in" draw:z-index="0">
<draw:image xlink:href="../Images/rfamandarin/2023-05-09T21-10-37-04-00/000000.png" xlink:type="simple" xlink:show="embed" xlink:actuate="onLoad" draw:mime-type="image/png"/>
</draw:frame>
The green belt in Chengdu will be transferred to farmland. Network Picture/Ancient Pavilion provides <text:a xlink:type="simple" xlink:href="https://www.rfa.org/mandarin/zhuanlan/minzhushalong/salon-05092023210927.html/@@stream" text:style-name="Internet_20_link" text:visited-style-name="Visited_20_Internet_20_Link">
</text:a>
<text:span text:style-name="T4">
 _ Radio Free Asia in Washington, the capital of the United States, opened to the Chinese mainland to listen to friends. _ </text:span>
</text:p>
      <text:p text:style-name="P4">
<text:span text:style-name="T4">
 __ </text:span>
</text:p>
      <text:p text:style-name="P4">
<text:span text:style-name="T4">
 _ Hotline Time: _ </text:span>
 <text:span text:style-name="T4">
 _ Beijing time every Monday night </text:span>
<text:span text:style-name="T4">
<text:span text:style-name="T5">
30 points</text:span>
 </text:span>
</text:p>
      <text:p text:style-name="P4">
<text:span text:style-name="T4">
 _ Hotline International Free Number: _ </text:span>
 <text:span text:style-name="T4">
 __ </text:span>
 <text:span text:style-name="T4">
 _ 400-842-7775_ </text:span>
 <text:span text:style-name="T4">
 _, _ </text:span>
 <text:span text:style-name="T4">
 _ 400-842-7776_ </text:span>
</text:p>
      <text:p text:style-name="P4">
<text:span text:style-name="T4">
 _ Hotline_ </text:span>
 <text:span text:style-name="T4">
 _ Skype_ </text:span>
 <text:span text:style-name="T4">
 _ account number: _ </text:span>
 <text:span text:style-name="T4">
<text:span text:style-name="T5">
linyueyang01</text:span>
 </text:span>
</text:p>
      <text:p text:style-name="P4">
<text:span text:style-name="T4">
 __ </text:span>
</text:p>
      <text:p text:style-name="P4">
** _ Looking forward to you</text:p>
      <text:p text:style-name="P4">
Jiangsu Listening: I hope that the disassembly of the wall can help the Chinese people receive free information. Hope to increase communication satellites and medium short waves. Many people still use radio to listen now. I hope the whole world will be united to help the wall. There are still many people using smart speakers. Smart speakers must be identified and face recognition to make nine calls a day, so I feel very uncomfortable. If you do not pass your identity and face recognition, you can only call a few times a day, which is serious and very inconvenient.</text:p>
      <text:p text:style-name="P4">
Intersection Listening to friends: China has introduced new policies, "retreating to forests and farming", "digital RMB" and "agricultural management team" and so on. "Returning to the forest and returning to plow" reminds people of the previous "big steel refining and steel", and took the cooking pot to refining steel, and finally a bad tail. "Returning to forests to plow" may be because of fear of shortage of food. It may be that China is now tense with many countries. I am afraid that I can't buy food. "Digital Renminbi" is to monitor the people, and the other is the state treasury empty, and the money to hide the corrupt officials at home must be forced. But corrupt officials have heard the wind, and they have begun to turn the money to Hong Kong first, and then transfer to foreign countries. The "agricultural management team" is the same as "urban management", and farmers will suffer. This will force farmers to rebel. The ability of Chinese leaders to govern the country is very problematic. The people suffer in it.</text:p>
      <text:p text:style-name="P4">
Intersection Listening to friends: Regarding the Russian and Ukraine War, Chinese netizens were controversial. In fact, many military people, and those who have studied in Ukraine, think that China should stand on the side of Ukraine. Because Ukraine has important assistance in Chinese military technology.</text:p>
      <text:p text:style-name="P4">
Ask the wall of the wall, [] <text:a xlink:type="simple" xlink:href="" text:style-name="Internet_20_link" text:visited-style-name="Visited_20_Internet_20_Link">
</text:a>
Essence</text:p>
      <text:p text:style-name="P4">
Please pay attention to the social media of the host Lin Yueyang to interact with us:</text:p>
      <text:p text:style-name="P4">
<text:span text:style-name="T4">
 _ Twitter account number: _ </text:span>
 <text:span text:style-name="T4">
 _ Linyueyang_ </text:span>
</text:p>
      <text:p text:style-name="P4">
<text:span text:style-name="T4">
 _ skype_ </text:span>
 <text:span text:style-name="T4">
 _ account number: _ </text:span>
 <text:span text:style-name="T4">
 _ linyueyang01_ </text:span>
</text:p>
      <text:p text:style-name="P4">
<text:span text:style-name="T4">
 _ WeChat account: linyueyang_ </text:span>
</text:p>
      <text:p text:style-name="P4">
News Source: <text:a xlink:type="simple" xlink:href="https://www.rfa.org/mandarin/zhuanlan/minzhushalong/salon-05092023210927.html" text:style-name="Internet_20_link" text:visited-style-name="Visited_20_Internet_20_Link">
https://www.rfa.org/mandarin/zhuanlan/minzhushalong/salon-05092023210927.html</text:a>
</text:p>
      <!--NEWS-->
      <text:h text:style-name="P10" text:outline-level="1">
<text:span text:style-name="T4">
Japanese stocks closed market waiting for the market for inflation data</text:span>
</text:h>
      <text:p text:style-name="P4">
Publisher: 法新社</text:p>
      <text:p text:style-name="P4">
Published Time: 2023-05-10T-11:32:08+00:00</text:p>
      <text:p text:style-name="P4">
Modified Time: 2023-05-10T07:20:03+00:00</text:p>
      <text:p text:style-name="P4">
Description: (Agence France -Presse, Tokyo, 10th) As investors wait for important US inflation data to be released, and at the same time interpret the financial report data released by companies recently, the Tokyo stock market in Japan closed down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 text:anchor-type="as-char" svg:width="6.9236in" svg:height="3.617581in" draw:z-index="0">
<draw:image xlink:href="../Images/rficn/2023-05-10T-11-32-08-00-00/000000.png" xlink:type="simple" xlink:show="embed" xlink:actuate="onLoad" draw:mime-type="image/png"/>
</draw:frame>
The Japanese stock base 225 index closed down 120.64 points or 0.41%to 29122.18 points. The Dongzhi stock price index closed at 11.64 points or 0.55%to 2085.91 points.</text:p>
      <text:p text:style-name="P4">
News Source: <text:a xlink:type="simple" xlink:href="https://www.rfi.fr/cn/%E8%B4%A2%E7%BB%8F%E5%BF%AB%E8%AE%AF/20230510-%E6%97%A5%E8%82%A1%E6%94%B6%E8%B7%8C-%E5%B8%82%E5%9C%BA%E9%9D%99%E5%80%99%E7%BE%8E%E9%80%9A%E8%86%A8%E6%95%B0%E6%8D%AE%E5%87%BA%E7%82%89" text:style-name="Internet_20_link" text:visited-style-name="Visited_20_Internet_20_Link">
https://www.rfi.fr/cn/%E8%B4%A2%E7%BB%8F%E5%BF%AB%E8%AE%AF/20230510-%E6%97%A5%E8%82%A1%E6%94%B6%E8%B7%8C-%E5%B8%82%E5%9C%BA%E9%9D%99%E5%80%99%E7%BE%8E%E9%80%9A%E8%86%A8%E6%95%B0%E6%8D%AE%E5%87%BA%E7%82%89</text:a>
</text:p>
      <!--NEWS-->
      <text:h text:style-name="P10" text:outline-level="1">
<text:span text:style-name="T4">
Messi will go to the Saudi country to play football father and agent said:</text:span>
</text:h>
      <text:p text:style-name="P4">
Publisher: 法新社</text:p>
      <text:p text:style-name="P4">
Published Time: 2023-05-10T-14:02:08+00:00</text:p>
      <text:p text:style-name="P4">
Modified Time: 2023-05-10T06:35:02+00:00</text:p>
      <text:p text:style-name="P4">
Description: (Agence France -Presse Barcelona, 9th) Frequent football star Lionel MESSI will go to Saudi Arabia to play. His father and agent Lao Messi resolutely stated today that Messi has not decid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 text:anchor-type="as-char" svg:width="6.9236in" svg:height="3.617581in" draw:z-index="0">
<draw:image xlink:href="../Images/rficn/2023-05-10T-14-02-08-00-00/000000.png" xlink:type="simple" xlink:show="embed" xlink:actuate="onLoad" draw:mime-type="image/png"/>
</draw:frame>
The contract between Messi and Paris St. Jendan (PSG) will expire in June. According to an anonymous source who is familiar with the content of the contract, Messi will have the former Realmadrid striker "C Ronaldo" Rona Rona Cristiano Ronaldo turned to the Saudi Professional Football League, and said that the matter was "a foregone conclusion."</text:p>
      <text:p text:style-name="P4">
However, Jorge MESSI said that his son would only make a decision to the future at the end of the season.</text:p>
      <text:p text:style-name="P4">
Messi's father wrote on the community media Instagram: "Never reach any agreement with any team next year."</text:p>
      <text:p text:style-name="P4">
"Before Messi and Paris St. Jendan end the league, they will not make a decision. Once the season is over, it will analyze and see the situation, and then make a decision."</text:p>
      <text:p text:style-name="P4">
35 -year -old Messi is the Saudi Ambassador of Saudi, and is expected to leave St. Jendan, Paris after the end of the season. He did not agree to the Saudi country last week and was suspended for two weeks by the Paris St. Jendan owned by Cada for two weeks.</text:p>
      <text:p text:style-name="P4">
Lao Messi said: "There will always be rumors. Many rumors use Messi's name to increase their infamous names, but there is only one in fact. We can assure you that Messi has not reached an agreement with anyone. There is no signing, and there is no agreement, so I have to talk about it after the season. "</text:p>
      <text:p text:style-name="P4">
Cristiano Ronaldo's Al Nassr who joined the Saudi Professional League in January this year, signed a approximately about 2025, is said to exceed 400 million euros (about NT $ 13.5 billion).</text:p>
      <text:p text:style-name="P4">
Messi joined St. Jendan in Paris in 2021, but after the team was eliminated in the Champions League 16 consecutive season, the supporters were dissatisfied with his performance.</text:p>
      <text:p text:style-name="P4">
The 7th Golden Globe winner led Argentina to win the World Cup in Cada last December, which is the highest glory of Messi's career.</text:p>
      <text:p text:style-name="P4">
News Source: <text:a xlink:type="simple" xlink:href="https://www.rfi.fr/cn/%E8%BF%90%E5%8A%A8%E5%A4%A9%E5%9C%B0/20230510-%E6%A2%85%E8%A5%BF%E5%B0%86%E8%B5%B4%E6%B2%99%E5%9B%BD%E8%B8%A2%E7%90%83-%E7%88%B6%E4%BA%B2%E5%85%BC%E7%BB%8F%E7%BA%AA%E4%BA%BA%E8%A1%A8%E7%A4%BA-%E5%8A%A8%E5%90%91%E6%9C%AA%E5%AE%9A" text:style-name="Internet_20_link" text:visited-style-name="Visited_20_Internet_20_Link">
https://www.rfi.fr/cn/%E8%BF%90%E5%8A%A8%E5%A4%A9%E5%9C%B0/20230510-%E6%A2%85%E8%A5%BF%E5%B0%86%E8%B5%B4%E6%B2%99%E5%9B%BD%E8%B8%A2%E7%90%83-%E7%88%B6%E4%BA%B2%E5%85%BC%E7%BB%8F%E7%BA%AA%E4%BA%BA%E8%A1%A8%E7%A4%BA-%E5%8A%A8%E5%90%91%E6%9C%AA%E5%AE%9A</text:a>
</text:p>
      <!--NEWS-->
      <text:h text:style-name="P10" text:outline-level="1">
<text:span text:style-name="T4">
Expert: Female breast X -ray photography screening should be done from the age of 40</text:span>
</text:h>
      <text:p text:style-name="P4">
Publisher: 法新社</text:p>
      <text:p text:style-name="P4">
Published Time: 2023-05-10T-16:02:08+00:00</text:p>
      <text:p text:style-name="P4">
Modified Time: 2023-05-10T06:50:04+00:00</text:p>
      <text:p text:style-name="P4">
Description: (Agence France -Presse, Washington, 9th) The U.S. influential health institution "American Prevention Working Group" announced today that women should receive breast cancer breasts X -ray photography from the age of 40 instead of 50 years old. The life of thousands of peop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 text:anchor-type="as-char" svg:width="6.9236in" svg:height="3.617581in" draw:z-index="0">
<draw:image xlink:href="../Images/rficn/2023-05-10T-16-02-08-00-00/000000.png" xlink:type="simple" xlink:show="embed" xlink:actuate="onLoad" draw:mime-type="image/png"/>
</draw:frame>
According to official data, breast cancer is the second largest common cancer in the United States and the second cause of women in women. It takes about 4,200 women and 500 men's lives each year. African -American mortality rate is 40%higher than white women.</text:p>
      <text:p text:style-name="P4">
The "U.S. The Preventive Services Taskforce", which is appointed by the US Department of Health and Public Services and consisting of the independent expert group. The policy can save 19%of life.</text:p>
      <text:p text:style-name="P4">
The working group said through a statement: "After mastering the latest and wider scientific information of breast cancer under the age of 50, we have expanded our previous suggestions and encouraged all women to be screened every other year from the age of 40."</text:p>
      <text:p text:style-name="P4">
Based on evidence, the latest suggestion of the US prevention working group is classified into a "B -class" with a higher level.</text:p>
      <text:p text:style-name="P4">
Wanda Nicholson, vice chairman of the work team, said: "Ensuring African women from the age of 40 is an important step, which is not enough to improve the medical inequality we face in breast cancer."</text:p>
      <text:p text:style-name="P4">
This proposed proposal is suitable for women who have "general risks" in breast cancer, including people with family history or other risk factors such as family history or dense breasts; about half of women have tight breasts.</text:p>
      <text:p text:style-name="P4">
There are four objects that are not applicable: those with a history of breast cancer, those who are at high risk due to specific gene markers, have received high -dose radiation therapy from a very young age, or those who have found high risk lesions in sliced examinations.</text:p>
      <text:p text:style-name="P4">
The working group stated that as for the pros and cons of people over the age of 75, there has been uncertainty.</text:p>
      <text:p text:style-name="P4">
As for women with dense breasts, whether it is necessary to accept additional ultrasonic or MRI examinations, and as a reinforcement measures that have poor effects on them as breast X -ray photography, the working group pointed out that more research is required in this regard.</text:p>
      <text:p text:style-name="P4">
Breast cancer tumors can be removed through surgery as early as possible without removing the entire breast.</text:p>
      <text:p text:style-name="P4">
News Source: <text:a xlink:type="simple" xlink:href="https://www.rfi.fr/cn/%E7%BC%A4%E7%BA%B7%E4%B8%96%E7%95%8C/20230510-%E4%B8%93%E5%AE%B6-%E5%A5%B3%E6%80%A7%E4%B9%B3%E6%88%BFx%E5%85%89%E6%91%84%E5%BD%B1%E7%AD%9B%E6%A3%80-%E5%BA%94%E4%BB%8E40%E5%B2%81%E5%BC%80%E5%A7%8B%E5%81%9A" text:style-name="Internet_20_link" text:visited-style-name="Visited_20_Internet_20_Link">
https://www.rfi.fr/cn/%E7%BC%A4%E7%BA%B7%E4%B8%96%E7%95%8C/20230510-%E4%B8%93%E5%AE%B6-%E5%A5%B3%E6%80%A7%E4%B9%B3%E6%88%BFx%E5%85%89%E6%91%84%E5%BD%B1%E7%AD%9B%E6%A3%80-%E5%BA%94%E4%BB%8E40%E5%B2%81%E5%BC%80%E5%A7%8B%E5%81%9A</text:a>
</text:p>
      <!--NEWS-->
      <text:h text:style-name="P10" text:outline-level="1">
<text:span text:style-name="T4">
Four people were killed in Tunisia Jewish Church shootings</text:span>
</text:h>
      <text:p text:style-name="P4">
Publisher: 法新社</text:p>
      <text:p text:style-name="P4">
Published Time: 2023-05-10T-18:02:08+00:00</text:p>
      <text:p text:style-name="P4">
Modified Time: 2023-05-10T06:50:03+00:00</text:p>
      <text:p text:style-name="P4">
Description: (AFP, Tunisia, 10th) Tunisia's Ministry of the Interior said that a police officer shot and killed two people who went to Tunisia Jewish Church pilgrimage and two security personnel before yester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 text:anchor-type="as-char" svg:width="6.9236in" svg:height="3.617581in" draw:z-index="0">
<draw:image xlink:href="../Images/rficn/2023-05-10T-18-02-08-00-00/000000.png" xlink:type="simple" xlink:show="embed" xlink:actuate="onLoad" draw:mime-type="image/png"/>
</draw:frame>
The Jewish Hall of Jewish Island is the oldest Jewish Hall in Africa. Each year attract hundreds of Jews from Europe and Israel to come to pilgrimage.</text:p>
      <text:p text:style-name="P4">
Tunisia's Ministry of the Interior also said four other tourists and five security personnel were injured in shooting.</text:p>
      <text:p text:style-name="P4">
The Tunisian Ministry of Foreign Affairs confirmed in a statement that two of the two dynasties were Tunisian and 42 -year -old French, but their names were not disclosed.</text:p>
      <text:p text:style-name="P4">
Tunisia's Ministry of the Interior pointed out that the murderer first shot a colleague and took the bullets, and then went to the Jewish Hall. There were hundreds of people at the scene participating in the annual pilgrimage. At that time, the event was close to the end. Tunisia's Ministry of the Interior did not call the case a terrorist attack, but only stated that "the investigation is still continuing to find out the motivation to find out such cowardly attacks."</text:p>
      <text:p text:style-name="P4">
News Source: <text:a xlink:type="simple" xlink:href="https://www.rfi.fr/cn/%E5%9B%BD%E9%99%85%E6%8A%A5%E9%81%93/20230510-%E7%AA%81%E5%B0%BC%E8%A5%BF%E4%BA%9A%E7%8A%B9%E5%A4%AA%E6%95%99%E5%A0%82%E6%9E%AA%E5%87%BB%E6%A1%88-4%E4%BA%BA%E9%81%87%E5%AE%B3" text:style-name="Internet_20_link" text:visited-style-name="Visited_20_Internet_20_Link">
https://www.rfi.fr/cn/%E5%9B%BD%E9%99%85%E6%8A%A5%E9%81%93/20230510-%E7%AA%81%E5%B0%BC%E8%A5%BF%E4%BA%9A%E7%8A%B9%E5%A4%AA%E6%95%99%E5%A0%82%E6%9E%AA%E5%87%BB%E6%A1%88-4%E4%BA%BA%E9%81%87%E5%AE%B3</text:a>
</text:p>
      <!--NEWS-->
      <text:h text:style-name="P10" text:outline-level="1">
<text:span text:style-name="T4">
China and Canada's tit -for -tie are relatively Trudeau: will not be scared down</text:span>
</text:h>
      <text:p text:style-name="P4">
Author: None (Language: zh)</text:p>
      <text:p text:style-name="P4">
Publisher: None</text:p>
      <text:p text:style-name="P4">
Time: 2023-05-10T00:33:00Z</text:p>
      <text:p text:style-name="P4">
Description: Zhuang Wenhao's incident continued to ferment, and China and Canada expelled each other diplomats. The Canadian Prime Minister Trudeau said on the 9th that he "knows that there will be revenge, but will not be scared down." The Chinese side also launched a strong counterattack against the "Chinese interference in Canada's internal affairs" on the same day.</text:p>
      <text:p text:style-name="P4">
Videos: []</text:p>
      <text:p text:style-name="P4">
Images: ["<text:a xlink:type="simple" xlink:href="https://static.dw.com/image/64677224_303.jpg" text:style-name="Internet_20_link" text:visited-style-name="Visited_20_Internet_20_Link">
64677224_303.jpg</text:a>
", "<text:a xlink:type="simple" xlink:href="https://static.dw.com/image/60062591_401.jpg" text:style-name="Internet_20_link" text:visited-style-name="Visited_20_Internet_20_Link">
60062591_401.jpg</text:a>
", "<text:a xlink:type="simple" xlink:href="https://static.dw.com/image/64677232_401.jpg" text:style-name="Internet_20_link" text:visited-style-name="Visited_20_Internet_20_Link">
64677232_401.jpg</text:a>
"]</text:p>
      <text:p text:style-name="P4">
Subject: 时政风云</text:p>
      <text:p text:style-name="P4">
Subjects: ['德中关系', '中国共产党', '岛屿主权争端', '专题报道：全景观看“习马会”', '空气污染', '北京', '中国', '中共十九大']</text:p>
      <text:p text:style-name="P4">
Keywords: ['中加关系', '赵美兰', '乔利', '庄文浩', '中国', '北京']</text:p>
      <text:p text:style-name="P4">
Id: 65556706</text:p>
      <!--METADATA-->
      <text:p text:style-name="P4">
<text:a xlink:type="simple" xlink:href="https://www.dw.com/zh/overlay/image/article/65556706/64677224" text:style-name="Internet_20_link" text:visited-style-name="Visited_20_Internet_20_Link">
 <draw:frame draw:style-name="fr1" draw:name="Image13" text:anchor-type="as-char" svg:width="6.9236in" svg:height="3.896998in" draw:z-index="0">
<draw:image xlink:href="../Images/dwzh/2023-05-10T00-33-00Z/64677224_303.jpg" xlink:type="simple" xlink:show="embed" xlink:actuate="onLoad" draw:mime-type="image/jpeg"/>
</draw:frame>
</text:a>
Canada Prime Minister Trudeau's latest speech did not show weakness to Beijing (information photos).</text:p>
      <text:p text:style-name="P4">
(Voice of Germany Chinese) Canadian Prime Minister Justintrudeau said on the 9th that it will not be "frightened" by China's countermeasures and the decision to expel Chinese diplomats. Tattoo is opposite. Earlier, a Chinese diplomat was accused of trying to intimidate the Canadian Conservative Congress, Zhuang Wenhao, and his relatives in Hong Kong. As a result, Canada announced that it was expelled from the Chinese diplomat and Beijing immediately made countermeasures.</text:p>
      <text:p text:style-name="P4">
Trudeau said, "We know that there will be revenge, but we will not be scared. We will continue to take all necessary measures to protect Canadians from foreign interference." He emphasized that Canada will issue a clear signal, indicating that it should be expressed that it should be the case, indicating that the signal should be issued, indicating that it should indicate that it should indicate that it should be expressed that it should indicate that the signal should be expressed. The country will not accept foreign interference. "No matter what they (Beijing) make a choice next, we will not be scared."</text:p>
      <text:p text:style-name="P4">
On the same day, the Chinese Ministry of Foreign Affairs was asked about the incident at a regular press conference. A spokesman Wang Wenbin said that China is "completely legitimate and necessary." He responded that "China interference in Canada's internal affairs" is completely nonsense. "It emphasized that China never interfered with other domestic politics and warned Canada that if" provocative "is not stopped," China will resolutely fight back. "</text:p>
      <text:h text:style-name="P12" text:outline-level="3">
<text:span text:style-name="T4">
</text:span>
</text:h>
      <text:p text:style-name="P4">
The Chinese Ministry of Foreign Affairs announced on Tuesday (May 9) that the Canadian Consular Consular Consular Zhen Yihui was listed as a "unpopular person" and asked her to leave China before May 13.</text:p>
      <text:p text:style-name="P4">
Earlier, Canadian Foreign Minister Mélanie Joly (also translated Zhao Meilan) announced on May 8th <text:a xlink:type="simple" xlink:href="https://www.dw.com/zh/zh/加拿大召見中國大使-考慮驅逐外交官/a-65509675" text:style-name="Internet_20_link" text:visited-style-name="Visited_20_Internet_20_Link">
</text:a>
Zhao Wei.</text:p>
      <text:p text:style-name="P4">
<draw:frame draw:style-name="fr1" draw:name="Image14" text:anchor-type="as-char" svg:width="6.9236in" svg:height="3.896998in" draw:z-index="0">
<draw:image xlink:href="../Images/dwzh/2023-05-10T00-33-00Z/60062591_401.jpg" xlink:type="simple" xlink:show="embed" xlink:actuate="onLoad" draw:mime-type="image/jpeg"/>
</draw:frame>
Canadian Foreign Minister Joli said at a meeting of the Congress on the 5th that Canada was considering driving Chinese diplomats in addition to calling the Chinese ambassador. Four days later, she announced the deportation.</text:p>
      <text:p text:style-name="P4">
Canada announced in a statement that Zhao Wei was "unpopular". He was accused of trying to intimidate Michaelchong and Zhuang's relatives in Hong Kong, because Zhuang Wenhao has always criticized Beijing's Xinjiang Victoria policy in February 2012, and puts forward the behavior of Beijing in February 2012, calling Beijing's behavior " Race extinction.</text:p>
      <text:p text:style-name="P4">
"We will not tolerate foreign countries in any form of interference in our internal affairs." And said, "Diplomats in Canada have been warned that if they are engaged in this type of behavior, they will be sent back to China."</text:p>
      <text:p text:style-name="P4">
Zhuang Wenhao said that it should have been dealt with this way. He said, "I hope this not only shows to the People's Republic of China, but also shows to other autocratic countries in Canada. The threat activity is completely unacceptable. "</text:p>
      <text:p text:style-name="P4">
The Chinese Embassy subsequently issued a statement, accusing Canada of violating international law, "catering to the hype of anti -China forces", and said that this move destroyed Sino -Canadian relations.</text:p>
      <text:p text:style-name="P4">
The Canadian government spent a lot of time to decide whether to expel Chinese diplomats. Julie and Prime Minister Justin Trudeau had warned Beijing that there would be a rebound in this.</text:p>
      <text:p text:style-name="P4">
<draw:frame draw:style-name="fr1" draw:name="Image15" text:anchor-type="as-char" svg:width="6.9236in" svg:height="3.896998in" draw:z-index="0">
<draw:image xlink:href="../Images/dwzh/2023-05-10T00-33-00Z/64677232_401.jpg" xlink:type="simple" xlink:show="embed" xlink:actuate="onLoad" draw:mime-type="image/jpeg"/>
</draw:frame>
Trudeau, who participated in the coronation ceremony of King Charles in the UK, said in London on the 7th: "This is a serious and important issue ... This is an unspeakable decision. The Foreign Minister is dealing with this problem very, very cautiously."</text:p>
      <text:h text:style-name="P12" text:outline-level="3">
<text:span text:style-name="T4">
Event source</text:span>
</text:h>
      <text:p text:style-name="P4">
The Canadian Global Post recently reported that the US Think Tank Strategy and International Research Center (CSIS) in 2021 showed a news that the Chinese government is studying how to intimidate Zhuang Wenhao. After the report was exposed, the Canadian government confirmed that it was expelled from Zhao Wei. Zhuang Wenhao also criticized the Canadian government to see Beijing's intervention in domestic affairs.</text:p>
      <text:p text:style-name="P4">
Juli said last week that expelction may cause Beijing revenge, threatening the security of Canadians and the prosperity of the country, but it should be done. She wrote: "This decision was made after carefully considering all relevant factors ... We still firmly believe that defending our democracy is the most important."</text:p>
      <text:p text:style-name="P4">
Reuters reported that Zhuang Wenhao's incident was the latest attempt for the Chinese government to interfere in the Canadian internal affairs in recent years. Previously, Beijing also tried to interfere with the Federal elections in Canada's 2019 and 2021. <text:a xlink:type="simple" xlink:href="https://www.dw.com/zh/zh/中國疑干預選舉-加拿大總理任命特別專員調查/a-64837426" text:style-name="Internet_20_link" text:visited-style-name="Visited_20_Internet_20_Link">
</text:a>
Responsible for investigation, including whether to conduct public investigations.</text:p>
      <text:p text:style-name="P4">
China has previously insisted that it does not interfere with the internal affairs of other countries, but it said it will respond to the so -called provocative behavior.</text:p>
      <text:p text:style-name="P4">
(Reuters, Associated Press, China Embassy in Canada)</text:p>
      <text:p text:style-name="P4">
News Source: <text:a xlink:type="simple" xlink:href="https://www.dw.com/zh/中國、加拿大針鋒相對-特魯多：不會被嚇倒/a-65556706" text:style-name="Internet_20_link" text:visited-style-name="Visited_20_Internet_20_Link">
https://www.dw.com/zh/中國、加拿大針鋒相對-特魯多：不會被嚇倒/a-65556706?maca=chi-rss-chi-all-1127-rdf</text:a>
</text:p>
      <!--NEWS-->
      <text:h text:style-name="P10" text:outline-level="1">
<text:span text:style-name="T4">
German Foreign Minister Qin Gang: China neutrality is equivalent to supporting Russia</text:span>
</text:h>
      <text:p text:style-name="P4">
Author: None (Language: zh)</text:p>
      <text:p text:style-name="P4">
Publisher: None</text:p>
      <text:p text:style-name="P4">
Time: 2023-05-10T02:07:00Z</text:p>
      <text:p text:style-name="P4">
Description: German Foreign Minister Belbak met Qin Gang, a Chinese Foreign Minister who visited on the 9th. The two talked about the Ukrainian crisis and Taiwan. What did both sides say?</text:p>
      <text:p text:style-name="P4">
Videos: []</text:p>
      <text:p text:style-name="P4">
Images: ["<text:a xlink:type="simple" xlink:href="https://static.dw.com/image/65561283_303.jpg" text:style-name="Internet_20_link" text:visited-style-name="Visited_20_Internet_20_Link">
65561283_303.jpg</text:a>
", "<text:a xlink:type="simple" xlink:href="https://static.dw.com/image/65561361_401.jpg" text:style-name="Internet_20_link" text:visited-style-name="Visited_20_Internet_20_Link">
65561361_401.jpg</text:a>
"]</text:p>
      <text:p text:style-name="P4">
Subject: 时政风云</text:p>
      <text:p text:style-name="P4">
Subjects: ['希腊债务危机', '欧债危机', '欧盟', '乌克兰', '岛屿主权争端', '专题报道：全景观看“习马会”', '诺贝尔奖', '欧洲难民危机', '欧洲', '中国']</text:p>
      <text:p text:style-name="P4">
Keywords: ['德中关系', '俄乌战争', '乌克兰战争', '欧盟', '中国']</text:p>
      <text:p text:style-name="P4">
Id: 65568174</text:p>
      <!--METADATA-->
      <text:p text:style-name="P4">
<text:a xlink:type="simple" xlink:href="https://www.dw.com/zh/overlay/image/article/65568174/65561283" text:style-name="Internet_20_link" text:visited-style-name="Visited_20_Internet_20_Link">
 <draw:frame draw:style-name="fr1" draw:name="Image16" text:anchor-type="as-char" svg:width="6.9236in" svg:height="3.896998in" draw:z-index="0">
<draw:image xlink:href="../Images/dwzh/2023-05-10T02-07-00Z/65561283_303.jpg" xlink:type="simple" xlink:show="embed" xlink:actuate="onLoad" draw:mime-type="image/jpeg"/>
</draw:frame>
</text:a>
On May 9, German Foreign Minister Belbak and Chinese Foreign Minister Qin Gang held talks in Berlin.</text:p>
      <text:p text:style-name="P4">
(Voice of Germany Chinese) <text:a xlink:type="simple" xlink:href="https://www.dw.com/zh/zh/中国外长秦刚本周出访德法挪三国/a-65549318" text:style-name="Internet_20_link" text:visited-style-name="Visited_20_Internet_20_Link">
</text:a>
The two communicated on the Ukrainian issue. China warns that if Chinese companies have been sanctioned by the European Union for business in Russia, Beijing will take "necessary measures" to safeguard legitimate rights and interests; Germany stated that maintaining "neutrality" in Russia and Ukraine's conflict, that is, standing on the side of Russia.</text:p>
      <text:p text:style-name="P4">
Since Russia's invasion of Ukraine, China has continued to maintain close economic and trade exchanges with Russia. The European Union believes that this will weaken its sanctions against Russia. On Wednesday (10th), EU member states will hold a meeting to discuss the 11th round of sanctions on Russia, <text:a xlink:type="simple" xlink:href="https://www.dw.com/zh/zh/路透美考慮制裁北京防侵台-台籲歐盟跟進/a-63111441" text:style-name="Internet_20_link" text:visited-style-name="Visited_20_Internet_20_Link">
</text:a>
Essence</text:p>
      <text:p text:style-name="P4">
Agence France -Presse pointed out that although the European Union did not specify its so -called "third country", EU officials had put forward concerns about some transactions flowing to Russia through China and Iran in the past period of time.</text:p>
      <text:p text:style-name="P4">
The German Press reported that the European Commission Chairman Ursula Von Derleyn visited Kiev on the 9th that she noticed that some "unusual trade flows" are growing. "If we see that the goods flow from the European Union to the third country, Then finally enter Russia, we can propose sanctions on these goods to the member states. "</text:p>
      <text:p text:style-name="P4">
A document checked by Agence France -Presse states that the European EU administration will be at the discussion on the 10th, [] <text:a xlink:type="simple" xlink:href="https://www.dw.com/zh/zh/媒體歐盟擬制裁七間助俄中企/a-65545705" text:style-name="Internet_20_link" text:visited-style-name="Visited_20_Internet_20_Link">
</text:a>
Because these companies are suspected to sell these technologies to Russia.</text:p>
      <text:h text:style-name="P12" text:outline-level="3">
<text:span text:style-name="T4">
Due to Foreign Minister</text:span>
</text:h>
      <text:p text:style-name="P4">
On the 9th, Belbak stated at the joint press conference with Qin Gang that the EU hoped to ensure that the existing sanctions on Russia would not be "subverted in a roundabout", but she refused to disclose any that may be able to start China to China. Specific sanctions.</text:p>
      <text:p text:style-name="P4">
Belbak said that countries should be committed to avoiding the Russian arms dealers obtaining goods related to war. "We hope that all countries, including China, use the country's influence on its company to achieve this purpose." And emphasized that this sanction is a specific company that provides key components to Russian arms dealers, not the country.</text:p>
      <text:p text:style-name="P4">
<draw:frame draw:style-name="fr1" draw:name="Image17" text:anchor-type="as-char" svg:width="6.9236in" svg:height="3.896998in" draw:z-index="0">
<draw:image xlink:href="../Images/dwzh/2023-05-10T02-07-00Z/65561361_401.jpg" xlink:type="simple" xlink:show="embed" xlink:actuate="onLoad" draw:mime-type="image/jpeg"/>
</draw:frame>
After the talks of Germany and Foreign Minister, a joint press conference was held together.</text:p>
      <text:p text:style-name="P4">
However, Qin Gang warned the European Union to punish Chinese companies because of Russia. "China resolutely oppose (other party) based on its own law to engage in long -arm jurisdiction and unilateral sanctions on other countries," he said. If the EU takes action to sanction Chinese enterprises, China "will take necessary measures to resolutely safeguard the legitimate rights and interests of Chinese enterprises." Essence</text:p>
      <text:p text:style-name="P4">
Qin Gang emphasized that China did not sell weapons to the "Ukrainian crisis", and all exchanges were "handling the export of military and civilian uses carefully in accordance with laws and regulations". Chinese enterprises and Russian transactions belong to "normal communication and cooperation" and should not be subject to being subject to Influence.</text:p>
      <text:p text:style-name="P4">
"The Ukrainian issue is highly complicated. Simplification and emotionalization are not solutions," Qin Gang said at a joint press conference. "Only by maintaining calmness and creating conditions for political solutions is the way out." And called on Germany to "play a leading role." Programs are proposed to build a "balanced" European security framework.</text:p>
      <text:p text:style-name="P4">
but <text:a xlink:type="simple" xlink:href="https://www.dw.com/zh/zh/貝爾博克談降低風險-秦剛說最優的選擇/a-65314039" text:style-name="Internet_20_link" text:visited-style-name="Visited_20_Internet_20_Link">
 </text:a>
Essence She said: "" Neutral "means standing on the side of the invaders." Since the Russian and Ukraine War, Beijing has not accused Russia on this matter and depicts himself in the middle cubic cubic cube; last month, Chinese President Xi Jinping also talked to the President of Ukraine, and said that he would send a special envoy to visit Wu.</text:p>
      <text:h text:style-name="P12" text:outline-level="3">
<text:span text:style-name="T4">
The role of China played in the Russian and Ukraine War</text:span>
</text:h>
      <text:h text:style-name="P12" text:outline-level="3">
<text:span text:style-name="T4">
Qin Gang: German -China Relations should be "de -risk"</text:span>
</text:h>
      <text:p text:style-name="P4">
According to the press release of the Ministry of Foreign Affairs of China, Qin Gang said at a joint press conference on the 9th that the relationship between Germany and the European Union and the European Union should be "risky". Before action, you should first think about "what is risk and where is the risk" Essence Qin Gang warned that if Germany and China "cut off chain", it will cause a serious spillover effect and will seriously affect the German economy. "These are the real risks that need to be paid attention to!"</text:p>
      <text:p text:style-name="P4">
Earlier, German Chancellor Olafscholz talked in a speech at the European Parliament that "competition with China will definitely increase, but he also supports the position of the European Commission's chairman Feng Delin, that is, Europe needs to from China to China. There are "clever reducing risks" instead of following the urging of the United States and taking a tough route for China.</text:p>
      <text:p text:style-name="P4">
In addition to the Ukraine crisis, the statement issued by the Chinese Ministry of Foreign Affairs also mentioned Taiwan. The statement says, "Taiwan's return to China is an integral part of the international order after World War II. Any party that sincerely hope that the Taiwan Strait is peaceful and stable, and the party that is truly committed to maintaining international order should effectively adhere to the principles of the first China and resolutely oppose all the" Taiwan independence "acts. ","</text:p>
      <text:p text:style-name="P4">
This is the second meeting of Director Germany and Foreign Minister in one month. Last month in Beijing, Belbak said at a joint press conference after Qin Gang that Germany was still committed to the "one -China policy", but she was also worried about the situation in the Taiwan Strait. And the "military confrontation upgrade" on both sides of the Taiwan Strait will be a "terrible scene" for the entire world.</text:p>
      <text:p text:style-name="P4">
Berlin and Beijing have recently tight relations.</text:p>
      <text:p text:style-name="P4">
<text:a xlink:type="simple" xlink:href="https://www.dw.com/zh/zh/德国财长遭遇中国闭门羹/a-65560282" text:style-name="Internet_20_link" text:visited-style-name="Visited_20_Internet_20_Link">
</text:a>
Essence The outside world speculates that this is related to the visiting Minister of Education, which belongs to the party.</text:p>
      <text:p text:style-name="P4">
At the meeting, Qin Gang also told Belbak that Lindner's temporary notice of visiting China was canceled due to the change of the "emergency schedule" of the Chinese Minister of Finance Liu Kun and said that the incident "should not be explained too much." He added that Beijing still welcomes Lindner to visit as soon as possible.</text:p>
      <text:p text:style-name="P4">
(Agence France -Presse, Germany, Associated Press, China Ministry of Foreign Affairs)</text:p>
      <text:p text:style-name="P4">
News Source: <text:a xlink:type="simple" xlink:href="https://www.dw.com/zh/德外長會秦剛：中國中立等於支持俄羅斯/a-65568174" text:style-name="Internet_20_link" text:visited-style-name="Visited_20_Internet_20_Link">
https://www.dw.com/zh/德外長會秦剛：中國中立等於支持俄羅斯/a-65568174?maca=chi-rss-chi-all-1127-rdf</text:a>
</text:p>
      <!--NEWS-->
      <text:h text:style-name="P10" text:outline-level="1">
<text:span text:style-name="T4">
Microsoft's Link -Yingjobo High School withdraws from the Chinese market</text:span>
</text:h>
      <text:p text:style-name="P4">
Author: None</text:p>
      <text:p text:style-name="P4">
Publisher: Radio Free Asia (Organization)</text:p>
      <text:p text:style-name="P4">
Published Time: 2023-05-10T02:55:00-04:00</text:p>
      <text:p text:style-name="P4">
Modified Time: 2023-05-10T12:30:38-04:00</text:p>
      <text:p text:style-name="P4">
Description: None</text:p>
      <text:p text:style-name="P4">
Videos: []</text:p>
      <text:p text:style-name="P4">
Audios: ["<text:a xlink:type="simple" xlink:href="https://www.rfa.org/mandarin/yataibaodao/jingmao/gt1-051020230252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8" text:anchor-type="as-char" svg:width="6.9236in" svg:height="4.064823in" draw:z-index="0">
<draw:image xlink:href="../Images/rfamandarin/2023-05-10T02-55-00-04-00/000000.png" xlink:type="simple" xlink:show="embed" xlink:actuate="onLoad" draw:mime-type="image/png"/>
</draw:frame>
The Lingying Company, which has 57 million Chinese members, announced the closure of the Chinese social platform in August. <text:a xlink:type="simple" xlink:href="https://www.rfa.org/mandarin/yataibaodao/jingmao/gt1-05102023025241.html/@@images/image" text:style-name="Internet_20_link" text:visited-style-name="Visited_20_Internet_20_Link">
</text:a>
Reuters <text:a xlink:type="simple" xlink:href="https://www.rfa.org/mandarin/yataibaodao/jingmao/gt1-05102023025241.html/@@stream" text:style-name="Internet_20_link" text:visited-style-name="Visited_20_Internet_20_Link">
</text:a>
The Social Media of Microsoft has announced that it will close China's job application platform. Lin Ying said that due to fierce competition and challenging macroeconomic environment, it will stop China's job application services.</text:p>
      <text:p text:style-name="P4">
<text:a xlink:type="simple" xlink:href="https://www.rfa.org/mandarin/zhuanlan/jingmaorediansaomiao/econ-03172023100118.html" text:style-name="Internet_20_link" text:visited-style-name="Visited_20_Internet_20_Link">
<text:span text:style-name="T4">
 Defending data sovereignty Microsoft and China National Data Administration confrontation </text:span>
</text:a>
Social platforms with more than 50 million members in China lead British CEO Ryan Rosus, in a letter to employees on Tuesday (9th), to reduce their sales, operations and support team positions on Tuesday (9th). Simplify the company's operation and reduce the gap between the level to help the company make decisions faster. He wrote: "As the market and customer demand fluctuates more and more, in order to serve emerging markets and growing markets more effectively, we are expanding the use of suppliers."</text:p>
      <text:p text:style-name="P4">
<draw:frame draw:style-name="fr1" draw:name="Image19" text:anchor-type="as-char" svg:width="6.9236in" svg:height="7.256009in" draw:z-index="0">
<draw:image xlink:href="../Images/rfamandarin/2023-05-10T02-55-00-04-00/000001.png" xlink:type="simple" xlink:show="embed" xlink:actuate="onLoad" draw:mime-type="image/png"/>
</draw:frame>
CEO Ryan Roseski, the chief executive of LinkedIn, a letter to the employee. (Provided by Lingying WeChat/Ancient Pavilion) <text:a xlink:type="simple" xlink:href="https://www.rfa.org/mandarin/yataibaodao/jingmao/gt1-05102023025241.html/m0510-gt1p2.jpg" text:style-name="Internet_20_link" text:visited-style-name="Visited_20_Internet_20_Link">
</text:a>
Yang Qian, a employee of the Shanghai insurance industry, is also a member of the leading Yingxin. She regrets that she is about to close the leading UK app. Yang Qian said in an interview with Radio Asia on Wednesday that she felt very sudden, but she felt that a large number of companies stopped recruiting. Leading Britain withdrew from China for business considerations. She said: "It's a pity, many people in the workplace rely on this platform to find a job, meet people in the same field, and build different workplace circles. It is a very good professional social platform, and many people are looking for a job on it. Including our insurance industry to recruit newcomers, it is also established on this platform. "</text:p>
      <text:p text:style-name="P4">
<text:span text:style-name="T4">
 Leading members feel unfortunately closed by the platform </text:span>
</text:p>
      <text:p text:style-name="P4">
Microsoft's social media network, which focuses on business professionals, has about 20,000 employees. It announced on Tuesday that there were 716 layoffs and decided to close the British workplace platform on August 9 to officially end China's business. This is another important action made by Lingying after closing the social network function of China two years ago.</text:p>
      <text:p text:style-name="P4">
<draw:frame draw:style-name="fr1" draw:name="Image20" text:anchor-type="as-char" svg:width="6.9236in" svg:height="4.332457in" draw:z-index="0">
<draw:image xlink:href="../Images/rfamandarin/2023-05-10T02-55-00-04-00/000002.png" xlink:type="simple" xlink:show="embed" xlink:actuate="onLoad" draw:mime-type="image/png"/>
</draw:frame>
(webpage Screenshot)  <text:a xlink:type="simple" xlink:href="https://www.rfa.org/mandarin/yataibaodao/jingmao/gt1-05102023025241.html/capture.jpg" text:style-name="Internet_20_link" text:visited-style-name="Visited_20_Internet_20_Link">
</text:a>
Current affairs commentators Bi Xin said in an interview with this station that after the end of China's epidemic, the market environment has not improved, and corporate talents have weakened. Related industries must re -adjust their business: "The market must have a new shuffle again. The economic model may not be suitable for the model before the epidemic. Because Lin Ying is a talent output and input platform, the current model of talent flow has been disrupted. As many foreign companies withdraw from China, it is because of China's domestic demand market. Weak, so he will give up China. "</text:p>
      <text:p text:style-name="P4">
The Lingying workplace platform mainly helps users to connect professional opportunities and assist employers to find ideal candidates. Chinese experts said that Lingying, as a foreigner and pioneer of the social workplace in the Chinese Internet market, encountered "not acceptable to soil and water" in the Chinese market, and at the same time received strong pursuit and fierce competition from Chinese workplace social platforms such as pulse and nailing.</text:p>
      <text:p text:style-name="P4">
<text:span text:style-name="T4">
 Lingying closed China's remaining business related to the business environment </text:span>
</text:p>
      <text:p text:style-name="P4">
Guo Baosheng, a senior commentator, also believes that Lingying's closure of China's business is related to the economic environment. He said: "It shows that the Chinese market is downturn, and the companies in Lingying and other companies in the best global benefits were once China. Now the evacuation indicates that China's economy is shrinking. I have to withdraw from China. The leading Yingying is mainly the economic reasons evacuated. "</text:p>
      <text:p text:style-name="P4">
In 2016, Microsoft acquired the Lingying business at a price of about $ 26 billion. In 2021, LinkedIn's reason for the "challenging" of the business environment decided to withdraw most of the businesses from China, including the leading company that closed the social network function in China, and announced this week that it would shut down the remaining Chinese business.</text:p>
      <text:p text:style-name="P4">
Reporter: Ancient Pavilion Editor: Chen Meihua Xu Shuting Jiayuan.com Editor: Ruizhe</text:p>
      <text:p text:style-name="P4">
News Source: <text:a xlink:type="simple" xlink:href="https://www.rfa.org/mandarin/yataibaodao/jingmao/gt1-05102023025241.html" text:style-name="Internet_20_link" text:visited-style-name="Visited_20_Internet_20_Link">
https://www.rfa.org/mandarin/yataibaodao/jingmao/gt1-05102023025241.html</text:a>
</text:p>
      <!--NEWS-->
      <text:h text:style-name="P10" text:outline-level="1">
<text:span text:style-name="T4">
Three months ago, the policy of "returning farmland to forests" is now becoming a "retreat and returning field" policy.</text:span>
</text:h>
      <text:p text:style-name="P4">
Author: None</text:p>
      <text:p text:style-name="P4">
Publisher: Radio Free Asia (Organization)</text:p>
      <text:p text:style-name="P4">
Published Time: 2023-05-10T03:14:00-04:00</text:p>
      <text:p text:style-name="P4">
Modified Time: 2023-05-10T12:28:51-04:00</text:p>
      <text:p text:style-name="P4">
Description: None</text:p>
      <text:p text:style-name="P4">
Videos: []</text:p>
      <text:p text:style-name="P4">
Audios: ["<text:a xlink:type="simple" xlink:href="https://www.rfa.org/mandarin/yataibaodao/shehui/gt2-0510202303130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1" text:anchor-type="as-char" svg:width="6.9236in" svg:height="5.1927in" draw:z-index="0">
<draw:image xlink:href="../Images/rfamandarin/2023-05-10T03-14-00-04-00/000000.png" xlink:type="simple" xlink:show="embed" xlink:actuate="onLoad" draw:mime-type="image/png"/>
</draw:frame>
Officials in some parts of China planted soil planting crops on the bridge, saying that "retreat to the field." <text:a xlink:type="simple" xlink:href="https://www.rfa.org/mandarin/yataibaodao/shehui/gt2-05102023031305.html/@@images/image" text:style-name="Internet_20_link" text:visited-style-name="Visited_20_Internet_20_Link">
</text:a>
Weibo/Guting provides <text:a xlink:type="simple" xlink:href="https://www.rfa.org/mandarin/yataibaodao/shehui/gt2-05102023031305.html/@@stream" text:style-name="Internet_20_link" text:visited-style-name="Visited_20_Internet_20_Link">
</text:a>
The Chinese government's "retreating forest and returning farming" policy to eliminate a large number of non -grain crops was accused by farmers. Recently, some netizens have disclosed that local officials are ingenious and demanded that villages to flatten villages and villages to restore farmland, and they are called "retreat to return fields." This was bombarded by netizens again.</text:p>
      <text:p text:style-name="P4">
<text:span text:style-name="T4">
<text:span text:style-name="T5">
 <text:a xlink:type="simple" xlink:href="https://www.rfa.org/mandarin/yataibaodao/huanjing/gt2-05082023073606.html" text:style-name="Internet_20_link" text:visited-style-name="Visited_20_Internet_20_Link">
</text:a>
 </text:span>
*  * </text:span>
<text:a xlink:type="simple" xlink:href="https://www.rfa.org/mandarin/video" text:style-name="Internet_20_link" text:visited-style-name="Visited_20_Internet_20_Link">
 </text:a>
 <text:span text:style-name="T4">
  * </text:span>
<text:a xlink:type="simple" xlink:href="https://www.rfa.org/mandarin/yataibaodao/zhengzhi/hx1-05052023091007.html" text:style-name="Internet_20_link" text:visited-style-name="Visited_20_Internet_20_Link">
 </text:a>
 <text:a xlink:type="simple" xlink:href="https://www.rfa.org/mandarin/yataibaodao/shehui/gt-04282023032947.html" text:style-name="Internet_20_link" text:visited-style-name="Visited_20_Internet_20_Link">
 </text:a>
 <text:span text:style-name="T4">
  * </text:span>
<text:a xlink:type="simple" xlink:href="https://www.rfa.org/mandarin/yataibaodao/renquanfazhi/gt-04212023011657.html" text:style-name="Internet_20_link" text:visited-style-name="Visited_20_Internet_20_Link">
 </text:a>
***<text:a xlink:type="simple" xlink:href="https://www.rfa.org/mandarin/yataibaodao/renquanfazhi/gt1-04192023025034.html" text:style-name="Internet_20_link" text:visited-style-name="Visited_20_Internet_20_Link">
<text:span text:style-name="T4">
 China's "stabilization of food" for "special operations" special operations "agricultural management team" law enforcement to provoke complaints </text:span>
</text:a>
From the 20 years ago, the "returning farmland to the forest" turned the farmland into a forest, and the current "retreating forest and returning farming" fell to the forest to change the grain crops. On Tuesday (9th), there was a post of Weibo. The Tongcun Tong Group Highway was facing the "big surgery" immediately. Yesterday (8th) a township cadre came to work. Before returning farmland, it is about to engage in "retreat to the field" again. The posts wrote that we were all surprised, "retreating to the field" and "how can a new word emerging.</text:p>
      <text:p text:style-name="P4">
In an interview with Radio Asian Radio, a Farmer of Huanggang, Hubei Huanggang, said that decades ago, the local government opened the road between the farmland between the village and the village according to the instructions of the superior government to "cultivate the road" to facilitate the transportation of agricultural and sideline products to Cities, but now they say that these roads belong to basic farmland and have to restore farmland. He said: "This is really a blind, and the people are miserable. Around 2000, some places implement central policies. I know many local villages and villages to pass the highway, so they can make the original narrow mud roads. It is very wide and can be opened to traffic. This is a good thing. The common people are transporting production materials. Later, the lives of ordinary people have gradually improved. You said that the road has been dug again now, it is crazy. "</text:p>
      <text:p text:style-name="P4">
<draw:frame draw:style-name="fr1" draw:name="Image22" text:anchor-type="as-char" svg:width="6.9236in" svg:height="3.889183in" draw:z-index="0">
<draw:image xlink:href="../Images/rfamandarin/2023-05-10T03-14-00-04-00/000001.png" xlink:type="simple" xlink:show="embed" xlink:actuate="onLoad" draw:mime-type="image/png"/>
</draw:frame>
Weibo netizens complained that local cadres were ingenious, and they were accused by netizens who were "retreating and returning to the field".(Weibo/Guting provided)  <text:a xlink:type="simple" xlink:href="https://www.rfa.org/mandarin/yataibaodao/shehui/gt2-05102023031305.html/m0510-gt2p2.jpg" text:style-name="Internet_20_link" text:visited-style-name="Visited_20_Internet_20_Link">
</text:a>
<text:span text:style-name="T4">
 The road to occupying basic farmland must be restored to cultivated land </text:span>
</text:p>
      <text:p text:style-name="P4">
The netizen "Anji's Little Nine" posted quoted rural cadres that according to the above regulations, when the original construction of the Tongcun Tong Group Highway, the basic farmland was occupied, and the approval procedures were not completed. How many farmland will be restored. The villagers said that the highway occupation of the basic farmland in the construction of the Tongcun Tong Group should go through the approval procedures? Cadres say that there are very few approval procedures, especially in the general road entry roads, there are no approval procedures or regulations. Nowadays, all roads that occupy basic farmland must be cut off the cement road.</text:p>
      <text:p text:style-name="P4">
Qi Dalin, a farmer in Hubei, said that the local officials do not think seriously, let alone whether they violate the interests of farmers: "They are all like this, what they say above, they all want to discuss the people of the above people. This. In the 1980s and the 1990s, it was said that there were more trees and more trees, all of which were blind. "</text:p>
      <text:p text:style-name="P4">
China News Agency reported on November 11 last year that data from the State Forestry and Grassland Bureau of China showed that China has completed a total of 213 million mu for the mission of returning farmland to forests. It also stated that the Ministry of Natural Resources, the National Forestry and Grassage Bureau, the National Development and Reform Commission, the Ministry of Finance, and the Ministry of Agriculture and Rural Ministry jointly issued the "Notice", which clarified the relevant policies and work priorities of returning farmland to forests and returning forests. The "Notice" states that after the second round of returning farmland to forests, the cash subsidy period expired, the central government has arranged funds to extend the subsidy period. However, two months later, "returning farmland to forests" became "returning forests and returning farming." The "Central Document No. 1" announced in February this year also mentioned the consolidation of the achievements of returning farmland and returning forests, and implementing relevant subsidy policies.</text:p>
      <text:p text:style-name="P4">
<text:span text:style-name="T4">
 Restore the Mao Zedong era with food as the outline </text:span>
</text:p>
      <text:p text:style-name="P4">
Anhui current affairs commentator Shen Liangqing said in an interview with this station: "In the history of the Communist Party of China, all kinds of blind tossing. From the land reform in the early 1950s, to the socialist transformation of national industrial and commercial capital in the middle of the 1950s, to the Great to the Great Leap Forward, Great Famine, and then to the Cultural Revolution. After the Cultural Revolution, reform and opening up have been implemented, and people have been experimenting with ordinary people as mice. Now facing the international environment is not good. In my own hand, I restored the Mao era to take food as the outline. "</text:p>
      <text:p text:style-name="P4">
Some netizens feel confused about the "retreat to the field" appearing in the countryside. It is believed that local officials are blindly implementing central policies. Jiangsu netizens "listen to the rain and watch the wind" and leave a message. They cut off a pomineon road in the first two months. Although it is not long, it is only about two hundred meters long and two meters wide. To cut off. It is also written that road construction occupies basic farmland, even if 10 cm is rectified.</text:p>
      <text:p text:style-name="P4">
Reporter: Ancient Pavilion Editor: Chen Meihua Xu Shuting Jiayuan.com Editor: Ruizhe</text:p>
      <text:p text:style-name="P4">
News Source: <text:a xlink:type="simple" xlink:href="https://www.rfa.org/mandarin/yataibaodao/shehui/gt2-05102023031305.html" text:style-name="Internet_20_link" text:visited-style-name="Visited_20_Internet_20_Link">
https://www.rfa.org/mandarin/yataibaodao/shehui/gt2-05102023031305.html</text:a>
</text:p>
      <!--NEWS-->
      <text:h text:style-name="P10" text:outline-level="1">
<text:span text:style-name="T4">
Capitalizing the expansion of China and Australia with cooperation with the Pacific State</text:span>
</text:h>
      <text:p text:style-name="P4">
Author: None (Language: zh)</text:p>
      <text:p text:style-name="P4">
Publisher: None</text:p>
      <text:p text:style-name="P4">
Time: 2023-05-10T03:24:00Z</text:p>
      <text:p text:style-name="P4">
Description: Australia announced on the 9th that it will invest huge sums of money to improve the relationship with neighboring countries with the Pacific Ocean and strengthen its defense capabilities. At the same time, Fiji, the South Pacific State, previously claimed to terminate police cooperation with China. China criticized this as a "cold war thinking" of Western countries such as Australia.</text:p>
      <text:p text:style-name="P4">
Videos: []</text:p>
      <text:p text:style-name="P4">
Images: ["<text:a xlink:type="simple" xlink:href="https://static.dw.com/image/62102019_303.jpg" text:style-name="Internet_20_link" text:visited-style-name="Visited_20_Internet_20_Link">
62102019_303.jpg</text:a>
", "<text:a xlink:type="simple" xlink:href="https://static.dw.com/image/64976612_401.jpg" text:style-name="Internet_20_link" text:visited-style-name="Visited_20_Internet_20_Link">
64976612_401.jpg</text:a>
", "<text:a xlink:type="simple" xlink:href="https://static.dw.com/image/64160215_401.jpg" text:style-name="Internet_20_link" text:visited-style-name="Visited_20_Internet_20_Link">
64160215_401.jpg</text:a>
"]</text:p>
      <text:p text:style-name="P4">
Subject: 时政风云</text:p>
      <text:p text:style-name="P4">
Subjects: ['澳大利亚', '奥巴马', '新西兰', '美国']</text:p>
      <text:p text:style-name="P4">
Keywords: ['亚太', '太平洋', 'AUKUS', '美国', '新西兰', '中澳关系', '澳大利亚']</text:p>
      <text:p text:style-name="P4">
Id: 65568233</text:p>
      <!--METADATA-->
      <text:p text:style-name="P4">
<text:a xlink:type="simple" xlink:href="https://www.dw.com/zh/overlay/image/article/65568233/62102019" text:style-name="Internet_20_link" text:visited-style-name="Visited_20_Internet_20_Link">
 <draw:frame draw:style-name="fr1" draw:name="Image23" text:anchor-type="as-char" svg:width="6.9236in" svg:height="3.896998in" draw:z-index="0">
<draw:image xlink:href="../Images/dwzh/2023-05-10T03-24-00Z/62102019_303.jpg" xlink:type="simple" xlink:show="embed" xlink:actuate="onLoad" draw:mime-type="image/jpeg"/>
</draw:frame>
</text:a>
Australian Prime Minister Albanis spoke at the 50th anniversary celebration of Queen Britain (data photo)</text:p>
      <text:p text:style-name="P4">
(Voice of Germany Chinese) The Australian government announced a budget on Tuesday (May 9), saying that it will <text:a xlink:type="simple" xlink:href="https://www.dw.com/zh/zh/核潛艇協議成澳史上最大國防項目/a-64976756" text:style-name="Internet_20_link" text:visited-style-name="Visited_20_Internet_20_Link">
</text:a>
Essence</text:p>
      <text:p text:style-name="P4">
This is the second budget that Australian Prime Minister Anthonyalbanese has been promoted since its election last May. The case promises to invest $ 1.9 billion ($ 1.3 billion) in the next 5 years to expand cooperation with the Pacific countries.</text:p>
      <text:p text:style-name="P4">
The Australian government stated that "the Albanis government is providing a series of transformation assistance to the Pacific region to respond to the priority of the Pacific region and our common interests in this peaceful, prosperous and tough area."</text:p>
      <text:p text:style-name="P4">
This budget will be used for $ 1.4 billion for <text:a xlink:type="simple" xlink:href="https://www.dw.com/zh/zh/中國批美英澳核潛艇計劃走在錯誤道路/a-64969252" text:style-name="Internet_20_link" text:visited-style-name="Visited_20_Internet_20_Link">
</text:a>
, Expand the safety infrastructure and criminal judicial cooperation in the Pacific. About 114 million A $ 114 million will be used to support regional architectures. The $ 300 million will be used for the Pacific countries and Australia's labor plans in the next 4 years, including the number of people to improve the number of Pacific island citizens and the number of people to move Australia, and provide additional assistance to short -term workers.</text:p>
      <text:p text:style-name="P4">
Australia's "Sydney Morning Peak" pointed out that, in addition to this case, Australia has listed another $ 900 million budget in October last year, which is also used to assist the Pacific countries.</text:p>
      <text:p text:style-name="P4">
<draw:frame draw:style-name="fr1" draw:name="Image24" text:anchor-type="as-char" svg:width="6.9236in" svg:height="3.896998in" draw:z-index="0">
<draw:image xlink:href="../Images/dwzh/2023-05-10T03-24-00Z/64976612_401.jpg" xlink:type="simple" xlink:show="embed" xlink:actuate="onLoad" draw:mime-type="image/jpeg"/>
</draw:frame>
Australian Prime Minister Albanis On the AUKUS issue in March, he talks with US President Biden and British Prime Minister Sunak</text:p>
      <text:p text:style-name="P4">
China's influence in the Pacific island country is increasing, and Canberra has been seeking to establish its own defense capabilities in the region.</text:p>
      <text:p text:style-name="P4">
According to Reuters, from 2032 to 2033, Australian defense expenditure accounted for 0.2%of its GDP, higher than the budget growth trajectory so far.</text:p>
      <text:p text:style-name="P4">
According to a budget statement, the Australian government will invest more than 19 billion A $ 19 billion in the next four years to implement the priority of national defense strategies established by the government last month -which will include A $ 9 billion [] [] <text:a xlink:type="simple" xlink:href="https://www.dw.com/zh/zh/聯美操作核潛艇抗中-澳反核武立場遭質疑/a-64494440" text:style-name="Internet_20_link" text:visited-style-name="Visited_20_Internet_20_Link">
</text:a>
2. A $ 4.1 billion in Australian Australian Australian dollars, and Australia -US and Britain's three -sided security agreement.</text:p>
      <text:p text:style-name="P4">
Australian Defense Minister Richard Marles said that the mid -term growth of national defense expenditures is in line with the surrounding strategic situation.</text:p>
      <text:h text:style-name="P12" text:outline-level="3">
<text:span text:style-name="T4">
"Cold War Thinking" in China</text:span>
</text:h>
      <text:p text:style-name="P4">
After signed a security cooperation agreement with the Solomon Islands located in the Pacific region last year, China has caused widespread concern in Australia and the United States, worrying that China ’s influence in the region will increase daily. However, after the Pacific National Fiji Prime Minister Sitiveni Rabuka came to power last December, he promised to abolish his former Frank Bainimarama signed with China in 2011 [] [] <text:a xlink:type="simple" xlink:href="https://www.dw.com/zh/zh/斐濟終止與北京警務合作-專家打擊中國的野心/a-64551449" text:style-name="Internet_20_link" text:visited-style-name="Visited_20_Internet_20_Link">
</text:a>
Essence</text:p>
      <text:p text:style-name="P4">
The British "Guardian" reported that Labcca said that "our (Fiji and China) democratic system and judicial system are different." Those countries that are similar to our systems.</text:p>
      <text:p text:style-name="P4">
In this regard, China has accused Australia in an attempt to destroy the security and law enforcement cooperation with Beijing and Fiji, and <text:a xlink:type="simple" xlink:href="https://www.dw.com/zh/zh/中国与南太平洋岛国举行首次警务合作部级对话/a-63859626" text:style-name="Internet_20_link" text:visited-style-name="Visited_20_Internet_20_Link">
</text:a>
It is also called Australia, the United States, and New Zealand that they are "targeting" their relationship with Fiji. Qian Bo, a special envoy of the Pacific Island country in China, said that the relationship between China and Fiji will not destroy or usurp the other relationships of Fiji. China has never targets the United States, Australia and New Zealand. Interference or influence of other prescriptions. "</text:p>
      <text:p text:style-name="P4">
Qian Bo said that China has explained to Fiji and other countries in the district. Since the United States, Australia and New Zealand have police cooperation in the region, similar cooperation between Zhongfei should be able to conduct similar cooperation. He criticized that these countries are increasing the geopolitical tension in the region and have "Cold War Thinking."</text:p>
      <text:p text:style-name="P4">
<draw:frame draw:style-name="fr1" draw:name="Image25" text:anchor-type="as-char" svg:width="6.9236in" svg:height="3.896998in" draw:z-index="0">
<draw:image xlink:href="../Images/dwzh/2023-05-10T03-24-00Z/64160215_401.jpg" xlink:type="simple" xlink:show="embed" xlink:actuate="onLoad" draw:mime-type="image/jpeg"/>
</draw:frame>
Fiji Prime Minister Labcca spoke at a press conference during the 2022 campaign</text:p>
      <text:p text:style-name="P4">
In this regard, the Chinese Embassy in Fiji issued a sharp statement, accusing other countries of trying to destroy the relationship between China. However, the statement did not indicate any specific country. The embassy stated that "the cooperation between China and Fiji is open and transparent, and it should not be disturbed by any country, and it should not be disturbed by any country." It is hoped that the "relevant country" will abandon ideological prejudice, objectively and rationally treat the China -Fei law enforcement police cooperation, and " The actual actions contribute to Fiji and the Pacific island nation, rather than just concern and helping the island nations because of geopolitics. "</text:p>
      <text:p text:style-name="P4">
It is still unknown whether Fiji stopped with China's law enforcement cooperation. Pio Tikoduadua, the Minister of Home Affairs in Fiji last week, was asked about the incident last week that the agreement was still "review" and did not end.</text:p>
      <text:p text:style-name="P4">
Regarding the "Taiwan issue", the embassy called the "one China" principle as an international consensus. The previous government and the new government of Fiji have repeatedly reiterated this principle and hoped that the Fifth will continue to adhere to the policy with actual actions.</text:p>
      <text:p text:style-name="P4">
In March of this year, Fiji overturned the decision to reduce the status of Taiwan ’s diplomatic ambassador in Fiji earlier, allowing the group to restore the name of the“ Republic of China (Taiwan) ”; in April, Labcca canceled A series of incidents made Beijing quite a fire with the meeting with Ma Chaoxu, the deputy minister of China.</text:p>
      <text:p text:style-name="P4">
(Comprehensive report)</text:p>
      <text:p text:style-name="P4">
News Source: <text:a xlink:type="simple" xlink:href="https://www.dw.com/zh/斥資抗衡中國-澳洲擴大與太平洋國家合作/a-65568233" text:style-name="Internet_20_link" text:visited-style-name="Visited_20_Internet_20_Link">
https://www.dw.com/zh/斥資抗衡中國-澳洲擴大與太平洋國家合作/a-65568233?maca=chi-rss-chi-all-1127-rdf</text:a>
</text:p>
      <!--NEWS-->
      <text:h text:style-name="P10" text:outline-level="1">
<text:span text:style-name="T4">
Officials of the United Fair do not rule out further interest rate increases and depend on data.</text:span>
</text:h>
      <text:p text:style-name="P4">
Publisher: 法新社</text:p>
      <text:p text:style-name="P4">
Published Time: 2023-05-10T04:02:09+00:00</text:p>
      <text:p text:style-name="P4">
Modified Time: 2023-05-10T03:35:02+00:00</text:p>
      <text:p text:style-name="P4">
Description: (Agence France -Presse, Washington, 9th) The Federal Preparatory Council decided to raise interest rates 1 yard last week to fight inflation. John Williams, president of the New York Federal Preparation Bank, retains the elastic space for further interest rate increases today, but also emphasized that decision -making must depend on dat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5-10T04-02-09-00-00/000000.png" xlink:type="simple" xlink:show="embed" xlink:actuate="onLoad" draw:mime-type="image/png"/>
</draw:frame>
The Fed announced last week that the 10th increase interest rates were announced last week. Decision officials said that in the future, the impact of this wave of interest rates will be considered in the future. It is generally believed that this wave of interest rate hikes may be close to the end.</text:p>
      <text:p text:style-name="P4">
However, Williams told the "Economic Club of New York": "We did not say to end interest rate hikes."</text:p>
      <text:p text:style-name="P4">
He admits that he raises interest rates to suppress inflation. "In the past year, it has achieved incredible progress." But also said: "I think we must be as usual, based on data (to make decisions)."</text:p>
      <text:p text:style-name="P4">
Williams also said that in his baseline forecast, he could not see "there is any reason for interest rate cuts this year", because it also needs to reduce the high inflation.</text:p>
      <text:p text:style-name="P4">
He said: "I estimate that we need to maintain a restricted policy position for a long time to ensure that we really reduce inflation."</text:p>
      <text:p text:style-name="P4">
In order to suppress inflation, the Fed will launch a strong interest rate hike since March last year. (Translator: Ji Jinling)</text:p>
      <text:p text:style-name="P4">
News Source: <text:a xlink:type="simple" xlink:href="https://www.rfi.fr/cn/%E5%9B%BD%E9%99%85%E6%8A%A5%E9%81%93/20230510-%E7%BE%8E%E8%81%94%E5%87%86%E4%BC%9A%E5%AE%98%E5%91%98%E4%B8%8D%E6%8E%92%E9%99%A4%E8%BF%9B%E4%B8%80%E6%AD%A5%E5%8D%87%E6%81%AF-%E8%A7%86%E6%95%B0%E6%8D%AE%E8%80%8C%E5%AE%9A" text:style-name="Internet_20_link" text:visited-style-name="Visited_20_Internet_20_Link">
https://www.rfi.fr/cn/%E5%9B%BD%E9%99%85%E6%8A%A5%E9%81%93/20230510-%E7%BE%8E%E8%81%94%E5%87%86%E4%BC%9A%E5%AE%98%E5%91%98%E4%B8%8D%E6%8E%92%E9%99%A4%E8%BF%9B%E4%B8%80%E6%AD%A5%E5%8D%87%E6%81%AF-%E8%A7%86%E6%95%B0%E6%8D%AE%E8%80%8C%E5%AE%9A</text:a>
</text:p>
      <!--NEWS-->
      <text:h text:style-name="P10" text:outline-level="1">
<text:span text:style-name="T4">
The best defensive player Jackson's highest votes into the annual defense 1 team</text:span>
</text:h>
      <text:p text:style-name="P4">
Publisher: 法新社</text:p>
      <text:p text:style-name="P4">
Published Time: 2023-05-10T04:02:10+00:00</text:p>
      <text:p text:style-name="P4">
Modified Time: 2023-05-10T03:50:02+00:00</text:p>
      <text:p text:style-name="P4">
Description: (Agence France -Presse, New York, 9th) Jaren Jackson Jr., the best defensive player of the year of the year, is the first team of the year's best defense with the highest vot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3.617581in" draw:z-index="0">
<draw:image xlink:href="../Images/rficn/2023-05-10T04-02-10-00-00/000000.png" xlink:type="simple" xlink:show="embed" xlink:actuate="onLoad" draw:mime-type="image/png"/>
</draw:frame>
The 23 -year -old striker Jackson has been in the Manfis Grizzlies for 5 days. This season, the average game can be rewarded for 3 hot pots per game. In addition to being his best achievement, or the obstacle king of the league.</text:p>
      <text:p text:style-name="P4">
Other players who have been selected for the best defense of the year include JRUE HOLIDAY, Milwa Kigaya defender, and Brooklopez, Evan MOBLY, Evan MOBLY), Cleveland Knight striker Evan MOBLEY, Alex Caruso.</text:p>
      <text:p text:style-name="P4">
Jackson helped the Grizzlies win 51 wins and 31 defeats in the routine match, becoming the second seed in the Western District, but the Grizzlies lost to Los Angeles Lakers in the first round of the playoffs and have released summer vacation in advance.</text:p>
      <text:p text:style-name="P4">
Jackson scored 96 first team votes, ranking first in the total score of 195; Halle Dai scored 94 first team votes, ranking second in the total score of 192 points.</text:p>
      <text:p text:style-name="P4">
Agence France -Presse mentioned that this was the second time that Jackson was selected for the first team of the year, and Halleda was selected for the third time; Ropez, Mobrid, and Caruso all became the first team of the year. member.</text:p>
      <text:p text:style-name="P4">
Harler Dai and Robit, assisted by Giannisantetokounmpo, who had been selected as the Best Player (MVP) of the Year (MVP) in the two seasons, allowed the male deer to win the best 58 win results in the league in this year's routine competition. Essence</text:p>
      <text:p text:style-name="P4">
Members of the Best Defense of the Year include Bam Adebayo, Miami Heat Center, Og Anungo, Toronto Tyrannosaurus forward, Dillonbrooks, and Draymond Green), Derrick White, the defender of Boston.</text:p>
      <text:p text:style-name="P4">
This is the eighth time in Gulin's career to enter the best defensive lineup of the year, of which 4 of them are in the first team, 4 in the second team. Adeba was selected for the fourth time, 4 times in the 2nd team; An Nunbybi, Brooks, and White all entered the best lineup of the year for the first time.</text:p>
      <text:p text:style-name="P4">
News Source: <text:a xlink:type="simple" xlink:href="https://www.rfi.fr/cn/%E8%BF%90%E5%8A%A8%E5%A4%A9%E5%9C%B0/20230510-%E5%B9%B4%E5%BA%A6%E6%9C%80%E4%BD%B3%E9%98%B2%E5%AE%88%E7%90%83%E5%91%98%E6%9D%B0%E5%85%8B%E6%A3%AE-%E6%9C%80%E9%AB%98%E7%A5%A8%E8%BF%9B%E5%B9%B4%E5%BA%A6%E9%98%B2%E5%AE%88%E7%AC%AC1%E9%98%9F" text:style-name="Internet_20_link" text:visited-style-name="Visited_20_Internet_20_Link">
https://www.rfi.fr/cn/%E8%BF%90%E5%8A%A8%E5%A4%A9%E5%9C%B0/20230510-%E5%B9%B4%E5%BA%A6%E6%9C%80%E4%BD%B3%E9%98%B2%E5%AE%88%E7%90%83%E5%91%98%E6%9D%B0%E5%85%8B%E6%A3%AE-%E6%9C%80%E9%AB%98%E7%A5%A8%E8%BF%9B%E5%B9%B4%E5%BA%A6%E9%98%B2%E5%AE%88%E7%AC%AC1%E9%98%9F</text:a>
</text:p>
      <!--NEWS-->
      <text:h text:style-name="P10" text:outline-level="1">
<text:span text:style-name="T4">
Playing and hiding a private house, Mei Luzhou Girl, a girl was shot by a neighbor</text:span>
</text:h>
      <text:p text:style-name="P4">
Publisher: 法新社</text:p>
      <text:p text:style-name="P4">
Published Time: 2023-05-10T04:32:07+00:00</text:p>
      <text:p text:style-name="P4">
Modified Time: 2023-05-10T04:05:02+00:00</text:p>
      <text:p text:style-name="P4">
Description: (Agence France -Presse Houston, 9th) A shooting in the small town of Louisiana, USA. A 14 -year -old girl was suspected of being shot and injured by a neighbor when she hid and hid in a neighbor's private house. The neighbors involved in the case have been detained by the police and accused of aggravating the crime of injuries in an attempt to hur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3.617581in" draw:z-index="0">
<draw:image xlink:href="../Images/rficn/2023-05-10T04-32-07-00-00/000000.png" xlink:type="simple" xlink:show="embed" xlink:actuate="onLoad" draw:mime-type="image/png"/>
</draw:frame>
Agence France -Presse reported that the local police officer's office stated that the accident occurred on the 7th in Starks, Louisiana, near Louzhou and Texas.</text:p>
      <text:p text:style-name="P4">
The police officer rushed to the scene and found a teenage girl "the back of the head was wounded" and immediately sent her to the hospital. Fortunately, "no life is dangerous."</text:p>
      <text:p text:style-name="P4">
Police learned that several young people "played and hidden in the nearby nearby and hid in the private industry of neighbors."</text:p>
      <text:p text:style-name="P4">
David Doyle, a 58 -year -old homeowner, talked with the alarm that he "saw a figure outside the house, and then went to the house to get a gun."</text:p>
      <text:p text:style-name="P4">
Police stated: "Tao Er walked back to the house and saw someone escape from his house. At this time, he fired at them and did not notice the girl who shot."</text:p>
      <text:p text:style-name="P4">
Tao Er was detained and charged with a number of crimes, including aggravating the crime of trying to damage with weapons.</text:p>
      <text:p text:style-name="P4">
This is the latest shooting caused by the latest in the United States due to injuries without any injuries. In April this year, a 20 -year -old woman accidentally opened the wrong lane in New York State and was shot and killed by the homeowner.</text:p>
      <text:p text:style-name="P4">
In the same month, a man in Texas fired two men at the cheerleaders, just because one of the cheerleaders recognized the car and tried to open his door.</text:p>
      <text:p text:style-name="P4">
In addition, a 16 -year -old African -American man in Missouri was picked up by his younger brother because he was seriously injured by the owner of the house. (Translator: Ji Jinling)</text:p>
      <text:p text:style-name="P4">
News Source: <text:a xlink:type="simple" xlink:href="https://www.rfi.fr/cn/%E7%BC%A4%E7%BA%B7%E4%B8%96%E7%95%8C/20230510-%E7%8E%A9%E6%8D%89%E8%BF%B7%E8%97%8F%E9%97%AF%E7%A7%81%E4%BA%BA%E5%AE%85%E9%99%A2-%E7%BE%8E%E8%B7%AF%E5%B7%9E%E5%B0%91%E5%A5%B3%E9%81%AD%E9%82%BB%E5%B1%85%E6%9E%AA%E5%87%BB" text:style-name="Internet_20_link" text:visited-style-name="Visited_20_Internet_20_Link">
https://www.rfi.fr/cn/%E7%BC%A4%E7%BA%B7%E4%B8%96%E7%95%8C/20230510-%E7%8E%A9%E6%8D%89%E8%BF%B7%E8%97%8F%E9%97%AF%E7%A7%81%E4%BA%BA%E5%AE%85%E9%99%A2-%E7%BE%8E%E8%B7%AF%E5%B7%9E%E5%B0%91%E5%A5%B3%E9%81%AD%E9%82%BB%E5%B1%85%E6%9E%AA%E5%87%BB</text:a>
</text:p>
      <!--NEWS-->
      <text:h text:style-name="P10" text:outline-level="1">
<text:span text:style-name="T4">
Cheng Lei was arrested for more than a thousand days of partners: she is most concerned about the separation of flesh and flesh</text:span>
</text:h>
      <text:p text:style-name="P4">
Author: None (Language: zh)</text:p>
      <text:p text:style-name="P4">
Publisher: None</text:p>
      <text:p text:style-name="P4">
Time: 2023-05-10T05:38:00Z</text:p>
      <text:p text:style-name="P4">
Description: Australian Chinese reporter Cheng Lei was arrested and detained in China for more than 1,000 days. Her partner revealed to DW that although Cheng Lei tried to maintain her normal physical and mental state, she was worried about being separated from her child for too long. Experts' alert, the Chenglei case will bring a chilling effect to foreigners living or working in China.</text:p>
      <text:p text:style-name="P4">
Videos: []</text:p>
      <text:p text:style-name="P4">
Images: ["<text:a xlink:type="simple" xlink:href="https://static.dw.com/image/56492674_303.jpg" text:style-name="Internet_20_link" text:visited-style-name="Visited_20_Internet_20_Link">
56492674_303.jpg</text:a>
", "<text:a xlink:type="simple" xlink:href="https://static.dw.com/image/63029997_401.jpg" text:style-name="Internet_20_link" text:visited-style-name="Visited_20_Internet_20_Link">
63029997_401.jpg</text:a>
"]</text:p>
      <text:p text:style-name="P4">
Subject: 时政风云</text:p>
      <text:p text:style-name="P4">
Subjects: []</text:p>
      <text:p text:style-name="P4">
Keywords: ['德中关系', '澳大利亚', '岛屿主权争端', '专题报道：全景观看“习马会”', '移民难民', '中国', '中共十九大', '人权']</text:p>
      <text:p text:style-name="P4">
Id: 65568832</text:p>
      <!--METADATA-->
      <text:p text:style-name="P4">
<text:a xlink:type="simple" xlink:href="https://www.dw.com/zh/overlay/image/article/65568832/56492674" text:style-name="Internet_20_link" text:visited-style-name="Visited_20_Internet_20_Link">
 <draw:frame draw:style-name="fr1" draw:name="Image29" text:anchor-type="as-char" svg:width="6.9236in" svg:height="3.896998in" draw:z-index="0">
<draw:image xlink:href="../Images/dwzh/2023-05-10T05-38-00Z/56492674_303.jpg" xlink:type="simple" xlink:show="embed" xlink:actuate="onLoad" draw:mime-type="image/jpeg"/>
</draw:frame>
</text:a>
Since Cheng Lei was arrested by the Chinese authorities in August 2020, the outside world knew very little about the progress of the case.</text:p>
      <text:p text:style-name="P4">
(Voice of Germany Chinese) Cheng Lei, a Chinese reporter, has been arrested and detained in China for more than 1,000 days. Since being arrested by the Chinese authorities in August 2020 with the "leakage of national secrets", the court has been tried again once on March 31, 2022, and the trial results have been delayed again and again.</text:p>
      <text:p text:style-name="P4">
Chenglei's partner, former CEO of the Chinese Australian Chamber of Commerce Nick Coyle, said in a DW interview this week that <text:a xlink:type="simple" xlink:href="https://www.dw.com/zh/zh/澳記者成蕾獄中受折磨-遲遲難與家人聯繫/a-63000785" text:style-name="Internet_20_link" text:visited-style-name="Visited_20_Internet_20_Link">
</text:a>
However, in the past, Cheng Lei can regularly conduct a 30 -minute consular visibility with Australian diplomats every month. After China's related restrictions on the new crown epidemic, they are currently visible face -to -face.</text:p>
      <text:p text:style-name="P4">
"This is a positive development. Cheng Lei is facing the fact that she is being detained as much as possible in the best physical and mental state. For her, the most worrying and concern for her is to separate from her children." Ke Ke. "Ke Ke." Ke Ke. "Ke Il revealed: "I and her family can pass the message to her through Australian diplomats during the consul, and the diplomats will also transfer her letter to me or her family after visiting her."</text:p>
      <text:p text:style-name="P4">
Koil added that the first six months after Cheng Lei was arrested, because the police were detained by the police in the way of surveillance and residence, it was very torment for her during that period. But he believed that Cheng Lei showed huge courage and toughness in the process. Through the letter transferred by Cheng Lei, Koil believed that Cheng Lei did not lose the sense of humor she had in the past.</text:p>
      <text:p text:style-name="P4">
The Chenglei case has not made progress. Australian Foreign Minister Pennywong (May 9) once again called on the Chinese government to reunite with her children, and reiterated that the Australian administration was worried about the continuous delay of the case. Some experts believe that the Australian government should continue to urge the Chinese government to maintain transparency in the Chenglei case, because her family cannot directly visit her, and the transparency will become the key question.</text:p>
      <text:p text:style-name="P4">
Danielagavshon, director of Australia, who observes human rights, told DW that human rights should be a key issue when the Australian government contacts the Chinese government. She said: "When a lawyer, family, or consular personnel can only contact the defendant detained by the Chinese government in a very limited way, a case like Cheng Lei will become very urgent."</text:p>
      <text:p text:style-name="P4">
Curier is sure <text:a xlink:type="simple" xlink:href="https://www.dw.com/zh/zh/中澳領導人可望見面-澳總理讓成蕾見家人/a-63050488" text:style-name="Internet_20_link" text:visited-style-name="Visited_20_Internet_20_Link">
</text:a>
After taking office, the government "has been actively dealing with the case of Chenglei." He said to DW: "Under the premise of trying to repair bilateral relations with the Australian government, they have continued to emphasize the importance of solving the case of becoming into a transformer case."</text:p>
      <text:h text:style-name="P12" text:outline-level="3">
<text:span text:style-name="T4">
Non -disciplined and non -interest triggering "Cicada Effect"</text:span>
</text:h>
      <text:p text:style-name="P4">
Cheng Lei is not the only Australian citizen who has been arrested by the Chinese government for spy -related crimes in the past few years. Australian Chinese writer Yang Hengjun has been detained to this day after he was arrested at the Guangzhou Airport in January 2019. The Beijing Second Intermediate People's Court opened his trial of his "spy case" in May 2021, but has not yet obtained the final trial results.</text:p>
      <text:p text:style-name="P4">
It is generally believed that the cases of Cheng Lei and Yang Hengjun occurred in the context of the deterioration of relations between China and Australia, but some observers believe that it is difficult for the outside world to determine whether the two cases are Chinese government based on the limited news. The "hostage diplomacy" method of consistent use. Human Rights Observation Senior Chinese researcher Wang Yaqiu told DW: "Cheng Lei's case is still different from the cases of two Canadians. The two Canadians have been detained because China wants to retaliate against the Canadian government's arrest of Huawei Finance Meng Wanzhou, but Although the big background of the Chenglei case has deteriorated in China and Australia, the outside world is still unclear for her specific reasons. "</text:p>
      <text:p text:style-name="P4">
In 2018, Meng Wanzhou, the financial director of China, was arrested in Canada. Later, China arrested two Canadian citizens to pressure Canada in the "hostage diplomacy" model.</text:p>
      <text:p text:style-name="P4">
<draw:frame draw:style-name="fr1" draw:name="Image30" text:anchor-type="as-char" svg:width="6.9236in" svg:height="3.896998in" draw:z-index="0">
<draw:image xlink:href="../Images/dwzh/2023-05-10T05-38-00Z/63029997_401.jpg" xlink:type="simple" xlink:show="embed" xlink:actuate="onLoad" draw:mime-type="image/jpeg"/>
</draw:frame>
Cheng Lei's partner Koyer said that Cheng Lei was the first six months after his arrest, because the police were detained by the police in the way of surveillance and residence, it was very torment for her during that period.</text:p>
      <text:p text:style-name="P4">
However, Wang Yaqiu believes that the Chenglei case will definitely bring a chilling effect to foreigners living or working in China, because although Cheng Lei is not like the goal that the Chinese government will suppress in the past, after her arrest Too many news about her, this situation "will definitely produce a" cold cicada effect ". She said: "Cheng Lei's basic human rights were not satisfied, and she was still in the news that she had no news at all, so this shows that the Chinese government's persecution of human rights is more serious than before."</text:p>
      <text:p text:style-name="P4">
Koyer said to DW that he still puzzled the crime of the Chinese government's accusation of Cheng Lei. In his cognition, Chenglei could not have privileges to obtain the so -called confidential information. He said: "As a foreign journalist working on CGTN (China Global Television), she cannot contact those information. Cheng Lei is a enthusiastic Australian citizen, but in her journalist career, she has also promoted foreign countries Enterprises have developed well in Chinese or Chinese companies in foreign countries. As a business journalist, she believes that she wants to tell positive stories related to economic communication. "</text:p>
      <text:p text:style-name="P4">
Koil also shouted to the Chinese government, calling on the Chinese government to make a reasonable judgment on the Chenglei case as soon as possible. He said, "I understand that there is a system and program in China, but I also want to confirm that all parties can try their best to solve the current situation facing Cheng Lei, let her go home as soon as possible to reunite with her children."</text:p>
      <text:p text:style-name="P4">
News Source: <text:a xlink:type="simple" xlink:href="https://www.dw.com/zh/成蕾遭捕逾千日-伴侶：她最牽掛骨肉分離/a-65568832" text:style-name="Internet_20_link" text:visited-style-name="Visited_20_Internet_20_Link">
https://www.dw.com/zh/成蕾遭捕逾千日-伴侶：她最牽掛骨肉分離/a-65568832?maca=chi-rss-chi-all-1127-rdf</text:a>
</text:p>
      <!--NEWS-->
      <text:h text:style-name="P10" text:outline-level="1">
<text:span text:style-name="T4">
John's Sanyuan Gold Block Boom in the Sun playoffs listening to the playoffs</text:span>
</text:h>
      <text:p text:style-name="P4">
Publisher: 法新社</text:p>
      <text:p text:style-name="P4">
Published Time: 2023-05-10T06:02:08+00:00</text:p>
      <text:p text:style-name="P4">
Modified Time: 2023-05-10T05:50:01+00:00</text:p>
      <text:p text:style-name="P4">
Description: (Agence France -Presse Denver, 9th) Under the leadership of 29 points, 13 rebounds, and 12 assists in Jokic, the gold block scrupped the sun at 118 to 102 today, with 3-2 in the NBA playoffs. The second wheel listening to the car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10T06-02-08-00-00/000000.png" xlink:type="simple" xlink:show="embed" xlink:actuate="onLoad" draw:mime-type="image/png"/>
</draw:frame>
The US professional Basketball NBA Western District Denver Gold Block, after 4 warfare in the playoffs, was tied 2-2 with the Phoenix Sun.</text:p>
      <text:p text:style-name="P4">
Back to the 5th game today, the first quarter of the Michael Porterjr. Including 4 of 5 shots in 3 cents, 6 hit 5 goals in 6 times, the gold block scored 14 points in a single quarter, Lead 35 to 24 ahead of the sun to two digits.</text:p>
      <text:p text:style-name="P4">
In the second quarter, the sun pulled out a wave of 22-7 offensive at 26 to 40, and after cutting three -pointers in Terrence Ross, it was 48-47. After returning to Nikolajokic to pay back a three -pointer, 50-48 will take a lead in 50 to 48, and has a 52-49 advantage in the first half.</text:p>
      <text:p text:style-name="P4">
After the start of the second half, the Golden Block played a 27-9 offensive to kick the lead. After 3 verses, it led 17-74 ahead of 17 points.</text:p>
      <text:p text:style-name="P4">
In the last quarter, the gold block started with a 13-6 offensive, leading the most 24 points in the game, and it was also set by the game's victory. In the end, the gold block won the 16 -point gap.</text:p>
      <text:p text:style-name="P4">
After winning the Golden Bag today, the 7 -wins and 4 wins of the Golden Bag took the lead in the 7th game and 4 wins. On the 12th, Taiwan time had the opportunity to break into the Western Championship in the Sun at home.</text:p>
      <text:p text:style-name="P4">
The Sun made 9 of 27 shots today, and the hit rate was 33 % to 481 to the gold block. The overall shooting rate was 432, which was not as good as the gold block of 494, which is the key to defeat.</text:p>
      <text:p text:style-name="P4">
Golden blocks have a big three yuan performance. Bruce Brown, departing from the bench, scored 25 points, Small Potter and Jamal Murray scored 19 points respectively. Enter the bag.</text:p>
      <text:p text:style-name="P4">
Devin Booker scored 28 points in the solar team, Kevin Durant scored 26 points, 11 rebounds, and Deandreamton scored 14 points.</text:p>
      <text:p text:style-name="P4">
News Source: <text:a xlink:type="simple" xlink:href="https://www.rfi.fr/cn/%E8%BF%90%E5%8A%A8%E5%A4%A9%E5%9C%B0/20230510-%E7%BA%A6%E5%9F%BA%E5%A5%87%E7%BC%B4%E5%A4%A7%E4%B8%89%E5%85%83-%E9%87%91%E5%9D%97%E8%BD%B0%E5%9E%AE%E5%A4%AA%E9%98%B3%E5%AD%A3%E5%90%8E%E8%B5%9B%E5%90%AC%E7%89%8C" text:style-name="Internet_20_link" text:visited-style-name="Visited_20_Internet_20_Link">
https://www.rfi.fr/cn/%E8%BF%90%E5%8A%A8%E5%A4%A9%E5%9C%B0/20230510-%E7%BA%A6%E5%9F%BA%E5%A5%87%E7%BC%B4%E5%A4%A7%E4%B8%89%E5%85%83-%E9%87%91%E5%9D%97%E8%BD%B0%E5%9E%AE%E5%A4%AA%E9%98%B3%E5%AD%A3%E5%90%8E%E8%B5%9B%E5%90%AC%E7%89%8C</text:a>
</text:p>
      <!--NEWS-->
      <text:h text:style-name="P10" text:outline-level="1">
<text:span text:style-name="T4">
Kaohsiung, the world's largest manufacturing base in the world</text:span>
</text:h>
      <text:p text:style-name="P4">
Author: None</text:p>
      <text:p text:style-name="P4">
Publisher: Radio Free Asia (Organization)</text:p>
      <text:p text:style-name="P4">
Published Time: 2023-05-10T06:15:00-04:00</text:p>
      <text:p text:style-name="P4">
Modified Time: 2023-05-10T12:39: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4.612011in" draw:z-index="0">
<draw:image xlink:href="../Images/rfamandarin/2023-05-10T06-15-00-04-00/000000.png" xlink:type="simple" xlink:show="embed" xlink:actuate="onLoad" draw:mime-type="image/png"/>
</draw:frame>
 <text:a xlink:type="simple" xlink:href="https://www.rfa.org/mandarin/Xinwen/cmh1-05102023061508.html/@@images/image" text:style-name="Internet_20_link" text:visited-style-name="Visited_20_Internet_20_Link">
</text:a>
Reuters</text:p>
      <text:p text:style-name="P4">
According to the Taiwan Central News Agency reported on the 10th, as local political tensions, American businessmen Entegris continued to expand to invest in Taiwan. The company's largest manufacturing base in the world was officially opened on the 10th. Bertrandloy said that the move showed confidence in Taiwan's semiconductor industry.</text:p>
      <text:p text:style-name="P4">
Integer is a major semiconductor material factory and a TSMC supply chain manufacturer. Its Kaohsiung new plant is located in Kaohsiung Park in Nanke and covers an area of 54,000 square meters. Instrument, high cleanliness chemical barrel, advanced sedimentary materials.</text:p>
      <text:p text:style-name="P4">
President Roy stated at the opening ceremony of the new factory of Integ Kaohsiung that geopolitics may make everyone very nervous, but today's opening celebration shows that Integer's confidence in the semiconductor industry in Taiwan, it also proves that it is a Taiwan customers and the ecological department. Promise of.</text:p>
      <text:p text:style-name="P4">
Xie Junan, managing director of Integer Taiwan, said that the new plant in Kaohsiung hopes to start mass production next year and be able to reach a full load in 2025. By then, it will contribute 500 million US dollars in revenue.</text:p>
      <text:p text:style-name="P4">
In the several times reported, Xie Junan bluntly said that Integ came to Taiwan to set up a point for two nanometers and more advanced processes. He also added that the Kaohsiung plant can produce related products below 28 nanometers, which means that it contains 3, 2 nanometers and more advanced processes, which will be supplied by Integer's base at Kaohsiung.</text:p>
      <text:p text:style-name="P4">
Integer is a supplier of special chemical materials in the United States. Its customers cover TSMC, SamsungElectronics, UMC, and Micron. The products include a mask box that specializes in chemical, optical resistance materials and EUVs (extremely UV light carvings), and the Taiwan family is precise.</text:p>
      <text:p text:style-name="P4">
Roy said, "This factory not only supplies Taiwanese manufacturers, but also customers from Japan, South Korea and Singapore, they will also ship from this factory."</text:p>
      <text:p text:style-name="P4">
At present, Integer has about 720 full -time employees in Taiwan, and about 160 people work in the Kaohsiung plant district, and it is expected to increase to 200 by the end of the year. Xie Junan pointed out that by 2025, Intege will create about 200 job opportunities, at which time Integer will reach thousands of employees in Taiwan.</text:p>
      <text:p text:style-name="P4">
Editor Chen Meihua</text:p>
      <text:p text:style-name="P4">
News Source: <text:a xlink:type="simple" xlink:href="https://www.rfa.org/mandarin/Xinwen/cmh1-05102023061508.html" text:style-name="Internet_20_link" text:visited-style-name="Visited_20_Internet_20_Link">
https://www.rfa.org/mandarin/Xinwen/cmh1-05102023061508.html</text:a>
</text:p>
      <!--NEWS-->
      <text:h text:style-name="P10" text:outline-level="1">
<text:span text:style-name="T4">
During the epidemic, the blocking immigration policy will end Bayeng admit that the US -Mexico border will be chaotic.</text:span>
</text:h>
      <text:p text:style-name="P4">
Publisher: 法新社</text:p>
      <text:p text:style-name="P4">
Published Time: 2023-05-10T06:32:08+00:00</text:p>
      <text:p text:style-name="P4">
Modified Time: 2023-05-10T06:05:02+00:00</text:p>
      <text:p text:style-name="P4">
Description: (Agence France -Presse, Texas, Texas, 10th) The rules that are almost impossible for the United States to apply for asylum on the border during the epidemic will end tomorrow.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10T06-32-08-00-00/000000.png" xlink:type="simple" xlink:show="embed" xlink:actuate="onLoad" draw:mime-type="image/png"/>
</draw:frame>
Tens of thousands of people gathered at the overbound point of the US -Mexico border, waiting for the US Code 42nd Volume 42 (Title 42 of the United Statescode) to the US border after the expiration of the 11th.</text:p>
      <text:p text:style-name="P4">
Thousands of people have entered the United States at present. They slipped from the gap between this richest country in the world and poor neighbors. The shelter application was expected to rise significantly.</text:p>
      <text:p text:style-name="P4">
Elpaso, Brownsville, and Laredo in Texas are difficult to cope with hundreds of local immigrants who have reached the place and announced their emergency. Most of these people come from Latin America, and there are some Chinese, Russians and Turks.</text:p>
      <text:p text:style-name="P4">
When asking the United States whether to prepare an immigrants in response to the increase, Biden told reporters: "It is yet to be observed, and it will fall into chaos for a while."</text:p>
      <text:p text:style-name="P4">
Volume 42 of the American Code was implemented during the administration of former President Trump. On the surface, it was necessary to prevent people infected with COVID-19 (2019 coronary virus disease) and entered the United States. But in fact, this is just to quickly expel people who try to immigrate to the United States.</text:p>
      <text:p text:style-name="P4">
Since the 12th, immigrants can submit an application for asylum again. Their application will be processed through the legal system. This procedure may take several years.</text:p>
      <text:p text:style-name="P4">
Biden's Republican opponent criticized the border policy of the senior Democratic Party, saying that such a policy is equivalent to the Great Kaifen; according to prediction, more than 1 million people may arrive in the next 3 months, so Essence</text:p>
      <text:p text:style-name="P4">
Biden has ordered 1500 active soldiers to go to the border, and it is expected that they will assist the border patrol team to handle the shelter application.</text:p>
      <text:p text:style-name="P4">
As the presidential election will appear 18 months later, and immigration in the United States, which is easy to set off in the United States, it is often a problem that has emerged. Biden hopes to deploy the generals to the border by implementing new regulations to help slow down the crowd of flowing.</text:p>
      <text:p text:style-name="P4">
Greg Abbott, Governor of Texas, criticized Biden, accusing him of "spreading a welcoming floor pad."</text:p>
      <text:p text:style-name="P4">
Aipot said that he was sending Texas militia to "all the hotspots along the border to help intercept and expel the big group of immigrants trying to enter Texas illegally."</text:p>
      <text:p text:style-name="P4">
News Source: <text:a xlink:type="simple" xlink:href="https://www.rfi.fr/cn/%E5%9B%BD%E9%99%85%E6%8A%A5%E9%81%93/20230510-%E7%96%AB%E6%83%85%E6%9C%9F%E9%97%B4%E6%8C%A1%E7%A7%BB%E6%B0%91%E6%94%BF%E7%AD%96%E5%B0%86%E7%BB%93%E6%9D%9F-%E6%8B%9C%E7%99%BB%E5%9D%A6%E8%A8%80%E7%BE%8E%E5%A2%A8%E8%BE%B9%E7%95%8C%E5%B0%86%E9%99%B7%E6%B7%B7%E4%B9%B1" text:style-name="Internet_20_link" text:visited-style-name="Visited_20_Internet_20_Link">
https://www.rfi.fr/cn/%E5%9B%BD%E9%99%85%E6%8A%A5%E9%81%93/20230510-%E7%96%AB%E6%83%85%E6%9C%9F%E9%97%B4%E6%8C%A1%E7%A7%BB%E6%B0%91%E6%94%BF%E7%AD%96%E5%B0%86%E7%BB%93%E6%9D%9F-%E6%8B%9C%E7%99%BB%E5%9D%A6%E8%A8%80%E7%BE%8E%E5%A2%A8%E8%BE%B9%E7%95%8C%E5%B0%86%E9%99%B7%E6%B7%B7%E4%B9%B1</text:a>
</text:p>
      <!--NEWS-->
      <text:h text:style-name="P10" text:outline-level="1">
<text:span text:style-name="T4">
Biden and McCarthy's extended debt limit negotiations have not made breakthroughs</text:span>
</text:h>
      <text:p text:style-name="P4">
Author: 联合早报 (Person)</text:p>
      <text:p text:style-name="P4">
Publisher: 联合早报 (Organization)</text:p>
      <text:p text:style-name="P4">
Published Time: 2023-05-10T06:51</text:p>
      <text:p text:style-name="P4">
Modified Time: 2023-05-10T08:29</text:p>
      <text:p text:style-name="P4">
Description: U.S. President Biden and the Speaker of the House of Republican House of Representatives McCarthy negotiated the upper limit of US debt, but did not make breakthroughs. According to the "New York Times" and Reuters reports, Biden and McCarthy held a meeting for about an hour at the White House Oval Office on Tuesday (May 9) ...</text:p>
      <text:p text:style-name="P4">
Videos: []</text:p>
      <text:p text:style-name="P4">
Audios: []</text:p>
      <text:p text:style-name="P4">
Images: []</text:p>
      <text:p text:style-name="P4">
Type: NewsArticle</text:p>
      <text:p text:style-name="P4">
Breadcrumbs: ['即时', '国际']</text:p>
      <text:p text:style-name="P4">
Keywords: ['美国', '债务违约', '拜登', '麦卡锡', '债务', '美国经济']</text:p>
      <!--METADATA-->
      <text:p text:style-name="P4">
U.S. President Biden and the Speaker of the House of Republican House of Representatives McCarthy negotiated the upper limit of US debt, but did not make breakthroughs.</text:p>
      <text:p text:style-name="P4">
According to the "New York Times" and Reuters reports, Biden and McCarthy held a meeting for about an hour at the White House Oval Office on Tuesday (May 9). Mo, and the Republican Senate's minority party leader McConal also attended the meeting.</text:p>
      <text:p text:style-name="P4">
Biden said the meeting between the two parties was "effective", and he also said: "Everyone attending the meeting knows what the risk of debt defaults."</text:p>
      <text:p text:style-name="P4">
After the meeting, McCarthy complained to reporters that Biden started negotiations without a time left, saying that the White House had no Plan B.</text:p>
      <text:p text:style-name="P4">
"I didn't see any new trends. This is not the way to govern the country."</text:p>
      <text:p text:style-name="P4">
However, he also said that the White House and Congress leaders agreed that the work team of both sides would continue to negotiate, and Biden and he expected to hold a meeting again on Friday (12th).</text:p>
      <text:p text:style-name="P4">
In addition, McConal told reporters that if they do not cut expenditure, it is impossible to increase the debt limit.</text:p>
      <text:p text:style-name="P4">
Biden and McCarthy both stated earlier that they would not make concessions to avoid the United States' debt default on June 1. The US Treasury Department previously estimated that if the federal debt limit is not raised, the Ministry of Finance may not be able to pay all government bills as soon as June 1.</text:p>
      <text:p text:style-name="P4">
News Source: <text:a xlink:type="simple" xlink:href="https://www.zaobao.com.sg/realtime/world/story20230510-1392915" text:style-name="Internet_20_link" text:visited-style-name="Visited_20_Internet_20_Link">
https://www.zaobao.com.sg/realtime/world/story20230510-1392915</text:a>
</text:p>
      <!--NEWS-->
      <text:h text:style-name="P10" text:outline-level="1">
<text:span text:style-name="T4">
Reporter's death in Ukraine: Highlight the risk of interviews in warfare</text:span>
</text:h>
      <text:p text:style-name="P4">
Publisher: 法新社</text:p>
      <text:p text:style-name="P4">
Published Time: 2023-05-10T07:02:08+00:00</text:p>
      <text:p text:style-name="P4">
Modified Time: 2023-05-10T06:50:02+00:00</text:p>
      <text:p text:style-name="P4">
Description: (Agence France -Presse, Ukraine Chasoviar, 9th) Agence France -Presse ARMAN Soldin, a France -France -France -France -France -France -France -France -France -France -France -France -AV audio -visual reporter, was killed unfortunately near the rocket artillery fire near Chasiv Y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617581in" draw:z-index="0">
<draw:image xlink:href="../Images/rficn/2023-05-10T07-02-08-00-00/000000.png" xlink:type="simple" xlink:show="embed" xlink:actuate="onLoad" draw:mime-type="image/png"/>
</draw:frame>
The attack occurred around 4.30 pm, and the location was not far from the town of Chasidial, the core of Bakhmut, the core of the Wudong war in recent months.</text:p>
      <text:p text:style-name="P4">
When the French new community team was together with a group of Ukrainian soldiers, they were attacked by the Grad rocket launcher. A rocket launcher fell near the 32 -year -old Soin lying place. Soin was killed on the spot. Injuried.</text:p>
      <text:p text:style-name="P4">
Sedine was born in Sellaye and has a French nationality. He worked for the Roman Branch of Agence France -Presse in 2015 as an internship, and was later hired in London.</text:p>
      <text:p text:style-name="P4">
He was one of the earliest members of the French New Corps who was sent to Ukraine. He arrived at the local area the next day on February 24, 2022, Russia.</text:p>
      <text:p text:style-name="P4">
Sedine has lived in Ukraine since September last year. It is the main force of the audio and video report of the French New Corps. It will go to the front line of Wudong and Wunan.</text:p>
      <text:p text:style-name="P4">
Fabrice Fries, chairman of Agence France -Presse, said: "Lost Soddrops make the whole community sorrow." He said that Sotin's death reflects "the risks and threats facing Ukraine's conflict on the day after day."</text:p>
      <text:p text:style-name="P4">
News Source: <text:a xlink:type="simple" xlink:href="https://www.rfi.fr/cn/%E5%9B%BD%E9%99%85%E6%8A%A5%E9%81%93/20230510-%E8%AE%B0%E8%80%85%E5%9C%A8%E4%B9%8C%E5%85%8B%E5%85%B0%E6%AE%89%E8%81%8C-%E6%B3%95%E6%96%B0%E7%A4%BE-%E5%87%B8%E6%98%BE%E6%88%98%E5%9C%B0%E9%87%87%E8%AE%BF%E9%A3%8E%E9%99%A9" text:style-name="Internet_20_link" text:visited-style-name="Visited_20_Internet_20_Link">
https://www.rfi.fr/cn/%E5%9B%BD%E9%99%85%E6%8A%A5%E9%81%93/20230510-%E8%AE%B0%E8%80%85%E5%9C%A8%E4%B9%8C%E5%85%8B%E5%85%B0%E6%AE%89%E8%81%8C-%E6%B3%95%E6%96%B0%E7%A4%BE-%E5%87%B8%E6%98%BE%E6%88%98%E5%9C%B0%E9%87%87%E8%AE%BF%E9%A3%8E%E9%99%A9</text:a>
</text:p>
      <!--NEWS-->
      <text:h text:style-name="P10" text:outline-level="1">
<text:span text:style-name="T4">
The U.S. jury ruled that Trump's sexual assault and defamation compensation columnist 5 million US dollars</text:span>
</text:h>
      <text:p text:style-name="P4">
Author: 联合早报 (Person)</text:p>
      <text:p text:style-name="P4">
Publisher: 联合早报 (Organization)</text:p>
      <text:p text:style-name="P4">
Published Time: 2023-05-10T07:14</text:p>
      <text:p text:style-name="P4">
Modified Time: 2023-05-10T07:47</text:p>
      <text:p text:style-name="P4">
Description: A jury in Manhattan, New York, USA unanimously ruled that former President Trump was responsible for the sexual assault and slander of the magazine female writer Coroel, and had to pay Carol's $ 5 million (about S $ 6.63 million) in compensation. Trump will appeal to the ruling. Comprehensive Reuters and Britain ...</text:p>
      <text:p text:style-name="P4">
Videos: []</text:p>
      <text:p text:style-name="P4">
Audios: []</text:p>
      <text:p text:style-name="P4">
Images: []</text:p>
      <text:p text:style-name="P4">
Type: NewsArticle</text:p>
      <text:p text:style-name="P4">
Breadcrumbs: ['即时', '国际']</text:p>
      <text:p text:style-name="P4">
Keywords: ['特朗普', '性侵犯', '诽谤', '赔偿']</text:p>
      <!--METADATA-->
      <text:p text:style-name="P4">
A jury in Manhattan, New York, United States unanimously ruled that former President Trump's <text:a xlink:type="simple" xlink:href="https://www.zaobao.com/realtime/world/story20190622-966520" text:style-name="Internet_20_link" text:visited-style-name="Visited_20_Internet_20_Link">
</text:a>
If you are responsible for slander, you have to pay Calle's $ 5 million (about S $ 6.63 million) in compensation. Trump will appeal to the ruling.</text:p>
      <text:p text:style-name="P4">
Comprehensive Reuters and Broadcasting Corporation (BBC) report, [] <text:a xlink:type="simple" xlink:href="https://www.zaobao.com/realtime/world/story20230324-1375811" text:style-name="Internet_20_link" text:visited-style-name="Visited_20_Internet_20_Link">
</text:a>
After several hours of review on Tuesday (May 9), the ruling reached an agreement.</text:p>
      <text:p text:style-name="P4">
Carol subsequently issued a statement saying: "Today, the world finally knows the truth. This victory not only belongs to me, but also belongs to every woman who suffers from being trusted."</text:p>
      <text:p text:style-name="P4">
The civil lawsuit began on April 25, and Trump did not attend the testimony throughout the interrogation.</text:p>
      <text:p text:style-name="P4">
After Trump made a ruling, Truth Social on his social media platform Truth Social said: "I don't know who this woman is. This judgment is a shame - Continue!"</text:p>
      <text:p text:style-name="P4">
The Trump Lawyer Group said Trump will appeal to the jury's ruling.</text:p>
      <text:p text:style-name="P4">
The 79 -year -old E. Jeancarroll (E. Jeancarroll) confirmed during this period of civil lawsuit that Trump, now 76, raped her in the locker room of Manhattan Department Store Bergdorfgoodman in 1995 or 1996, and raped her, and Refers to a post on Trump in October 2022 on a post on the TruthSocial platform claiming her allegations of "a nonsense", "lying", and "a scam", which harmed her reputation and asked to claim from Trump.</text:p>
      <text:p text:style-name="P4">
However, the jury believes that there is not enough evidence to prove that Trump rapes Corol.</text:p>
      <text:p text:style-name="P4">
News Source: <text:a xlink:type="simple" xlink:href="https://www.zaobao.com.sg/realtime/world/story20230510-1392918" text:style-name="Internet_20_link" text:visited-style-name="Visited_20_Internet_20_Link">
https://www.zaobao.com.sg/realtime/world/story20230510-1392918</text:a>
</text:p>
      <!--NEWS-->
      <text:h text:style-name="P10" text:outline-level="1">
<text:span text:style-name="T4">
Trump's sexual assault writer case: The court sentenced 5 million US dollars</text:span>
</text:h>
      <text:p text:style-name="P4">
Author: None (Language: zh)</text:p>
      <text:p text:style-name="P4">
Publisher: None</text:p>
      <text:p text:style-name="P4">
Time: 2023-05-10T07:27:00Z</text:p>
      <text:p text:style-name="P4">
Description: A magazine writer in the United States accused of being sexually assaulted and slandered by Sichuan, and the New York jury ruled on the 9th that Sichuan Pu had to pay $ 5 million in compensation. How did Trump intend to compete for the 2024 US presidential election responded to the verdict? Will this affect the election?</text:p>
      <text:p text:style-name="P4">
Videos: []</text:p>
      <text:p text:style-name="P4">
Images: ["<text:a xlink:type="simple" xlink:href="https://static.dw.com/image/65341154_303.jpg" text:style-name="Internet_20_link" text:visited-style-name="Visited_20_Internet_20_Link">
65341154_303.jpg</text:a>
", "<text:a xlink:type="simple" xlink:href="https://static.dw.com/image/65567245_401.jpg" text:style-name="Internet_20_link" text:visited-style-name="Visited_20_Internet_20_Link">
65567245_401.jpg</text:a>
"]</text:p>
      <text:p text:style-name="P4">
Subject: 时政风云</text:p>
      <text:p text:style-name="P4">
Subjects: ['奥巴马', '科隆', '美国']</text:p>
      <text:p text:style-name="P4">
Keywords: ['川普', '特朗普', '性侵', '#MeToo', '美国总统', '美国总统大选', '美国']</text:p>
      <text:p text:style-name="P4">
Id: 65569216</text:p>
      <!--METADATA-->
      <text:p text:style-name="P4">
<text:a xlink:type="simple" xlink:href="https://www.dw.com/zh/overlay/image/article/65569216/65341154" text:style-name="Internet_20_link" text:visited-style-name="Visited_20_Internet_20_Link">
 <draw:frame draw:style-name="fr1" draw:name="Image35" text:anchor-type="as-char" svg:width="6.9236in" svg:height="3.896998in" draw:z-index="0">
<draw:image xlink:href="../Images/dwzh/2023-05-10T07-27-00Z/65341154_303.jpg" xlink:type="simple" xlink:show="embed" xlink:actuate="onLoad" draw:mime-type="image/jpeg"/>
</draw:frame>
</text:a>
Trump spoke at the annual meeting of the National Rifle Association (NRA) in April</text:p>
      <text:p text:style-name="P4">
(Voice of Germany Chinese) <text:a xlink:type="simple" xlink:href="https://www.dw.com/zh/zh/特朗普下台后的8种命运/a-56265154" text:style-name="Internet_20_link" text:visited-style-name="Visited_20_Internet_20_Link">
</text:a>
The magazine writer E.Jean Carroll accused her sexual assault and slander against her, and the New York jury determined that Trump was "responsible" on Tuesday (May 9) and had to pay 5 million US dollars for compensation and punishment. Compensation, but the jury rejected Carol's "rape" allegations.</text:p>
      <text:p text:style-name="P4">
In the civil claim lawsuit proposed by Corol, it covers three points including "forcibly touch", "Sexualabuse" and "Rape". The jury believes that Carol can prove that Trump is responsible for the previous 2 points, but Trump's behavior has not constituted "rape." According to New York State law, the term "rape" has its own definition, which is higher than that of sexual abuse or forcibly touch.</text:p>
      <text:p text:style-name="P4">
Carol, 79, accused of being edited by fashion magazine in the 1990s, she met Trump at Bergdorfgoodman in Bonorfgoodman and agreed to help him choose gifts for other women. Trump subsequently coaxed her into the locker room and raped. In 2019, Carol chose to make public the matter and officially reported it in 2022.</text:p>
      <text:p text:style-name="P4">
"Today, the world finally knows the truth." Carol said in a statement, "This victory not only belongs to me, but also every woman who suffers from being trusted." It is necessary to face a "wall of suspicion and intimidation", and the judgment is an important step to demolish this high wall.</text:p>
      <text:p text:style-name="P4">
<draw:frame draw:style-name="fr1" draw:name="Image36" text:anchor-type="as-char" svg:width="6.9236in" svg:height="3.896998in" draw:z-index="0">
<draw:image xlink:href="../Images/dwzh/2023-05-10T07-27-00Z/65567245_401.jpg" xlink:type="simple" xlink:show="embed" xlink:actuate="onLoad" draw:mime-type="image/jpeg"/>
</draw:frame>
Corolo went to the Federal Court of Manhattan on the 9th to charges her to sue Sichuan's sexual assault case to appear in court</text:p>
      <text:p text:style-name="P4">
After the layout, Trump's lawyer Joseph Tacopina told reporters outside the Federal Court of Manhattan that he would appeal. As long as the case is still appealing, Trump does not need to pay compensation.</text:p>
      <text:p text:style-name="P4">
Since the beginning of this trial, Trump was absent since its beginning of April 25. After the verdict was released, he criticized his self -employed community platform "TruthSocial". The result was a "shame" and claimed to "do not know who this woman was at all."</text:p>
      <text:p text:style-name="P4">
In October 2022, Trump stated on his "Truth Social" that Carol's allegations were "downright fraud", "scams" and "lies", and even said that Carol was not his favorite type.</text:p>
      <text:p text:style-name="P4">
Corol said that she had remained silent by Trump with his power and wealth. Later, she saw dozens of women standing up and accused Hollywood producer Harveyweinstein's rape, which was deeply encouraged, so she decided to publicize Trump in 2019 and temporarily cancel such lawsuits in New York law in 2022. When restricting, the announcement will be reported. She said that Trump, who was still President of the United States, publicly denied the matter and then destroyed her career development, and his supporters continued to harass her on the Internet.</text:p>
      <text:h text:style-name="P12" text:outline-level="3">
<text:span text:style-name="T4">
What does Trump have been sued?</text:span>
</text:h>
      <text:h text:style-name="P12" text:outline-level="3">
<text:span text:style-name="T4">
Trump's election is affected?</text:span>
</text:h>
      <text:p text:style-name="P4">
Trump stated earlier that he intends to run for the 2024 US presidential election and return to the White House.</text:p>
      <text:p text:style-name="P4">
Reuters reports, <text:a xlink:type="simple" xlink:href="https://www.dw.com/zh/zh/美国历史上的新一天/a-56294248" text:style-name="Internet_20_link" text:visited-style-name="Visited_20_Internet_20_Link">
</text:a>
In the face of disputes that may cause other politicians to be in trouble, they can always turn danger.</text:p>
      <text:p text:style-name="P4">
According to the analysis, under the polarized political climate in the United States, this civil judgment is unlikely to shake Trump's core supporters. These supporters believe that the reason why he was in lawsuits was to be attacked by political opponents.</text:p>
      <text:p text:style-name="P4">
Charliegerow, a Republican party in Pennsylvania, said that the negative impact of this matter can be small, and it is limited to women in the suburbs and the gentle Republicans: "Anti -Trump will continue to oppose and support Sichuan Pu's core voters will not change. I think those who are swinging in the middle will not be moved by such things. "</text:p>
      <text:p text:style-name="P4">
Earlier, Trump had given this case in an e -mail that campaigned fundraising as an example. He claimed that Carol was a Democrat registered in the case. His accusation of this lawsuit was not only the conspiracy of the Democratic Party, but also her fabrication to make up for it. Species the means of recalling sales in 2019.</text:p>
      <text:p text:style-name="P4">
In addition, Trump appeared in court in April due to the "sealing fee case" investigating 34 forged commercial record felony. His public opinion survey did not decline and rose. In the case, Trump was suspected of paying a sealing fee to two love actresses before the presidential election in 2016, so as not to hinder the election campaign. Trump did not plead guilty and said that these allegations were politically discredited.</text:p>
      <text:p text:style-name="P4">
Democratic Lissmith believes that it is still difficult to predict the impact of the Coroel case judgment. Will this cause the Republican voters outside Trump's inherent foundation "difficult to accept" and then promote them to fall into the party to the party. Another candidate still needs to be observed.</text:p>
      <text:h text:style-name="P12" text:outline-level="3">
<text:span text:style-name="T4">
Schwarzenegger Angry Trump: The worst president in history</text:span>
</text:h>
      <text:p text:style-name="P4">
(Reuters, Bloomberg, New York Times)</text:p>
      <text:p text:style-name="P4">
News Source: <text:a xlink:type="simple" xlink:href="https://www.dw.com/zh/川普性侵作家案：法院判賠500萬美元/a-65569216" text:style-name="Internet_20_link" text:visited-style-name="Visited_20_Internet_20_Link">
https://www.dw.com/zh/川普性侵作家案：法院判賠500萬美元/a-65569216?maca=chi-rss-chi-all-1127-rdf</text:a>
</text:p>
      <!--NEWS-->
      <text:h text:style-name="P10" text:outline-level="1">
<text:span text:style-name="T4">
Agence France -Presse reporter died in the White House watches in Ukraine</text:span>
</text:h>
      <text:p text:style-name="P4">
Publisher: 法新社</text:p>
      <text:p text:style-name="P4">
Published Time: 2023-05-10T07:32:08+00:00</text:p>
      <text:p text:style-name="P4">
Modified Time: 2023-05-10T07:05:05+00:00</text:p>
      <text:p text:style-name="P4">
Description: (Agence France -Presse, Washington, 9th) Agence France -Presse, Ukrainian video reporter Arman Soldin, after the news of the death of Chasiv Yar, the US White House, the White House expressed his condolenc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5-10T07-32-08-00-00/000000.png" xlink:type="simple" xlink:show="embed" xlink:actuate="onLoad" draw:mime-type="image/png"/>
</draw:frame>
The White House of the United States was grateful to the world about "reporters who died in this conflict due to reporting this conflict".</text:p>
      <text:p text:style-name="P4">
White House spokesman Karine Jean-Pierre said in the statement that "journalism is the foundation of a free society" and said, "The world is grateful, thanks to Sotin and 10 other people to expose Russia's invasion of black terrorist incidents. Reporter and media worker. "</text:p>
      <text:p text:style-name="P4">
At the time of the incident, the French new community team and a group of Ukrainian soldiers were together. A Grad rocket gun fell near the 32 -year -old Armansoldin lying place. Soin was killed on the spot. People are injured.</text:p>
      <text:p text:style-name="P4">
The Ukrainian Ministry of Defense issued a statement in Twitter that in addition to expressing the "most heartfelt condolences" to Sodine's family members and working partners, and said that Soddine was in Chasicial in Donetsk The missile attack was killed. The statement said that Soin "contributed to bring the truth to the world throughout the world, and his achievements and ideals will continue."</text:p>
      <text:p text:style-name="P4">
News Source: <text:a xlink:type="simple" xlink:href="https://www.rfi.fr/cn/%E5%9B%BD%E9%99%85%E6%8A%A5%E9%81%93/20230510-%E6%B3%95%E6%96%B0%E7%A4%BE%E8%AE%B0%E8%80%85%E5%9C%A8%E4%B9%8C%E5%85%8B%E5%85%B0%E6%AE%89%E8%81%8C-%E7%99%BD%E5%AE%AB%E8%A1%A8%E5%93%80%E6%82%BC" text:style-name="Internet_20_link" text:visited-style-name="Visited_20_Internet_20_Link">
https://www.rfi.fr/cn/%E5%9B%BD%E9%99%85%E6%8A%A5%E9%81%93/20230510-%E6%B3%95%E6%96%B0%E7%A4%BE%E8%AE%B0%E8%80%85%E5%9C%A8%E4%B9%8C%E5%85%8B%E5%85%B0%E6%AE%89%E8%81%8C-%E7%99%BD%E5%AE%AB%E8%A1%A8%E5%93%80%E6%82%BC</text:a>
</text:p>
      <!--NEWS-->
      <text:h text:style-name="P10" text:outline-level="1">
<text:span text:style-name="T4">
Hurry into many celebrities Twitter 23 -year -old men plead guilty</text:span>
</text:h>
      <text:p text:style-name="P4">
Publisher: 法新社</text:p>
      <text:p text:style-name="P4">
Published Time: 2023-05-10T07:32:09+00:00</text:p>
      <text:p text:style-name="P4">
Modified Time: 2023-05-10T07:05:02+00:00</text:p>
      <text:p text:style-name="P4">
Description: (Agence France -Presse Washington, 9th) A British man pleaded guilty today. Stealing $ 79,400 cryptocurrenc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5-10T07-32-09-00-00/000000.png" xlink:type="simple" xlink:show="embed" xlink:actuate="onLoad" draw:mime-type="image/png"/>
</draw:frame>
The 23 -year -old Joseph James O'Connor extradited from Spain to New York, USA on April 26, and pleaded guilty in the New York court.</text:p>
      <text:p text:style-name="P4">
He hacked more than 130 Twitter accounts in July 2020 and was arrested in Spain nearly two years ago. The hacked include Apple, Uber, American rapper "Kenye" Kanyewest, and Microsoft, founder of Microsoft. Bill Gates, President Biden, and Obama and Musk's accounts.</text:p>
      <text:p text:style-name="P4">
He and members of the hacker organization hijacked these accounts and asked the followers of the account owner to send them Bitcoin to ensure that their money would double.</text:p>
      <text:p text:style-name="P4">
In 2019, the organization also used the "SIM Card to Change Attack" technology to invade the community media accounts with two media celebrities. The court documents did not write the names of the two, but the media reported that it was Tiktok net red, Addisonrae and actress Bella Thorne.</text:p>
      <text:p text:style-name="P4">
The organization threatened to disclose their private photos and other information.</text:p>
      <text:p text:style-name="P4">
In addition, they also used the same technology to steal $ 794,000 virtual currencies from New York.</text:p>
      <text:p text:style-name="P4">
The Internet name used by Oconner at the time was Plugwalkjoe. He acknowledged the crime of invading computer, extortion, tracking, telecommunications fraud and money laundering.</text:p>
      <text:p text:style-name="P4">
The heaviest charges can be sentenced to 20 years in prison.</text:p>
      <text:p text:style-name="P4">
News Source: <text:a xlink:type="simple" xlink:href="https://www.rfi.fr/cn/%E5%9B%BD%E9%99%85%E6%8A%A5%E9%81%93/20230510-%E9%AA%87%E5%85%A5%E5%A4%9A%E4%BD%8D%E5%90%8D%E4%BA%BA%E6%8E%A8%E7%89%B9-%E8%8B%B123%E5%B2%81%E7%94%B7%E8%AE%A4%E7%BD%AA" text:style-name="Internet_20_link" text:visited-style-name="Visited_20_Internet_20_Link">
https://www.rfi.fr/cn/%E5%9B%BD%E9%99%85%E6%8A%A5%E9%81%93/20230510-%E9%AA%87%E5%85%A5%E5%A4%9A%E4%BD%8D%E5%90%8D%E4%BA%BA%E6%8E%A8%E7%89%B9-%E8%8B%B123%E5%B2%81%E7%94%B7%E8%AE%A4%E7%BD%AA</text:a>
</text:p>
      <!--NEWS-->
      <text:h text:style-name="P10" text:outline-level="1">
<text:span text:style-name="T4">
Bayon or cancel the Japanese G7 Summit on the upper limit of debt</text:span>
</text:h>
      <text:p text:style-name="P4">
Author: 联合早报 (Person)</text:p>
      <text:p text:style-name="P4">
Publisher: 联合早报 (Organization)</text:p>
      <text:p text:style-name="P4">
Published Time: 2023-05-10T08:13</text:p>
      <text:p text:style-name="P4">
Modified Time: 2023-05-10T08:29</text:p>
      <text:p text:style-name="P4">
Description: US President Biden hinted that in order to resolve the U.S. debt limit negotiation deadlock, he may cancel the trip to Japan's Seventh Kingdom Group (G7) summit. Reuters reported that Bayeng's Oval Office of the White House and the Republican House Speaker McCarthy raised debts in the White House Oval Office and Republican House of Representatives ...</text:p>
      <text:p text:style-name="P4">
Videos: []</text:p>
      <text:p text:style-name="P4">
Audios: []</text:p>
      <text:p text:style-name="P4">
Images: []</text:p>
      <text:p text:style-name="P4">
Type: NewsArticle</text:p>
      <text:p text:style-name="P4">
Breadcrumbs: ['即时', '国际']</text:p>
      <text:p text:style-name="P4">
Keywords: ['拜登', '日本', '七国集团', '债务违约', '债务', '美国', '美国经济']</text:p>
      <!--METADATA-->
      <text:p text:style-name="P4">
US President Biden hinted that in order to resolve the U.S. debt limit negotiation deadlock, he may cancel the trip to Japan's Seventh Kingdom Group (G7) summit.</text:p>
      <text:p text:style-name="P4">
Reuters reported that Bayeng on Tuesday (May 9) in the White House Oval Office and the Speaker of the Republican House of Representatives McCarthy to raise the debt limit to negotiate, <text:a xlink:type="simple" xlink:href="https://www.zaobao.com/realtime/world/story20230510-1392915" text:style-name="Internet_20_link" text:visited-style-name="Visited_20_Internet_20_Link">
</text:a>
Essence The two sides will hold a meeting on Friday (12th).</text:p>
      <text:p text:style-name="P4">
After Biden, he told reporters that he "will still be committed to participating" the G7 summit held in Japan later this month, but solving the problem of US debt limit "Obviously the most important matters in our agenda."</text:p>
      <text:p text:style-name="P4">
But he also added that he chose to stay in the United States without attending the G7 summit.</text:p>
      <text:p text:style-name="P4">
Biden said earlier that he and Congress leaders were "effective" on the debt limit on the debt limit. He also said: "Everyone attending the meeting knows what the risk of debt defaults is."</text:p>
      <text:p text:style-name="P4">
After the McCarthy's meeting, he complained to the media that Biden had started the negotiations before he came to the end, saying that the White House had no plan B.</text:p>
      <text:p text:style-name="P4">
Democratic House of Representatives, the minority leader of the House of Representatives Jeffris, and the major party leader of the Senate, Schummer, and the Republican Senate minority leader McConal also attended the White House meeting on Tuesday.</text:p>
      <text:p text:style-name="P4">
The US Treasury Department previously estimated that if the federal debt limit is not raised, the Ministry of Finance may not be able to pay all government bills as soon as June 1.</text:p>
      <text:p text:style-name="P4">
The G7 Summit will be held on May 19 in Hiroshima, Japan.</text:p>
      <text:p text:style-name="P4">
News Source: <text:a xlink:type="simple" xlink:href="https://www.zaobao.com.sg/realtime/world/story20230510-1392924" text:style-name="Internet_20_link" text:visited-style-name="Visited_20_Internet_20_Link">
https://www.zaobao.com.sg/realtime/world/story20230510-1392924</text:a>
</text:p>
      <!--NEWS-->
      <text:h text:style-name="P10" text:outline-level="1">
<text:span text:style-name="T4">
The Australian think tank refers to the Chinese Communist Party to manipulate global public opinion to infiltrate overseas social media</text:span>
</text:h>
      <text:p text:style-name="P4">
Author: None</text:p>
      <text:p text:style-name="P4">
Publisher: Radio Free Asia (Organization)</text:p>
      <text:p text:style-name="P4">
Published Time: 2023-05-10T08:48:00-04:00</text:p>
      <text:p text:style-name="P4">
Modified Time: 2023-05-10T12:29:52-04:00</text:p>
      <text:p text:style-name="P4">
Description: None</text:p>
      <text:p text:style-name="P4">
Videos: []</text:p>
      <text:p text:style-name="P4">
Audios: ["<text:a xlink:type="simple" xlink:href="https://www.rfa.org/mandarin/yataibaodao/junshiwaijiao/cll-0510202308480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39" text:anchor-type="as-char" svg:width="6.9236in" svg:height="4.991692in" draw:z-index="0">
<draw:image xlink:href="../Images/rfamandarin/2023-05-10T08-48-00-04-00/000000.png" xlink:type="simple" xlink:show="embed" xlink:actuate="onLoad" draw:mime-type="image/png"/>
</draw:frame>
 <text:a xlink:type="simple" xlink:href="https://www.rfa.org/mandarin/yataibaodao/junshiwaijiao/cll-05102023084808.html/@@images/image" text:style-name="Internet_20_link" text:visited-style-name="Visited_20_Internet_20_Link">
</text:a>
Screenshot of ASPI Report <text:a xlink:type="simple" xlink:href="https://www.rfa.org/mandarin/yataibaodao/junshiwaijiao/cll-05102023084808.html/@@stream" text:style-name="Internet_20_link" text:visited-style-name="Visited_20_Internet_20_Link">
</text:a>
Australia Strategy Institute(Aspi)Reports have been issued a few days ago, stating that the Chinese government's "network influence" in recent years for democratic countries has become increasingly frequent, precise and effective. The report also named the Chinese company Qi Anxin, saying that it helped the Chinese government to manipulate foreign public opinion through social media.</text:p>
      <text:p text:style-name="P4">
<text:span text:style-name="T4">
<text:span text:style-name="T5">
 <text:a xlink:type="simple" xlink:href="https://www.rfa.org/mandarin/Xinwen/5-02072023114038.html" text:style-name="Internet_20_link" text:visited-style-name="Visited_20_Internet_20_Link">
</text:a>
 </text:span>
*  * </text:span>
<text:a xlink:type="simple" xlink:href="https://www.rfa.org/mandarin/yataibaodao/gangtai/hx-07272018094704.html" text:style-name="Internet_20_link" text:visited-style-name="Visited_20_Internet_20_Link">
 </text:a>
<text:span text:style-name="T4">
<text:span text:style-name="T5">
*</text:span>
 <text:a xlink:type="simple" xlink:href="https://www.rfa.org/mandarin/yataibaodao/gangtai/hx-07232021075305.html" text:style-name="Internet_20_link" text:visited-style-name="Visited_20_Internet_20_Link">
<text:span text:style-name="T4">
 Not afraid of the Chinese version of the Chinese version of the Chinese version in Taiwan </text:span>
</text:a>
</text:span>
</text:p>
      <text:p text:style-name="P4">
This article is "Holding Public Opinion"(Gaming Public Opinion)of <text:a xlink:type="simple" xlink:href="https://ad-aspi.s3.ap-southeast-2.amazonaws.com/2023-05/Gaming%20public%20opinion.pdf" text:style-name="Internet_20_link" text:visited-style-name="Visited_20_Internet_20_Link">
 </text:a>
It is pointed out that although the Chinese Communist Party's "Wolf Diplomacy" attitude is slightly softened recently, at the same time, it has strengthened public opinion of democratic countries through social media. The joint author of the report of the Australian Strategic Policy Research Institute [] <text:a xlink:type="simple" xlink:href="https://www.aspi.org.au/bio/albert-zhang" text:style-name="Internet_20_link" text:visited-style-name="Visited_20_Internet_20_Link">
</text:a>
 (Albert Zhang)It is pointed out to this station that Chinese government agencies participating in overseas public opinion have become more than before; he said: "Government agencies that launch information offensives for foreign countries, in addition to the PLA strategic support forces and the Ministry of National Security, include some Originally, it was an internal regulatory agency, such as the Central Propaganda Department, the Ministry of Public Security, and the Internet Information Office; but they were also expanding the efforts of manipulating global public opinion. "</text:p>
      <text:p text:style-name="P4">
Zhang Yuyang explained that the Chinese Communist Party will use some accounts disguised as an account from Western countries to manipulate public opinion on social media; he said: "In 2021, a group of social media accounts disguised in the West, often densely dense in office hours in Beijing time. Posting, accusing the US government invading computer networks in China and other countries with hackers. After tracking, it is found that those accounts come from a network called 'spam camouflage'; The government spreads political propaganda, and it will also disturb overseas people; this densely posting operation in 2021, its task code is 'honey 獾 action'. "</text:p>
      <text:p text:style-name="P4">
The report refers to Qi Anxin, a listed company in China, stating that the company assisted the CCP to manipulate overseas public opinion; Zhang Yuyang said: "Qi Anxin's largest shareholder is the China Military Industry Head of China Electronic Information Industry Group; 40 % of Qi Anxin's income comes from Controlling the Chinese government's business, the company plays an important role in the military intelligence -related work of the Chinese government; and Qi Anxin also assisted the Chinese government to launch a network influence on foreign countries on social media. "</text:p>
      <text:p text:style-name="P4">
He has published a book "Silence" and "Mats" to reveal how the Australian scholar Klav Hamilton, a Australian scholar who interfere with the Chinese Communist Party of Democratic countries(CliveHamilton)It is pointed out to the station that he agreed to report the arguments proposed by the Australian Institute of Strategic Policy in the report, arguing that the CCP is strengthening manipulating global public opinion. He believes that the CCP's goal of manipulating public opinion is consistent, but the actual operation method is constantly adjusting. He said: "In recent years, the Chinese government has strengthened network influence; because countries like Australia have strengthened the legislation and law enforcement of anti -foreign influence intervention, China will have become more difficult to implement tasks in those countries. Therefore, through the Internet, through the Internet, through the Internet, through the Internet Underground work becomes more important. "</text:p>
      <text:p text:style-name="P4">
<draw:frame draw:style-name="fr1" draw:name="Image40" text:anchor-type="as-char" svg:width="6.9236in" svg:height="3.897317in" draw:z-index="0">
<draw:image xlink:href="../Images/rfamandarin/2023-05-10T08-48-00-04-00/000001.png" xlink:type="simple" xlink:show="embed" xlink:actuate="onLoad" draw:mime-type="image/png"/>
</draw:frame>
Clive Hamilton, a professor at Charles Studuhua University of Charles Studu, Australia. (RFA data photo, reporter Xia Xiaohua)</text:p>
      <text:p text:style-name="P4">
The report of the Australian Institute of Strategic Policy suggested that governments must strengthen legislation and cooperate with social media operators in order to prevent the CCP's abuse of online speech space to manipulate public opinion.</text:p>
      <text:p text:style-name="P4">
Reporter: Qiu Dezhen Editor: Jiayuan.com editor: Ruizhe</text:p>
      <text:p text:style-name="P4">
News Source: <text:a xlink:type="simple" xlink:href="https://www.rfa.org/mandarin/yataibaodao/junshiwaijiao/cll-05102023084808.html" text:style-name="Internet_20_link" text:visited-style-name="Visited_20_Internet_20_Link">
https://www.rfa.org/mandarin/yataibaodao/junshiwaijiao/cll-05102023084808.html</text:a>
</text:p>
      <!--NEWS-->
      <text:h text:style-name="P10" text:outline-level="1">
<text:span text:style-name="T4">
U.S. Rejuvenation Regulations for Vaccination of Crown Diseases of Entry and Federal Employees</text:span>
</text:h>
      <text:p text:style-name="P4">
Author: 联合早报 (Person)</text:p>
      <text:p text:style-name="P4">
Publisher: 联合早报 (Organization)</text:p>
      <text:p text:style-name="P4">
Published Time: 2023-05-10T08:58</text:p>
      <text:p text:style-name="P4">
Modified Time: 2023-05-10T09:21</text:p>
      <text:p text:style-name="P4">
Description: U.S. President Biden has revoked measures for most international passengers to complete the vaccination of coronary vaccines and similar regulations on US federal employees and contractors. Reuters reports that this measure will take effect at 0:00 am on Friday (May 12), eastern time of the United States. The United States will ...</text:p>
      <text:p text:style-name="P4">
Videos: []</text:p>
      <text:p text:style-name="P4">
Audios: []</text:p>
      <text:p text:style-name="P4">
Images: []</text:p>
      <text:p text:style-name="P4">
Type: NewsArticle</text:p>
      <text:p text:style-name="P4">
Breadcrumbs: ['即时', '国际']</text:p>
      <text:p text:style-name="P4">
Keywords: ['美国', '旅客', '冠病疫苗', '冠状病毒19']</text:p>
      <!--METADATA-->
      <text:p text:style-name="P4">
U.S. President Biden has revoked measures for most international passengers to complete the vaccination of coronary vaccines and similar regulations on US federal employees and contractors.</text:p>
      <text:p text:style-name="P4">
Reuters reports that this measure will take effect at 0:00 am on Friday (May 12), eastern time of the United States. The United States will be officially on Thursday (11th) <text:a xlink:type="simple" xlink:href="https://www.zaobao.com/realtime/world/story20230502-1389765" text:style-name="Internet_20_link" text:visited-style-name="Visited_20_Internet_20_Link">
</text:a>
Essence</text:p>
      <text:p text:style-name="P4">
The White House Crown Disease Coordinator Ashishja Tuesday (9th) told reporters that the government has made a public health decision that no need to request foreign tourists, federal employees and contractors to complete vaccination to protect Americans.</text:p>
      <text:p text:style-name="P4">
He said that in accordance with the government's vaccination regulations on employees, more than 90%of employees have completed vaccination. This provision saved the lives of countless people, but the current situation in the United States is completely different.</text:p>
      <text:p text:style-name="P4">
Bayeng Government <text:a xlink:type="simple" xlink:href="https://www.zaobao.com/realtime/world/story20210909-1192017" text:style-name="Internet_20_link" text:visited-style-name="Visited_20_Internet_20_Link">
</text:a>
About 3.5 million federal employees and contractors must complete the vaccination of coronary diseases, otherwise they will face dismissal or disciplinary sanctions, but after a series of lawsuits, this measure has not been implemented.</text:p>
      <text:p text:style-name="P4">
News Source: <text:a xlink:type="simple" xlink:href="https://www.zaobao.com.sg/realtime/world/story20230510-1392930" text:style-name="Internet_20_link" text:visited-style-name="Visited_20_Internet_20_Link">
https://www.zaobao.com.sg/realtime/world/story20230510-1392930</text:a>
</text:p>
      <!--NEWS-->
      <text:h text:style-name="P10" text:outline-level="1">
<text:span text:style-name="T4">
A Agence France -Presse reporter died in Ukraine</text:span>
</text:h>
      <text:p text:style-name="P4">
Author: None (Language: zh)</text:p>
      <text:p text:style-name="P4">
Publisher: None</text:p>
      <text:p text:style-name="P4">
Time: 2023-05-10T09:19:00Z</text:p>
      <text:p text:style-name="P4">
Description: Agence France -Presse said that the reporter of the agency Alman Sodding died in the rockets in Bachomut, East Ukraine on Tuesday. According to statistics from the organization and protection of the Journalist Committee of the Borders, 11 reporters, fixed personnel or drivers of the media team have been killed during the Ukrainian war.</text:p>
      <text:p text:style-name="P4">
Videos: []</text:p>
      <text:p text:style-name="P4">
Images: ["<text:a xlink:type="simple" xlink:href="https://static.dw.com/image/65566487_303.jpg" text:style-name="Internet_20_link" text:visited-style-name="Visited_20_Internet_20_Link">
65566487_303.jpg</text:a>
", "<text:a xlink:type="simple" xlink:href="https://static.dw.com/image/65566477_303.jpg" text:style-name="Internet_20_link" text:visited-style-name="Visited_20_Internet_20_Link">
65566477_303.jpg</text:a>
", "<text:a xlink:type="simple" xlink:href="https://static.dw.com/image/65487627_303.jpg" text:style-name="Internet_20_link" text:visited-style-name="Visited_20_Internet_20_Link">
65487627_303.jpg</text:a>
", "<text:a xlink:type="simple" xlink:href="https://static.dw.com/image/64088228_303.jpg" text:style-name="Internet_20_link" text:visited-style-name="Visited_20_Internet_20_Link">
64088228_303.jpg</text:a>
", "<text:a xlink:type="simple" xlink:href="https://static.dw.com/image/61344658_303.jpg" text:style-name="Internet_20_link" text:visited-style-name="Visited_20_Internet_20_Link">
61344658_303.jpg</text:a>
", "<text:a xlink:type="simple" xlink:href="https://static.dw.com/image/61111601_303.jpg" text:style-name="Internet_20_link" text:visited-style-name="Visited_20_Internet_20_Link">
61111601_303.jpg</text:a>
", "<text:a xlink:type="simple" xlink:href="https://static.dw.com/image/60974732_303.jpg" text:style-name="Internet_20_link" text:visited-style-name="Visited_20_Internet_20_Link">
60974732_303.jpg</text:a>
", "<text:a xlink:type="simple" xlink:href="https://static.dw.com/image/61143994_303.jpg" text:style-name="Internet_20_link" text:visited-style-name="Visited_20_Internet_20_Link">
61143994_303.jpg</text:a>
", "<text:a xlink:type="simple" xlink:href="https://static.dw.com/image/61240548_303.jpg" text:style-name="Internet_20_link" text:visited-style-name="Visited_20_Internet_20_Link">
61240548_303.jpg</text:a>
", "<text:a xlink:type="simple" xlink:href="https://static.dw.com/image/61004925_303.jpg" text:style-name="Internet_20_link" text:visited-style-name="Visited_20_Internet_20_Link">
61004925_303.jpg</text:a>
"]</text:p>
      <text:p text:style-name="P4">
Subject: 新闻广角</text:p>
      <text:p text:style-name="P4">
Subjects: ['记者无疆界组织', '新闻自由']</text:p>
      <text:p text:style-name="P4">
Keywords: ['法新社', '无国界记者', '乌克兰战争', '殉职', '记者', '新闻自由', '战地记者']</text:p>
      <text:p text:style-name="P4">
Id: 65572218</text:p>
      <!--METADATA-->
      <text:p text:style-name="P4">
<text:a xlink:type="simple" xlink:href="https://www.dw.com/zh/overlay/image/article/65572218/65566487" text:style-name="Internet_20_link" text:visited-style-name="Visited_20_Internet_20_Link">
 <draw:frame draw:style-name="fr1" draw:name="Image41" text:anchor-type="as-char" svg:width="6.9236in" svg:height="3.896998in" draw:z-index="0">
<draw:image xlink:href="../Images/dwzh/2023-05-10T09-19-00Z/65566487_303.jpg" xlink:type="simple" xlink:show="embed" xlink:actuate="onLoad" draw:mime-type="image/jpeg"/>
</draw:frame>
</text:a>
(Voice of Germany Chinese), AFAN Soldin, 32, was killed by a rocket attack in Bachomut, East Ukraine.</text:p>
      <text:p text:style-name="P4">
Other Agence France -Presse reporters present said that around 4:30 in the afternoon on Tuesday, CHASIVYAR, a small town near Bach Murd, was attacked by rockets. In the town in recent months, Wudong has been Wudong The center of fighting.</text:p>
      <text:p text:style-name="P4">
Agence France -Presse news team and a group of Ukrainian soldiers were attacked by rockets. A rocket fell near Soddine, and Soden was killed on the spot. Other people in the French New News Agency team were not injured.</text:p>
      <text:p text:style-name="P4">
"Fabrice Fries), chairman of Agence France -Presse, said:" The entire news agency is sorrowful to lose Soin. "</text:p>
      <text:p text:style-name="P4">
"His death reminds us that reporters are facing risks and threats every day when reporting in Ukraine's conflict."</text:p>
      <text:p text:style-name="P4">
According to Agence France -Presse, Soddine is a French citizen and was born in the current Persian capital Sarajenwo. On February 24, 2022, Russia invaded Ukraine to report the battle every other day and go to the front line in recent months.</text:p>
      <text:p text:style-name="P4">
*<draw:frame draw:style-name="fr1" draw:name="Image42" text:anchor-type="as-char" svg:width="6.9236in" svg:height="3.896998in" draw:z-index="0">
<draw:image xlink:href="../Images/dwzh/2023-05-10T09-19-00Z/65566477_303.jpg" xlink:type="simple" xlink:show="embed" xlink:actuate="onLoad" draw:mime-type="image/jpeg"/>
</draw:frame>
#</text:p>
      <text:h text:style-name="P13" text:outline-level="4">
<text:span text:style-name="T4">
Journalist who died in the Russian and Ukraine War</text:span>
</text:h>
      <text:h text:style-name="P12" text:outline-level="3">
<text:span text:style-name="T4">
Fae Prescription Reporter Alman Sotin</text:span>
</text:h>
      <text:p text:style-name="P4">
On May 9, 2023, Agence France -Presse video coordinator Armansoldin was killed by a rocket attack in Bachomite, eastern Ukraine. At the time of the incident, the news team of AFP and a group of Ukrainian soldiers were attacked by the Rockets. A rocket fell near Soin, and Soin died on the spot. FabriceFries, chairman of Agence France -Presse, said that the death of Soin showed that "reporters are facing risks and threats every day when reporting in Ukraine's conflict."</text:p>
      <text:p text:style-name="P4">
*<draw:frame draw:style-name="fr1" draw:name="Image43" text:anchor-type="as-char" svg:width="6.9236in" svg:height="3.896998in" draw:z-index="0">
<draw:image xlink:href="../Images/dwzh/2023-05-10T09-19-00Z/65487627_303.jpg" xlink:type="simple" xlink:show="embed" xlink:actuate="onLoad" draw:mime-type="image/jpeg"/>
</draw:frame>
#</text:p>
      <text:h text:style-name="P13" text:outline-level="4">
<text:span text:style-name="T4">
Journalist who died in the Russian and Ukraine War</text:span>
</text:h>
      <text:h text:style-name="P12" text:outline-level="3">
<text:span text:style-name="T4">
Ukrainian reporter Bikk</text:span>
</text:h>
      <text:p text:style-name="P4">
Less than two weeks before the Agence France -Presse reporter Soddine, Ukraine reporter Bohdanbitik was suspected to be shot and killed by Russian sniper in Hulmone in southern Ukraine on April 26. At the time, Batick was assisted in the Italian Republican reporter Corradozunino to report, the latter bounced on his shoulders. The Republic pointed out that at the attack, both reporters were wearing bulletproof vests printed with "Press".</text:p>
      <text:p text:style-name="P4">
*<draw:frame draw:style-name="fr1" draw:name="Image44" text:anchor-type="as-char" svg:width="6.9236in" svg:height="3.896998in" draw:z-index="0">
<draw:image xlink:href="../Images/dwzh/2023-05-10T09-19-00Z/64088228_303.jpg" xlink:type="simple" xlink:show="embed" xlink:actuate="onLoad" draw:mime-type="image/jpeg"/>
</draw:frame>
#</text:p>
      <text:h text:style-name="P13" text:outline-level="4">
<text:span text:style-name="T4">
Journalist who died in the Russian and Ukraine War</text:span>
</text:h>
      <text:h text:style-name="P12" text:outline-level="3">
<text:span text:style-name="T4">
French journalist Leclair-Emhoff</text:span>
</text:h>
      <text:p text:style-name="P4">
On May 30, 2022, French journalist Frédéric Leclerc-Imhoff, who played for the French BFMTV television station, was in the humanitarian evacuation operation of the Lugiansk region in Ukraine. Among them, the 32 -year -old journalist died.</text:p>
      <text:p text:style-name="P4">
*<draw:frame draw:style-name="fr1" draw:name="Image45" text:anchor-type="as-char" svg:width="6.9236in" svg:height="3.896998in" draw:z-index="0">
<draw:image xlink:href="../Images/dwzh/2023-05-10T09-19-00Z/61344658_303.jpg" xlink:type="simple" xlink:show="embed" xlink:actuate="onLoad" draw:mime-type="image/jpeg"/>
</draw:frame>
#</text:p>
      <text:h text:style-name="P13" text:outline-level="4">
<text:span text:style-name="T4">
Journalist who died in the Russian and Ukraine War</text:span>
</text:h>
      <text:h text:style-name="P12" text:outline-level="3">
<text:span text:style-name="T4">
Lithuania Documentary Director Cvidaravicus</text:span>
</text:h>
      <text:p text:style-name="P4">
On April 2, 2022, Mantaskvedaravicius, director of Lithuania documentary, was found on the streets, besieged on the street, with gunshot wounds on his head and chest. Reporters without borders pointed out that the cause of death of Cvidalawus is unclear, but he was captured by Russia a few days ago. The Ukraine Ministry of Defense wrote on Twitter that Cvidaravicus was killed by Russia's occupant when he tried to leave Mary Ubol.</text:p>
      <text:p text:style-name="P4">
*<draw:frame draw:style-name="fr1" draw:name="Image46" text:anchor-type="as-char" svg:width="6.9236in" svg:height="3.896998in" draw:z-index="0">
<draw:image xlink:href="../Images/dwzh/2023-05-10T09-19-00Z/61111601_303.jpg" xlink:type="simple" xlink:show="embed" xlink:actuate="onLoad" draw:mime-type="image/jpeg"/>
</draw:frame>
#</text:p>
      <text:h text:style-name="P13" text:outline-level="4">
<text:span text:style-name="T4">
Journalist who died in the Russian and Ukraine War</text:span>
</text:h>
      <text:h text:style-name="P12" text:outline-level="3">
<text:span text:style-name="T4">
Documentary Director Renault</text:span>
</text:h>
      <text:p text:style-name="P4">
On March 13, 2022, Brentrenaud, a former US documentary director and a former reporter of the New York Times, was attacked by Russian soldiers while passing the Irpine inspection station in the northwest of Kiev, and died in the back of the neck. Juanarredondo, a American Colombian reporter who was with him, was injured and was taken to the hospital. Jakesullivan, a national security adviser to the White House, expressed its condemnation of Russia in an interview. He said Renault's death was shocking, and he also said that the Biden government would make "appropriate response" to Russia after getting more information.</text:p>
      <text:p text:style-name="P4">
*<draw:frame draw:style-name="fr1" draw:name="Image47" text:anchor-type="as-char" svg:width="6.9236in" svg:height="3.896998in" draw:z-index="0">
<draw:image xlink:href="../Images/dwzh/2023-05-10T09-19-00Z/60974732_303.jpg" xlink:type="simple" xlink:show="embed" xlink:actuate="onLoad" draw:mime-type="image/jpeg"/>
</draw:frame>
#</text:p>
      <text:h text:style-name="P13" text:outline-level="4">
<text:span text:style-name="T4">
Journalist who died in the Russian and Ukraine War</text:span>
</text:h>
      <text:h text:style-name="P12" text:outline-level="3">
<text:span text:style-name="T4">
Photography reporter Zhakun</text:span>
</text:h>
      <text:p text:style-name="P4">
On March 1, 2022, a photographer at Ukraine TV, also the EFE News Agency specialist, Yevhesakun, died after being shot by Russia in the TV tower in Kiev, the capital. The attack also killed the other four. The picture shows the Kiev TV Tower that has been shot.</text:p>
      <text:p text:style-name="P4">
*<draw:frame draw:style-name="fr1" draw:name="Image48" text:anchor-type="as-char" svg:width="6.9236in" svg:height="3.896998in" draw:z-index="0">
<draw:image xlink:href="../Images/dwzh/2023-05-10T09-19-00Z/61143994_303.jpg" xlink:type="simple" xlink:show="embed" xlink:actuate="onLoad" draw:mime-type="image/jpeg"/>
</draw:frame>
#</text:p>
      <text:h text:style-name="P13" text:outline-level="4">
<text:span text:style-name="T4">
Journalist who died in the Russian and Ukraine War</text:span>
</text:h>
      <text:h text:style-name="P12" text:outline-level="3">
<text:span text:style-name="T4">
Photography Reporter Zaisovsky, producer Kuf Shinova</text:span>
</text:h>
      <text:p text:style-name="P4">
On March 14, 2022, a film crew of the Fox News Center was hit by artillery near Kiev, Ukraine. Photographer Pierrezakrzewski and producer Olexandra Kuvshynova were killed in the attack, which also caused severe injuries on the legs Benjaminhall's legs. Zaveski has participated in the reports of the Iraq war and the Afghan war. The picture shows a photographer Tazavsky.</text:p>
      <text:p text:style-name="P4">
*<draw:frame draw:style-name="fr1" draw:name="Image49" text:anchor-type="as-char" svg:width="6.9236in" svg:height="3.896998in" draw:z-index="0">
<draw:image xlink:href="../Images/dwzh/2023-05-10T09-19-00Z/61240548_303.jpg" xlink:type="simple" xlink:show="embed" xlink:actuate="onLoad" draw:mime-type="image/jpeg"/>
</draw:frame>
#</text:p>
      <text:h text:style-name="P13" text:outline-level="4">
<text:span text:style-name="T4">
Journalist who died in the Russian and Ukraine War</text:span>
</text:h>
      <text:h text:style-name="P12" text:outline-level="3">
<text:span text:style-name="T4">
Russian reporter Baolin</text:span>
</text:h>
      <ul>
        <li>
<draw:frame draw:style-name="fr1" draw:name="Image50" text:anchor-type="as-char" svg:width="6.9236in" svg:height="3.896998in" draw:z-index="0">
<draw:image xlink:href="../Images/dwzh/2023-05-10T09-19-00Z/61004925_303.jpg" xlink:type="simple" xlink:show="embed" xlink:actuate="onLoad" draw:mime-type="image/jpeg"/>
</draw:frame>
#</li>
      </ul>
      <text:h text:style-name="P13" text:outline-level="4">
<text:span text:style-name="T4">
Journalist who died in the Russian and Ukraine War</text:span>
</text:h>
      <text:h text:style-name="P12" text:outline-level="3">
<text:span text:style-name="T4">
Citizen reporter Shakilov</text:span>
</text:h>
      <text:p text:style-name="P4">
Ukraine Prosecutor's chief Iryna VeNediktova mentioned in her personal community media that citizen reporter DilerBEKSHAKIROV was shot shot by Russian soldiers in the Hulson suburbs on February 26, 2022. The picture shows military trucks entering Holso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French President Macron tribed to Soin on his Twitter and praised his bravery.</text:p>
      <text:p text:style-name="P4">
"With a brave spirit, he reported to the front line from the first few hours of the conflict. Pass the truth to us. Our heart is with his relatives and colleagues."</text:p>
      <text:p text:style-name="P4">
The Ukraine Ministry of Defense also issued a statement in Twitter, expressing "sincere condolences" to Sotin's family and colleagues. "He dedicated his life to passing the truth to the world. His spirit and his career will continue."</text:p>
      <text:p text:style-name="P4">
The White House Press Secretary Karine Jean-Pierre also paid tribute to Soin. She said that the world was grateful for those reporters who were killed for reports. "News is the foundation of a free society."</text:p>
      <text:p text:style-name="P4">
U.S. Secretary of State Brosky expressed his condolences in a speech at Freedom in Washington. "Today, we were sadly learned that Alman Sodding died in eastern Ukraine. We died in eastern Ukraine. We expressed their condolences to his family and relatives, and the entire Agence France -Presse family."</text:p>
      <text:p text:style-name="P4">
According to statistics from the Borders Reporter Organization (RSF) and the Protection Journalist Committee (CPJ), including Sotin, at least 11 journalists, fixed personnel or drivers of the media team have died in the Ukrainian war.</text:p>
      <text:p text:style-name="P4">
The Secretary -General of RSF, Christophe Deloire, praised the courage of reporters who reported the war every day, and said that the death of Sotin was "the tragedy of all defending independence and reliable information."</text:p>
      <text:p text:style-name="P4">
(Agence France -Presse)</text:p>
      <text:p text:style-name="P4">
News Source: <text:a xlink:type="simple" xlink:href="https://www.dw.com/zh/一名法新社记者在乌克兰殉职/a-65572218" text:style-name="Internet_20_link" text:visited-style-name="Visited_20_Internet_20_Link">
https://www.dw.com/zh/一名法新社记者在乌克兰殉职/a-65572218?maca=chi-rss-chi-all-1127-rdf</text:a>
</text:p>
      <!--NEWS-->
      <text:h text:style-name="P10" text:outline-level="1">
<text:span text:style-name="T4">
British Studies: Most antidepressants in the treatment of chronic pain are suspicious</text:span>
</text:h>
      <text:p text:style-name="P4">
Publisher: 法新社</text:p>
      <text:p text:style-name="P4">
Published Time: 2023-05-10T09:32:08+00:00</text:p>
      <text:p text:style-name="P4">
Modified Time: 2023-05-10T09:20:03+00:00</text:p>
      <text:p text:style-name="P4">
Description: (Agence France -Presse, Paris, 10th) A large -scale research report published today states that almost no evidence shows that most antidepressants are effective in treating chronic pai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5-10T09-32-08-00-00/000000.png" xlink:type="simple" xlink:show="embed" xlink:actuate="onLoad" draw:mime-type="image/png"/>
</draw:frame>
However, British researchers engaged in this research emphasized that patients should not suspend their current drugs without authorization; they suggested that patients should ask doctors.</text:p>
      <text:p text:style-name="P4">
It is estimated that 1/3 people have experienced chronic pain (any pain that lasted more than 3 months).</text:p>
      <text:p text:style-name="P4">
For a long time, opium drugs prescribed by doctors for such patients are no longer recommended for most patients, because such drugs may be addicted and dangerous, especially in the long run.</text:p>
      <text:p text:style-name="P4">
Therefore, antidepressants have become prescription notes that doctors often prescribed for chronic pain patients, in order to alleviate pain in the brain that affects emotions in the brain.</text:p>
      <text:p text:style-name="P4">
However, a new inspection study of the medical information research organization "COCHRANE" shows that the effect and safety of almost all antidepressant drugs for chronic pain are difficult to determine. This is the first evaluation of all related topics.</text:p>
      <text:p text:style-name="P4">
Scientists from several British universities reviewed 176 trials, including nearly 30,000 patients, and they took 25 different antidepressants to treat chronic pain.</text:p>
      <text:p text:style-name="P4">
As a result, the researchers only believed that one antidepressant "Duloxetine" was effective for short -term pain.</text:p>
      <text:p text:style-name="P4">
Although this drug is also effective in fibromyalgia, muscle skeletal and nerve pain, researchers said that it lacks data with long -term side effects.</text:p>
      <text:p text:style-name="P4">
Another antidepressant "Milnacipran" can also reduce pain, but researchers have insufficient confidence in this because there are fewer research materials.</text:p>
      <text:p text:style-name="P4">
As for one of the most commonly used antidepressants, the most commonly used antidepressants, which is most commonly used for the treatment of chronic pain, the researchers said that they could not evaluate whether it was effective or safe due to lack of reliable evidence.</text:p>
      <text:p text:style-name="P4">
The main author of the study and the University of Southampton, the University of Southampton, said that doctors are easy to develop the habit of opening Amidelin.</text:p>
      <text:p text:style-name="P4">
Pinkes said at a press conference that 1/3 of chronic pain patients expressed affirmation of the placebo response, so doctors may also hear the praise of such drugs from patients.</text:p>
      <text:p text:style-name="P4">
Having said that, Pinkes emphasized that if the patient suddenly stops taking antidepressants, "it is really dangerous", "please talk to your doctor."</text:p>
      <text:p text:style-name="P4">
Researchers have called for better research and need to update health guide information in order to reflect the current best knowledge.</text:p>
      <text:p text:style-name="P4">
News Source: <text:a xlink:type="simple" xlink:href="https://www.rfi.fr/cn/%E5%9B%BD%E9%99%85%E6%8A%A5%E9%81%93/20230510-%E8%8B%B1%E7%A0%94%E7%A9%B6-%E6%B2%BB%E7%96%97%E6%85%A2%E6%80%A7%E7%96%BC%E7%97%9B-%E5%A4%9A%E6%95%B0%E6%8A%97%E6%8A%91%E9%83%81%E8%8D%AF%E6%95%88%E6%9E%9C%E5%AD%98%E7%96%91" text:style-name="Internet_20_link" text:visited-style-name="Visited_20_Internet_20_Link">
https://www.rfi.fr/cn/%E5%9B%BD%E9%99%85%E6%8A%A5%E9%81%93/20230510-%E8%8B%B1%E7%A0%94%E7%A9%B6-%E6%B2%BB%E7%96%97%E6%85%A2%E6%80%A7%E7%96%BC%E7%97%9B-%E5%A4%9A%E6%95%B0%E6%8A%97%E6%8A%91%E9%83%81%E8%8D%AF%E6%95%88%E6%9E%9C%E5%AD%98%E7%96%91</text:a>
</text:p>
      <!--NEWS-->
      <text:h text:style-name="P10" text:outline-level="1">
<text:span text:style-name="T4">
Zoko called on the Yajia'an country to play a role in regional peace</text:span>
</text:h>
      <text:p text:style-name="P4">
Author: 联合早报 (Person)</text:p>
      <text:p text:style-name="P4">
Publisher: 联合早报 (Organization)</text:p>
      <text:p text:style-name="P4">
Published Time: 2023-05-10T09:48</text:p>
      <text:p text:style-name="P4">
Modified Time: 2023-05-10T11:58</text:p>
      <text:p text:style-name="P4">
Description: Indonesia President Zoko said that the Ayanan country should play a role in maintaining regional peace. Reuters reported that the 42nd Asian Summer Summit held in Labuan Bajo, Indonesia on Wednesday (May 10), gave an opening speech and issued ...</text:p>
      <text:p text:style-name="P4">
Videos: []</text:p>
      <text:p text:style-name="P4">
Audios: []</text:p>
      <text:p text:style-name="P4">
Images: []</text:p>
      <text:p text:style-name="P4">
Type: NewsArticle</text:p>
      <text:p text:style-name="P4">
Breadcrumbs: ['即时', '国际']</text:p>
      <text:p text:style-name="P4">
Keywords: ['佐科', '亚细安峰会', '缅甸', '印度尼西亚', '新加坡', '亚细安']</text:p>
      <!--METADATA-->
      <text:p text:style-name="P4">
Indonesia President Zoko said that the Ayanan country should play a role in maintaining regional peace.</text:p>
      <text:p text:style-name="P4">
Reuters reported that the 42nd Asianiman Summit held in Labuan Bajo, Indonesia on Wednesday (May 10), gave an opening speech and issued this appeal.</text:p>
      <text:p text:style-name="P4">
Indonesia is the chairman of this year's Asian Dimension, and Zoko called on the Asians of the Asians to make a view on the Myanmar crisis and speak in a consistent caliber. The Myanmar issue can be said to be the most difficult problem faced since the establishment of Ya'an.</text:p>
      <text:p text:style-name="P4">
In addition to the Myanmar issue, the topics of the Asian Summit will also include the regional tensions and the code of behavior of the South China Sea.</text:p>
      <text:p text:style-name="P4">
In his speech before the meeting, Zoko asked: "Will Ya'an only remain silent? Or will it be the driver of peace and growth?"</text:p>
      <text:p text:style-name="P4">
He said: "I believe that all of our member states will agree, and Asian'an must be united in order to succeed."</text:p>
      <text:p text:style-name="P4">
East Timor, who seeks to join Ya'an, also participated in the Asian Summit. TAUR MATANRUAK, the premier of East Timor, said that Myanmar's restoration of order is crucial. He said: "We also have the obligation to promote Aya An and the international community to assist Myanmar to create peace."</text:p>
      <text:p text:style-name="P4">
East Timor was Portugal's colonies before independence.</text:p>
      <text:p text:style-name="P4">
A few days before the Asian'an Summit held, one <text:a xlink:type="simple" xlink:href="https://www.zaobao.com.sg/realtime/world/story20230508-1392281" text:style-name="Internet_20_link" text:visited-style-name="Visited_20_Internet_20_Link">
</text:a>
Essence</text:p>
      <text:p text:style-name="P4">
The incident occurred on May 7, when the vehicles by diplomats in Indonesia and Singapore were driving to Taunggyi, the capital of Laun State, Eastern Myanmar to transport rescue supplies, but were shot and attacked by unknown militants. The Singapore Ministry of Foreign Affairs responded to the media inquiries on the 8th that the two Singaporean Embassy in Yangon was in the car at the time. They are now safe and have returned to Yangon.</text:p>
      <text:p text:style-name="P4">
The Myanmar military government failed to end violence and ensure the safety of humanitarian channels, which made the Asianan country dedicated to promoting the return of Myanmar to return to the peace process.</text:p>
      <text:p text:style-name="P4">
News Source: <text:a xlink:type="simple" xlink:href="https://www.zaobao.com.sg/realtime/world/story20230510-1392941" text:style-name="Internet_20_link" text:visited-style-name="Visited_20_Internet_20_Link">
https://www.zaobao.com.sg/realtime/world/story20230510-1392941</text:a>
</text:p>
      <!--NEWS-->
      <text:h text:style-name="P10" text:outline-level="1">
<text:span text:style-name="T4">
The Philippine women's corpse hidden bucket American boyfriend is suspected of murder and was arrested</text:span>
</text:h>
      <text:p text:style-name="P4">
Publisher: 法新社</text:p>
      <text:p text:style-name="P4">
Published Time: 2023-05-10T1:32:08+00:00</text:p>
      <text:p text:style-name="P4">
Modified Time: 2023-05-10T11:05:02+00:00</text:p>
      <text:p text:style-name="P4">
Description: (AFP, Manila, 10th) The Philippine Police said today that a 71 -year -old American man was arrested for murder, because his body of his Philippine girlfriend was found in a bucket hidden in the two people in the Philippines capital of Manila.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5-10T1-32-08-00-00/000000.png" xlink:type="simple" xlink:show="embed" xlink:actuate="onLoad" draw:mime-type="image/png"/>
</draw:frame>
The Bacoor police told AFP that they found the body of the 48 -year -old woman in the house of Manila, which was packed in a blue plastic barrel sealed with garbage bags and tape. This man.</text:p>
      <text:p text:style-name="P4">
After 4 days after the woman's adult son reported that she was missing 4 days later, the police went to the address. Police report said her son also told the police that he smelled a "bad smell" there.</text:p>
      <text:p text:style-name="P4">
The report said that the police also found three knives and 1 rope, and the man was detained for suspected murder.</text:p>
      <text:p text:style-name="P4">
Police said the body would be determined to determine the cause of the woman. (Translator: Lin Yifeng/Calculating Draft: Lin Zhiping)</text:p>
      <text:p text:style-name="P4">
News Source: <text:a xlink:type="simple" xlink:href="https://www.rfi.fr/cn/%E5%9B%BD%E9%99%85%E6%8A%A5%E9%81%93/20230510-%E8%8F%B2%E5%BE%8B%E5%AE%BE%E5%A5%B3%E5%AD%90%E5%B0%B8%E4%BD%93%E8%97%8F%E6%B0%B4%E6%A1%B6-%E7%BE%8E%E5%9B%BD%E7%94%B7%E5%8F%8B%E6%B6%89%E5%AB%8C%E8%B0%8B%E6%9D%80%E8%A2%AB%E6%8D%95" text:style-name="Internet_20_link" text:visited-style-name="Visited_20_Internet_20_Link">
https://www.rfi.fr/cn/%E5%9B%BD%E9%99%85%E6%8A%A5%E9%81%93/20230510-%E8%8F%B2%E5%BE%8B%E5%AE%BE%E5%A5%B3%E5%AD%90%E5%B0%B8%E4%BD%93%E8%97%8F%E6%B0%B4%E6%A1%B6-%E7%BE%8E%E5%9B%BD%E7%94%B7%E5%8F%8B%E6%B6%89%E5%AB%8C%E8%B0%8B%E6%9D%80%E8%A2%AB%E6%8D%95</text:a>
</text:p>
      <!--NEWS-->
      <text:h text:style-name="P10" text:outline-level="1">
<text:span text:style-name="T4">
Chen Zhaizhi, a retired teacher, was added to the prosecution for three and a half years</text:span>
</text:h>
      <text:p text:style-name="P4">
Author: None</text:p>
      <text:p text:style-name="P4">
Publisher: Radio Free Asia (Organization)</text:p>
      <text:p text:style-name="P4">
Published Time: 2023-05-10T10:00:00-04:00</text:p>
      <text:p text:style-name="P4">
Modified Time: 2023-05-10T12:27:36-04:00</text:p>
      <text:p text:style-name="P4">
Description: None</text:p>
      <text:p text:style-name="P4">
Videos: []</text:p>
      <text:p text:style-name="P4">
Audios: ["<text:a xlink:type="simple" xlink:href="https://www.rfa.org/mandarin/yataibaodao/renquanfazhi/gf-0510202307284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53" text:anchor-type="as-char" svg:width="6.9236in" svg:height="3.88615in" draw:z-index="0">
<draw:image xlink:href="../Images/rfamandarin/2023-05-10T10-00-00-04-00/000000.png" xlink:type="simple" xlink:show="embed" xlink:actuate="onLoad" draw:mime-type="image/png"/>
</draw:frame>
Chen Zhaizhi, a retired teacher of Beijing University of Science and Technology <text:a xlink:type="simple" xlink:href="https://www.rfa.org/mandarin/yataibaodao/renquanfazhi/gf-05102023072844.html/@@images/image" text:style-name="Internet_20_link" text:visited-style-name="Visited_20_Internet_20_Link">
</text:a>
Rights Protection Network/Data Photo <text:a xlink:type="simple" xlink:href="https://www.rfa.org/mandarin/yataibaodao/renquanfazhi/gf-05102023072844.html/@@stream" text:style-name="Internet_20_link" text:visited-style-name="Visited_20_Internet_20_Link">
</text:a>
Chen Zhaizhi, a retired teacher of Beijing University of Science and Technology, who was suspected of "provoking trouble", came to court again. Prosecutors have been sentenced to three and a half years based on new evidence. Some people in the legal community believe that Chen Zhaizhi suffers from severe brain degeneration, and the authorities should deal with his previous non -blame.</text:p>
      <text:p text:style-name="P4">
<text:span text:style-name="T4">
<text:span text:style-name="T5">
 <text:a xlink:type="simple" xlink:href="https://www.rfa.org/mandarin/Xinwen/7-05092023152950.html" text:style-name="Internet_20_link" text:visited-style-name="Visited_20_Internet_20_Link">
</text:a>
</text:span>
</text:span>
<text:a xlink:type="simple" xlink:href="https://www.rfa.org/mandarin/yataibaodao/renquanfazhi/gf-05042023033848.html" text:style-name="Internet_20_link" text:visited-style-name="Visited_20_Internet_20_Link">
<text:span text:style-name="T4">
 Chen Zhaizhi Chen Zhaizhi in the retired teacher obtained the insurance and was blamed for additional guilty </text:span>
</text:a>
  * <text:span text:style-name="T4">
<text:a xlink:type="simple" xlink:href="https://www.rfa.org/mandarin/Xinwen/6-02232023131902.html" text:style-name="Internet_20_link" text:visited-style-name="Visited_20_Internet_20_Link">
 </text:a>
 </text:span>
  * <text:span text:style-name="T4">
<text:a xlink:type="simple" xlink:href="https://www.rfa.org/mandarin/Xinwen/2-04252020115401.html" text:style-name="Internet_20_link" text:visited-style-name="Visited_20_Internet_20_Link">
 </text:a>
 </text:span>
  * <text:span text:style-name="T4">
<text:a xlink:type="simple" xlink:href="https://www.rfa.org/mandarin/yataibaodao/huanjing/gf2-03302020083315.html" text:style-name="Internet_20_link" text:visited-style-name="Visited_20_Internet_20_Link">
 </text:a>
</text:span>
</text:p>
      <text:p text:style-name="P4">
After a lapse of three years, Chen Zhaizhi was suspected of provoking the case in May 9th in the Beijing Haidian District Court for trial. Chen Zhaizhi, who has been detained in the detention center for the past few years.</text:p>
      <text:p text:style-name="P4">
A legal person who pays attention to the incident, but in order to ensure that his own safety is unwilling to disclose his name, he told this station that Chen Zhaizhi, who suffered from degeneration, had difficulty in communicating in court, and was inconvenient to move.</text:p>
      <text:p text:style-name="P4">
People in the legal community: "The mental state is not very good. Walking requires others to help, can't stand up, can't stand. When the final statement is published, he needs to stand, but he is supporting the two people. Next, lean on the back of the trial chair. "</text:p>
      <text:p text:style-name="P4">
The court's re -court was mainly charged with Chen Zhaizhi's charges. The legal community disclosed that the prosecutors have increased from two and a half years to three and a half years according to the new crimes.</text:p>
      <text:p text:style-name="P4">
Wu Shaoping, a lawyer in the United States, believes that Chen Zhaizhi, who is over 70 years old, is seriously ill. The authorities should approve him to take the bail pending trial, and even never blame.</text:p>
      <text:p text:style-name="P4">
<draw:frame draw:style-name="fr1" draw:name="Image54" text:anchor-type="as-char" svg:width="6.9236in" svg:height="6.671833in" draw:z-index="0">
<draw:image xlink:href="../Images/rfamandarin/2023-05-10T10-00-00-04-00/000001.png" xlink:type="simple" xlink:show="embed" xlink:actuate="onLoad" draw:mime-type="image/png"/>
</draw:frame>
Wu Shaoping (pictured) believes that Chen Zhaizhi has a serious degradation and authorities should deal with his previous non -blame. (Wu Shaoping is exclusively provided, the shooting date is unknown) <text:a xlink:type="simple" xlink:href="https://www.rfa.org/mandarin/yataibaodao/renquanfazhi/gf-05102023072844.html/m0510gf-1.jpg" text:style-name="Internet_20_link" text:visited-style-name="Visited_20_Internet_20_Link">
</text:a>
Wu Shaoping: "What kind of disease to reach what kind of disease should be reached, the CCP has never stipulated a standard. I judge that he (Chen Zhaizhi) has no ability to have civil behavior, nor does it have criminal behavior. Even if his past behavior constitutes the so -called so -called so -called so -called so -called so -called so -called so -called so -called so -called He can't bear any criminal responsibility for crime. At this time, a legal trial of him is illegal in itself. "</text:p>
      <text:p text:style-name="P4">
<text:span text:style-name="T4">
 The Beijing authorities obstruct the objections to the court to listen to the court </text:span>
</text:p>
      <text:p text:style-name="P4">
Chen Zhaizhi, a friend of anonymous based on safety considerations, said that he thought of the court's listening, but was blocked by the authorities.</text:p>
      <text:p text:style-name="P4">
Chen Zhaizhi friends: "The police of the police station notified me that I was in a job, don't go to the court, one person (public security) is outside the door, I can go out to do something, but he will follow me. There are many people who have been on the job. "</text:p>
      <text:p text:style-name="P4">
Public information shows that after the death of former Chinese Prime Minister Li Peng in 2019, Chen Zhaizhi protested to the leaders and teams in front of the Babaoshan Revolutionary Cemetery Gate; in February 2020, Chen Zhaizhi was accused of forwarding information and videos of the new crown epidemic, and was detained by criminal detention.</text:p>
      <text:p text:style-name="P4">
Chen Hongwang, a Beijing citizen who ran for him after the accident, praised the bone of the retired scholar.</text:p>
      <text:p text:style-name="P4">
<draw:frame draw:style-name="fr1" draw:name="Image55" text:anchor-type="as-char" svg:width="6.9236in" svg:height="6.45719in" draw:z-index="0">
<draw:image xlink:href="../Images/rfamandarin/2023-05-10T10-00-00-04-00/000002.png" xlink:type="simple" xlink:show="embed" xlink:actuate="onLoad" draw:mime-type="image/png"/>
</draw:frame>
Beijing citizen Chen Hongwang (pictured) praised Chen Zhaizhi with bones. (Chen Hongwang is exclusively provided, the shooting date is unknown) [] <text:a xlink:type="simple" xlink:href="https://www.rfa.org/mandarin/yataibaodao/renquanfazhi/gf-05102023072844.html/m0510gf-2.jpg" text:style-name="Internet_20_link" text:visited-style-name="Visited_20_Internet_20_Link">
</text:a>
Chen Hongwang: "I am supervised (upper job), but I am not afraid. Chen Zhaizhi is a person with bone. Is it wrong to express his personal point? He has contributed to the people of this nation. My choice. "</text:p>
      <text:p text:style-name="P4">
It is generally believed that Chen Zhaizhi was charged with "provocation" on the surface because of the sensitive information for reposting, but it was actually "calculated" by the authorities.</text:p>
      <text:p text:style-name="P4">
Reporter: Gao Feng Responsible Editor: Chen Meihua Xu Shuting Jiayuan.com Editor: Ruizhe</text:p>
      <text:p text:style-name="P4">
News Source: <text:a xlink:type="simple" xlink:href="https://www.rfa.org/mandarin/yataibaodao/renquanfazhi/gf-05102023072844.html" text:style-name="Internet_20_link" text:visited-style-name="Visited_20_Internet_20_Link">
https://www.rfa.org/mandarin/yataibaodao/renquanfazhi/gf-05102023072844.html</text:a>
</text:p>
      <!--NEWS-->
      <text:h text:style-name="P10" text:outline-level="1">
<text:span text:style-name="T4">
High -temperature drying "Perfect Storm" promotes extreme wildfire in western Canada</text:span>
</text:h>
      <text:p text:style-name="P4">
Publisher: 法新社</text:p>
      <text:p text:style-name="P4">
Published Time: 2023-05-10T10:02:09+00:00</text:p>
      <text:p text:style-name="P4">
Modified Time: 2023-05-10T09:50:03+00:00</text:p>
      <text:p text:style-name="P4">
Description: (Agence France -Presse Montreal 9th) According to the researchers, the dry vegetation, the temperature of the record, and the strong wind, the weather phenomenon that constitutes the "perfect storm" promotes the large -scale large -scale Alberta Province of Western Canada this year. Forest wildfi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5-10T10-02-09-00-00/000000.png" xlink:type="simple" xlink:show="embed" xlink:actuate="onLoad" draw:mime-type="image/png"/>
</draw:frame>
Scientists have pointed out that the scope of wildfires and this year have appeared so early this year, which shows the impact of climate change.</text:p>
      <text:p text:style-name="P4">
"We already have 390,000 hectares of land have been burned," said Announced entering an emergency.</text:p>
      <text:p text:style-name="P4">
She told the media today: "This is an unusual (harmonious) incident. This is a major event I think we must prepare in the future."</text:p>
      <text:p text:style-name="P4">
About 30,000 people have been ordered to withdraw from their homes, and hundreds of firefighters have worked hard to control the fire.</text:p>
      <text:p text:style-name="P4">
Yan Boulanger, a forest fire expert in the Canadian Department of Natural Resources, told AFP: "This is a special year, because the burning area has accumulated very quickly, and the number of large fires occurs very much."</text:p>
      <text:p text:style-name="P4">
Branja said that most wildfires are caused by artificially, including cigarette butts, camp fires that are not extinguished appropriately or sometimes malicious behaviors.</text:p>
      <text:p text:style-name="P4">
Terri Lang, a meteorologist in the Environmental Ministry of Canada, said the dry environment made spring a "dangerous moment".</text:p>
      <text:p text:style-name="P4">
Lan En told AFP that the weather phenomenon appeared in early May, "bringing real and abnormal heat and drying environment to Abada."</text:p>
      <text:p text:style-name="P4">
A high -pressure ridge pushed the rain and kept high temperature, breaking several temperature records of Alberta Province.</text:p>
      <text:p text:style-name="P4">
In addition, the typical temperature difference between the cold north and the warm south helps the strong wind.</text:p>
      <text:p text:style-name="P4">
Lan En said, "This is a perfect storm."</text:p>
      <text:p text:style-name="P4">
"If the weather conditions are still extreme, wildfire may last for several weeks or months."</text:p>
      <text:p text:style-name="P4">
News Source: <text:a xlink:type="simple" xlink:href="https://www.rfi.fr/cn/%E7%A7%91%E5%AD%A6%E6%96%B0%E7%9F%A5/20230510-%E9%AB%98%E6%B8%A9%E5%B9%B2%E7%87%A5%E9%85%BF-%E5%AE%8C%E7%BE%8E%E9%A3%8E%E6%9A%B4-%E5%8A%A9%E9%95%BF%E5%8A%A0%E6%8B%BF%E5%A4%A7%E8%A5%BF%E9%83%A8%E6%9E%81%E7%AB%AF%E9%87%8E%E7%81%AB" text:style-name="Internet_20_link" text:visited-style-name="Visited_20_Internet_20_Link">
https://www.rfi.fr/cn/%E7%A7%91%E5%AD%A6%E6%96%B0%E7%9F%A5/20230510-%E9%AB%98%E6%B8%A9%E5%B9%B2%E7%87%A5%E9%85%BF-%E5%AE%8C%E7%BE%8E%E9%A3%8E%E6%9A%B4-%E5%8A%A9%E9%95%BF%E5%8A%A0%E6%8B%BF%E5%A4%A7%E8%A5%BF%E9%83%A8%E6%9E%81%E7%AB%AF%E9%87%8E%E7%81%AB</text:a>
</text:p>
      <!--NEWS-->
      <text:h text:style-name="P10" text:outline-level="1">
<text:span text:style-name="T4">
New Zealand male students go to the cave school to teach the police to find the body</text:span>
</text:h>
      <text:p text:style-name="P4">
Publisher: 法新社</text:p>
      <text:p text:style-name="P4">
Published Time: 2023-05-10T10:02:10+00:00</text:p>
      <text:p text:style-name="P4">
Modified Time: 2023-05-10T09:50:02+00:00</text:p>
      <text:p text:style-name="P4">
Description: (AFP, Wellington, 10th) The New Zealand police said today that when a teenager participated in the school outing to visit the cave, he died in a bad weather. Tourism launched a comprehensive investig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5-10T10-02-10-00-00/000000.png" xlink:type="simple" xlink:show="embed" xlink:actuate="onLoad" draw:mime-type="image/png"/>
</draw:frame>
When the teenager followed his classmates to visit the popular attraction of ABBEY CAVES north of Auckland, "encountered bad weather."</text:p>
      <text:p text:style-name="P4">
After searching for a day in a bad weather, the police announced that it was found in the remains last night. When a formal identity verification, it would provide assistance to the family members of the male students.</text:p>
      <text:p text:style-name="P4">
Tony Hill, a Northland police supervisor, said: "At this tragic moment, we send them a grief."</text:p>
      <text:p text:style-name="P4">
The police still took the blockade of the cave in the repair courtyard today, and the people who came to condolences to donate flowers at the cave mouth.</text:p>
      <text:p text:style-name="P4">
"New Zealand Herald" reported that Chrishipkins, Prime Minister of New Zealand, said: "I think this is the most horrible nightmare in each parent's mind. Send children to school in the morning, but at night Can't wait for them to go home safely. "</text:p>
      <text:p text:style-name="P4">
Now the question of the New Zealand people is that the school teachers bring students more than a dozen 15 to 16 -year -old Wang Alei Men's Middle School (WHANGAREI BOYS 'HighSchool) students who are prone to floods.</text:p>
      <text:p text:style-name="P4">
On the day of this group of students participating in off -campus activities, the rainfall in this area reached about 130 mm, and floods generally appeared.</text:p>
      <text:p text:style-name="P4">
Principal Karen Gilbert-Smith said today that the school and the local community are "very sad" when they lose "such love and babies' sons and brothers."</text:p>
      <text:p text:style-name="P4">
She said: "I know there are many questions, but I can't answer questions at this preliminary stage. We must let the New Zealand police intervene with the New Zealand Work Security Agency (WorksaFenz) to complete the comprehensiveness of this tragedy. investigation."</text:p>
      <text:p text:style-name="P4">
News Source: <text:a xlink:type="simple" xlink:href="https://www.rfi.fr/cn/%E5%9B%BD%E9%99%85%E6%8A%A5%E9%81%93/20230510-%E7%BA%BD%E8%A5%BF%E5%85%B0%E7%94%B7%E5%AD%A6%E7%94%9F%E8%B5%B4%E6%B4%9E%E7%A9%B4%E6%A0%A1%E5%A4%96%E6%95%99%E5%AD%A6%E9%81%87%E9%9A%BE-%E8%AD%A6%E6%96%B9%E5%AF%BB%E8%8E%B7%E9%81%97%E4%BD%93" text:style-name="Internet_20_link" text:visited-style-name="Visited_20_Internet_20_Link">
https://www.rfi.fr/cn/%E5%9B%BD%E9%99%85%E6%8A%A5%E9%81%93/20230510-%E7%BA%BD%E8%A5%BF%E5%85%B0%E7%94%B7%E5%AD%A6%E7%94%9F%E8%B5%B4%E6%B4%9E%E7%A9%B4%E6%A0%A1%E5%A4%96%E6%95%99%E5%AD%A6%E9%81%87%E9%9A%BE-%E8%AD%A6%E6%96%B9%E5%AF%BB%E8%8E%B7%E9%81%97%E4%BD%93</text:a>
</text:p>
      <!--NEWS-->
      <text:h text:style-name="P10" text:outline-level="1">
<text:span text:style-name="T4">
The opening of the U.S. Tangjia Embassy comes to the influence of China in the Pacific</text:span>
</text:h>
      <text:p text:style-name="P4">
Author: 联合早报 (Person)</text:p>
      <text:p text:style-name="P4">
Publisher: 联合早报 (Organization)</text:p>
      <text:p text:style-name="P4">
Published Time: 2023-05-10T10:03</text:p>
      <text:p text:style-name="P4">
Modified Time: 2023-05-10T10:38</text:p>
      <text:p text:style-name="P4">
Description: The United States opened an embassy in the capital of the Pacific island country. Reuters reports that this is part of the United States' strengthening of diplomacy in the Pacific region and competing for China's influence. US State Department spokesman Miller Miller issued a statement on Tuesday (May 9) saying that the United States in Nuku Aloa (n ...</text:p>
      <text:p text:style-name="P4">
Videos: []</text:p>
      <text:p text:style-name="P4">
Audios: []</text:p>
      <text:p text:style-name="P4">
Images: []</text:p>
      <text:p text:style-name="P4">
Type: NewsArticle</text:p>
      <text:p text:style-name="P4">
Breadcrumbs: ['即时', '国际']</text:p>
      <text:p text:style-name="P4">
Keywords: ['美国', '汤加', '大使馆', '太平洋岛国', '中国', '所罗门群岛']</text:p>
      <!--METADATA-->
      <text:p text:style-name="P4">
The capital of the United States in Tangjia, Pacific island country <text:a xlink:type="simple" xlink:href="https://www.zaobao.com/news/world/story20230503-1390305" text:style-name="Internet_20_link" text:visited-style-name="Visited_20_Internet_20_Link">
</text:a>
Essence</text:p>
      <text:p text:style-name="P4">
Reuters reports that this is part of the United States' strengthening of diplomacy in the Pacific region and competing for China's influence.</text:p>
      <text:p text:style-name="P4">
The US State Department spokesman Miller Miller issued a statement on Tuesday (May 9) saying that the US Embassy in Nuku ’ALOFA officially opened on Tuesday.</text:p>
      <text:p text:style-name="P4">
The statement said: "The opening of this embassy symbolizes the revival of the relationship between the two countries, and emphasizes our firm commitment to bilateral relations, the people of Tonga, and our partnership in the Indo -Pacific region."</text:p>
      <text:p text:style-name="P4">
Miller said the opening of the soup and the ambassador means that Washington can deploy more diplomats and resources in the local area, including may appoint a resident soup and Ambassador. The United States established diplomatic relations with Tonga in 1972.</text:p>
      <text:p text:style-name="P4">
Assistant Secretary of State Kangda, who is responsible for East Asia and Pacific Affairs, said last week that Washington has taken a long time after 30 years <text:a xlink:type="simple" xlink:href="https://www.zaobao.com/realtime/world/story20230202-1359091" text:style-name="Internet_20_link" text:visited-style-name="Visited_20_Internet_20_Link">
</text:a>
Later, Washington will also negotiate with Vanuatu and Kiribati in these two islands.</text:p>
      <text:p text:style-name="P4">
Since last year's Solomon Islands and Beijing <text:a xlink:type="simple" xlink:href="https://www.zaobao.com/realtime/china/story20220525-1276340" text:style-name="Internet_20_link" text:visited-style-name="Visited_20_Internet_20_Link">
</text:a>
Since then, the United States and regional allies Australia and <text:a xlink:type="simple" xlink:href="https://www.zaobao.com/realtime/world/story20220702-1288912" text:style-name="Internet_20_link" text:visited-style-name="Visited_20_Internet_20_Link">
</text:a>
Establish a naval base in the Pacific.</text:p>
      <text:p text:style-name="P4">
Although the United States is committed to strengthening the relationship with the Pacific island nation, the Solomon Islands still announced in March this year to award a contract worth millions of dollars to a Chinese state -owned enterprise to bring Honiara [] <text:a xlink:type="simple" xlink:href="https://www.zaobao.com/realtime/china/story20230322-1375113" text:style-name="Internet_20_link" text:visited-style-name="Visited_20_Internet_20_Link">
</text:a>
 。</text:p>
      <text:p text:style-name="P4">
News Source: <text:a xlink:type="simple" xlink:href="https://www.zaobao.com.sg/realtime/world/story20230510-1392950" text:style-name="Internet_20_link" text:visited-style-name="Visited_20_Internet_20_Link">
https://www.zaobao.com.sg/realtime/world/story20230510-1392950</text:a>
</text:p>
      <!--NEWS-->
      <text:h text:style-name="P10" text:outline-level="1">
<text:span text:style-name="T4">
German media: diplomacy or confrontation?</text:span>
</text:h>
      <text:p text:style-name="P4">
Author: None (Language: zh)</text:p>
      <text:p text:style-name="P4">
Publisher: None</text:p>
      <text:p text:style-name="P4">
Time: 2023-05-10T10:05:00Z</text:p>
      <text:p text:style-name="P4">
Description: The editor -in -chief of the World News made a comment that German Foreign Minister Berbak pointed out the correct direction when facing China. The New Zurich believes that China implements dual strategies for Germany. "Focus Weekly" wrote that the Liberal Democratic Party where the German Treasury Secretary should be right.</text:p>
      <text:p text:style-name="P4">
Videos: []</text:p>
      <text:p text:style-name="P4">
Images: ["<text:a xlink:type="simple" xlink:href="https://static.dw.com/image/65561385_303.jpg" text:style-name="Internet_20_link" text:visited-style-name="Visited_20_Internet_20_Link">
65561385_303.jpg</text:a>
"]</text:p>
      <text:p text:style-name="P4">
Subject: 时政风云</text:p>
      <text:p text:style-name="P4">
Subjects: ['贝尔博克', '林德纳', '德中关系']</text:p>
      <text:p text:style-name="P4">
Keywords: ['意见反馈']</text:p>
      <text:p text:style-name="P4">
Id: 65577941</text:p>
      <!--METADATA-->
      <text:p text:style-name="P4">
<text:a xlink:type="simple" xlink:href="https://www.dw.com/zh/overlay/image/article/65577941/65561385" text:style-name="Internet_20_link" text:visited-style-name="Visited_20_Internet_20_Link">
 <draw:frame draw:style-name="fr1" draw:name="Image58" text:anchor-type="as-char" svg:width="6.9236in" svg:height="3.896998in" draw:z-index="0">
<draw:image xlink:href="../Images/dwzh/2023-05-10T10-05-00Z/65561385_303.jpg" xlink:type="simple" xlink:show="embed" xlink:actuate="onLoad" draw:mime-type="image/jpeg"/>
</draw:frame>
</text:a>
Dedica and Foreign Minister met in Berlin</text:p>
      <text:p text:style-name="P4">
(Voice of Germany Chinese) The editor -in -chief of the World News asked: "Will she do it again?" The comments wrote: "When the German foreign minister is in the face of major conflict issues, it is still clearly clear as usual. : Whether it is China's position on the Russian war in Ukraine, or Taiwan or human rights issues. For its Chinese peers, it is too clear that he refuses to 'from the Western Teacher'. "</text:p>
      <text:p text:style-name="P4">
The comment wrote that, in the end, it was still an old problem: diplomacy or confrontation. "This issue has split the governing alliance. As a result, the long -established Chinese strategy has not yet been released. China is partners, competitors, and system rivals. This is an agreement between Germany before the third party joint government. But what is not sure is that of the three characters in China, which is the core. "</text:p>
      <text:p text:style-name="P4">
Comments, even <text:a xlink:type="simple" xlink:href="https://www.dw.com/zh/zh/德语媒体来自北京的外交挑衅/a-65564357" text:style-name="Internet_20_link" text:visited-style-name="Visited_20_Internet_20_Link">
</text:a>
On this topic, Foreign Minister Belbak did not say it. "Yes, she did this again. At the joint press conference, she talked friendly to talk about climate protection and government consultation. After that, it was clearly stated that the exchanges were not so friendly."</text:p>
      <text:p text:style-name="P4">
The comment said: "The road of German Foreign Minister pointed out the right direction ... ... Friendship does not change China's policy. The important thing is to set up boundaries, even if you must cooperate in specific aspects. Just as Berbak does."</text:p>
      <text:h text:style-name="P12" text:outline-level="3">
<text:span text:style-name="T4">
How can the German Foreign Minister visit China for "correction" for Macron?</text:span>
</text:h>
      <text:h text:style-name="P12" text:outline-level="3">
<text:span text:style-name="T4">
"Covers and Punishment"</text:span>
</text:h>
      <text:p text:style-name="P4">
At the same time that Belbak met with Chinese Foreign Minister, [] <text:a xlink:type="simple" xlink:href="https://www.dw.com/zh/zh/德语媒体德国财长访华为何被取消/a-65553450" text:style-name="Internet_20_link" text:visited-style-name="Visited_20_Internet_20_Link">
</text:a>
Essence This news is also the content of many other German media. "New Zurich" wrote: "In terms of relations with Germany, China follows dual strategies: collapse and punishment. The day before Qin Gang's visit, a diplomatic bomb in Berlin exploded: <text:a xlink:type="simple" xlink:href="https://www.dw.com/zh/zh/德国财长遭遇中国闭门羹/a-65560282" text:style-name="Internet_20_link" text:visited-style-name="Visited_20_Internet_20_Link">
</text:a>
Essence "</text:p>
      <text:h text:style-name="P12" text:outline-level="3">
<text:span text:style-name="T4">
The opinions of the United Party are different</text:span>
</text:h>
      <text:p text:style-name="P4">
"Focus Weekly" believes that if Lindona is "punished" because of its visit to Hong Kong or his colleagues in his Liberal Democratic Party in 2019, it means that the Liberal Democratic Party is right. The article wrote: "The offending the German government should have responded, such as the German -Chinese government consultation that postponed June 20. But it is likely that there will be no such response, because the ruling parties have different positions in Beijing. "</text:p>
      <text:p text:style-name="P4">
The article wrote: "The Berlin government feels the pressure of Beijing. The value -oriented foreign policy pursued by the Green Party has become increasingly difficult for the Social Democratic Party's opposition and Beijing's offensive attitude. The punishment, that means that they are all right. "</text:p>
      <text:p text:style-name="P4">
<text:span text:style-name="T5">
Inding the content of other media, does not represent the position or view of the Voice of Germany. _ </text:span>
 _ 吧 _</text:p>
      <text:p text:style-name="P4">
News Source: <text:a xlink:type="simple" xlink:href="https://www.dw.com/zh/德语媒体：外交还是对抗？/a-65577941" text:style-name="Internet_20_link" text:visited-style-name="Visited_20_Internet_20_Link">
https://www.dw.com/zh/德语媒体：外交还是对抗？/a-65577941?maca=chi-rss-chi-all-1127-rdf</text:a>
</text:p>
      <!--NEWS-->
      <text:h text:style-name="P10" text:outline-level="1">
<text:span text:style-name="T4">
Biden and Congress leaders conducted intense talks on the upper limit of debt but failed to reach an agreement</text:span>
</text:h>
      <text:p text:style-name="P4">
Author: chinese@voanews.com (维达库斯瓦拉, 阿妮塔·鲍威尔)</text:p>
      <text:p text:style-name="P4">
Publisher: 美国之音中文网 (Type: NewsMediaOrganization)</text:p>
      <text:p text:style-name="P4">
Published Time: 2023-05-10T10:17:53+08:00</text:p>
      <text:p text:style-name="P4">
Modified Time: 2023-05-10 02:17:53Z</text:p>
      <text:p text:style-name="P4">
Description: After a tense talks with President Joe Bayeng on Tuesday (May 9) with President Joe Biden, the leaders of Congress returned angrily. Biden tried to calm the panic of the global financial market. He said that the meeting was "effective" and would meet with members again on Friday. The United States is facing the possibility of debt default in its history.</text:p>
      <text:p text:style-name="P4">
Videos: []</text:p>
      <text:p text:style-name="P4">
Images: []</text:p>
      <text:p text:style-name="P4">
Categories: ['美国', '国会报道', '经济·金融·贸易']</text:p>
      <text:p text:style-name="P4">
Type: None</text:p>
      <!--METADATA-->
      <text:p text:style-name="P4">
Nonenone</text:p>
      <text:p text:style-name="P4">
News Source: <text:a xlink:type="simple" xlink:href="https://www.voachinese.com/a/tense-white-house-debt-limit-meeting-ends-with-no-agreement-20230509/7086447.html" text:style-name="Internet_20_link" text:visited-style-name="Visited_20_Internet_20_Link">
https://www.voachinese.com/a/tense-white-house-debt-limit-meeting-ends-with-no-agreement-20230509/7086447.html</text:a>
</text:p>
      <!--NEWS-->
      <text:h text:style-name="P10" text:outline-level="1">
<text:span text:style-name="T4">
Column | History of Hiroshi: Lecture 49 Notice (Part 1)</text:span>
</text:h>
      <text:p text:style-name="P4">
Author: None</text:p>
      <text:p text:style-name="P4">
Publisher: Radio Free Asia (Organization)</text:p>
      <text:p text:style-name="P4">
Published Time: 2023-05-10T10:29:39-04:00</text:p>
      <text:p text:style-name="P4">
Modified Time: 2023-05-10T10:29:39-04:00</text:p>
      <text:p text:style-name="P4">
Description: None</text:p>
      <text:p text:style-name="P4">
Videos: []</text:p>
      <text:p text:style-name="P4">
Audios: ["<text:a xlink:type="simple" xlink:href="https://www.rfa.org/mandarin/zhuanlan/zonghengdalishi/wenge/hist-0510202309312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59" text:anchor-type="as-char" svg:width="6.9236in" svg:height="2.680103in" draw:z-index="0">
<draw:image xlink:href="../Images/rfamandarin/2023-05-10T10-29-39-04-00/000000.png" xlink:type="simple" xlink:show="embed" xlink:actuate="onLoad" draw:mime-type="image/png"/>
</draw:frame>
Political propaganda materials made by the "Jinggangshan Corps" on May 27, 1967, "Jinggangshan Corps. <text:a xlink:type="simple" xlink:href="https://www.rfa.org/mandarin/zhuanlan/zonghengdalishi/wenge/hist-05102023093128.html/@@images/image" text:style-name="Internet_20_link" text:visited-style-name="Visited_20_Internet_20_Link">
</text:a>
From website chineseposters.net <text:a xlink:type="simple" xlink:href="https://www.rfa.org/mandarin/zhuanlan/zonghengdalishi/wenge/hist-05102023093128.html/@@stream" text:style-name="Internet_20_link" text:visited-style-name="Visited_20_Internet_20_Link">
</text:a>
<text:span text:style-name="T4">
 1. The background of "May 1st Notice" </text:span>
</text:p>
      <text:p text:style-name="P4">
Hello everyone, welcome everyone to listen to "History of the Great", I am the host Sun Cheng. Today, we will continue to conduct a series of historical programs of the Cultural Revolution, telling the "Notice of May 16", which is officially launched by the Cultural Revolution.</text:p>
      <text:p text:style-name="P4">
On May 16, 1966, the Central Committee of the Communist Party of China issued a notice. It is worth noting that this notification actually does not even have a formal name. The full name is the "Notice of the Central Committee of the Communist Party of China". But the madness named "Cultural Revolution" set off by a notice has changed the fate of countless people, and also deprived of the lives of countless people. Probably because people think that such an important notice in history, without a serious name, it can't be passed, so it uses the date it issued to give it a name and calls it the "May 16th Notice".</text:p>
      <text:p text:style-name="P4">
<draw:frame draw:style-name="fr1" draw:name="Image60" text:anchor-type="as-char" svg:width="6.9236in" svg:height="6.54843in" draw:z-index="0">
<draw:image xlink:href="../Images/rfamandarin/2023-05-10T10-29-39-04-00/000001.png" xlink:type="simple" xlink:show="embed" xlink:actuate="onLoad" draw:mime-type="image/png"/>
</draw:frame>
The "May 16th Notice" published on May 17, 1967 on May 17, 1967. (Wikipedia)  <text:a xlink:type="simple" xlink:href="https://www.rfa.org/mandarin/zhuanlan/zonghengdalishi/wenge/hist-05102023093128.html/56fe72471.jpg" text:style-name="Internet_20_link" text:visited-style-name="Visited_20_Internet_20_Link">
</text:a>
The meeting of the May 16th Notice is what we mentioned in the previous lectures that the Political Bureau of the Central Committee of the Communist Party of China from May 4th to 26th, 1966 expanded the meeting. A total of 76 people attended this meeting in Beijing. At the meeting, they decided to defeat Peng Zhen, Luo Ruiqing, Lu Dingyi, and Yang Shangkun, and treated Mao Zedong's "sacrifice flag" to Mao Zedong. It was also at this meeting that they passed the decision to launch the Cultural Revolution and determined the fate of hundreds of millions of beings. It is particularly paradoxical that Mao Zedong himself did not attend the meeting, and the host of the meeting was Mao Zedong's number one attack target Liu Shaoqi.</text:p>
      <text:p text:style-name="P4">
So, what exactly did this very important notice say in history? Let's take a look.</text:p>
      <text:p text:style-name="P4">
In fact, some of the most anticipated common sense is that the vast majority of this notification is carried out in the name of criticizing Peng Zhen's "February Outline". We have said before that after Yao Wenyuan began to criticize Wu Yan's new historical drama "Hai Rui", under the leadership of Peng Zhen, the Standing Committee of the Political Bureau of the CPC Central Committee passed a name "February Outline in February 1966 The document, trying to limit the criticism of Wu Yan as much as possible within the scope of academic discussion.</text:p>
      <text:p text:style-name="P4">
We have previously said that as early as July 1964, a "five -person group of cultural revolution" was established within the Central Committee of the Communist Party of China. The members include the first secretary and mayor Peng Zhen, and the Minister of Zhongxuan Lu Dingyi Kang Sheng, the head of the theoretical team of the Central Committee of the Communist Party of China, Zhou Yang, deputy minister of the Central Propaganda Department, and Wu Lengxi, the president of Xinhua News Agency and the president of the People's Daily. This group expanded the meeting once in February 1966. At the meeting, Peng Zhen expressed dissatisfaction with the criticism of Wu Yangang's launch. of"<text:a xlink:type="simple" xlink:href="https://zh.wikisource.org/wiki/%E4%BA%94%E4%BA%BA%E5%B0%8F%E7%BB%84%E5%90%91%E4%B8%AD%E5%A4%AE%E7%9A%84%E6%B1%87%E6%8A%A5%E6%8F%90%E7%BA%B2" text:style-name="Internet_20_link" text:visited-style-name="Visited_20_Internet_20_Link">
</text:a>
", Also known as" February Outline ". This outline was passed by the Standing Committee of the Political Bureau of the Central Committee of the Communist Party of China by Liu Shaoqi.</text:p>
      <text:p text:style-name="P4">
After the "February Outline" passed, Peng Zhen had previously reported to Wuhan to report to Mao Zedong, where he was there. In this report, Mao Zedong adopted a "hit Tai Chi" posture with an unclear statement, and seduced Peng Zhen to say that Wu Yan said that "it can be said to be anti -party and anti -socialism", which can be described as extremely deep. After that, Mao Zedong connected through his wife Jiang Qing and Lin Biao, thus launching a seminar on the symposium named Lin Biao and Jiang Qing. This question has a very low evaluation of the literary and art route since the establishment of the Communist Party of China in 1949. He believes that there is a "bourgeois" in terms of literature and art, which is opposed to Mao Zedong's "anti -socialism" "black line". And call on people to overthrow this "black line". In this way, Lin Biao, who symbolizes the military forces, showed his posture standing on the side of Mao Zedong. From this, Mao Zedong had enough confidence to do it directly to Peng Zhen. In fact, this "May 16th Notice" not only passed the seven modifications of Mao Zedong himself, but also some of the important paragraphs also directly from Mao Zedong's handwriting. Its drafting group was led by Chen Boda and Kang Sheng. Jiang Qing, Zhang Chunqiao, Guan Feng, Qi Benyu and others also participated in drafting, and these people were all firm Mao factions in the Chinese Communist Party at that time. In other words, the May 16th Notice completely reflects Mao Zedong's will.</text:p>
      <text:p text:style-name="P4">
<text:span text:style-name="T4">
 Two, extremely high political tuning: The hair -style political discourse in "May 16th Notice" </text:span>
</text:p>
      <text:p text:style-name="Horizontal_20_Line"/>
      <text:p text:style-name="P4">
"Notice of May 1st" at the beginning with a very high adjustment of the door, a violent attack on the February Outline said, saying:</text:p>
      <text:p text:style-name="P4">
"The central government decided to withdraw" [], which was transferred on February 12, 1966(https://zh.wikisource.org/wiki/%E4%BA%94%E4%BA%BA%E5%B0%8F%E7%BB%84%E5%90%91%E4%B8%AD%E5%A4%AE%E7%9A%84%E6%B1%87%E6%8A%A5%E6%8F%90%E7%BA%B2)", Revoked the original 'Cultural Revolution Five -person Group' and its office, re -established the Cultural Revolution Group, under the Standing Committee of the Politburo. The so -called "five -person group" report outline is fundamentally wrong, it violates the route of the socialist cultural revolution proposed by Comrade Mao Zedong, and it violates the socialist social class and the socialist social class and the socialist social class and Guidance of class struggle issues. This outline, the cultural revolution led and launched by Comrade Mao Zedong himself, at the Central Working Conference from September 1965 to October 1965 (that is, at the Central Political Bureau of the Central Committee of the Central Bureau of the Central Committee At the Standing Committee Meeting), the instructions of criticizing Wu Yan, Yang Fengyin violated and tried to resist. ""The so -called" five -person group "report outline was actually just the outline of Comrade Peng Zhen alone. It was made by Comrade Peng Zhen with the" Five -Man Group "member Kang Sheng and other comrades. To treat such a major issue that is related to the overall situation of the socialist revolution, Comrade Peng Zhen has never discussed and discussed in the 'Five -Man Group' at all. The central censorship did not get the consent of Comrade Mao Zedong, the chairman of the Central Committee, and adopted extremely improper means, arbitrarily arbitrary, abused power, theft of the central government, and hurriedly sent to the whole party. "</text:p>
      <text:p text:style-name="P4">
In this way, the various charges represented by the February Outline were settled on Peng Zhen, and Kang Sheng, who is also a member of the "Five -Man Group", was led to the relationship. Next, the "May 16th Notice" puts the "February Outline" with a full ten "main mistakes", including "standing on the bourgeois stance" and "violating all class struggles are political struggles. The basic argument of Marxism, etc., also said that this outline distorted Mao Zedong's speech. It is worth noting that when the May 16th Notice criticized the February Outline, from the theory of Maoism, it completely denied that many people thought it was a righteous thing. Here I chose three paragraphs and read it for everyone.</text:p>
      <text:p text:style-name="P4">
The first paragraph is:</text:p>
      <text:p text:style-name="P4">
"When we started fighting the bourgeoisie's rampant attack, the author of the outline proposed that" Everyone is equal in the face of truth. This slogan is the slogan of the bourgeoisie. They use this slogan to protect the bourgeoisie, oppose the proletariat, oppose Marx, Leninism, opposed to Mao Zedong's thoughts, denying the class of the truth. The struggle of the proletariat and the bourgeoisie, Marxism's truth as the bourgeoisie, and the fallacy of all the exploiters of the exploitation class are either the east wind overwhelming the west wind or the west wind overwhelmed the east wind. What equality is on. The proletariat struggling with the bourgeoisie, the proletariat's dictatorship of the bourgeoisie, and the proletarian in the upper building includes the dictatorship in various cultural fields. Wait, can there be any equality for these basic issues? "</text:p>
      <text:p text:style-name="P4">
The second paragraph is:</text:p>
      <text:p text:style-name="P4">
"Outline said, 'It is not only necessary to overwhelm each other politically, but also to truly exceed and overwhelm each other at the level of academic and business. This kind of thinking about academic boundaries is also wrong. The truth of academic grasping, the truth of Marxist Leninism, and the truth of Mao Zedong's thoughts have already greatly surpassed and overwhelmed the bourgeoisie. Outline of the method shows the so -called 'academic authority' touted and raising the bourgeoisie. Avise and suppressing our batch of new forces of the proletariat and fighting in the academic world. "</text:p>
      <text:p text:style-name="P4">
The third paragraph is:</text:p>
      <text:p text:style-name="P4">
"Outline proposes to" don't be arbitrarily arbitrarily like a scientific valve ", and say that" be vigilant on the road of bourgeois experts and academic valves'. What exactly is the 'academic valve'? '? Don't the proletariat do not dictatorship, don't overwhelm the bourgeoisie? Do you do not overwhelm the academics of the proletariat? The proletariat left, obviously to put on the hat of the "learning valve '" to Marxist Leninist, which supports the real bourgeoisie's academic valve and maintains their crumbling monopoly position in the academic world. In fact, those supported bourgeoisie The power of the capitalist road within the party of the learning valve, and those bourgeois representatives who enter the party's bourgeoisie -based learning valve are the people who do not read, read newspapers, do not contact the masses, do not learn. Arbitrary party lao who is arbitrary and overwhelming people ', stealing the party's name. "</text:p>
      <text:p text:style-name="P4">
<text:span text:style-name="T4">
 Three, the political logic of "May 1st Notice" </text:span>
</text:p>
      <text:p text:style-name="Horizontal_20_Line"/>
      <text:p text:style-name="P4">
In fact, there are many similar murderous words in the May 16th Notice. Limited to the program time, I can't list all of them. Interested friends can find it for themselves. But from these paragraphs, we can already feel the basic logic in this notice: it believes that "everyone is equal in the face of truth" is just a slogan of a bourgeoisie. There is no equal relationship in class struggle, only one party, only one party Defeating the other party, according to the hair language in the notice, "either the east wind overwhelms the west wind, or the west wind overwhelms the east wind." In addition, it is believed that the class boundary should be divided at the academic level, and Marxism -Leninism and Mao Zedong thought and "truth" are equal to the number. This so -called "truth" that the so -called proletariat mastered the academic level is that "it has already greatly exceeded the great surpassment And overwhelming the bourgeoisie. " In response to the so -called "bourgeoisie academic", this notification uses a seemingly doubtful sentence, in fact, it is a strong confirmation of a question: "Don't the proletariat do not dictatorship, do not overwhelm the bourgeoisie? The academic academics that eliminate the bourgeoisie? Is it a 'academic valve'? "</text:p>
      <text:p text:style-name="P4">
In general, according to the logic of this notification, the so -called "bourgeois academic" is not qualified to compete with equal competition of "the academic" of the proletariat, and only the "overwhelming and elimination". Moreover, Marxism -Leninism and Mao Zedong's thoughts are equal to the truth, and it is a supreme criterion. The "proletariat" greatly exceeds the "bourgeoisie" because of the mastery of this "high standard". In the face of the crushing of this so -called "truth" and "the highest standards", the "bourgeoisie" is not worthy of equality at all, only with "dictatorship". Speaking of which, I don't think we need to make more analysis, because the bloody and crazy atmosphere behind this thought has come to us.</text:p>
      <text:p text:style-name="P4">
After listed the top ten crimes, the notice made a qualitative conclusion on the February Outline, saying:</text:p>
      <text:p text:style-name="P4">
"In short, this outline is to oppose the socialist revolution to the end, oppose the cultural revolution line of the Party Central Committee headed by Comrade Mao Zedong, combat the proletarian left, shelter the bourgeois right, and prepare for public opinion for the restoration of the bourgeoisie. The reflection of thought in the party is a downright revisionism. Struggling to fight with this amendment line is definitely not a trivial matter, but the fate of our party and the country, the future of our party and the country, the party and our party and our party and the country The future of the country is also a top priority that is related to the World Revolution. "</text:p>
      <text:p text:style-name="P4">
From these words, the "February Outline" can be said to be "crime and evil" in the Mao faction. Class thought and thorough revisionist route. As for the struggle against this "revisionist line", it is related to the so -called "party and the country" and the fate of the "world revolution", and even "a top priority related to the world revolution." It can be said that according to this logic, Mao Zedong's struggle against Peng Zhen and the February Outline was simply saving the earth, and Peng Zhen has become a kind of "public enemy of the earth".</text:p>
      <text:p text:style-name="P4">
So, how do Mao faction do this so -called "saving the earth"? There is a very famous words in the "Notice of May 1st", summarizing what Mao Zedong wants to do next. In this regard, we will give a detailed description in the next lecture.</text:p>
      <text:p text:style-name="P4">
Thank you everyone. This is here this week, we see you next week.</text:p>
      <text:p text:style-name="P4">
Writing, hosting, production: Sun Cheng</text:p>
      <text:p text:style-name="P4">
News Source: <text:a xlink:type="simple" xlink:href="https://www.rfa.org/mandarin/zhuanlan/zonghengdalishi/wenge/hist-05102023093128.html" text:style-name="Internet_20_link" text:visited-style-name="Visited_20_Internet_20_Link">
https://www.rfa.org/mandarin/zhuanlan/zonghengdalishi/wenge/hist-05102023093128.html</text:a>
</text:p>
      <!--NEWS-->
      <text:h text:style-name="P10" text:outline-level="1">
<text:span text:style-name="T4">
In the past 20 years, the United States has monitored the United States to destroy Russia's malicious software</text:span>
</text:h>
      <text:p text:style-name="P4">
Publisher: 法新社</text:p>
      <text:p text:style-name="P4">
Published Time: 2023-05-10T10:32:07+00:00</text:p>
      <text:p text:style-name="P4">
Modified Time: 2023-05-10T10:20:02+00:00</text:p>
      <text:p text:style-name="P4">
Description: (Agence France -Presse, Washington, 9th) The U.S. Department of Justice said today that it has cut off the "precision" malicious software network engaged in espionage activities in 50 countries in 50 countries in the Russian Federal Security Agency (FSB). NATO) Allia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5-10T10-32-07-00-00/000000.png" xlink:type="simple" xlink:show="embed" xlink:actuate="onLoad" draw:mime-type="image/png"/>
</draw:frame>
U.S. officials said that the Russian Federal Security Administration has previously successfully implanted malware SNAKE or UROBUROS into computer systems around the world, mainly for government networks, research institutions, reporters, and other goals.</text:p>
      <text:p text:style-name="P4">
They said that the computers in these systems are also used as relay nodes to hide the SNAKE malware in and out of traffic in the target computer system.</text:p>
      <text:p text:style-name="P4">
The U.S. Department of Justice stated that in the long -term operations, the FBI installed its computer code in the system and instructed to Snake, causing malicious software to cover itself, and so that Snake could not operate.</text:p>
      <text:p text:style-name="P4">
Lisamonaco, deputy Minister of Justice, said: "U.S. law enforcement authorities have allowed Russia's malicious software to kill each other through high -tech operations, destroying one of Russia's most precise online spy tools, and Russia has used this in 20 years Tool promotes autocratic goals. "</text:p>
      <text:p text:style-name="P4">
Computer network experts have known this malicious software for at least 10 years. The US Internet Security and Infrastructure Security Agency (CISA) said the Russian Federal Security Agency began to develop the software in 2003.</text:p>
      <text:p text:style-name="P4">
CISA claims that Snake is "the most precise Internet spy tool in the weapon library of the Russian Federal Security Agency". It has a strong hiding ability and is extremely difficult to detect in computer systems and network traffic.</text:p>
      <text:p text:style-name="P4">
In addition, CISA said that this tool is also designed to be easily updated and corrected, and "due to the high degree of complexity, the program is wrong."</text:p>
      <text:p text:style-name="P4">
These levels have allowed the Russian Federal Security Agency to engage in spy operations without being detected through huge hosting networks for many years, invading computers with sensitive files.</text:p>
      <text:p text:style-name="P4">
CISA said that at least in one case, Snake was installed in a system of NATO countries, allowing Russian intelligence agencies to access and leak sensitivity international relations documents and foreign communication content.</text:p>
      <text:p text:style-name="P4">
CISA said: "The effectiveness of this type of cyber spy implantation software depends on its long -term hidden traceability."</text:p>
      <text:p text:style-name="P4">
News Source: <text:a xlink:type="simple" xlink:href="https://www.rfi.fr/cn/%E5%9B%BD%E9%99%85%E6%8A%A5%E9%81%93/20230510-20%E5%B9%B4%E6%9D%A5%E7%9B%91%E6%8E%A750%E5%9B%BD-%E7%BE%8E%E5%9B%BD%E6%8D%A3%E6%AF%81%E4%BF%84%E7%BD%97%E6%96%AF%E6%81%B6%E6%84%8F%E8%BD%AF%E4%BD%93" text:style-name="Internet_20_link" text:visited-style-name="Visited_20_Internet_20_Link">
https://www.rfi.fr/cn/%E5%9B%BD%E9%99%85%E6%8A%A5%E9%81%93/20230510-20%E5%B9%B4%E6%9D%A5%E7%9B%91%E6%8E%A750%E5%9B%BD-%E7%BE%8E%E5%9B%BD%E6%8D%A3%E6%AF%81%E4%BF%84%E7%BD%97%E6%96%AF%E6%81%B6%E6%84%8F%E8%BD%AF%E4%BD%93</text:a>
</text:p>
      <!--NEWS-->
      <text:h text:style-name="P10" text:outline-level="1">
<text:span text:style-name="T4">
American Secretary of Shantan Brillon supports Taiwan to participate in the Chinese "resolute opposition"</text:span>
</text:h>
      <text:p text:style-name="P4">
Author: None</text:p>
      <text:p text:style-name="P4">
Publisher: Radio Free Asia (Organization)</text:p>
      <text:p text:style-name="P4">
Published Time: 2023-05-10T10:34:00-04:00</text:p>
      <text:p text:style-name="P4">
Modified Time: 2023-05-10T12:29:21-04:00</text:p>
      <text:p text:style-name="P4">
Description: None</text:p>
      <text:p text:style-name="P4">
Videos: []</text:p>
      <text:p text:style-name="P4">
Audios: ["<text:a xlink:type="simple" xlink:href="https://www.rfa.org/mandarin/yataibaodao/gangtai/hcm-0510202308232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62" text:anchor-type="as-char" svg:width="6.9236in" svg:height="4.612011in" draw:z-index="0">
<draw:image xlink:href="../Images/rfamandarin/2023-05-10T10-34-00-04-00/000000.png" xlink:type="simple" xlink:show="embed" xlink:actuate="onLoad" draw:mime-type="image/png"/>
</draw:frame>
The World Health Conference (WHA) is about to be held this month. U.S. Secretary of State Brills issued a statement a few days ago that the "strong encouragement" World Health Organization (WHO) invited Taiwan to attend the meeting as an observer. <text:a xlink:type="simple" xlink:href="https://www.rfa.org/mandarin/yataibaodao/gangtai/hcm-05102023082329.html/@@images/image" text:style-name="Internet_20_link" text:visited-style-name="Visited_20_Internet_20_Link">
</text:a>
Reuters information picture <text:a xlink:type="simple" xlink:href="https://www.rfa.org/mandarin/yataibaodao/gangtai/hcm-05102023082329.html/@@stream" text:style-name="Internet_20_link" text:visited-style-name="Visited_20_Internet_20_Link">
</text:a>
The World Health Conference (WHA) is about to be held this month. U.S. Secretary of State Brills issued a statement a few days ago that the "strong encouragement" World Health Organization (WHO) invited Taiwan to attend the meeting as an observer. This is also the U.S. government for three consecutive years to support Taiwan's participation in the WHO. On Wednesday, a spokesman for the Chinese Ministry of Foreign Affairs, Wang Wenbin, expressed his "resolute opposition" to the United States.</text:p>
      <text:p text:style-name="P4">
<text:span text:style-name="T4">
<text:span text:style-name="T5">
 <text:a xlink:type="simple" xlink:href="https://www.rfa.org/mandarin/Xinwen/5-05092023141025.html" text:style-name="Internet_20_link" text:visited-style-name="Visited_20_Internet_20_Link">
</text:a>
 </text:span>
*  * </text:span>
<text:a xlink:type="simple" xlink:href="https://www.rfa.org/mandarin/Xinwen/7-05182022141911.html" text:style-name="Internet_20_link" text:visited-style-name="Visited_20_Internet_20_Link">
 </text:a>
***<text:a xlink:type="simple" xlink:href="https://www.rfa.org/mandarin/yataibaodao/gangtai/hx2-05182022090319.html" text:style-name="Internet_20_link" text:visited-style-name="Visited_20_Internet_20_Link">
<text:span text:style-name="T4">
 13 State Proposal of WHO invited Taiwan and the United States: No reason to exclude Taiwan outside </text:span>
</text:a>
U.S. Secretary of State Antony Blinken issued a statement on May 9th that the United States has strong encouragement(strongly encourage)WHO invites Taiwan to participate in this year's WHD as an observer(WHA), Let Taiwan provide professional knowledge for relevant discussions.</text:p>
      <text:p text:style-name="P4">
"Invited Taiwan as an observer, it will reflect the tolerance of WHO's adoption of international health cooperation and 'Health for All". One of the responsible members, and Taiwan was invited to participate in the previous WHO as an observer.</text:p>
      <text:p text:style-name="P4">
Brinken pointed out that Taiwan's unique ability and way of doing things -including its important public health professional knowledge, democratic governance, and advanced technology -can review the issue of the World Guard Conference to review great value: "Taiwan isolated from excellence in excellence It is unreasonable outside the Global Health Conference, and it destroys the tolerant global public health cooperation and security required by the world. "</text:p>
      <text:p text:style-name="P4">
<draw:frame draw:style-name="fr1" draw:name="Image63" text:anchor-type="as-char" svg:width="6.9236in" svg:height="4.619339in" draw:z-index="0">
<draw:image xlink:href="../Images/rfamandarin/2023-05-10T10-34-00-04-00/000001.png" xlink:type="simple" xlink:show="embed" xlink:actuate="onLoad" draw:mime-type="image/png"/>
</draw:frame>
US Secretary of State AntonyBlinken (Reuters) [] [] <text:a xlink:type="simple" xlink:href="https://www.rfa.org/mandarin/yataibaodao/gangtai/hcm-05102023082329.html/2023-05-07t233157z_21362818_rc2yn0ailwis_rtrmadp_3_usa-congress-afghanistan.jpg" text:style-name="Internet_20_link" text:visited-style-name="Visited_20_Internet_20_Link">
</text:a>
Brinken said that Taiwan is a reliable partner, a vibrant democracy, and a good force in the world. The United States will continue to advocate that Taiwan will return to the World Guard as an observer and advocate that "Taiwan has meaning and actively participating in the United Nations System and International Forum."</text:p>
      <text:p text:style-name="P4">
He also emphasized that the United States supports Taiwan to participate in international activities appropriately, which is in line with the "One China" policy with the three joint communiqués of the Taiwan Relations Law, the United States and China, and the six guarantees. This is also the third public statement since Sablin's third time since he took office in January 2021 to support Taiwan's return to WHA.</text:p>
      <text:p text:style-name="P4">
"This also shows the United States' consistent support for Taiwan's international space. In addition, after seeing the needs of global cooperation in public health during the epidemic, the United States also believes that Taiwan is necessary to participate in international health -related meetings." The political team leader Zhao Yixiang made the above -mentioned representation of this station.</text:p>
      <text:p text:style-name="P4">
Zhao Yixiang believes that whether it is the role of Brinton from the role of the Secretary of State or the meeting between officials at the State Council and relevant officials at the WHO, the United States should continue to propose to participate in international health cooperation in hope and significantly.</text:p>
      <text:p text:style-name="P4">
<text:span text:style-name="T4">
 Taiwan has been rejected outside the WHA door for 6 consecutive years </text:span>
</text:p>
      <text:p text:style-name="P4">
The 76th WHO will be held in Geneva, Switzerland from May 21st to 30th. From 2009 to 2016, Taiwan has been invited for 8 consecutive years to participate in the WHO as an observer. Affected by the deterioration of cross -strait relations, since the Tsai Ing -English government came to power in 2016, Taiwan has not received an invitation letter for six consecutive years. In recent years, Taiwan has repeatedly strived to attend the meeting with WHO Secretariat (WHO) Secretariat as observer.</text:p>
      <text:p text:style-name="P4">
<draw:frame draw:style-name="fr1" draw:name="Image64" text:anchor-type="as-char" svg:width="6.9236in" svg:height="4.618041in" draw:z-index="0">
<draw:image xlink:href="../Images/rfamandarin/2023-05-10T10-34-00-04-00/000002.png" xlink:type="simple" xlink:show="embed" xlink:actuate="onLoad" draw:mime-type="image/png"/>
</draw:frame>
From 2009 to 2016, Taiwan has been invited for 8 consecutive years to participate in the WHO as an observer. (Reuters information picture) [] <text:a xlink:type="simple" xlink:href="https://www.rfa.org/mandarin/yataibaodao/gangtai/hcm-05102023082329.html/image.jpg" text:style-name="Internet_20_link" text:visited-style-name="Visited_20_Internet_20_Link">
</text:a>
Regarding Brinken issued a statement for three consecutive years and strongly supporting Taiwan to become WHA observer, Taiwan ’s Foreign Ministry expressed sincere welcome and thanks. According to the Taiwan Foreign Ministry statement, when WHA is about to be held, Brinken's statement once again shows the strong support of the United States' meaningful participation in Taiwan's participation in international affairs. The Taiwan government will continue to actively defend the health rights of the people of Taiwan, and on the basis of existing good, strengthen close cooperation with all countries such as the United States and other countries, and continue to contribute to the global epidemic prevention and public health affairs.</text:p>
      <text:p text:style-name="P4">
A spokesman for the United Nations Association of Taiwan, Zeng Kaikai, said in an interview with this station that the World Health Organization has long been controlled by China for a long time. Support Taiwan. "Such an institutional design has caused Taiwan to be unable to join the WHO, which is very unfair. We must push to the conference to vote every year. We will always lose, and it is impossible." He said. The Association has long promoted Taiwan's participation in the WHO. In addition to the absence of the epidemic for two years, Zeng Kaikai revealed that this year they also planned to go to Geneva to host a parade. response.</text:p>
      <text:p text:style-name="P4">
Last year at the WHO Conference, in addition to the two friends of Taiwan Paraguay and Guatemala, 10 countries from the United States, Britain, France, Germany, Canada, Australia, Luxembourg, and Lithuania also joined the ranks of support in Taiwan, which was quite rare in the past.Regarding the issues of Taiwan's participation in the World Health Conference, Zhu Fenglian, a spokesman for the Taiwan Affairs Office of China, said that after the DPP authorities came to power, they stubbornly insisted on the "Taiwan independence" position and refused to acknowledge that the "1992" principle of "China" was reflected in Consensus ", destroying the political foundation of cross -strait negotiations, directly led to the political foundation of Taiwan's participation in the WHO.</text:p>
      <text:p text:style-name="P4">
Reporter: Huang Chunmei Responsible: Chen Meihua Xu Shuting He Ping.com Edited: Ruizhe</text:p>
      <text:p text:style-name="P4">
News Source: <text:a xlink:type="simple" xlink:href="https://www.rfa.org/mandarin/yataibaodao/gangtai/hcm-05102023082329.html" text:style-name="Internet_20_link" text:visited-style-name="Visited_20_Internet_20_Link">
https://www.rfa.org/mandarin/yataibaodao/gangtai/hcm-05102023082329.html</text:a>
</text:p>
      <!--NEWS-->
      <text:h text:style-name="P10" text:outline-level="1">
<text:span text:style-name="T4">
Rights Protection Lawyer Yu Wensheng, the disappearance of the family members, was forced to abandon their own lawyer in recent months</text:span>
</text:h>
      <text:p text:style-name="P4">
Author: None</text:p>
      <text:p text:style-name="P4">
Publisher: Radio Free Asia (Organization)</text:p>
      <text:p text:style-name="P4">
Published Time: 2023-05-10T10:42:00-04:00</text:p>
      <text:p text:style-name="P4">
Modified Time: 2023-05-10T12:28:20-04:00</text:p>
      <text:p text:style-name="P4">
Description: None</text:p>
      <text:p text:style-name="P4">
Videos: []</text:p>
      <text:p text:style-name="P4">
Audios: ["<text:a xlink:type="simple" xlink:href="https://www.rfa.org/mandarin/yataibaodao/renquanfazhi/ec-051020230741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5.081029in" draw:z-index="0">
<draw:image xlink:href="../Images/rfamandarin/2023-05-10T10-42-00-04-00/000000.png" xlink:type="simple" xlink:show="embed" xlink:actuate="onLoad" draw:mime-type="image/png"/>
</draw:frame>
Data photo: Chinese human rights lawyer Yu Wensheng and his wife Xu Yan <text:a xlink:type="simple" xlink:href="https://www.rfa.org/mandarin/yataibaodao/renquanfazhi/ec-05102023074124.html/@@images/image" text:style-name="Internet_20_link" text:visited-style-name="Visited_20_Internet_20_Link">
</text:a>
Twitter/Yu Wensheng's wife Xu Yan @xuyan709 <text:a xlink:type="simple" xlink:href="https://www.rfa.org/mandarin/yataibaodao/renquanfazhi/ec-05102023074124.html/@@stream" text:style-name="Internet_20_link" text:visited-style-name="Visited_20_Internet_20_Link">
</text:a>
Yu Wensheng, a Chinese rights protection lawyer who has been arrested many times, forcibly taken away by plain clothes by his wife Xu Yan. It disappeared for nearly a month and has still been unknown. Relatives have given up the entrusted representative lawyers in exchange for the two people in accordance with the authorities in accordance with the authorities.</text:p>
      <text:p text:style-name="P4">
<text:span text:style-name="T4">
<text:span text:style-name="T5">
 <text:a xlink:type="simple" xlink:href="https://www.rfa.org/mandarin/Xinwen/8-05092023153208.html" text:style-name="Internet_20_link" text:visited-style-name="Visited_20_Internet_20_Link">
</text:a>
</text:span>
</text:span>
<text:a xlink:type="simple" xlink:href="https://www.rfa.org/mandarin/yataibaodao/renquanfazhi/gf-04202023080605.html" text:style-name="Internet_20_link" text:visited-style-name="Visited_20_Internet_20_Link">
<text:span text:style-name="T4">
 EU request Beijing to avoid human rights Yu Wensheng couple may become political chips </text:span>
</text:a>
  * <text:span text:style-name="T4">
<text:a xlink:type="simple" xlink:href="https://www.rfa.org/mandarin/yataibaodao/renquanfazhi/gf-04172023070738.html" text:style-name="Internet_20_link" text:visited-style-name="Visited_20_Internet_20_Link">
 </text:a>
 </text:span>
  * <text:span text:style-name="T4">
<text:a xlink:type="simple" xlink:href="https://www.rfa.org/mandarin/Xinwen/4-04162023113315.html" text:style-name="Internet_20_link" text:visited-style-name="Visited_20_Internet_20_Link">
 </text:a>
</text:span>
*<text:a xlink:type="simple" xlink:href="https://www.rfa.org/mandarin/Xinwen/9-04152023162254.html" text:style-name="Internet_20_link" text:visited-style-name="Visited_20_Internet_20_Link">
<text:span text:style-name="T4">
 Human rights lawyer Yu Wensheng and his wife Xu Yan were criminally detained for provocation </text:span>
</text:a>
Yu Wensheng: "After experiencing these years, sealing control, house arrest, monitoring and tracking, etc., I and my family live in China, all freedom and limited. In the face of power, we fight against Perseverance. "</text:p>
      <text:p text:style-name="P4">
This video was uploaded to his personal Twitter in March, Yu Wensheng, a Chinese rights protection lawyer, explaining that he was released for one year, but last month, he and his wife Xu Yan last month. After the police station, the whereabouts are still unknown. Rights protection lawyer Wen Donghai tried to visit the son they left at home on Tuesday (May 9). They were suspected of being stopped by plainclothes, and their mobile phones were robbed.</text:p>
      <text:p text:style-name="P4">
<text:span text:style-name="T4">
 Yu Wensheng's disappearance in recent months was strictly managed by the authorities by the authorities </text:span>
</text:p>
      <text:p text:style-name="P4">
Nearly a month when Yu Wensheng's husband and wife were missing, many rights protection people tried to their residence in Beijing to visit their 18 -year -old son, including the pseudonym Chen Long. Chen Long told this station that I believe that Yu Wensheng's son has been strictly taken care of by the authorities for nearly a month.</text:p>
      <text:p text:style-name="P4">
Chen Long: "Some lawyers went to see Yu Wensheng's son, but women at the door of the door were watching. As long as someone went, they would notify the National Security Council. Children, the national security followed. It is said that the lawyer went to sign and commission.</text:p>
      <text:p text:style-name="P4">
Chen Long said that he and many rights defenders were very worried about the situation of Yu Wensheng's husband and wife. Due to the strict control of the authorities, he could not explore and help take care of their sons.</text:p>
      <text:p text:style-name="P4">
Chen Long: "The couple of Yu Wensheng really did not have the news until now, because there was no lawyer to meet, and they could not understand the actual situation of them now, and they were really worried. The child was also pitiful. He just comforts the children. We just hope that there are many friends who can pay attention to the Wen Sheng family and visit the children, but the social environment has caused a lot of people because of this deterrence. "</text:p>
      <text:p text:style-name="Quotations">

<text:p text:style-name="Quotations">

<text:p text:style-name="P4">
Yu Wensheng was detained, and I was worried about their children being involved in innocently, so I just found an opportunity to see him. As soon as I did my best, I could give him a comfort, so that he was not abandoned by the tenderness of the world; Seeing his situation, he gave him three or five thousand to let him spend this hard time. At least the material is not very bad, and he can also give a recommendation lawyer. He has set up privacy on WeChat and cannot add friends. Those who block me think they are conspiracy!&gt;
 <text:a xlink:type="simple" xlink:href="https://t.co/ONul1MBL4F" text:style-name="Internet_20_link" text:visited-style-name="Visited_20_Internet_20_Link">
</text:a>
&gt;
&gt;
 - Wen Donghai(@near_wen) <text:a xlink:type="simple" xlink:href="https://twitter.com/near_wen/status/1655929259842736128" text:style-name="Internet_20_link" text:visited-style-name="Visited_20_Internet_20_Link">
&gt;
 </text:a>
** Overseas rights protection lawyers are worried about the situation of Yu Wensheng's husband and wife.</text:p>

</text:p>

</text:p>
      <text:p text:style-name="P4">
Wang Qingpeng, a lawyer in the United States, was very concerned about the situation of Yu Wensheng. According to her understanding, Yu Wensheng's relatives were warned by the authorities and could not entrust the lawyer to make the outside world more difficult to understand the situation of the two, which is worrying.</text:p>
      <text:p text:style-name="P4">
Wang Qingpeng: "Lawyer Yu Wensheng had just been released from prison. Before that, his wife had been calling for him. Now even his wife was arrested and could not speak for him. The current family members have not been entrusted by the maintenance of stability, and the lawyer cannot meet. , So I do n’t know the specific case. Lawyer Yu Wensheng is a very firm human rights defender. He has been arrested many times. This time he was arrested again. In the scope of Chinese law and international laws, they were repeatedly sentenced, so I couldn't imagine how lawyers Yu Wensheng and Xu Yan would be dealt with. "</text:p>
      <text:p text:style-name="P4">
Wang Qingpeng said that before the disappearance of Yu Wensheng, he had been arrested many times before he was disappeared, and his son lived under intimidation and threats for many years. She believes that the encounter of the second generation of activists is the most real example of China's human rights.</text:p>
      <text:p text:style-name="P4">
Wang Qingpeng: "At present, the son of lawyer Yu Wensheng suffers a microcosm of the second generation of rights protection lawyers. We see that Wang Quanzhang and Li Heping are constantly being relocated, followed and threatened by national security. In adulthood, I have been growing up in such an intimidated and threatened environment, and some can not even go to school. For example, lawyer Xie Yanyi's daughter. From the encounter of the lawyer's lawyer, we know that the human rights situation in China is in a bad and bad person. Environment."</text:p>
      <text:p text:style-name="P4">
Wang Qingpeng, the initiator of "one person, one push in the political prisoner", said that according to past experience, international attention will help improve the situation of the person who is defended. More than 1,500 detained political prisoners believe that the attention of all walks of life can help improve their situation.</text:p>
      <text:p text:style-name="P4">
Reporter: Chen Zifei Editor: Xu Shuting Chen Meihua Jiayuan.com Editor: Ruizhe</text:p>
      <text:p text:style-name="P4">
News Source: <text:a xlink:type="simple" xlink:href="https://www.rfa.org/mandarin/yataibaodao/renquanfazhi/ec-05102023074124.html" text:style-name="Internet_20_link" text:visited-style-name="Visited_20_Internet_20_Link">
https://www.rfa.org/mandarin/yataibaodao/renquanfazhi/ec-05102023074124.html</text:a>
</text:p>
      <!--NEWS-->
      <text:h text:style-name="P10" text:outline-level="1">
<text:span text:style-name="T4">
There is only a red field parade where there is only one tank</text:span>
</text:h>
      <text:p text:style-name="P4">
Author: None (Language: zh)</text:p>
      <text:p text:style-name="P4">
Publisher: None</text:p>
      <text:p text:style-name="P4">
Time: 2023-05-10T10:44:00Z</text:p>
      <text:p text:style-name="P4">
Description: On May 9th, Russia held a military parade at the Red Square in Moscow to celebrate the "Victory Day", one of the most important festivals in Russia. Putin compared his military operations in Ukraine and described Russia as victims of Western forces. Ukraine said that Putin's comparison was a common historical defense for aggression. This year's Red Square parade has become smaller than previous years.</text:p>
      <text:p text:style-name="P4">
Videos: []</text:p>
      <text:p text:style-name="P4">
Images: ["<text:a xlink:type="simple" xlink:href="https://static.dw.com/image/65558020_303.jpg" text:style-name="Internet_20_link" text:visited-style-name="Visited_20_Internet_20_Link">
65558020_303.jpg</text:a>
", "<text:a xlink:type="simple" xlink:href="https://static.dw.com/image/65564470_401.jpg" text:style-name="Internet_20_link" text:visited-style-name="Visited_20_Internet_20_Link">
65564470_401.jpg</text:a>
", "<text:a xlink:type="simple" xlink:href="https://static.dw.com/image/65560499_401.jpg" text:style-name="Internet_20_link" text:visited-style-name="Visited_20_Internet_20_Link">
65560499_401.jpg</text:a>
", "<text:a xlink:type="simple" xlink:href="https://static.dw.com/image/65561331_401.jpg" text:style-name="Internet_20_link" text:visited-style-name="Visited_20_Internet_20_Link">
65561331_401.jpg</text:a>
"]</text:p>
      <text:p text:style-name="P4">
Subject: 时政风云</text:p>
      <text:p text:style-name="P4">
Subjects: ['二战', '纳粹罪行', '柏林墙', '莫斯科', '乌克兰', '普京', '俄罗斯入侵乌克兰']</text:p>
      <text:p text:style-name="P4">
Keywords: ['莫斯科', '胜利日', '红场阅兵', '纳粹德国', '二战', '乌克兰', '泽连斯基', '普京']</text:p>
      <text:p text:style-name="P4">
Id: 65573213</text:p>
      <!--METADATA-->
      <text:p text:style-name="P4">
<text:a xlink:type="simple" xlink:href="https://www.dw.com/zh/overlay/image/article/65573213/65558020" text:style-name="Internet_20_link" text:visited-style-name="Visited_20_Internet_20_Link">
 <draw:frame draw:style-name="fr1" draw:name="Image66" text:anchor-type="as-char" svg:width="6.9236in" svg:height="3.896998in" draw:z-index="0">
<draw:image xlink:href="../Images/dwzh/2023-05-10T10-44-00Z/65558020_303.jpg" xlink:type="simple" xlink:show="embed" xlink:actuate="onLoad" draw:mime-type="image/jpeg"/>
</draw:frame>
</text:a>
The traditional military parade on the Red Square this year is significantly reduced compared with previous years.</text:p>
      <text:p text:style-name="P4">
(Voice of Germany Chinese) on Tuesday (May 9), Russia held a military parade to celebrate the defeat of Nazi Germany's "Victory Day" in the Red Square of Moscow. Reuters pointed out that due to Russia's winter offensive in Ukraine, frontline troops and weapon shortages, the scale of celebrations in Russia have reduced this year.</text:p>
      <text:p text:style-name="P4">
Russian President Putin delivered a 10 -minute fierce speech in front of the Cremlin, roaring the "Western Elite", and said that the civilized world was at a "decisive turning point."</text:p>
      <text:p text:style-name="P4">
Putin said: "A real war against our motherland has begun." He ordered the Western invasion of Western call for the West last year, destroying a large number of cities and killing thousands of civilians.</text:p>
      <text:p text:style-name="P4">
<draw:frame draw:style-name="fr1" draw:name="Image67" text:anchor-type="as-char" svg:width="6.9236in" svg:height="3.896998in" draw:z-index="0">
<draw:image xlink:href="../Images/dwzh/2023-05-10T10-44-00Z/65564470_401.jpg" xlink:type="simple" xlink:show="embed" xlink:actuate="onLoad" draw:mime-type="image/jpeg"/>
</draw:frame>
Russian President Putin and Belarus President Lukashenko attended the Red Square military parade.</text:p>
      <text:p text:style-name="P4">
On Tuesday, the Chairman of the European Commission <text:a xlink:type="simple" xlink:href="https://www.dw.com/zh/zh/乌克兰首度庆祝欧洲日冯德莱恩第5次访问基辅/a-65559441" text:style-name="Internet_20_link" text:visited-style-name="Visited_20_Internet_20_Link">
</text:a>
Essence During the visit, she emphasized how the war wasolated Russia from most European areas and pushed Ukraine to the West. She claims that Ukraine is "the heart that represents today's European values."</text:p>
      <text:p text:style-name="P4">
"Victory Day" is the most important day for Russia under Putin. Putin described the invasion of Ukraine as a struggle similar to fighting Nazis. Ukraine's losses suffered in World War II than Russia. Ukraine said that Putin's comparison was a common historical defense for aggression.</text:p>
      <text:p text:style-name="P4">
The traditional military parade on the red field is significantly reduced compared to previous years. There is no modern combat tank square in this year's parade. Instead, a T-34 tank during World War II rolled over the red field. The fighter aircraft was also canceled over the red field.</text:p>
      <text:p text:style-name="P4">
The Russian private military group Wageny Prigozhin complained that Moscow's generals did not provide sufficient weapons to his troops with swear words, which also covered Putin's speech.</text:p>
      <text:p text:style-name="P4">
Ukraine President Zellennki said Moscow set himself to occupy the last period of Bachmart, but did not achieve this goal. Moscow will occupy Bach Murte as a stepping stone to capture other cities in the Wudong Industrial Area, and hopes to use the occupation of the city as a gift to the "victory day".</text:p>
      <text:p text:style-name="P4">
<draw:frame draw:style-name="fr1" draw:name="Image68" text:anchor-type="as-char" svg:width="6.9236in" svg:height="3.896998in" draw:z-index="0">
<draw:image xlink:href="../Images/dwzh/2023-05-10T10-44-00Z/65560499_401.jpg" xlink:type="simple" xlink:show="embed" xlink:actuate="onLoad" draw:mime-type="image/jpeg"/>
</draw:frame>
The European Commission President Feng Demorn visited Kiev, the capital of Ukraine.</text:p>
      <text:p text:style-name="P4">
Ukraine also said that 23 of the 25 cruise missile launched by Russia to Ukraine on Monday night. These missiles did not cause people and property to lose their personnel and property.</text:p>
      <text:p text:style-name="P4">
The Russian Ministry of Defense stated that the use of "high -precision, long -range sea base, and air -to -air weapons to concentrate on the enemy's barracks and ammunition depot."</text:p>
      <text:p text:style-name="P4">
Russia has become increasingly isolated in diplomacy, and this aspect has also narrowed the distance between Moscow and Beijing. When the Minister of Foreign Affairs of China, Qin Gang said in Germany on Tuesday that in order to seek ceasefire, Beijing will communicate with all the participants of the Ukrainian war.</text:p>
      <text:p text:style-name="P4">
Qin Gang said in a joint press conference after meeting with Germany Foreign Minister Belbak to meet: "As a permanent member of the UN Security Council and a responsible country, China will neither watch the fire from the shore nor the fire."</text:p>
      <text:p text:style-name="P4">
<text:a xlink:type="simple" xlink:href="https://www.dw.com/zh/zh/德外長會秦剛中國中立等於支持俄羅斯/a-65568174" text:style-name="Internet_20_link" text:visited-style-name="Visited_20_Internet_20_Link">
</text:a>
Russia was refused to send troops into Ukraine as an invasion, and it did not call for Russia to withdraw troops.</text:p>
      <text:p text:style-name="P4">
<draw:frame draw:style-name="fr1" draw:name="Image69" text:anchor-type="as-char" svg:width="6.9236in" svg:height="3.896998in" draw:z-index="0">
<draw:image xlink:href="../Images/dwzh/2023-05-10T10-44-00Z/65561331_401.jpg" xlink:type="simple" xlink:show="embed" xlink:actuate="onLoad" draw:mime-type="image/jpeg"/>
</draw:frame>
Chinese Foreign Minister Qin Gang attended a press conference after meeting with German Foreign Minister Berbak on Tuesday.</text:p>
      <text:p text:style-name="P4">
Putin said in a speech on Victory Day that all Russia is praying for the heroes of the front line, and cheer for "Russia, for our heroic armed forces, and cheer for victory!"</text:p>
      <text:p text:style-name="P4">
After his speech, the band played the music, the ritual, and the soldiers walked into the red field. Later, the armored car and the intercontinental ballistic missile with nuclear warheads.</text:p>
      <text:p text:style-name="P4">
But this year's parade is much shorter than usual. It happened over the Kremlin last week <text:a xlink:type="simple" xlink:href="https://www.dw.com/zh/zh/俄罗斯指控乌克兰无人机袭击克宫普京官邸/a-65504820" text:style-name="Internet_20_link" text:visited-style-name="Visited_20_Internet_20_Link">
</text:a>
Later, the military parade in other cities in Russia was reduced or canceled for security considerations. The parade of the traditional veteran's "Immortal Legion" was also canceled. According to tradition, people hold the portraits of the family members of the warriors during World War II, and commemorate the veterans who have contributed to the anti -fascist during the Patriotic War.</text:p>
      <text:h text:style-name="P12" text:outline-level="3">
<text:span text:style-name="T4">
Russia: Ukraine tries to assassinate Putin with drones</text:span>
</text:h>
      <text:p text:style-name="P4">
(Reuters)</text:p>
      <text:p text:style-name="P4">
News Source: <text:a xlink:type="simple" xlink:href="https://www.dw.com/zh/只有一辆坦克参加的红场阅兵/a-65573213" text:style-name="Internet_20_link" text:visited-style-name="Visited_20_Internet_20_Link">
https://www.dw.com/zh/只有一辆坦克参加的红场阅兵/a-65573213?maca=chi-rss-chi-all-1127-rdf</text:a>
</text:p>
      <!--NEWS-->
      <text:h text:style-name="P10" text:outline-level="1">
<text:span text:style-name="T4">
The Korean and Japanese leaders will batch the military collusion of military and Japan into practice</text:span>
</text:h>
      <text:p text:style-name="P4">
Author: 联合早报 (Person)</text:p>
      <text:p text:style-name="P4">
Publisher: 联合早报 (Organization)</text:p>
      <text:p text:style-name="P4">
Published Time: 2023-05-10T11:07</text:p>
      <text:p text:style-name="P4">
Modified Time: 2023-05-10T11:07</text:p>
      <text:p text:style-name="P4">
Description: For the first time, North Korea responded to South Korean President Yin Xiyue and the Japanese Prime Minister Kishida Wento's meeting recently, saying that South Korea and Japan's military collusion was put into blind practice. The Yonhap News Agency reported that the North Korean Motherland Peaceful unity committee "from our nation" on Wednesday (May 1 ...</text:p>
      <text:p text:style-name="P4">
Videos: []</text:p>
      <text:p text:style-name="P4">
Audios: []</text:p>
      <text:p text:style-name="P4">
Images: []</text:p>
      <text:p text:style-name="P4">
Type: NewsArticle</text:p>
      <text:p text:style-name="P4">
Breadcrumbs: ['即时', '国际']</text:p>
      <text:p text:style-name="P4">
Keywords: ['朝鲜', '韩国', '日本', '尹锡悦', '岸田文雄']</text:p>
      <!--METADATA-->
      <text:p text:style-name="P4">
For the first time, North Korea passed the foreign propaganda media <text:a xlink:type="simple" xlink:href="https://www.zaobao.com.sg/realtime/world/story20230508-1392260" text:style-name="Internet_20_link" text:visited-style-name="Visited_20_Internet_20_Link">
</text:a>
A response said that South Korea and Japan's military collusion was put into a blind practice.</text:p>
      <text:p text:style-name="P4">
The Yonhap News Agency reported that the North Korean Motherland Peaceful unity committee commented on Wednesday (May 10) on the Korean propaganda website that South Korea ’s presence to the United States and yielding to Japan was finally as the United States wished to make the Korean -Japan military connecting relationships. Enter the reckless practice stage.</text:p>
      <text:p text:style-name="P4">
South Korean President Yin Xiyue said at a joint press conference after the South Korean and Japan summit that it did not rule out the possibility of Japan's "Washington Declaration" that Japan and the United States joined the South Korean and American Expansion Agreement. The North Korean Motherland Peace Commission claims to the South Korean publicity website that a more serious problem lies in Yin Xiyue, and even said that Japan can participate in enhancing the execution of the US extension deterrence.</text:p>
      <text:p text:style-name="P4">
The website slandered Yin Xiyue and lowered small humiliation, so that Japan could wipe out the invasion and plunder history, swallow the island, and conspiracy to arrange nuclear pollution into the sea. Based on the Asian version of the Asian Edition NATO based on the Korean and American -Japan -Japan Military Alliance.</text:p>
      <text:p text:style-name="P4">
News Source: <text:a xlink:type="simple" xlink:href="https://www.zaobao.com.sg/realtime/world/story20230510-1392954" text:style-name="Internet_20_link" text:visited-style-name="Visited_20_Internet_20_Link">
https://www.zaobao.com.sg/realtime/world/story20230510-1392954</text:a>
</text:p>
      <!--NEWS-->
      <text:h text:style-name="P10" text:outline-level="1">
<text:span text:style-name="T4">
Column | Labor Communication: Ocean International Construction Co., Ltd. owed to Hebei Province Guangping County Construction Workers' salary for two years (3)</text:span>
</text:h>
      <text:p text:style-name="P4">
Author: None</text:p>
      <text:p text:style-name="P4">
Publisher: Radio Free Asia (Organization)</text:p>
      <text:p text:style-name="P4">
Published Time: 2023-05-10T11:11:47-04:00</text:p>
      <text:p text:style-name="P4">
Modified Time: 2023-05-10T11:11:47-04:00</text:p>
      <text:p text:style-name="P4">
Description: None</text:p>
      <text:p text:style-name="P4">
Videos: []</text:p>
      <text:p text:style-name="P4">
Audios: ["<text:a xlink:type="simple" xlink:href="https://www.rfa.org/mandarin/zhuanlan/laogongtongxun/hdf-051020231111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4.645512in" draw:z-index="0">
<draw:image xlink:href="../Images/rfamandarin/2023-05-10T11-11-47-04-00/000000.png" xlink:type="simple" xlink:show="embed" xlink:actuate="onLoad" draw:mime-type="image/png"/>
</draw:frame>
 <text:a xlink:type="simple" xlink:href="https://www.rfa.org/mandarin/zhuanlan/laogongtongxun/hdf-05102023111136.html/@@images/image" text:style-name="Internet_20_link" text:visited-style-name="Visited_20_Internet_20_Link">
</text:a>
Photo: RFA  <text:a xlink:type="simple" xlink:href="https://www.rfa.org/mandarin/zhuanlan/laogongtongxun/hdf-05102023111136.html/@@stream" text:style-name="Internet_20_link" text:visited-style-name="Visited_20_Internet_20_Link">
</text:a>
</text:p>
      <text:p text:style-name="P4">
News Source: <text:a xlink:type="simple" xlink:href="https://www.rfa.org/mandarin/zhuanlan/laogongtongxun/hdf-05102023111136.html" text:style-name="Internet_20_link" text:visited-style-name="Visited_20_Internet_20_Link">
https://www.rfa.org/mandarin/zhuanlan/laogongtongxun/hdf-05102023111136.html</text:a>
</text:p>
      <!--NEWS-->
      <text:h text:style-name="P10" text:outline-level="1">
<text:span text:style-name="T4">
Hong Kong restricted foreign lawyers involved in national security cases</text:span>
</text:h>
      <text:p text:style-name="P4">
Author: None</text:p>
      <text:p text:style-name="P4">
Publisher: Radio Free Asia (Organization)</text:p>
      <text:p text:style-name="P4">
Published Time: 2023-05-10T11:17:00-04:00</text:p>
      <text:p text:style-name="P4">
Modified Time: 2023-05-10T11:19: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4.612011in" draw:z-index="0">
<draw:image xlink:href="../Images/rfamandarin/2023-05-10T11-17-00-04-00/000000.png" xlink:type="simple" xlink:show="embed" xlink:actuate="onLoad" draw:mime-type="image/png"/>
</draw:frame>
The Hong Kong judicial department tried to stop British lawyer Owen last year(Timothy Owen)Li Zhiying, the founder of the first media and the critic of the Chinese government, was defended, but it was not successful. <text:a xlink:type="simple" xlink:href="https://www.rfa.org/mandarin/Xinwen/1-05102023111743.html/@@images/image" text:style-name="Internet_20_link" text:visited-style-name="Visited_20_Internet_20_Link">
</text:a>
Reuters information picture</text:p>
      <text:p text:style-name="P4">
According to Reuters, the Hong Kong Legislative Council passed a legal amendment on Wednesday (May 10) to restrict foreign lawyers involving cases related to national security. The amendment stipulates that unless Hong Kong leaders have sufficient reasons to believe that the participation of foreign lawyers does not violate national security interests, foreign lawyers will not be able to participate in national security cases. This will be determined on a case -by -case case according to the specific situation.</text:p>
      <text:p text:style-name="P4">
The report pointed out that these amendments fixed a ruling of the Standing Committee of the National People's Congress of China into a law at the end of last year, that is, when the Hong Kong courts handle cases involving national security, they must be approved by the leader of the city to accept foreign lawyers without Hong Kong qualifications. Essence</text:p>
      <text:p text:style-name="P4">
In Hong Kong, prosecutors and defense lawyers have long been a part of the rule of law with foreign lawyers. In recent years, some foreign lawyers have been defending people who criticize the Hong Kong government. The Hong Kong judicial department tried to stop British lawyer Owen last year(TimothyOwen)Li Zhiying, the founder of the first media and the critic of the Chinese government, was defended, but it was not successful. Hong Kong Chief Executive Li Jiachao appealed to the Standing Committee of the National People's Congress and obtained the previous ruling.</text:p>
      <text:p text:style-name="P4">
British legal scholar Ericlai analyzed this that this amendment in Hong Kong allows the government to widely explain what is national security cases and who can participate in it. This will shrink some foreign lawyers to the cases participating in Hong Kong.</text:p>
      <text:p text:style-name="P4">
(Responsible editor: Wang Yun)</text:p>
      <text:p text:style-name="P4">
News Source: <text:a xlink:type="simple" xlink:href="https://www.rfa.org/mandarin/Xinwen/1-05102023111743.html" text:style-name="Internet_20_link" text:visited-style-name="Visited_20_Internet_20_Link">
https://www.rfa.org/mandarin/Xinwen/1-05102023111743.html</text:a>
</text:p>
      <!--NEWS-->
      <text:h text:style-name="P10" text:outline-level="1">
<text:span text:style-name="T4">
The United States returns two seven -century cultural relics in China</text:span>
</text:h>
      <text:p text:style-name="P4">
Author: None</text:p>
      <text:p text:style-name="P4">
Publisher: Radio Free Asia (Organization)</text:p>
      <text:p text:style-name="P4">
Published Time: 2023-05-10T11:25:00-04:00</text:p>
      <text:p text:style-name="P4">
Modified Time: 2023-05-10T11:35: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4.746016in" draw:z-index="0">
<draw:image xlink:href="../Images/rfamandarin/2023-05-10T11-25-00-04-00/000000.png" xlink:type="simple" xlink:show="embed" xlink:actuate="onLoad" draw:mime-type="image/png"/>
</draw:frame>
The two cultural relics returned this time are the surrounding stalls from the Northern Dynasties to the Tang Dynasty <text:a xlink:type="simple" xlink:href="https://www.rfa.org/mandarin/Xinwen/2-05102023112500.html/@@images/image" text:style-name="Internet_20_link" text:visited-style-name="Visited_20_Internet_20_Link">
</text:a>
WeChat public account of the Chinese Consulate General in New York</text:p>
      <text:p text:style-name="P4">
According to the WeChat public account of the Chinese Consulate General in New York on Wednesday (May 10), the ceremony of the prosecutor's office of Manhattan District, New York, the US government officially returned two stolen Chinese seventh century stone carving cultural relics to China.</text:p>
      <text:p text:style-name="P4">
Huang Ping, the Consul General in New York, attended the meeting and signed a return agreement with the United States. He said at the meeting that the return of the cultural relics fully reflects the unremitting efforts and close cooperation between China and the United States in the protection of cultural heritage. The friendship of the people of the country.</text:p>
      <text:p text:style-name="P4">
Delizo, a senior representative of the prosecutor of Manhattan, New York, USA, introduced the basic situation and investigation process of returning cultural relics fenced screens at the meeting, and expressed his hope to release a clear signal to the society. Correction of cultural relics.</text:p>
      <text:p text:style-name="P4">
According to the Chinese press release, the United States has returned a total of 404 pieces to China five times since 2015(set)Cultural relic art and a paleo -fossil.</text:p>
      <text:p text:style-name="P4">
(Responsible editor: Wang Yun)</text:p>
      <text:p text:style-name="P4">
News Source: <text:a xlink:type="simple" xlink:href="https://www.rfa.org/mandarin/Xinwen/2-05102023112500.html" text:style-name="Internet_20_link" text:visited-style-name="Visited_20_Internet_20_Link">
https://www.rfa.org/mandarin/Xinwen/2-05102023112500.html</text:a>
</text:p>
      <!--NEWS-->
      <text:h text:style-name="P10" text:outline-level="1">
<text:span text:style-name="T4">
"Fa is not prohibited to be free." The Guangdong church was fined and summoned due to the party</text:span>
</text:h>
      <text:p text:style-name="P4">
Author: None</text:p>
      <text:p text:style-name="P4">
Publisher: Radio Free Asia (Organization)</text:p>
      <text:p text:style-name="P4">
Published Time: 2023-05-10T11:29:13-04:00</text:p>
      <text:p text:style-name="P4">
Modified Time: 2023-05-10T11:29: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4.567343in" draw:z-index="0">
<draw:image xlink:href="../Images/rfamandarin/2023-05-10T11-29-13-04-00/000000.png" xlink:type="simple" xlink:show="embed" xlink:actuate="onLoad" draw:mime-type="image/png"/>
</draw:frame>
When more than 30 church members of the Fengsheng Gospel Church in Foshan, Guangdong watched the programs of Christian faith together on Sunday (May 7), they were fined and brought to the police station to question by the local ethnic and religious bureau. <text:a xlink:type="simple" xlink:href="https://www.rfa.org/mandarin/Xinwen/3-05102023112908.html/@@images/image" text:style-name="Internet_20_link" text:visited-style-name="Visited_20_Internet_20_Link">
</text:a>
Photo/Minsheng Observation</text:p>
      <text:p text:style-name="P4">
According to the Minsheng Observation Network, more than 30 church members of the Fengsheng Gospel Church, Foshan, Guangdong watched the programs of Christian faith together on Sunday (May 7), were fined by the local ethnic religious bureau and brought to the police to question. One person was not released.</text:p>
      <text:p text:style-name="P4">
The news pointed out that the Fengsheng Gospel Church was watching the Christian network show at the house of a church at that time. Dozens of police officers and the people of the Minzong Bureau suddenly broke into the house, saying that they were "illegal gatherings." A ticket was issued, the fine of 200 yuan per person, and a fine with a two -micro code on the spot. Subsequently, all the church members present were taken to the police station. Until 9 pm, most talents were released. Another church friend returned to the local area and was taken away by the police station and has not yet returned.</text:p>
      <text:p text:style-name="P4">
The church director Wu Guowu issued a letter of prayer on May 8, condemning the local government's operation, and said that "the law cannot be prohibited" is the basic principle of rule of law. The relevant authorities in Gaoming District, Foshan, in the name of participating in "illegal religious activities", impacted citizens' private houses, and fined legal citizens under the threat of the police. The blame of faith.</text:p>
      <text:p text:style-name="P4">
In addition, Shen Bing and Li Xiaofeng of the Church of Chengdu Qiuyu Sacred Covenant were summoned by the police on Tuesday morning and were released in the afternoon. Five members of the Yunnan Nu River were taken away by the police in the name of "organizing funding illegal gatherings". Released.</text:p>
      <text:p text:style-name="P4">
(Responsible editor: Wang Yun)</text:p>
      <text:p text:style-name="P4">
News Source: <text:a xlink:type="simple" xlink:href="https://www.rfa.org/mandarin/Xinwen/3-05102023112908.html" text:style-name="Internet_20_link" text:visited-style-name="Visited_20_Internet_20_Link">
https://www.rfa.org/mandarin/Xinwen/3-05102023112908.html</text:a>
</text:p>
      <!--NEWS-->
      <text:h text:style-name="P10" text:outline-level="1">
<text:span text:style-name="T4">
The United States returns two stolen 7th -century cultural relics value of more than 100 million yuan</text:span>
</text:h>
      <text:p text:style-name="P4">
Publisher: 法新社</text:p>
      <text:p text:style-name="P4">
Published Time: 2023-05-10T11:32:08+00:00</text:p>
      <text:p text:style-name="P4">
Modified Time: 2023-05-10T11:20:05+00:00</text:p>
      <text:p text:style-name="P4">
Description: (Agence France -Presse, New York, 9th) New York authorities announced today that the United States has returned two cultural relics to China to be smuggled after being plundered. This is the latest action to return to more than 10 count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5-10T11-32-08-00-00/000000.png" xlink:type="simple" xlink:show="embed" xlink:actuate="onLoad" draw:mime-type="image/png"/>
</draw:frame>
Agence France -Presse reported that Prosecutor Alvinbragg, a prosecutor in Manhattan, said in a statement that the two 7th -century stone carvings are currently worth $ 3.5 million (about NT $ 17.43 million). Saw it up and smuggle from China.</text:p>
      <text:p text:style-name="P4">
These sculptures are one of the 89 cultural relics purchased from 10 different countries from 10 different countries.</text:p>
      <text:p text:style-name="P4">
Since 1998, they have been "lended to" Metropolitan Museum of Art, and were seized by the prosecutor's office after criminal investigation this year.</text:p>
      <text:p text:style-name="P4">
Bai Airong said: "These two incredible cultural relics have been stolen, and at least one is basically not known for the public in the past 30 years. This is regrettable."</text:p>
      <text:p text:style-name="P4">
"Although the total value of these two cultural relics is more than $ 3 million, these works that are incredible details and aesthetics can never be truly expressed through the price tag."</text:p>
      <text:p text:style-name="P4">
The total value of the entire batch of cultural relics is nearly $ 69 million, which is part of the criminal investigation of the Antiquities Traffickingunit of the New York City. This department is responsible for tracking and returning the plunder.</text:p>
      <text:p text:style-name="P4">
According to Bai Airong's office, one of the funerals was stored in the storage room of the museum and has never been displayed.</text:p>
      <text:p text:style-name="P4">
These sculptures are handed over at the return ceremony of the Chinese Consulate General in New York.</text:p>
      <text:p text:style-name="P4">
Since January 2022, more than 950 cultural relics worth more than $ 165 million have been returned to 19 countries, including Cambodia, India, Pakistan, Egypt, Iraq, Greece, Turkey and Italy. (Translator: Lin Yifeng/Calculating Draft: Lin Zhiping)</text:p>
      <text:p text:style-name="P4">
News Source: <text:a xlink:type="simple" xlink:href="https://www.rfi.fr/cn/%E5%9B%BD%E9%99%85%E6%8A%A5%E9%81%93/20230510-%E7%BE%8E%E5%9B%BD%E5%BD%92%E8%BF%98%E4%B8%AD%E5%9B%BD%E4%B8%A4%E4%BB%B6%E8%A2%AB%E7%9B%977%E4%B8%96%E7%BA%AA%E6%96%87%E7%89%A9-%E4%BB%B7%E5%80%BC%E9%80%BE%E4%BA%BF%E5%85%83" text:style-name="Internet_20_link" text:visited-style-name="Visited_20_Internet_20_Link">
https://www.rfi.fr/cn/%E5%9B%BD%E9%99%85%E6%8A%A5%E9%81%93/20230510-%E7%BE%8E%E5%9B%BD%E5%BD%92%E8%BF%98%E4%B8%AD%E5%9B%BD%E4%B8%A4%E4%BB%B6%E8%A2%AB%E7%9B%977%E4%B8%96%E7%BA%AA%E6%96%87%E7%89%A9-%E4%BB%B7%E5%80%BC%E9%80%BE%E4%BA%BF%E5%85%83</text:a>
</text:p>
      <!--NEWS-->
      <text:h text:style-name="P10" text:outline-level="1">
<text:span text:style-name="T4">
China ’s investment in Europe’ s investment for ten years is mainly based on electric vehicle batteries</text:span>
</text:h>
      <text:p text:style-name="P4">
Author: None</text:p>
      <text:p text:style-name="P4">
Publisher: Radio Free Asia (Organization)</text:p>
      <text:p text:style-name="P4">
Published Time: 2023-05-10T11:35:06-04:00</text:p>
      <text:p text:style-name="P4">
Modified Time: 2023-05-10T11:35: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4.612011in" draw:z-index="0">
<draw:image xlink:href="../Images/rfamandarin/2023-05-10T11-35-06-04-00/000000.png" xlink:type="simple" xlink:show="embed" xlink:actuate="onLoad" draw:mime-type="image/png"/>
</draw:frame>
Profile picture: In Changzhou, Jiangsu Province, an employee works in a battery factory. <text:a xlink:type="simple" xlink:href="https://www.rfa.org/mandarin/Xinwen/4-05102023113502.html/@@images/image" text:style-name="Internet_20_link" text:visited-style-name="Visited_20_Internet_20_Link">
</text:a>
Reuters pictures</text:p>
      <text:p text:style-name="P4">
According to Hong Kong's "South China Morning Post", China's investment in Europe fell to a decade in 2022 because China's Qing zero policy and Russia's invasion of Ukraine and other geopolitical factors put pressure on capital flows.</text:p>
      <text:p text:style-name="P4">
Last year, China's investment in the European Union and the United Kingdom was only 7.9 billion euros ($ 8.7 billion), a decrease of 22%from the previous year. This brought China's investment in Europe to about 2013; some time after 2013, the "Belt and Road" initiative proposed by Chinese President Xi Jinping brought a large -scale expenditure of China's foreign investment.</text:p>
      <text:p text:style-name="P4">
According to a joint study by the US think tank Rhodiumgroup and the Merics Institute (Merics), China's global foreign investment has also fallen sharply, consistent with its trends in Europe.</text:p>
      <text:p text:style-name="P4">
China ’s investment in Europe last year is currently concentrated in four countries: Britain, France, Germany and Hungary, and China’ s investment in the four countries is more than half of the so -called green space investment limited to electric vehicle battery manufacturers. quick.</text:p>
      <text:p text:style-name="P4">
(Responsible editor: Wang Yun)</text:p>
      <text:p text:style-name="P4">
News Source: <text:a xlink:type="simple" xlink:href="https://www.rfa.org/mandarin/Xinwen/4-05102023113502.html" text:style-name="Internet_20_link" text:visited-style-name="Visited_20_Internet_20_Link">
https://www.rfa.org/mandarin/Xinwen/4-05102023113502.html</text:a>
</text:p>
      <!--NEWS-->
      <text:h text:style-name="P10" text:outline-level="1">
<text:span text:style-name="T4">
U.S. Trade Representative Program meets with the Chinese Minister of Commerce</text:span>
</text:h>
      <text:p text:style-name="P4">
Author: None</text:p>
      <text:p text:style-name="P4">
Publisher: Radio Free Asia (Organization)</text:p>
      <text:p text:style-name="P4">
Published Time: 2023-05-10T11:37:25-04:00</text:p>
      <text:p text:style-name="P4">
Modified Time: 2023-05-10T11:37: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4.411003in" draw:z-index="0">
<draw:image xlink:href="../Images/rfamandarin/2023-05-10T11-37-25-04-00/000000.png" xlink:type="simple" xlink:show="embed" xlink:actuate="onLoad" draw:mime-type="image/png"/>
</draw:frame>
Daiqi spoke at the Ministerial Meeting of India -Pacific Economic Stranging in Los Angeles <text:a xlink:type="simple" xlink:href="https://www.rfa.org/mandarin/Xinwen/5-05102023113714.html/@@images/image" text:style-name="Internet_20_link" text:visited-style-name="Visited_20_Internet_20_Link">
</text:a>
Agence France -Presse Pictures</text:p>
      <text:p text:style-name="P4">
According to Bloomberg, sources revealed that US trade representative Daiqi plans to meet with the Minister of Commerce of China Wang Wentao at the end of this month. This will be one of the highest levels of contact between China and the United States after the balloon incident.</text:p>
      <text:p text:style-name="P4">
The news pointed out that the time and venue of the two meets from May 25th to 26th.</text:p>
      <text:p text:style-name="P4">
Chinese officials have not announced whether Wang Wentao will attend the Asia -Pacific Economic Cooperation Conference. However, the report believes that this event has been announced last year that Wang Wentao should attend.</text:p>
      <text:p text:style-name="P4">
Earlier on Monday, Chinese Foreign Minister Qin Gang met with the US ambassador to China in Beijing in Beijing, saying that the priority was to stabilize Sino -US relations. Bernus also tweeted afterwards that he discussed the necessity of stable bilateral relations and expanding high -level communication with Qin Gang.</text:p>
      <text:p text:style-name="P4">
(Responsible editor: Wang Yun)</text:p>
      <text:p text:style-name="P4">
News Source: <text:a xlink:type="simple" xlink:href="https://www.rfa.org/mandarin/Xinwen/5-05102023113714.html" text:style-name="Internet_20_link" text:visited-style-name="Visited_20_Internet_20_Link">
https://www.rfa.org/mandarin/Xinwen/5-05102023113714.html</text:a>
</text:p>
      <!--NEWS-->
      <text:h text:style-name="P10" text:outline-level="1">
<text:span text:style-name="T4">
Toyota Motor: Net profit in fiscal year beyond expectations</text:span>
</text:h>
      <text:p text:style-name="P4">
Publisher: 法新社</text:p>
      <text:p text:style-name="P4">
Published Time: 2023-05-10T12:32:07+00:00</text:p>
      <text:p text:style-name="P4">
Modified Time: 2023-05-10T12:20:03+00:00</text:p>
      <text:p text:style-name="P4">
Description: (Agence France -Presse, Tokyo, 10th) Japanese car manufacturer Toyota (Toyota) announced today that the net profit of the 2022 fiscal year exceeded expectations. At the same time, it is estimated that the sales and revenue in the next year will improve. eas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5-10T12-32-07-00-00/000000.png" xlink:type="simple" xlink:show="embed" xlink:actuate="onLoad" draw:mime-type="image/png"/>
</draw:frame>
Toyota Motor announced the net profit of the 2022 fiscal year (April 2022 to March 2023) was 2.45 trillion yen (about 18.12 billion US dollars), a decrease of 14%from the previous year, but still surpassed the estimated 2.36 trillion yen.</text:p>
      <text:p text:style-name="P4">
Toyota Motor estimates that due to the "improvement of semiconductor supply status and the efforts of manufacturing bases", net profit in the next year will increase by 5%to 2.58 trillion yen.</text:p>
      <text:p text:style-name="P4">
The car giant retained the throne of sales championships for three consecutive years in 2022, but like other peers, Toyota Motors is also trying to fight against COVID-19 (2019 coronary virus disease) epidemic and global chip shortage.</text:p>
      <text:p text:style-name="P4">
President Sato Hengzhi told reporters: "In short, it is a very difficult year for manufacturing and delivery of vehicles to our customers."</text:p>
      <text:p text:style-name="P4">
Chiefs Miyazaki pointed out that from the natural disaster to the chip crisis, it was the reason why the previous fiscal annual production was limited, and acknowledged that "the price of raw materials soared" had affected the company's profit and loss.</text:p>
      <text:p text:style-name="P4">
Miyazaki Miyazaki said that the reason why Toyota can surpass expectations is mainly the efforts of manufacturers and dealers to help the company surpass the sales volume of the same period last year.</text:p>
      <text:p text:style-name="P4">
In the 2022 fiscal year, Toyota Motors sold more than 10.5 million cars worldwide, including cars produced by subsidiaries such as Hinomotors and Daihatsu, and it is expected that the next fiscal year will increase significantly to 11.4 million vehicles.</text:p>
      <text:p text:style-name="P4">
Miyazaki said: "As the supply and demand status of semiconductors improve, we expect sales in all regions to increase."</text:p>
      <text:p text:style-name="P4">
Sonpo Kazakhstan, a senior analyst of TOKAI Tokyo Researchinstitute, told AFP before Toyota Motor released his financial report that the increase in production capacity said that "the impact of semiconductor shortage is weakening."</text:p>
      <text:p text:style-name="P4">
Tokyo Research Consultant TiW Analyst Takada Mo added that Toyota Motors has built a system that can resist natural disasters such as earthquakes than "very rigorous".</text:p>
      <text:p text:style-name="P4">
Earlier this year, Toyota Motor announced the intentional management of high -level personnel. The grandson of Toyota Toyota, the grandson of Toyota Kituro, 53 -year -old Sato Hengji, was the president.</text:p>
      <text:p text:style-name="P4">
News Source: <text:a xlink:type="simple" xlink:href="https://www.rfi.fr/cn/%E8%B4%A2%E7%BB%8F%E5%BF%AB%E8%AE%AF/20230510-%E4%B8%B0%E7%94%B0%E6%B1%BD%E8%BD%A6-%E8%B4%A2%E5%B9%B4%E5%87%80%E5%88%A9%E6%B6%A6%E8%B6%85%E8%B6%8A%E9%A2%84%E6%9C%9F" text:style-name="Internet_20_link" text:visited-style-name="Visited_20_Internet_20_Link">
https://www.rfi.fr/cn/%E8%B4%A2%E7%BB%8F%E5%BF%AB%E8%AE%AF/20230510-%E4%B8%B0%E7%94%B0%E6%B1%BD%E8%BD%A6-%E8%B4%A2%E5%B9%B4%E5%87%80%E5%88%A9%E6%B6%A6%E8%B6%85%E8%B6%8A%E9%A2%84%E6%9C%9F</text:a>
</text:p>
      <!--NEWS-->
      <text:h text:style-name="P10" text:outline-level="1">
<text:span text:style-name="T4">
Scholars' voting books call on medical and health experts to issue warnings on AI threats</text:span>
</text:h>
      <text:p text:style-name="P4">
Publisher: 法新社</text:p>
      <text:p text:style-name="P4">
Published Time: 2023-05-10T13:02:08+00:00</text:p>
      <text:p text:style-name="P4">
Modified Time: 2023-05-10T12:50:01+00:00</text:p>
      <text:p text:style-name="P4">
Description: (Agence France -Presse, Paris, 9th) As required to stop studying artificial intelligence (AI), a group of scholars have gradually improved. A group of scholars today in the "BMJ Global" in the British Medical Journal (BMJ GLOBA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5-10T13-02-08-00-00/000000.png" xlink:type="simple" xlink:show="embed" xlink:actuate="onLoad" draw:mime-type="image/png"/>
</draw:frame>
These scholars wrote in the journal that because enterprises, troops, and government are developing AI tools quickly, they can take a lot of action.</text:p>
      <text:p text:style-name="P4">
Last year, AI entered Volkswagen's vision because ChatGPT can use a brief prompt to generate a coherent text.</text:p>
      <text:p text:style-name="P4">
ChatGPT's popularity has triggered competition between technology giants such as Google and Microsoft. From the trial table to searching tools, they are racing to apply AI to various products. This trend also prompted investors to be A lot of money is invested in AI startup.</text:p>
      <text:p text:style-name="P4">
However, healthcare scholars have pointed out a series of threats, including powerful AI surveillance systems, killer robots and false information.</text:p>
      <text:p text:style-name="P4">
They wrote that regarding medical care, the data set of "training" AI algorithms usually prejudices, and those with deeper complexion are facing serious risks of harm or reduction of care.</text:p>
      <text:p text:style-name="P4">
They advocate that "the windows that avoid serious and possibly affect the harm of survival are being closed."</text:p>
      <text:p text:style-name="P4">
Frederikfederspiel at the University of London's London School of Hygiene and Tropical Medicine and Davidmcc from the United Nations University of Kuala Lumpur OY) The author group led Global cooperation.</text:p>
      <text:p text:style-name="P4">
In the analysis article, they said: "Medical and health experts can play a key role, raise awareness of risks and threats brought about by AI, and ring the alarm."</text:p>
      <text:p text:style-name="P4">
The article wrote: "If AI wants to realize the commitment to human and society, we must protect democracy, strengthen public interest agencies and disperse power in order to effectively check and balance."</text:p>
      <text:p text:style-name="P4">
The concerns about the direction of the AI research even caused the alertness of important characters in the field.</text:p>
      <text:p text:style-name="P4">
Earlier this month, a computer scientist Geoffrey Hinton, a computer scientist who was regarded as "Godfather of Artificial Intelligence," resigned from his work in Google and warned the progress of AI technology to "a great risk of society and humans."</text:p>
      <text:p text:style-name="P4">
In March of this year, Elonmusk and hundreds of experts called for the suspension of AI development to use this time to strengthen supervision and ensure the safety of the system. Musk's Tesla Corporation (Tesla) configures the AI system in the car produced.</text:p>
      <text:p text:style-name="P4">
News Source: <text:a xlink:type="simple" xlink:href="https://www.rfi.fr/cn/%E5%9B%BD%E9%99%85%E6%8A%A5%E9%81%93/20230510-%E5%AD%A6%E8%80%85%E6%8A%95%E4%B9%A6%E5%91%BC%E5%90%81%E5%8C%BB%E7%96%97%E5%8D%AB%E7%94%9F%E4%B8%93%E5%AE%B6%E5%BA%94%E5%B0%B1ai%E5%A8%81%E8%83%81%E5%8F%91%E5%87%BA%E8%AD%A6%E5%91%8A" text:style-name="Internet_20_link" text:visited-style-name="Visited_20_Internet_20_Link">
https://www.rfi.fr/cn/%E5%9B%BD%E9%99%85%E6%8A%A5%E9%81%93/20230510-%E5%AD%A6%E8%80%85%E6%8A%95%E4%B9%A6%E5%91%BC%E5%90%81%E5%8C%BB%E7%96%97%E5%8D%AB%E7%94%9F%E4%B8%93%E5%AE%B6%E5%BA%94%E5%B0%B1ai%E5%A8%81%E8%83%81%E5%8F%91%E5%87%BA%E8%AD%A6%E5%91%8A</text:a>
</text:p>
      <!--NEWS-->
      <text:h text:style-name="P10" text:outline-level="1">
<text:span text:style-name="T4">
Austria announced the prohibition of official mobile phones from using Tiktok</text:span>
</text:h>
      <text:p text:style-name="P4">
Author: None (Language: zh)</text:p>
      <text:p text:style-name="P4">
Publisher: None</text:p>
      <text:p text:style-name="P4">
Time: 2023-05-10T13:05:00Z</text:p>
      <text:p text:style-name="P4">
Description: The Austrian government announced on Wednesday that federal government officials and federal politicians installed and used Tiktok on official mobile phones. In this regard, Austria has joined the ranks of Australia, Canada, Britain and the European Union.</text:p>
      <text:p text:style-name="P4">
Videos: []</text:p>
      <text:p text:style-name="P4">
Images: ["<text:a xlink:type="simple" xlink:href="https://static.dw.com/image/65007561_303.jpg" text:style-name="Internet_20_link" text:visited-style-name="Visited_20_Internet_20_Link">
65007561_303.jpg</text:a>
"]</text:p>
      <text:p text:style-name="P4">
Subject: 时政风云</text:p>
      <text:p text:style-name="P4">
Subjects: ['奥地利', 'TikTok', '抖音海外版', '禁令']</text:p>
      <text:p text:style-name="P4">
Keywords: ['意见反馈']</text:p>
      <text:p text:style-name="P4">
Id: 65577074</text:p>
      <!--METADATA-->
      <text:p text:style-name="P4">
<text:a xlink:type="simple" xlink:href="https://www.dw.com/zh/overlay/image/article/65577074/65007561" text:style-name="Internet_20_link" text:visited-style-name="Visited_20_Internet_20_Link">
 <draw:frame draw:style-name="fr1" draw:name="Image79" text:anchor-type="as-char" svg:width="6.9236in" svg:height="3.896998in" draw:z-index="0">
<draw:image xlink:href="../Images/dwzh/2023-05-10T13-05-00Z/65007561_303.jpg" xlink:type="simple" xlink:show="embed" xlink:actuate="onLoad" draw:mime-type="image/jpeg"/>
</draw:frame>
</text:a>
Tiktok is one of the most popular social media applications worldwide, but more and more countries have alert to Tiktok's risk of national security</text:p>
      <text:p text:style-name="P4">
(Voice of Germany) The Vienna government said on Wednesday that the Austrian federal government officials and federal politicians must delete video sharing applications Tiktok from the government's mobile phones, which aims to prohibit Chinese operating companies from obtain sensitive data. Tiktok is the overseas version of Douyin.</text:p>
      <text:p text:style-name="P4">
Austrian Minister of the Austrian Gehad Calner(Gerhardkarner)It is said that for state and city -level officials and politicians, the Austrian government suggested that they also stop using Tiktok, but politicians and officials can use the application freely on private phones.</text:p>
      <text:p text:style-name="P4">
Through this, Austria has joined the ranks of Australia, Canada, Britain and the European Union. These countries issued similar regulations to the public sector earlier.</text:p>
      <text:h text:style-name="P12" text:outline-level="3">
<text:span text:style-name="T4">
Which countries have TIKTOK ban?</text:span>
</text:h>
      <text:p text:style-name="P4">
After the border dispute in 2020 caused a tension between China and India, the Indian government issued a ban on more than a dozen Chinese software such as TIKTOK on the grounds of "endangering national security".</text:p>
      <text:h text:style-name="P12" text:outline-level="3">
<text:span text:style-name="T4">
Disabast</text:span>
</text:h>
      <text:p text:style-name="P4">
In the United States, all the staff of the federal government department cannot install or use Tiktok on official mobile phones, and the official mobile phone that installs the program must uninstall it. In addition, about half of the United States in the United States, the government has banned the use of TIKTOK on official mobile phones. Some universities are also prohibited from connecting the TIKTOK platform through the campus network.</text:p>
      <text:p text:style-name="P4">
The British government also completely prohibits the installation of TIKTOK in official mobile phones, but civil servants use Tiktok on private phones without restrictions.</text:p>
      <text:p text:style-name="P4">
New Zealand's government network has shielded TIKTOK, but personnel who need to use Tiktok in their work have formulated corresponding special regulations.</text:p>
      <text:p text:style-name="P4">
The European Commission and the European Parliament require staff not to use Tiktok on official mobile phones. This ban is also applicable to a private phone registered in the European Commission.</text:p>
      <text:p text:style-name="P4">
Belgium and the Netherlands have also announced that government staff must not install Tiktok on official mobile phones.</text:p>
      <text:p text:style-name="P4">
The Canadian government fully ban public mobile phones from using Tiktok on the grounds of "unacceptable security risks".</text:p>
      <text:p text:style-name="P4">
Australian official said in April this year, <text:a xlink:type="simple" xlink:href="https://www.dw.com/zh/zh/澳大利亞禁止政府設備使用tiktok/a-65222959" text:style-name="Internet_20_link" text:visited-style-name="Visited_20_Internet_20_Link">
</text:a>
Essence</text:p>
      <text:p text:style-name="P4">
The German Federal News Agency banned its staff from using Tiktok on official mobile phones. However, the German government has not stipulated that TIKTOK is not allowed to install on official mobile phones.</text:p>
      <text:p text:style-name="P4">
News Source: <text:a xlink:type="simple" xlink:href="https://www.dw.com/zh/奥地利宣布禁止公务手机使用tiktok/a-65577074" text:style-name="Internet_20_link" text:visited-style-name="Visited_20_Internet_20_Link">
https://www.dw.com/zh/奥地利宣布禁止公务手机使用tiktok/a-65577074?maca=chi-rss-chi-all-1127-rdf</text:a>
</text:p>
      <!--NEWS-->
      <text:h text:style-name="P10" text:outline-level="1">
<text:span text:style-name="T4">
The beautiful expert group reduced the regular inspection of female breast X -ray to 40 years old</text:span>
</text:h>
      <text:p text:style-name="P4">
Author: 联合早报 (Person)</text:p>
      <text:p text:style-name="P4">
Publisher: 联合早报 (Organization)</text:p>
      <text:p text:style-name="P4">
Published Time: 2023-05-10T13:17</text:p>
      <text:p text:style-name="P4">
Modified Time: 2023-05-10T20:59</text:p>
      <text:p text:style-name="P4">
Description: The USPSTF renewal guidelines for the USPSTF to start the age of breast X -ray examination of the average age of breast cancer to the age of 40 to 40. Reuters reports that the USPSTF working group said that since the age of 40, breast X -ray examination ...</text:p>
      <text:p text:style-name="P4">
Videos: []</text:p>
      <text:p text:style-name="P4">
Audios: []</text:p>
      <text:p text:style-name="P4">
Images: []</text:p>
      <text:p text:style-name="P4">
Type: NewsArticle</text:p>
      <text:p text:style-name="P4">
Breadcrumbs: ['即时', '国际']</text:p>
      <text:p text:style-name="P4">
Keywords: ['美国', '女性', '乳腺癌', '乳癌']</text:p>
      <!--METADATA-->
      <text:p text:style-name="P4">
The USPSTF renewal guidelines for the USPSTF to start the age of breast X -ray examination of the average age of breast cancer to the age of 40 to 40.</text:p>
      <text:p text:style-name="P4">
Reuters reports that the USPSTF working group said that it will be greater for black women from the age of 40 for black women, because black women usually have more aggressive breast cancer, and their survival rate is lower.</text:p>
      <text:p text:style-name="P4">
The new guidelines overthrew the suggestion of the 2009 expert group. At that time, the USPSTF committee suggested that women start at the age of 50 to start a conventional breast X -ray examination. It is not recommended that women start breast X -ray examination in their 40s. It is suitable.</text:p>
      <text:p text:style-name="P4">
Former USPSTF Chairman Manjeon said that at the time, women in their 40s performed breast X -ray examination. After deducting the potential harm caused by the inspection, there were not many benefits.</text:p>
      <text:p text:style-name="P4">
Now the diagnostic technology and treatment methods of breast cancer are greatly improved. She said: "The situation today is very different from the past."</text:p>
      <text:h text:style-name="P13" text:outline-level="4">
<text:span text:style-name="T4">
Expert: At the age of 40, the mortality rate of breast cancer will be reduced by 20% at the age of 40</text:span>
</text:h>
      <text:p text:style-name="P4">
Manonene said that the incidence of breast cancer of young women has been rising, and the technology of digital breast images has improved, which has improved the accuracy of X -ray examination, and better treatment methods have also improved the survival rate of patients.</text:p>
      <text:p text:style-name="P4">
She also said that the new computer model shows that if women's breast cancer screening every two years starts from the age of 40 instead of from the age of 50, and if all women who meet the breast X -ray examination will perform breast X -ray examination, The mortality rate of breast cancer in the United States will be reduced by 20%.</text:p>
      <text:p text:style-name="P4">
Manjeo is now the director of the Department of Medicine, the Department of Medicine, the University of California, Los Angeles.</text:p>
      <text:p text:style-name="P4">
News Source: <text:a xlink:type="simple" xlink:href="https://www.zaobao.com.sg/realtime/world/story20230510-1392971" text:style-name="Internet_20_link" text:visited-style-name="Visited_20_Internet_20_Link">
https://www.zaobao.com.sg/realtime/world/story20230510-1392971</text:a>
</text:p>
      <!--NEWS-->
      <text:h text:style-name="P10" text:outline-level="1">
<text:span text:style-name="T4">
In April, consumer prices in the United States increased by 4.9% annually</text:span>
</text:h>
      <text:p text:style-name="P4">
Publisher: 法新社</text:p>
      <text:p text:style-name="P4">
Published Time: 2023-05-10T13:32:11+00:00</text:p>
      <text:p text:style-name="P4">
Modified Time: 2023-05-10T13:20:03+00:00</text:p>
      <text:p text:style-name="P4">
Description: (Agence France -Presse, Washington, 10th) Although the authorities are committed to letting the economy cool down and suppress prices to rise. The United States today announced that the consumer price index in April was slightly slippery.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5-10T13-32-11-00-00/000000.png" xlink:type="simple" xlink:show="embed" xlink:actuate="onLoad" draw:mime-type="image/png"/>
</draw:frame>
(Agence France -Presse, Washington, 10th) Although the authorities are committed to letting the economy cool down and suppress prices to rise. The United States today announced that the consumer price index in April was slightly slippery. According to data from the Labor Statistics Bureau, the US Consumer Price Index (CPI) in April increased by 4.9%compared with the same period last year, only a slight decrease of only 5.0%in March.</text:p>
      <text:p text:style-name="P4">
News Source: <text:a xlink:type="simple" xlink:href="https://www.rfi.fr/cn/%E8%B4%A2%E7%BB%8F%E5%BF%AB%E8%AE%AF/20230510-%E7%BE%8E%E5%9B%BD4%E6%9C%88%E6%B6%88%E8%B4%B9%E8%80%85%E7%89%A9%E4%BB%B7%E5%B9%B4%E5%A2%9E4-9" text:style-name="Internet_20_link" text:visited-style-name="Visited_20_Internet_20_Link">
https://www.rfi.fr/cn/%E8%B4%A2%E7%BB%8F%E5%BF%AB%E8%AE%AF/20230510-%E7%BE%8E%E5%9B%BD4%E6%9C%88%E6%B6%88%E8%B4%B9%E8%80%85%E7%89%A9%E4%BB%B7%E5%B9%B4%E5%A2%9E4-9</text:a>
</text:p>
      <!--NEWS-->
      <text:h text:style-name="P10" text:outline-level="1">
<text:span text:style-name="T4">
Lilin announced that it was closed in August China Edition Application</text:span>
</text:h>
      <text:p text:style-name="P4">
Author: None (Language: zh)</text:p>
      <text:p text:style-name="P4">
Publisher: None</text:p>
      <text:p text:style-name="P4">
Time: 2023-05-10T13:44:00Z</text:p>
      <text:p text:style-name="P4">
Description: Microsoft ’s social platforms have led Britain to announce the adjustment of China's business strategy. It will close the only surviving app in China in August this year to stop the establishment of products and engineering teams in China, as well as posts that reduce functions, business and marketing departments. Essence At the same time, Lingying emphasized that it will continue to cultivate the Chinese market.</text:p>
      <text:p text:style-name="P4">
Videos: []</text:p>
      <text:p text:style-name="P4">
Images: ["<text:a xlink:type="simple" xlink:href="https://static.dw.com/image/59369558_303.jpg" text:style-name="Internet_20_link" text:visited-style-name="Visited_20_Internet_20_Link">
59369558_303.jpg</text:a>
", "<text:a xlink:type="simple" xlink:href="https://static.dw.com/image/19326757_401.jpg" text:style-name="Internet_20_link" text:visited-style-name="Visited_20_Internet_20_Link">
19326757_401.jpg</text:a>
"]</text:p>
      <text:p text:style-name="P4">
Subject: 经济纵横</text:p>
      <text:p text:style-name="P4">
Subjects: ['领英', '领英职场', '网络审查', '裁员', '市场竞争']</text:p>
      <text:p text:style-name="P4">
Keywords: ['意见反馈']</text:p>
      <text:p text:style-name="P4">
Id: 65577628</text:p>
      <!--METADATA-->
      <text:p text:style-name="P4">
<text:a xlink:type="simple" xlink:href="https://www.dw.com/zh/overlay/image/article/65577628/59369558" text:style-name="Internet_20_link" text:visited-style-name="Visited_20_Internet_20_Link">
 <draw:frame draw:style-name="fr1" draw:name="Image81" text:anchor-type="as-char" svg:width="6.9236in" svg:height="3.896998in" draw:z-index="0">
<draw:image xlink:href="../Images/dwzh/2023-05-10T13-44-00Z/59369558_303.jpg" xlink:type="simple" xlink:show="embed" xlink:actuate="onLoad" draw:mime-type="image/jpeg"/>
</draw:frame>
</text:a>
(Voice of Germany Chinese website) Microsoft's social platform Linkedin announced on Tuesday (May 9) that, in view of the "fierce market competition and challenges brought by the macroeconomic environment", it will further close the remaining business in China in China Essence</text:p>
      <text:p text:style-name="P4">
Lilia is one of the few US technology companies that successfully operate social media platforms in China. As China's Internet has been strictly supervised and reviewed, in order to comply with relevant regulations, Lianying launched a job search platform in China.</text:p>
      <text:p text:style-name="P4">
In March 2021, Lingying issued an announcement to suspend the registration of Chinese new users, "to ensure that all the content and services provided by the platform are in line with local laws and regulations." In December of the same year, Lilian Lingying launched the Chinese version of the "Lingying Workplace"(InCareer)Help Chinese professionals find and apply for work.</text:p>
      <text:p text:style-name="P4">
Lingying on Tuesday on the Weibo account "LINKEDIN Ling Ying" released "Leading Britain's Related Service Adjustment and Strategy Update", announced that it will officially stop the "Lingying Workplace" service from August 9, 2023, and delete all "collar collar" The size of the Chinese team will also reduce the scale of the Chinese team.</text:p>
      <text:p text:style-name="P4">
Lin Ying said that it was decided to stop the service because "the 'Lingying Workplace' has always faced the challenges brought by increasingly fierce market competition and the macroeconomic environment."</text:p>
      <text:p text:style-name="P4">
<draw:frame draw:style-name="fr1" draw:name="Image82" text:anchor-type="as-char" svg:width="6.9236in" svg:height="3.896998in" draw:z-index="0">
<draw:image xlink:href="../Images/dwzh/2023-05-10T13-44-00Z/19326757_401.jpg" xlink:type="simple" xlink:show="embed" xlink:actuate="onLoad" draw:mime-type="image/jpeg"/>
</draw:frame>
Leading Britain announced that, in view of "the challenges brought by fierce market competition and the macroeconomic environment", it will further close the remaining business in China</text:p>
      <text:h text:style-name="P12" text:outline-level="3">
<text:span text:style-name="T4">
There are more than 700 global layoffs</text:span>
</text:h>
      <text:p text:style-name="P4">
In addition, Lingying CEO Ryan Roslansky wrote in the internal letter that 716 employees will be reduced globally. The letter also stated that the senior vice president of Lingying, Mohakshroff and the president of the leader of the leader of the leader, will hold a meeting of Chinese members to communicate with colleagues in China, including stopping the establishment of products and products and the establishment of products and products in China and The engineering team, as well as the posts that reduce functions, business and marketing departments.</text:p>
      <text:p text:style-name="P4">
Lian Ying did not disclose how many people will be layoffs in China, but according to Caixin.com, the leading Chinese team layoffs a total of 174 people.</text:p>
      <text:p text:style-name="P4">
Nevertheless, Lin Ying emphasized that it will continue to cultivate the Chinese market. In the future, it will help Chinese companies to find and hire international talents overseas, help Chinese companies' products and services to create international brands and expand overseas markets.</text:p>
      <text:p text:style-name="P4">
The company wrote: "Lingying will continue to deeply cultivate the Chinese market, through the leading talents and marketing solutions, and the Territory Learning solution that will soon land in Mainland China later this year to continue to support the global development of Chinese companies." One Representatives of Famous Lingying told AFP that Lingying will continue to develop in China and focus on "assisting companies in Chinese overseas recruitment, marketing and training."</text:p>
      <text:p text:style-name="P4">
Agence France -Presse pointed out that benefiting from China ’s connections that focus on“ relationships ”, Lingying has risen rapidly in China. However, with the popularity of innovative local applications in recent years, the leading Ying has gradually been marginalized.</text:p>
      <text:p text:style-name="P4">
For a long time, most U.S. Internet giants including Facebook, Twitter, Instagram, and YouTube have been blocked in China due to the failure to comply with strict and often blurred regulatory regulations.</text:p>
      <text:p text:style-name="P4">
Science and technology companies operating in China are under pressure, and often in the name of maintaining social stability, they are shielded as political sensitivity content and topics. In recent years, <text:a xlink:type="simple" xlink:href="https://www.dw.com/zh/zh/屏蔽多个帐号-领英中国称依法执行/a-57987329" text:style-name="Internet_20_link" text:visited-style-name="Visited_20_Internet_20_Link">
</text:a>
Essence</text:p>
      <text:p text:style-name="P4">
(Agence France -Presse, Associated Press)</text:p>
      <text:p text:style-name="P4">
News Source: <text:a xlink:type="simple" xlink:href="https://www.dw.com/zh/领英宣布8月关停中国版应用/a-65577628" text:style-name="Internet_20_link" text:visited-style-name="Visited_20_Internet_20_Link">
https://www.dw.com/zh/领英宣布8月关停中国版应用/a-65577628?maca=chi-rss-chi-all-1127-rdf</text:a>
</text:p>
      <!--NEWS-->
      <text:h text:style-name="P10" text:outline-level="1">
<text:span text:style-name="T4">
The United States announced the official opening of the Embassy in Tangjia to further strengthen its strength in the South Pacific region</text:span>
</text:h>
      <text:p text:style-name="P4">
Author: chinese@voanews.com (金谷)</text:p>
      <text:p text:style-name="P4">
Publisher: 美国之音中文网 (Type: NewsMediaOrganization)</text:p>
      <text:p text:style-name="P4">
Published Time: 2023-05-10T13:54:55+08:00</text:p>
      <text:p text:style-name="P4">
Modified Time: 2023-05-10 05:54:55Z</text:p>
      <text:p text:style-name="P4">
Description: The U.S. State Department announced on Tuesday (May 9, 2023) that it has opened an embassy in the Pacific Island country Tonga on the day, which is part of the United States' strengthening of diplomatic influence in the Pacific region to fight against the rise of Chinese forces.</text:p>
      <text:p text:style-name="P4">
Videos: []</text:p>
      <text:p text:style-name="P4">
Images: []</text:p>
      <text:p text:style-name="P4">
Categories: ['亚太', '美国', '中国']</text:p>
      <text:p text:style-name="P4">
Type: None</text:p>
      <!--METADATA-->
      <text:p text:style-name="P4">
Nonenone</text:p>
      <text:p text:style-name="P4">
News Source: <text:a xlink:type="simple" xlink:href="https://www.voachinese.com/a/us-tonga-embassy-opens-20230510/7086528.html" text:style-name="Internet_20_link" text:visited-style-name="Visited_20_Internet_20_Link">
https://www.voachinese.com/a/us-tonga-embassy-opens-20230510/7086528.html</text:a>
</text:p>
      <!--NEWS-->
      <text:h text:style-name="P10" text:outline-level="1">
<text:span text:style-name="T4">
Russia cancels the Georgian visa system and banning order</text:span>
</text:h>
      <text:p text:style-name="P4">
Publisher: 法新社</text:p>
      <text:p text:style-name="P4">
Published Time: 2023-05-10T14:02:07+00:00</text:p>
      <text:p text:style-name="P4">
Modified Time: 2023-05-10T13:35:01+00:00</text:p>
      <text:p text:style-name="P4">
Description: (AFP, Moscow, 10th) The Kremlin said today that Russian President Pu Ting has canceled the ban and visa system with Georgeia, the country of Gaotastah. Russia had a brief war with Georgia in 2008.</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617581in" draw:z-index="0">
<draw:image xlink:href="../Images/rficn/2023-05-10T14-02-07-00-00/000000.png" xlink:type="simple" xlink:show="embed" xlink:actuate="onLoad" draw:mime-type="image/png"/>
</draw:frame>
According to a decree today, Vladimir Putin has promoted a 90 -day visa -free system on Georgia Citizens from May 15.</text:p>
      <text:p text:style-name="P4">
Another decree restores aviation travel between Russia and Georgia. In response to Georgia's anti -Moscow rally, Russia banned air travel with Georgia in 2019.</text:p>
      <text:p text:style-name="P4">
There is a complex history between these two countries. At present, the former George President Mikheil Saakashvili in prison is regarded as one of Moscow's number one enemy.</text:p>
      <text:p text:style-name="P4">
After the establishment of a closer relationship with the West in Sagashi Vivili and the tension between the two countries for many years, Moscow and Georgia fought a brief but bloody war in 2008.</text:p>
      <text:p text:style-name="P4">
However, Georgia's current authorities have been accused of close relationships with the Kremlin in recent years.</text:p>
      <text:p text:style-name="P4">
George's President of the European Union, Salomezourabichvili, immediately attacked Moscow's decision. Georgian President plays a ritual role, and most of the regime belongs to the Prime Minister and the government.</text:p>
      <text:p text:style-name="P4">
Zorabicoviri tweets: "Another Russian provocation!"</text:p>
      <text:p text:style-name="P4">
"As long as Russia continues to invade Ukraine and occupy our territory, it is unacceptable to restore direct and cancel visas with George Asia!"</text:p>
      <text:p text:style-name="P4">
News Source: <text:a xlink:type="simple" xlink:href="https://www.rfi.fr/cn/%E5%9B%BD%E9%99%85%E6%8A%A5%E9%81%93/20230510-%E4%BF%84%E7%BD%97%E6%96%AF%E5%8F%96%E6%B6%88%E5%AF%B9%E4%B9%94%E6%B2%BB%E4%BA%9A%E7%AD%BE%E8%AF%81%E5%88%B6%E5%BA%A6%E5%8F%8A%E7%A6%81%E9%A3%9E%E4%BB%A4" text:style-name="Internet_20_link" text:visited-style-name="Visited_20_Internet_20_Link">
https://www.rfi.fr/cn/%E5%9B%BD%E9%99%85%E6%8A%A5%E9%81%93/20230510-%E4%BF%84%E7%BD%97%E6%96%AF%E5%8F%96%E6%B6%88%E5%AF%B9%E4%B9%94%E6%B2%BB%E4%BA%9A%E7%AD%BE%E8%AF%81%E5%88%B6%E5%BA%A6%E5%8F%8A%E7%A6%81%E9%A3%9E%E4%BB%A4</text:a>
</text:p>
      <!--NEWS-->
      <text:h text:style-name="P10" text:outline-level="1">
<text:span text:style-name="T4">
Preparing China Biden will sign a defense cooperation agreement with Papua New Guinea</text:span>
</text:h>
      <text:p text:style-name="P4">
Author: None (Language: zh)</text:p>
      <text:p text:style-name="P4">
Publisher: None</text:p>
      <text:p text:style-name="P4">
Time: 2023-05-10T14:05:00Z</text:p>
      <text:p text:style-name="P4">
Description: US President Biden is about to visit Baba New Guinea, the island country with the largest population in the South Pacific. The country's foreign minister revealed that the two parties will sign a defense cooperation agreement and monitoring agreement. In addition to concerns about the tension of the Taiwan Strait, Washington is seeking to prevent Pacific Island countries from establishing a security relationship with China.</text:p>
      <text:p text:style-name="P4">
Videos: []</text:p>
      <text:p text:style-name="P4">
Images: ["<text:a xlink:type="simple" xlink:href="https://static.dw.com/image/59298684_303.jpg" text:style-name="Internet_20_link" text:visited-style-name="Visited_20_Internet_20_Link">
59298684_303.jpg</text:a>
", "<text:a xlink:type="simple" xlink:href="https://static.dw.com/image/46330361_401.jpg" text:style-name="Internet_20_link" text:visited-style-name="Visited_20_Internet_20_Link">
46330361_401.jpg</text:a>
", "<text:a xlink:type="simple" xlink:href="https://static.dw.com/image/64590065_303.jpg" text:style-name="Internet_20_link" text:visited-style-name="Visited_20_Internet_20_Link">
64590065_303.jpg</text:a>
", "<text:a xlink:type="simple" xlink:href="https://static.dw.com/image/64589922_303.jpg" text:style-name="Internet_20_link" text:visited-style-name="Visited_20_Internet_20_Link">
64589922_303.jpg</text:a>
", "<text:a xlink:type="simple" xlink:href="https://static.dw.com/image/63385957_303.jpg" text:style-name="Internet_20_link" text:visited-style-name="Visited_20_Internet_20_Link">
63385957_303.jpg</text:a>
", "<text:a xlink:type="simple" xlink:href="https://static.dw.com/image/40010197_303.jpg" text:style-name="Internet_20_link" text:visited-style-name="Visited_20_Internet_20_Link">
40010197_303.jpg</text:a>
", "<text:a xlink:type="simple" xlink:href="https://static.dw.com/image/64584719_303.jpg" text:style-name="Internet_20_link" text:visited-style-name="Visited_20_Internet_20_Link">
64584719_303.jpg</text:a>
", "<text:a xlink:type="simple" xlink:href="https://static.dw.com/image/63008271_303.jpg" text:style-name="Internet_20_link" text:visited-style-name="Visited_20_Internet_20_Link">
63008271_303.jpg</text:a>
"]</text:p>
      <text:p text:style-name="P4">
Subject: 时政风云</text:p>
      <text:p text:style-name="P4">
Subjects: ['澳大利亚', '奥巴马', '岛屿主权争端', '专题报道：全景观看“习马会”', '中国', '中共十九大', '美国', '德中关系']</text:p>
      <text:p text:style-name="P4">
Keywords: ['美国', '拜登', '巴布亚新几内亚', '中国', '南太平洋', '防卫协议', '澳大利亚']</text:p>
      <text:p text:style-name="P4">
Id: 65577668</text:p>
      <!--METADATA-->
      <text:p text:style-name="P4">
<text:a xlink:type="simple" xlink:href="https://www.dw.com/zh/overlay/image/article/65577668/59298684" text:style-name="Internet_20_link" text:visited-style-name="Visited_20_Internet_20_Link">
 <draw:frame draw:style-name="fr1" draw:name="Image84" text:anchor-type="as-char" svg:width="6.9236in" svg:height="3.896998in" draw:z-index="0">
<draw:image xlink:href="../Images/dwzh/2023-05-10T14-05-00Z/59298684_303.jpg" xlink:type="simple" xlink:show="embed" xlink:actuate="onLoad" draw:mime-type="image/jpeg"/>
</draw:frame>
</text:a>
U.S. President Biden is about to visit Papua New Guinea, and he will become the first US president to visit the country.</text:p>
      <text:p text:style-name="P4">
(Voice of Germany Chinese) US President Biden plans to visit the Pacific Island Boabia New Guinea after participating in the G7 summit. He will become the first US president to visit this country. Reuters quoted Papua New Guinea Foreign Minister, saying that during the visit, the two parties would sign a defense and surveillance agreement. The foreign minister of the country said that Biden's visit re -showed the strategic importance of Papua New Guinea.</text:p>
      <text:p text:style-name="P4">
Biden's uncle died in Papua New Guinea during World War II.</text:p>
      <text:p text:style-name="P4">
Papua New Guinea is the country with the largest number of populations in the South Pacific. The United States is preparing to double the development assistance provided by the country to $ 32 million, including $ 25 million to solve the most priority safety matters in the country -climate change.</text:p>
      <text:h text:style-name="P12" text:outline-level="3">
<text:span text:style-name="T4">
How to solve the problem of Taiwan in Beijing</text:span>
</text:h>
      <text:p text:style-name="P4">
In addition to concerns about the tension of the Taiwan Strait, Washington is seeking to prevent Pacific Island countries from establishing a security relationship with China.</text:p>
      <text:p text:style-name="P4">
The White House confirmed that Biden will stay at the Port of Morzbi, the capital of Papua New Guinea on May 22. After that, I will go to Sydney, Australia to participate in the four -party security dialogue held on May 24(Quad)Summit. Biden will meet with the leaders of 18 Pacific Island countries in Papua New Guinea.</text:p>
      <text:p text:style-name="P4">
Papua New Guinea Foreign Minister Takango(Tree S chin T Chen Ko)It was revealed to Reuters that the defense cooperation agreement between the United States and Papua New Guinea has been finalized last week.</text:p>
      <text:p text:style-name="P4">
Takqinke said that in addition to the defense cooperation agreement, the two parties will also sign a separate agreement to allow the US Coast Guard to patrol the Papua New Guinea exclusive economic zone. Participate in patrol. This agreement also includes content using satellite surveillance.</text:p>
      <text:p text:style-name="P4">
"We will be able to use the US satellite security system. The signing of the agreement will help monitor our waters. At present, we cannot complete it independently."</text:p>
      <text:p text:style-name="P4">
He added: "This will be a great agreement, which is conducive to protecting the natural resources that we own, especially fisheries, be illegal fishing and illegal stolen."</text:p>
      <text:p text:style-name="P4">
In the past few decades, China has participated in infrastructure construction projects in the South Pacific region. Last year, China and the Solomon Islands reached a security agreement. Since then, the Solomon Islands <text:a xlink:type="simple" xlink:href="https://www.dw.com/zh/zh/美船舰请求停靠所罗门加油-遭闭门羹回应/a-62951085" text:style-name="Internet_20_link" text:visited-style-name="Visited_20_Internet_20_Link">
</text:a>
 。</text:p>
      <text:p text:style-name="P4">
<draw:frame draw:style-name="fr1" draw:name="Image85" text:anchor-type="as-char" svg:width="6.9236in" svg:height="3.896998in" draw:z-index="0">
<draw:image xlink:href="../Images/dwzh/2023-05-10T14-05-00Z/46330361_401.jpg" xlink:type="simple" xlink:show="embed" xlink:actuate="onLoad" draw:mime-type="image/jpeg"/>
</draw:frame>
In 2018, Chinese President Xi Jinping visited Papua New Guinea.</text:p>
      <text:p text:style-name="P4">
Chinese President Xi Jinping visited the area three times, including the 2018 visit to Papua New Guinea. In May last year, when the Minister of Foreign Affairs of China held a meeting with the Pacific 10 foreign minister, [] <text:a xlink:type="simple" xlink:href="https://www.dw.com/zh/zh/王毅與太平洋10國舉行外長會-澳媒稱未簽署任何協議/a-61971328" text:style-name="Internet_20_link" text:visited-style-name="Visited_20_Internet_20_Link">
</text:a>
Essence</text:p>
      <text:p text:style-name="P4">
As far as Biden is concerned, visiting Papua New Guinea highlights the importance of the country's security in the region.</text:p>
      <text:p text:style-name="P4">
Biden recalled when he visited Australia in 2016 that his two uncle was stationed in Papua New Guinea as the Air Force in Papua in the Second World War. One of them was killed in a plane crash in May 1944.</text:p>
      <text:p text:style-name="P4">
Australian media reported that the confidential part of the Australian defense report warned that Australia would not be able to resist China ’s missile attacks from the Pacific Ocean. Professor Davidkilcullen, a professor at the University of New South Wales in Australia, wrote in Australian Foreign Affairs magazine that Chinese anti -ship ballistic missiles can restrain the Navy of the United States and Australia.</text:p>
      <text:p text:style-name="P4">
Both China and Solomon have denied the safety agreement signed by both parties <text:a xlink:type="simple" xlink:href="https://www.dw.com/zh/zh/澳總理非常有信心索羅門不會有中國基地/a-62464858" text:style-name="Internet_20_link" text:visited-style-name="Visited_20_Internet_20_Link">
</text:a>
Essence</text:p>
      <text:p text:style-name="P4">
Last year, US President Biden promised to provide the Pacific Island Country <text:a xlink:type="simple" xlink:href="https://www.dw.com/zh/zh/太平洋岛国峰会华府登场-美承诺增加金援与外交互动/a-63274054" text:style-name="Internet_20_link" text:visited-style-name="Visited_20_Internet_20_Link">
</text:a>
Essence However, this funds also need to be approved by Congress, and related discussions will only get results this fall. An American official said at Congress hearing that <text:a xlink:type="simple" xlink:href="https://www.dw.com/zh/zh/为抗衡中国-美国重开所罗门群岛大使馆/a-64589285" text:style-name="Internet_20_link" text:visited-style-name="Visited_20_Internet_20_Link">
</text:a>
However, the proposal of the embassies in Vanuatu and Kiribas have not yet been approved.</text:p>
      <text:p text:style-name="P4">
Biden personally met with the leaders of the Pacific region in person and was regarded as an important step in restoring trust in the region.</text:p>
      <text:p text:style-name="P4">
Last year, when U.S. Secretary of State Brosky held a video meeting with the 17 Pacific Islanders leaders in Fiji, the leaders of the Pacific Island nation said to him: "Borrowing Americans, sometimes we feel that we are the country that the plane flew by '( FlyoverCountry. On the way to the meeting, the big officials saw some small points from the airplane portholes. Then they started to talk about us instead of talking to us. This is the case where they talk about us. "</text:p>
      <text:p text:style-name="P4">
*<draw:frame draw:style-name="fr1" draw:name="Image86" text:anchor-type="as-char" svg:width="6.9236in" svg:height="3.896998in" draw:z-index="0">
<draw:image xlink:href="../Images/dwzh/2023-05-10T14-05-00Z/64590065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draw:frame draw:style-name="fr1" draw:name="Image87" text:anchor-type="as-char" svg:width="6.9236in" svg:height="3.896998in" draw:z-index="0">
<draw:image xlink:href="../Images/dwzh/2023-05-10T14-05-00Z/64589922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draw:frame draw:style-name="fr1" draw:name="Image88" text:anchor-type="as-char" svg:width="6.9236in" svg:height="3.896998in" draw:z-index="0">
<draw:image xlink:href="../Images/dwzh/2023-05-10T14-05-00Z/40010197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draw:frame draw:style-name="fr1" draw:name="Image89" text:anchor-type="as-char" svg:width="6.9236in" svg:height="3.896998in" draw:z-index="0">
<draw:image xlink:href="../Images/dwzh/2023-05-10T14-05-00Z/64584719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draw:frame draw:style-name="fr1" draw:name="Image90" text:anchor-type="as-char" svg:width="6.9236in" svg:height="3.896998in" draw:z-index="0">
<draw:image xlink:href="../Images/dwzh/2023-05-10T14-05-00Z/63008271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he United States has no formal diplomatic relations with Taiwan, but it is the main military supporter of Taiwan. For decades, Washington has sold "defensive" weapons to Taiwan based on the "Relations with Taiwan". After August last August, after the Speaker of the House of Representatives in the United States House, Plogsi visited Taiwan, the Chinese PLA launched the largest real -scale military exercise in the surrounding waters around Taiwan for decades. Then in September, the Bayeng government announced the 6th degree of Taiwan military sales case worth 1.16 billion US dollars. The US Ginseng Institute also passed the "National Defense Authorization Act" at the end of last year. The law plans to send US government officials to Taiwan to strengthen the bilateral cooperation of the United States and Taiw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text:p>
      <text:p text:style-name="P4">
News Source: <text:a xlink:type="simple" xlink:href="https://www.dw.com/zh/防备中国-拜登将与巴布亚新几内亚签署防卫合作协议/a-65577668" text:style-name="Internet_20_link" text:visited-style-name="Visited_20_Internet_20_Link">
https://www.dw.com/zh/防备中国-拜登将与巴布亚新几内亚签署防卫合作协议/a-65577668?maca=chi-rss-chi-all-1127-rdf</text:a>
</text:p>
      <!--NEWS-->
      <text:h text:style-name="P10" text:outline-level="1">
<text:span text:style-name="T4">
Hong Kong amendments to the law prohibit foreign lawyers from participating in national security cases</text:span>
</text:h>
      <text:p text:style-name="P4">
Author: None (Language: zh)</text:p>
      <text:p text:style-name="P4">
Publisher: None</text:p>
      <text:p text:style-name="P4">
Time: 2023-05-10T14:20:00Z</text:p>
      <text:p text:style-name="P4">
Description: The amendments to the legal practicing regulations passed by the Hong Kong Legislative Council on Wednesday stipulated that under the "not violated national security interests", overseas lawyers were allowed to participate in the National Security Law case after a certificate was issued.</text:p>
      <text:p text:style-name="P4">
Videos: []</text:p>
      <text:p text:style-name="P4">
Images: ["<text:a xlink:type="simple" xlink:href="https://static.dw.com/image/57226571_303.jpg" text:style-name="Internet_20_link" text:visited-style-name="Visited_20_Internet_20_Link">
57226571_303.jpg</text:a>
", "<text:a xlink:type="simple" xlink:href="https://static.dw.com/image/42329715_303.jpg" text:style-name="Internet_20_link" text:visited-style-name="Visited_20_Internet_20_Link">
42329715_303.jpg</text:a>
", "<text:a xlink:type="simple" xlink:href="https://static.dw.com/image/54506257_303.jpg" text:style-name="Internet_20_link" text:visited-style-name="Visited_20_Internet_20_Link">
54506257_303.jpg</text:a>
", "<text:a xlink:type="simple" xlink:href="https://static.dw.com/image/54395027_303.jpg" text:style-name="Internet_20_link" text:visited-style-name="Visited_20_Internet_20_Link">
54395027_303.jpg</text:a>
", "<text:a xlink:type="simple" xlink:href="https://static.dw.com/image/54032407_303.jpg" text:style-name="Internet_20_link" text:visited-style-name="Visited_20_Internet_20_Link">
54032407_303.jpg</text:a>
", "<text:a xlink:type="simple" xlink:href="https://static.dw.com/image/54387899_303.jpg" text:style-name="Internet_20_link" text:visited-style-name="Visited_20_Internet_20_Link">
54387899_303.jpg</text:a>
", "<text:a xlink:type="simple" xlink:href="https://static.dw.com/image/54260145_303.jpg" text:style-name="Internet_20_link" text:visited-style-name="Visited_20_Internet_20_Link">
54260145_303.jpg</text:a>
", "<text:a xlink:type="simple" xlink:href="https://static.dw.com/image/54085735_303.jpg" text:style-name="Internet_20_link" text:visited-style-name="Visited_20_Internet_20_Link">
54085735_303.jpg</text:a>
", "<text:a xlink:type="simple" xlink:href="https://static.dw.com/image/54086148_303.jpg" text:style-name="Internet_20_link" text:visited-style-name="Visited_20_Internet_20_Link">
54086148_303.jpg</text:a>
", "<text:a xlink:type="simple" xlink:href="https://static.dw.com/image/54074745_303.jpg" text:style-name="Internet_20_link" text:visited-style-name="Visited_20_Internet_20_Link">
54074745_303.jpg</text:a>
", "<text:a xlink:type="simple" xlink:href="https://static.dw.com/image/53998212_303.jpg" text:style-name="Internet_20_link" text:visited-style-name="Visited_20_Internet_20_Link">
53998212_303.jpg</text:a>
", "<text:a xlink:type="simple" xlink:href="https://static.dw.com/image/54049340_303.jpg" text:style-name="Internet_20_link" text:visited-style-name="Visited_20_Internet_20_Link">
54049340_303.jpg</text:a>
", "<text:a xlink:type="simple" xlink:href="https://static.dw.com/image/54049229_303.jpg" text:style-name="Internet_20_link" text:visited-style-name="Visited_20_Internet_20_Link">
54049229_303.jpg</text:a>
", "<text:a xlink:type="simple" xlink:href="https://static.dw.com/image/54074755_303.jpg" text:style-name="Internet_20_link" text:visited-style-name="Visited_20_Internet_20_Link">
54074755_303.jpg</text:a>
", "<text:a xlink:type="simple" xlink:href="https://static.dw.com/image/54016317_303.jpg" text:style-name="Internet_20_link" text:visited-style-name="Visited_20_Internet_20_Link">
54016317_303.jpg</text:a>
", "<text:a xlink:type="simple" xlink:href="https://static.dw.com/image/54007768_303.jpg" text:style-name="Internet_20_link" text:visited-style-name="Visited_20_Internet_20_Link">
54007768_303.jpg</text:a>
", "<text:a xlink:type="simple" xlink:href="https://static.dw.com/image/54075959_303.jpg" text:style-name="Internet_20_link" text:visited-style-name="Visited_20_Internet_20_Link">
54075959_303.jpg</text:a>
"]</text:p>
      <text:p text:style-name="P4">
Subject: 时政风云</text:p>
      <text:p text:style-name="P4">
Subjects: ['黎智英', '香港国安法', '香港律政司', '修订', '欧文', '外国律师', '海外律师']</text:p>
      <text:p text:style-name="P4">
Keywords: ['意见反馈']</text:p>
      <text:p text:style-name="P4">
Id: 65578665</text:p>
      <!--METADATA-->
      <text:p text:style-name="P4">
<text:a xlink:type="simple" xlink:href="https://www.dw.com/zh/overlay/image/article/65578665/57226571" text:style-name="Internet_20_link" text:visited-style-name="Visited_20_Internet_20_Link">
 <draw:frame draw:style-name="fr1" draw:name="Image91" text:anchor-type="as-char" svg:width="6.9236in" svg:height="3.896998in" draw:z-index="0">
<draw:image xlink:href="../Images/dwzh/2023-05-10T14-20-00Z/57226571_303.jpg" xlink:type="simple" xlink:show="embed" xlink:actuate="onLoad" draw:mime-type="image/jpeg"/>
</draw:frame>
</text:a>
The revision of the law originated from the Hong Kong High Court earlier approved Li Zhiying to hire British Royal Lawyer Tim Owen to defend the Case of the National Security Law involved in it.</text:p>
      <text:p text:style-name="P4">
(Voice of Germany Chinese) Hong Kong revised a law on Wednesday (May 10), <text:a xlink:type="simple" xlink:href="https://www.dw.com/zh/zh/人大释法海外律师代理涉港国安法案需特首证明/a-64253839" text:style-name="Internet_20_link" text:visited-style-name="Visited_20_Internet_20_Link">
</text:a>
Unless the written permit of the chief executive.</text:p>
      <text:p text:style-name="P4">
The amendment is the latest major changes in legal and political aspects of this international financial center city. After large -scale democratic protests in 2019, China has been working hard to clear the voices of Hong Kong's objection.</text:p>
      <text:p text:style-name="P4">
Hong Kong has been highly praised for allowing international lawyers to participate in the general law tradition of cases.</text:p>
      <text:p text:style-name="P4">
However, after the National Security Law, which was implemented in 2020, the Hong Kong government said that foreign lawyers participating in cases would bring "potential risks".</text:p>
      <text:p text:style-name="P4">
Lin Dingguo, director of the Hong Kong Department of Justice, said on Wednesday that the right to choose a lawyer in the Hong Kong Special Administrative Region refers to the right to choose a lawyer or a barrister who has a comprehensive qualification in Hong Kong as a legal representative, but does not include overseas lawyers who have not qualified for comprehensive practice in Hong Kong. Essence</text:p>
      <text:p text:style-name="P4">
The revision of the legal practitioners' regulations passed by the Hong Kong Legislative Council on Wednesday stipulated that under the "not violated national security interests", overseas lawyers were allowed to participate in the National Security Law case after issuing a certificate.</text:p>
      <text:p text:style-name="P4">
The revision of the law originated from the earlier approval of the Hong Kong High Court <text:a xlink:type="simple" xlink:href="https://www.dw.com/zh/zh/黎智英案英国外援律师遭拒/a-63298253" text:style-name="Internet_20_link" text:visited-style-name="Visited_20_Internet_20_Link">
</text:a>
(Timowen) defended the Case of the National Security Law involved in it.</text:p>
      <text:p text:style-name="P4">
Li Zhiying is one of the well -known democratic sportsmen in Hong Kong. In August 2021, he was accused of "conspiring collusion with foreign forces" with one of the former supervisors of One Media, and Li Zhiying has been detained so far. At that time, after the Hong Kong official frozen its funds in accordance with the new security law, the "Apple Daily" founded by Li Zhiying announced its closure.</text:p>
      <text:h text:style-name="P12" text:outline-level="3">
<text:span text:style-name="T4">
Interview with Li Zhiying: I will work together with Hong Kong</text:span>
</text:h>
      <text:p text:style-name="P4">
For a long time, both Hong Kong prosecutors and defense can hire foreign lawyers. The ruling team composed of three senior judges of the Hong Kong Court of Court of Hong Kong rejected the Hong Kong government's proposal to prevent Owen's representative Li Zhiying in court in November last November. Subsequently, the Hong Kong Department of Justice applied for an application to delay the case of the case for the interpretation of the Standing Committee of the People's Congress and obtain the approval of the High Court.</text:p>
      <text:p text:style-name="P4">
In December last year, the Standing Committee of the National People's Congress of China awarded the Hong Kong Chief Executive Li Jiachao to prevent foreign lawyers from participating in the power involving national security cases and overthrew the previous ruling of the Hong Kong High Court. Owen's work visa extension application has also been put on hold.</text:p>
      <text:p text:style-name="P4">
Legislative Councilor Lin Xinqiang said on Wednesday that he was disappointed with the an exception of the amendment to allow foreign lawyers to apply for an exception to participate in the National Security Law case. He said at the Legislative Council: "The kindness of the enemy is cruel to ourselves."</text:p>
      <text:p text:style-name="P4">
Li Zhiying's legal team argued that the government had infringed his rights and argued that he was accused of illegal security law.</text:p>
      <text:p text:style-name="P4">
The legal team also filed a lawsuit on the National Security Council of Hong Kong and the entry affairs of Hong Kong and Hong Kong's immigration.</text:p>
      <text:p text:style-name="P4">
Both cases have been tried and are waiting for the decision.</text:p>
      <text:p text:style-name="P4">
*<draw:frame draw:style-name="fr1" draw:name="Image92" text:anchor-type="as-char" svg:width="6.9236in" svg:height="3.896998in" draw:z-index="0">
<draw:image xlink:href="../Images/dwzh/2023-05-10T14-20-00Z/42329715_303.jpg" xlink:type="simple" xlink:show="embed" xlink:actuate="onLoad" draw:mime-type="image/jpeg"/>
</draw:frame>
#####</text:p>
      <text:h text:style-name="P12" text:outline-level="3">
<text:span text:style-name="T4">
Former member of Hong Kong Zhongzhi Zhou Ting was arrested</text:span>
</text:h>
      <text:p text:style-name="P4">
On August 10, after Li Zhiying and others were arrested, Zhou Ting, a 23 -year -old member of Hong Kong, was arrested by more than a dozen Hong Kong police in her residence, saying that she was suspected of "colluding foreign or overseas forces to endanger national security crimes". Essence Zhou Ting's fan page pointed out that she was repeatedly followed by unknown people in the past month. Someone installed infrared lenses outside her home, and she was removed until she was arrested. Zhou Ting announced his withdrawal from the Hong Kong Zhizhi after passing the "National Security Law of the Port District", indicating that he could no longer participate in international connection. The news of her arrest made the outside world question the traceability period of the National Security Law.</text:p>
      <text:p text:style-name="P4">
*<draw:frame draw:style-name="fr1" draw:name="Image93" text:anchor-type="as-char" svg:width="6.9236in" svg:height="3.896998in" draw:z-index="0">
<draw:image xlink:href="../Images/dwzh/2023-05-10T14-20-00Z/54506257_303.jpg" xlink:type="simple" xlink:show="embed" xlink:actuate="onLoad" draw:mime-type="image/jpeg"/>
</draw:frame>
#####</text:p>
      <text:h text:style-name="P12" text:outline-level="3">
<text:span text:style-name="T4">
Li Zhiying was arrested</text:span>
</text:h>
      <text:p text:style-name="P4">
On August 10, the Hong Kong police entered the Li Zhiying apartment and arrested it on the grounds of suspected violation of the National Security Law "colluding foreign forces" and arrested his second son Li Yaner in Saigon. Hundreds of police officers subsequently entered the Apple Daily headquarters for 9 hours. They surpassed the court's order to read the documents on the reporter's table, and prevent some Chinese and foreign media from interviewing outside the building.</text:p>
      <text:p text:style-name="P4">
*<draw:frame draw:style-name="fr1" draw:name="Image94" text:anchor-type="as-char" svg:width="6.9236in" svg:height="3.896998in" draw:z-index="0">
<draw:image xlink:href="../Images/dwzh/2023-05-10T14-20-00Z/54395027_303.jpg" xlink:type="simple" xlink:show="embed" xlink:actuate="onLoad" draw:mime-type="image/jpeg"/>
</draw:frame>
#####</text:p>
      <text:h text:style-name="P12" text:outline-level="3">
<text:span text:style-name="T4">
US sanctions 11 Chinese Hong Kong officials</text:span>
</text:h>
      <text:p text:style-name="P4">
On August 7, the US Ministry of Finance announced that 11 officials from China and Hong Kong, including Hong Kong Chief Executive Lin Zheng Yue'e, Luo Huining, owner of the China United Nations Office, Xia Baolong, director of the Hong Kong and Macao Office, and Zhang Xiaoming, deputy director of the Hong Kong and Macao Office. The sanctions and their relatives will be banned from immigration or entry in the United States in the future. Lin Zhengzi, Lin Yohis, is studying for a doctorate in Mathematics at Harvard University, and reports that he has left the United States.</text:p>
      <text:p text:style-name="P4">
*<draw:frame draw:style-name="fr1" draw:name="Image95" text:anchor-type="as-char" svg:width="6.9236in" svg:height="3.896998in" draw:z-index="0">
<draw:image xlink:href="../Images/dwzh/2023-05-10T14-20-00Z/54032407_303.jpg" xlink:type="simple" xlink:show="embed" xlink:actuate="onLoad" draw:mime-type="image/jpeg"/>
</draw:frame>
#####</text:p>
      <text:h text:style-name="P12" text:outline-level="3">
<text:span text:style-name="T4">
Hong Kong Government wanted 6 overseas people</text:span>
</text:h>
      <text:p text:style-name="P4">
On July 31, the Hong Kong police wanted six exile overseas people. Luo Guancong, Chen Jiaju, Zheng Wenjie, and Huang Tae -ji were "suspected of inciting split countries." Among them, Zhu Mumin has the US identity and became the first foreigner who was wanted by the National Security Law.</text:p>
      <text:p text:style-name="P4">
*<draw:frame draw:style-name="fr1" draw:name="Image96" text:anchor-type="as-char" svg:width="6.9236in" svg:height="3.896998in" draw:z-index="0">
<draw:image xlink:href="../Images/dwzh/2023-05-10T14-20-00Z/54387899_303.jpg" xlink:type="simple" xlink:show="embed" xlink:actuate="onLoad" draw:mime-type="image/jpeg"/>
</draw:frame>
#####</text:p>
      <text:h text:style-name="P12" text:outline-level="3">
<text:span text:style-name="T4">
12 Democrats were DQ</text:span>
</text:h>
      <text:p text:style-name="P4">
On July 30, Huang Zhifeng, Yang Yueqiao and other 12 Democratic Legislative Council elected candidates were disqualified(DQ)Essence The Hong Kong Government believes that they will not really support the Basic Law, so the nomination is invalid. The next day, the Hong Kong Government announced that the "Emergency Law" after the Emergency Law was held one year to September 5, 2021.</text:p>
      <text:p text:style-name="P4">
*<draw:frame draw:style-name="fr1" draw:name="Image97" text:anchor-type="as-char" svg:width="6.9236in" svg:height="3.896998in" draw:z-index="0">
<draw:image xlink:href="../Images/dwzh/2023-05-10T14-20-00Z/54260145_303.jpg" xlink:type="simple" xlink:show="embed" xlink:actuate="onLoad" draw:mime-type="image/jpeg"/>
</draw:frame>
#####</text:p>
      <text:h text:style-name="P12" text:outline-level="3">
<text:span text:style-name="T4">
Five Eye Alliances all suspension of the except for the Hong Kong extradition</text:span>
</text:h>
      <text:p text:style-name="P4">
Following the Britain, Australia, Canada, and the United States, New Zealand announced on July 28 that the extradition agreement with Hong Kong was equivalent to the "Five Eye Alliance" members of the "Five Eye Alliance" suspended the extradition agreement signed with Hong Kong. China has expressed its resolute opposition to these countries' "unilateral announcement of suspension", and at the same time announced the suspension of the extradition agreement between Hong Kong and the above countries.#####</text:p>
      <text:h text:style-name="P12" text:outline-level="3">
<text:span text:style-name="T4">
Hotel Modification of the National Security Office</text:span>
</text:h>
      <text:p text:style-name="P4">
The National Security Office in the "Fourth Institution" in the Central Committee was modified by the National Security Office of Causeway Bay to make a temporary base. On the early morning of July 8, the national emblem was hung on the outer wall. The flag raising and unveiling ceremony were held in the morning. The Xinhua News Agency posted photos, including the director of the plaque, including the director of the China United Nations Office, Luo Huining, a national security affairs consultant, Zheng Yanxiong, the director of the State Security Office in Hong Kong, and Dong Jianying, the vice chairman of the National Committee of the Chinese People's Political Consultative Conference, and Lin Zhengyue, the Chief Executive, and the Chief Executive Lin Zhengyue.</text:p>
      <text:p text:style-name="P4">
*<draw:frame draw:style-name="fr1" draw:name="Image98" text:anchor-type="as-char" svg:width="6.9236in" svg:height="3.896998in" draw:z-index="0">
<draw:image xlink:href="../Images/dwzh/2023-05-10T14-20-00Z/54086148_303.jpg" xlink:type="simple" xlink:show="embed" xlink:actuate="onLoad" draw:mime-type="image/jpeg"/>
</draw:frame>
#####</text:p>
      <text:h text:style-name="P12" text:outline-level="3">
<text:span text:style-name="T4">
"Safe distance" with reporters</text:span>
</text:h>
      <text:p text:style-name="P4">
On the day of the opening of the State Security Office in Hong Kong, a large number of media arrived on the spot, but was blocked outside the water horse. The surrounding police officers were stationed. The authorities set up an interview area in the periphery of the hotel, but about 100 meters away from the main entrance of the hotel. The reporter can only spy on the situation across the water horse. It is difficult to shoot the opening process, and the guests can not hear the content of the guests. For such arrangements, the police blocked the streets near the hotel, and a large number of buses were forced to change. The nearby residents also needed district councilors to assist in the way.</text:p>
      <text:p text:style-name="P4">
*<draw:frame draw:style-name="fr1" draw:name="Image99" text:anchor-type="as-char" svg:width="6.9236in" svg:height="3.896998in" draw:z-index="0">
<draw:image xlink:href="../Images/dwzh/2023-05-10T14-20-00Z/54074745_303.jpg" xlink:type="simple" xlink:show="embed" xlink:actuate="onLoad" draw:mime-type="image/jpeg"/>
</draw:frame>
#####</text:p>
      <text:h text:style-name="P12" text:outline-level="3">
<text:span text:style-name="T4">
Former members of the Zhongzhi Zhou Ting confessed to guilty</text:span>
</text:h>
      <text:p text:style-name="P4">
Huang Zhifeng, Lin Langyan and members Zhou Ting, on June 30, announced the withdrawal from the Hong Kong Zhizhi in response to the "National Security Law of the Hong Kong District". Huang, Lin, and Wednesday were involved in June 21 last year that they called on the police to surround the police headquarters, and they were charged with incitement of others, organizing or participating in unruly assembly. On July 6, Zhou Ting acknowledged two charges in court in the Eastern Magistrate Court, while Huang Zhifeng and Lin Langyan denied all the crimes.</text:p>
      <text:p text:style-name="P4">
*<draw:frame draw:style-name="fr1" draw:name="Image100" text:anchor-type="as-char" svg:width="6.9236in" svg:height="3.896998in" draw:z-index="0">
<draw:image xlink:href="../Images/dwzh/2023-05-10T14-20-00Z/53998212_303.jpg" xlink:type="simple" xlink:show="embed" xlink:actuate="onLoad" draw:mime-type="image/jpeg"/>
</draw:frame>
#####</text:p>
      <text:h text:style-name="P12" text:outline-level="3">
<text:span text:style-name="T4">
Luo Guancong confirmed to leave Hong Kong</text:span>
</text:h>
      <text:p text:style-name="P4">
Luo Guancong wrote in the British media "Daily Mail" on July 5, confirming that he had left Hong Kong before the "National Security Law of the Port Area". He said in the article that he didn't want to leave Hong Kong, but after the Guoan Law of the Hong Kong area took effect, he thought he would become the goal of Beijing leaders. After that, Luo Guancong disclosed his own people in the UK.</text:p>
      <text:p text:style-name="P4">
*<draw:frame draw:style-name="fr1" draw:name="Image101" text:anchor-type="as-char" svg:width="6.9236in" svg:height="3.896998in" draw:z-index="0">
<draw:image xlink:href="../Images/dwzh/2023-05-10T14-20-00Z/54049340_303.jpg" xlink:type="simple" xlink:show="embed" xlink:actuate="onLoad" draw:mime-type="image/jpeg"/>
</draw:frame>
#####</text:p>
      <text:h text:style-name="P12" text:outline-level="3">
<text:span text:style-name="T4">
ironic and secret words</text:span>
</text:h>
      <text:p text:style-name="P4">
The "National Security Law of the Port Area" can prohibit the straightforward resistance language, but it cannot limit people's creativity. This sentence, "Get up!People who do not want to be slaves!" It is the first lyrics of the Chinese national anthem. It was written on the streets of Hong Kong but also had even more meaning.</text:p>
      <text:p text:style-name="P4">
*<draw:frame draw:style-name="fr1" draw:name="Image102" text:anchor-type="as-char" svg:width="6.9236in" svg:height="3.896998in" draw:z-index="0">
<draw:image xlink:href="../Images/dwzh/2023-05-10T14-20-00Z/54049229_303.jpg" xlink:type="simple" xlink:show="embed" xlink:actuate="onLoad" draw:mime-type="image/jpeg"/>
</draw:frame>
#####</text:p>
      <text:h text:style-name="P12" text:outline-level="3">
<text:span text:style-name="T4">
</text:span>
</text:h>
      <text:p text:style-name="P4">
Continuing the idea of white paper protests, some "yellow shops" that support Hong Kong resistances will use blank convenience to form a new Langnon wall after tearing out the slogan and decorations that may have the meaning of Hong Kong. Essence</text:p>
      <text:p text:style-name="P4">
*<draw:frame draw:style-name="fr1" draw:name="Image103" text:anchor-type="as-char" svg:width="6.9236in" svg:height="3.896998in" draw:z-index="0">
<draw:image xlink:href="../Images/dwzh/2023-05-10T14-20-00Z/54074755_303.jpg" xlink:type="simple" xlink:show="embed" xlink:actuate="onLoad" draw:mime-type="image/jpeg"/>
</draw:frame>
#####</text:p>
      <text:h text:style-name="P12" text:outline-level="3">
<text:span text:style-name="T4">
protest</text:span>
</text:h>
      <text:p text:style-name="P4">
On the evening of July 2nd, the Hong Kong Government clearly announced that the "Revolutionary Revolution in Hong Kong" was the "Hong Kong Disposal" and violated the "National Security Law of the Hong Kong District". In order to avoid touching the law, Hong Kong people began to express their dissatisfaction in a more flexible way: lift a piece of white paper to let the viewer interpret the meaning.</text:p>
      <text:p text:style-name="P4">
*<draw:frame draw:style-name="fr1" draw:name="Image104" text:anchor-type="as-char" svg:width="6.9236in" svg:height="3.896998in" draw:z-index="0">
<draw:image xlink:href="../Images/dwzh/2023-05-10T14-20-00Z/54016317_303.jpg" xlink:type="simple" xlink:show="embed" xlink:actuate="onLoad" draw:mime-type="image/jpeg"/>
</draw:frame>
#####</text:p>
      <text:h text:style-name="P12" text:outline-level="3">
<text:span text:style-name="T4">
toast</text:span>
</text:h>
      <text:p text:style-name="P4">
The first morning of the "National Security Law of the Hong Kong District" was the day of the 23rd anniversary of the return of Hong Kong. For the first time to celebrate the ceremony, the Pan -Civilian member, Hong Kong Chief Executive Lin Zheng Yue'e, and Luo Huining, director of the China United Nations Office, expressed their support for the central government. Zhang Xiaoming, deputy director of the Hong Kong and Macau Office, said in Beijing that the National Security Law is a "birthday gift" for Hong Kong.</text:p>
      <text:p text:style-name="P4">
*<draw:frame draw:style-name="fr1" draw:name="Image105" text:anchor-type="as-char" svg:width="6.9236in" svg:height="3.896998in" draw:z-index="0">
<draw:image xlink:href="../Images/dwzh/2023-05-10T14-20-00Z/54007768_303.jpg" xlink:type="simple" xlink:show="embed" xlink:actuate="onLoad" draw:mime-type="image/jpeg"/>
</draw:frame>
#####</text:p>
      <text:h text:style-name="P12" text:outline-level="3">
<text:span text:style-name="T4">
The first batch</text:span>
</text:h>
      <text:p text:style-name="P4">
After the implementation of the "National Security Law of the Hong Kong District", the first July 1st. The Hong Kong demonstrations were protested on the street as an example. The Hong Kong police announced the arrest of 370 people on the same day, 10 of which were arrested for violating the National Security Law of the Hong Kong District.</text:p>
      <text:p text:style-name="P4">
*<draw:frame draw:style-name="fr1" draw:name="Image106" text:anchor-type="as-char" svg:width="6.9236in" svg:height="3.896998in" draw:z-index="0">
<draw:image xlink:href="../Images/dwzh/2023-05-10T14-20-00Z/54075959_303.jpg" xlink:type="simple" xlink:show="embed" xlink:actuate="onLoad" draw:mime-type="image/jpeg"/>
</draw:frame>
#####</text:p>
      <text:h text:style-name="P12" text:outline-level="3">
<text:span text:style-name="T4">
Port Police Banner New Color</text:span>
</text:h>
      <text:p text:style-name="P4">
In the past, the warning flag of the Hong Kong police was only yellow, blue, red, orange, black and other colors. On July 1, the Hong Kong police first raised a new color "Purple Banner" to warn the behavior of the demonstration people. Essenc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gence France -Presse)</text:p>
      <text:p text:style-name="P4">
News Source: <text:a xlink:type="simple" xlink:href="https://www.dw.com/zh/香港修订法律-禁止外国律师参与国安案件/a-65578665" text:style-name="Internet_20_link" text:visited-style-name="Visited_20_Internet_20_Link">
https://www.dw.com/zh/香港修订法律-禁止外国律师参与国安案件/a-65578665?maca=chi-rss-chi-all-1127-rdf</text:a>
</text:p>
      <!--NEWS-->
      <text:h text:style-name="P10" text:outline-level="1">
<text:span text:style-name="T4">
Ulan Bato's manufacturing industry booms up Mongolian bags and turns high -rise nomads to go far away</text:span>
</text:h>
      <text:p text:style-name="P4">
Publisher: 法新社</text:p>
      <text:p text:style-name="P4">
Published Time: 2023-05-10T14:32:09+00:00</text:p>
      <text:p text:style-name="P4">
Modified Time: 2023-05-10T14:05:02+00:00</text:p>
      <text:p text:style-name="P4">
Description: (Agence France -Presse Ulan Bato, 10th) Thinking of the scarce population of Ulaanbaato, the capital of Mongolia in his childhood, when he can run deliberately, Outgu can't help worrying that the construction industry has developed rapidly now, and the next generation has become trapped. Prisoner in the reinforced cement jung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5-10T14-32-09-00-00/000000.png" xlink:type="simple" xlink:show="embed" xlink:actuate="onLoad" draw:mime-type="image/png"/>
</draw:frame>
Mongolians have taken Mongolian bags for a century, which is a symbol of the gradually disappearing nomadic life. However, Mongolian bags in Ulan Bato have been replaced by high -rise buildings.</text:p>
      <text:p text:style-name="P4">
Mining has made Mongolian wealth for ten years. Locals said that this has promoted the vigorous development of the construction industry, thereby squeezing it to the earnest needs of public services from hospitals to children's playgrounds.</text:p>
      <text:p text:style-name="P4">
OTGOO said, "I was mixed outside when I was a kid. We would play football, running in an open area like a wolf or rabbit." He was unwilling to interview with a full name.</text:p>
      <text:p text:style-name="P4">
"My child can't run as deliberately as us, the new apartment building is full of places."</text:p>
      <text:p text:style-name="P4">
Mongolia's mining industry flourish the economy and grows double -digit. Last year, the huge profits created by coal mines accounted for 25%of the domestic production hair.</text:p>
      <text:p text:style-name="P4">
The mining industry has long led Ulan Bato's wave of office space and luxury apartments.</text:p>
      <text:p text:style-name="P4">
The rapid development of Ulan Bato has been chaotic. The population increased from 500,000 in the 1990s to about 2 million people last year. This has also led to traffic knotting into a commonplace. Just commute to and from work to get a few hours.</text:p>
      <text:p text:style-name="P4">
However, the vital people's infrastructure has not kept up with this wave of construction. Parents said that many children can only grow in an environment without outdoor leisure facilities.</text:p>
      <text:p text:style-name="P4">
There are almost no large playgrounds, schools and hospitals in space covering a space, and many related facilities still remain during the period of the Communist Party more than 30 years ago.</text:p>
      <text:p text:style-name="P4">
Ulzii is the mother of 3 children. She said: "My child has the opportunity to go outside on the weekend. They always stay at home and let the 3C screen accompany."</text:p>
      <text:p text:style-name="P4">
News Source: <text:a xlink:type="simple" xlink:href="https://www.rfi.fr/cn/%E5%9B%BD%E9%99%85%E6%8A%A5%E9%81%93/20230510-%E4%B9%8C%E5%85%B0%E5%B7%B4%E6%89%98%E8%90%A5%E9%80%A0%E4%B8%9A%E8%93%AC%E5%8B%83%E5%8F%91%E5%B1%95-%E8%92%99%E5%8F%A4%E5%8C%85%E5%8F%98%E9%AB%98%E6%A5%BC%E6%B8%B8%E7%89%A7%E7%94%9F%E6%B4%BB%E8%BF%9C%E5%8E%BB" text:style-name="Internet_20_link" text:visited-style-name="Visited_20_Internet_20_Link">
https://www.rfi.fr/cn/%E5%9B%BD%E9%99%85%E6%8A%A5%E9%81%93/20230510-%E4%B9%8C%E5%85%B0%E5%B7%B4%E6%89%98%E8%90%A5%E9%80%A0%E4%B8%9A%E8%93%AC%E5%8B%83%E5%8F%91%E5%B1%95-%E8%92%99%E5%8F%A4%E5%8C%85%E5%8F%98%E9%AB%98%E6%A5%BC%E6%B8%B8%E7%89%A7%E7%94%9F%E6%B4%BB%E8%BF%9C%E5%8E%BB</text:a>
</text:p>
      <!--NEWS-->
      <text:h text:style-name="P10" text:outline-level="1">
<text:span text:style-name="T4">
The Korean Army proposed to regularly participate in the United States leading online warfare exercises</text:span>
</text:h>
      <text:p text:style-name="P4">
Author: 联合早报 (Person)</text:p>
      <text:p text:style-name="P4">
Publisher: 联合早报 (Organization)</text:p>
      <text:p text:style-name="P4">
Published Time: 2023-05-10T14:35</text:p>
      <text:p text:style-name="P4">
Modified Time: 2023-05-10T15:26</text:p>
      <text:p text:style-name="P4">
Description: The South Korean Ministry of Defense said on Wednesday (May 10) that the Korean Army has proposed to the United States to regularly participate in the transnational network defense exercise -the "Cyber Flag". The Yonhap News Agency reported that the Ministry of National Defense of South Korea held the Korean and American defense network politics in Seoul from May 8th to 9th ...</text:p>
      <text:p text:style-name="P4">
Videos: []</text:p>
      <text:p text:style-name="P4">
Audios: []</text:p>
      <text:p text:style-name="P4">
Images: []</text:p>
      <text:p text:style-name="P4">
Type: NewsArticle</text:p>
      <text:p text:style-name="P4">
Breadcrumbs: ['即时', '国际']</text:p>
      <text:p text:style-name="P4">
Keywords: ['韩国', '美国', '网络', '演习']</text:p>
      <!--METADATA-->
      <text:p text:style-name="P4">
The South Korean Ministry of Defense said on Wednesday (May 10) that the Korean Army has proposed to the United States to regularly participate in the transnational network defense exercise -the "Cyber Flag".</text:p>
      <text:p text:style-name="P4">
The Yonhap News Agency reported that from May 8th to 9th, the Ministry of National Defense of South Korea held the Eighth Meeting of the Cyber Cooperation Workgroup (CCWG) to discuss the problem of participating in the Korean army. The "Network Flag" exercise hosted by the US Internet Command every year began in 2011, which aims to strengthen the state of network alertness and partnerships in order to strengthen the network alert status and partnership. South Korea participated for the first time in October last year and trained with more than 20 countries including Britain, Canada, Australia, and New Zealand.</text:p>
      <text:p text:style-name="P4">
According to the Ministry of National Defense of South Korea, the United States promised to actively consider arranging the Korean army to participate. South Korea and the United States also inspected the preparations for online warfare training for the first time of the online combat command of the two countries.</text:p>
      <text:p text:style-name="P4">
In addition, South Korea, as the co-chairman of the ADMM-PLUS network security working group, will cooperate with the United States to participate in the Asia Fine Security Expansion Meeting Network Training Program held in November. South Korea also requires the United States to assist in the online working group of Seoul Security Dialogue held in October.</text:p>
      <text:p text:style-name="P4">
The meeting was co -hosted by Cui Bingyu, director of the Ministry of Defense Policy of the Ministry of National Defense and the Assistant Minister of the US Department of Defense, to help Mieke Eoyang. This is the first offline meeting of the two countries after four years.</text:p>
      <text:p text:style-name="P4">
News Source: <text:a xlink:type="simple" xlink:href="https://www.zaobao.com.sg/realtime/world/story20230510-1392985" text:style-name="Internet_20_link" text:visited-style-name="Visited_20_Internet_20_Link">
https://www.zaobao.com.sg/realtime/world/story20230510-1392985</text:a>
</text:p>
      <!--NEWS-->
      <text:h text:style-name="P10" text:outline-level="1">
<text:span text:style-name="T4">
The Pentagon Reorganization plans to use the "President's Extraction right" to provide weapons to Taiwan</text:span>
</text:h>
      <text:p text:style-name="P4">
Author: chinese@voanews.com (杨安)</text:p>
      <text:p text:style-name="P4">
Publisher: 美国之音中文网 (Type: NewsMediaOrganization)</text:p>
      <text:p text:style-name="P4">
Published Time: 2023-05-10T14:36:16+08:00</text:p>
      <text:p text:style-name="P4">
Modified Time: 2023-05-10 06:36:16Z</text:p>
      <text:p text:style-name="P4">
Description: Taiwan Defense Minister Qiu Guozheng recently confirmed that the United States plans to use the "Presidential Extract Right" (PDA) to provide Taiwan with a $ 500 million weapon. Pat Ryder, Pat Ryder, said on Tuesday (May 9th) to answer relevant questions at a press conference on Tuesday (May 9th) that the National Defense Minister Llayd Austin (Llayd Austin) in February It is clearly stated that the Ministry of National Defense intends to use this power, but it has not announced that it will announce that it will transport any specific weapon systems or ammunition.</text:p>
      <text:p text:style-name="P4">
Videos: []</text:p>
      <text:p text:style-name="P4">
Images: []</text:p>
      <text:p text:style-name="P4">
Categories: ['美国', '中国', '台湾', '军事']</text:p>
      <text:p text:style-name="P4">
Type: None</text:p>
      <!--METADATA-->
      <text:p text:style-name="P4">
Nonenone</text:p>
      <text:p text:style-name="P4">
News Source: <text:a xlink:type="simple" xlink:href="https://www.voachinese.com/a/us-taiwan-arms-aid-special-authority-20230510/7086541.html" text:style-name="Internet_20_link" text:visited-style-name="Visited_20_Internet_20_Link">
https://www.voachinese.com/a/us-taiwan-arms-aid-special-authority-20230510/7086541.html</text:a>
</text:p>
      <!--NEWS-->
      <text:h text:style-name="P10" text:outline-level="1">
<text:span text:style-name="T4">
Nazi regime: from burning books to burning people</text:span>
</text:h>
      <text:p text:style-name="P4">
Author: None (Language: zh)</text:p>
      <text:p text:style-name="P4">
Publisher: None</text:p>
      <text:p text:style-name="P4">
Time: 2023-05-10T14:39:00Z</text:p>
      <text:p text:style-name="P4">
Description: On May 10th, ninety years ago, in large and small cities in Germany, you can see the flames of "non -German" books everywhere. These books include the famous writer Thomas Man Man, Eric Maria Remark and Egypt. The work of Rich Corsterner.</text:p>
      <text:p text:style-name="P4">
Videos: []</text:p>
      <text:p text:style-name="P4">
Images: ["<text:a xlink:type="simple" xlink:href="https://static.dw.com/image/65530397_303.jpg" text:style-name="Internet_20_link" text:visited-style-name="Visited_20_Internet_20_Link">
65530397_303.jpg</text:a>
", "<text:a xlink:type="simple" xlink:href="https://static.dw.com/image/65512299_401.jpg" text:style-name="Internet_20_link" text:visited-style-name="Visited_20_Internet_20_Link">
65512299_401.jpg</text:a>
", "<text:a xlink:type="simple" xlink:href="https://static.dw.com/image/65532385_401.jpg" text:style-name="Internet_20_link" text:visited-style-name="Visited_20_Internet_20_Link">
65532385_401.jpg</text:a>
", "<text:a xlink:type="simple" xlink:href="https://static.dw.com/image/64972651_401.jpg" text:style-name="Internet_20_link" text:visited-style-name="Visited_20_Internet_20_Link">
64972651_401.jpg</text:a>
", "<text:a xlink:type="simple" xlink:href="https://static.dw.com/image/65512130_401.jpg" text:style-name="Internet_20_link" text:visited-style-name="Visited_20_Internet_20_Link">
65512130_401.jpg</text:a>
", "<text:a xlink:type="simple" xlink:href="https://static.dw.com/image/55813568_401.jpg" text:style-name="Internet_20_link" text:visited-style-name="Visited_20_Internet_20_Link">
55813568_401.jpg</text:a>
", "<text:a xlink:type="simple" xlink:href="https://static.dw.com/image/65512309_401.jpg" text:style-name="Internet_20_link" text:visited-style-name="Visited_20_Internet_20_Link">
65512309_401.jpg</text:a>
", "<text:a xlink:type="simple" xlink:href="https://static.dw.com/image/64062196_401.jpg" text:style-name="Internet_20_link" text:visited-style-name="Visited_20_Internet_20_Link">
64062196_401.jpg</text:a>
"]</text:p>
      <text:p text:style-name="P4">
Subject: 文化经纬</text:p>
      <text:p text:style-name="P4">
Subjects: []</text:p>
      <text:p text:style-name="P4">
Keywords: ['纳粹罪行', '纳粹名画事件', '两次世界大战', '纳粹']</text:p>
      <text:p text:style-name="P4">
Id: 65578764</text:p>
      <!--METADATA-->
      <text:p text:style-name="P4">
<text:a xlink:type="simple" xlink:href="https://www.dw.com/zh/overlay/image/article/65578764/65530397" text:style-name="Internet_20_link" text:visited-style-name="Visited_20_Internet_20_Link">
 <draw:frame draw:style-name="fr1" draw:name="Image108" text:anchor-type="as-char" svg:width="6.9236in" svg:height="3.896998in" draw:z-index="0">
<draw:image xlink:href="../Images/dwzh/2023-05-10T14-39-00Z/65530397_303.jpg" xlink:type="simple" xlink:show="embed" xlink:actuate="onLoad" draw:mime-type="image/jpeg"/>
</draw:frame>
</text:a>
(Voice of Germany Chinese) in May in May, on the Berlin Grand Theater Square, the flames of the bear illuminate the face of the onlookers, and the German writer Erich Kästner at this moment Standing in the crowd. The Nazi submachine players in black uniforms throw up binding books towards the fire, and the name of the banned writers such as Corsterna is played in the treble speaker: "Opposition to fall, oppose moral degradation!Defend family and country's public order and customs!I want to take Heinlihiman(Heinrich Mann)The books of Ernst Gläser, Erich Kästner (Ernst Gläser), was a bonus. "</text:p>
      <text:p text:style-name="P4">
<draw:frame draw:style-name="fr1" draw:name="Image109" text:anchor-type="as-char" svg:width="6.9236in" svg:height="3.896998in" draw:z-index="0">
<draw:image xlink:href="../Images/dwzh/2023-05-10T14-39-00Z/65512299_401.jpg" xlink:type="simple" xlink:show="embed" xlink:actuate="onLoad" draw:mime-type="image/jpeg"/>
</draw:frame>
Berlin Berbel Square, which witnessed the Nazi Burning Book</text:p>
      <text:p text:style-name="P4">
The above scene took place on May 10, 1933. <text:a xlink:type="simple" xlink:href="https://www.dw.com/zh/zh/80多年前的纳粹焚书事件/a-51626150" text:style-name="Internet_20_link" text:visited-style-name="Visited_20_Internet_20_Link">
</text:a>
Essence</text:p>
      <text:p text:style-name="P4">
Wernertre, a historian who wrote many monographs on the burning incident, said: "If there is no Nazis and no incident incident, then the cultural diversity of Germany and the innovative spirit that emerged in the 1920s must be possible. Continue. "The cultural and artistic revival of the Weimar Republic period quickly disappeared after the Nazis came to power. The brick band of books on May 10th is an iconic event.</text:p>
      <text:h text:style-name="P12" text:outline-level="3">
<text:span text:style-name="T4">
Cultural elite fled one after another</text:span>
</text:h>
      <text:p text:style-name="P4">
As early as the start of the book, many banned writers have left Germany, such as Alfred Kerr, Bers Brothers of Thomas Und Heinrich Mann, Erika Und Klausmann)Brothers and sisters, Else Lasker-Schüler, Irmgard Keun, Ernsttoller.</text:p>
      <text:p text:style-name="P4">
<draw:frame draw:style-name="fr1" draw:name="Image110" text:anchor-type="as-char" svg:width="6.9236in" svg:height="3.896998in" draw:z-index="0">
<draw:image xlink:href="../Images/dwzh/2023-05-10T14-39-00Z/65532385_401.jpg" xlink:type="simple" xlink:show="embed" xlink:actuate="onLoad" draw:mime-type="image/jpeg"/>
</draw:frame>
During the Nazi rule, Erica Und Klaus Mann, who was forced to exile,)Brothers and sisters.</text:p>
      <text:p text:style-name="P4">
The cultural elites of the Weimar Republic fled from Germany. Because from the day Hitra came to power on January 30, 1933, they had realized that they had no future in Germany.</text:p>
      <text:h text:style-name="P12" text:outline-level="3">
<text:span text:style-name="T4">
Nazi's rival: Jews, left -wing people, and liberals</text:span>
</text:h>
      <text:p text:style-name="P4">
A few years ago, the Nazis revealed the determination to kill the opponents. In addition to all Jews by the Nazis, they also include artists with different political opinions. Everyone who refuses to accept the Nazi ideology will be characterized as "non -virtue" and become a banned alien. The blacklist of the banned works and writers continued to be updated. As of May 1933, there were more than 200 writers on the blacklist, and one year later, the banned works were as many as 3,500.</text:p>
      <text:p text:style-name="P4">
Writer Remark is particularly hated by Nazi. In 1928, he published the novel "No War in the West", which reflected the cruel scene of World War I, and was moved to the screen by Hollywood two years later. The peacetime concept shown in the work makes the Nazis and conservatives feel dissatisfied. In their opinion, this is a great insult to German soldiers. In 1930, when Hollywood filmed films of the same name in Germany, the Nazi charge shocked the theater under the encouragement of Gobberl, who was official to the Minister of Publicity in the future, and was banned by the film for a time.</text:p>
      <text:p text:style-name="P4">
<draw:frame draw:style-name="fr1" draw:name="Image111" text:anchor-type="as-char" svg:width="6.9236in" svg:height="3.896998in" draw:z-index="0">
<draw:image xlink:href="../Images/dwzh/2023-05-10T14-39-00Z/64972651_401.jpg" xlink:type="simple" xlink:show="embed" xlink:actuate="onLoad" draw:mime-type="image/jpeg"/>
</draw:frame>
The writer Remark's "Western Line No War" was moved to the screen three times, winning six Oscar awards.</text:p>
      <text:p text:style-name="P4">
When the work was banned, the writer Remark had left Germany. As early as 1933, he immigrated to Switzerland.</text:p>
      <text:h text:style-name="P12" text:outline-level="3">
<text:span text:style-name="T4">
Open letter from the United States</text:span>
</text:h>
      <text:p text:style-name="P4">
Castner may be the only writer who watched his book was burned on the evening of May 10, 1933, and at the same time, the New York Times published an open letter for German college students. <text:a xlink:type="simple" xlink:href="https://www.dw.com/zh/zh/历史上的今天大学生成为纳粹德国焚书运动主力/a-16799195" text:style-name="Internet_20_link" text:visited-style-name="Visited_20_Internet_20_Link">
</text:a>
 。</text:p>
      <text:p text:style-name="P4">
<draw:frame draw:style-name="fr1" draw:name="Image112" text:anchor-type="as-char" svg:width="6.9236in" svg:height="3.896998in" draw:z-index="0">
<draw:image xlink:href="../Images/dwzh/2023-05-10T14-39-00Z/65512130_401.jpg" xlink:type="simple" xlink:show="embed" xlink:actuate="onLoad" draw:mime-type="image/jpeg"/>
</draw:frame>
Keller, an open letter who opposes the Nazi Burning Book</text:p>
      <text:p text:style-name="P4">
"If you believe, you can stifle your mind, then you obviously have not learned the lessons of history. The tyrants have tried to kill their minds many times, but their thoughts have never been defeated and the tyrants are in the end."</text:p>
      <text:p text:style-name="P4">
The author of the open letter is the American deaf and blind female female writer Helen Keller. Like Jack London, Hemingway, Gorky and other foreign writers, Keller's works are also banned and burned in Nazi Germany.</text:p>
      <text:h text:style-name="P12" text:outline-level="3">
<text:span text:style-name="T4">
"Kaskat is standing there"</text:span>
</text:h>
      <text:p text:style-name="P4">
On May 10, 1933, in Berlin's burning operation, another lady suddenly shouted: "Kaskat stands there." The writer himself later wrote: At this moment, the witness of the burning operation, Kaskat, felt "extremely uncomfortable." He left the book of burning, but stayed in Germany, and the hardships of life could be imagined. However, because he was not a Jewish, he insisted on the collapse of the Nazis in 1945.</text:p>
      <text:p text:style-name="P4">
<draw:frame draw:style-name="fr1" draw:name="Image113" text:anchor-type="as-char" svg:width="6.9236in" svg:height="3.896998in" draw:z-index="0">
<draw:image xlink:href="../Images/dwzh/2023-05-10T14-39-00Z/55813568_401.jpg" xlink:type="simple" xlink:show="embed" xlink:actuate="onLoad" draw:mime-type="image/jpeg"/>
</draw:frame>
In 1970, the writer Caskat at a book reading meeting.</text:p>
      <text:p text:style-name="P4">
Persecution, torture, death, but most people are not so lucky. Reporter and writer Carl Vonossietzky was arrested in 1933. After many years of imprisonment and torture, he died in a hospital in 1938 in a closely ruling hospital. Anti -military writer Erich Mühsam was killed in the Orainburg concentration in 1934. German Jewish poet Grtrud Kolmar, a German Jewish poet who stayed in Berlin, died at the Oswelin concentration camp in 1943.</text:p>
      <text:h text:style-name="P12" text:outline-level="3">
<text:span text:style-name="T4">
Successful writer in exile</text:span>
</text:h>
      <text:p text:style-name="P4">
Among the German cultural elites that have left their hometown, they can continue to engage in cultural undertakings and succeed. They include Blacht and Thomas Man.</text:p>
      <text:p text:style-name="P4">
Historist Trees said: "For American universities and cultural institutions, a large number of immigrants from Germany are simply an unexpected harvest, and their influence is still there. Unable to make up for it. "</text:p>
      <text:h text:style-name="P12" text:outline-level="3">
<text:span text:style-name="T4">
The place where the book is burned will eventually burn people</text:span>
</text:h>
      <text:p text:style-name="P4">
There is such a inscription on Berlin Berpier Square where the Burning Burning Memorial Museum is located: "The place where the book is burned will eventually burn people." The memorial is a lighting ground full of empty bookshelves designed by Israeli artist Ulman.</text:p>
      <text:p text:style-name="P4">
<draw:frame draw:style-name="fr1" draw:name="Image114" text:anchor-type="as-char" svg:width="6.9236in" svg:height="3.896998in" draw:z-index="0">
<draw:image xlink:href="../Images/dwzh/2023-05-10T14-39-00Z/65512309_401.jpg" xlink:type="simple" xlink:show="embed" xlink:actuate="onLoad" draw:mime-type="image/jpeg"/>
</draw:frame>
Burning Book Memorial on Berlin Berbel Square</text:p>
      <text:p text:style-name="P4">
This sentence was originally a work from German Jewish poet Heine in 1820, but the Nazi period turned into a cruel reality. Trees said: "The Nazis burned books in 1933, burned the Jewish Church in 1938, and began to burn people in the massacre against European Jewish in 1942/43."</text:p>
      <text:h text:style-name="P12" text:outline-level="3">
<text:span text:style-name="T4">
Burning Book: Not Nazi independent</text:span>
</text:h>
      <text:p text:style-name="P4">
Heine is certainly not a prophet. The reason why he wrote such a sentence was to reflect the religious trial in the Middle Ages of Spain. Burning books are not the originality of Nazi, but have a long historical heritage. Whether it is Christianity or the history of Islam, there have been more than hundreds of years of burning books. The ancient Greek and modern Iran and Russia have also appeared in the incineration books.</text:p>
      <text:p text:style-name="P4">
<draw:frame draw:style-name="fr1" draw:name="Image115" text:anchor-type="as-char" svg:width="6.9236in" svg:height="3.896998in" draw:z-index="0">
<draw:image xlink:href="../Images/dwzh/2023-05-10T14-39-00Z/64062196_401.jpg" xlink:type="simple" xlink:show="embed" xlink:actuate="onLoad" draw:mime-type="image/jpeg"/>
</draw:frame>
German Jewish poet Heine: The place where the book is burned will eventually burn.</text:p>
      <text:p text:style-name="P4">
All autocratic regimes in the world are afraid of words based on freedom, because this will threaten their dominant position. It is based on this fear that the Nazi also burned the poet's work on May 10, 1933, and Heine himself died of Paris as early as seven0 years ago.</text:p>
      <text:p text:style-name="P4">
News Source: <text:a xlink:type="simple" xlink:href="https://www.dw.com/zh/纳粹政权：从焚书，到烧人/a-65578764" text:style-name="Internet_20_link" text:visited-style-name="Visited_20_Internet_20_Link">
https://www.dw.com/zh/纳粹政权：从焚书，到烧人/a-65578764?maca=chi-rss-chi-all-1127-rdf</text:a>
</text:p>
      <!--NEWS-->
      <text:h text:style-name="P10" text:outline-level="1">
<text:span text:style-name="T4">
The United States implements multi -party strategic measures to respond to China's cross -country suppression</text:span>
</text:h>
      <text:p text:style-name="P4">
Author: None</text:p>
      <text:p text:style-name="P4">
Publisher: Radio Free Asia (Organization)</text:p>
      <text:p text:style-name="P4">
Published Time: 2023-05-10T14:55:00-04:00</text:p>
      <text:p text:style-name="P4">
Modified Time: 2023-05-10T16:36:11-04:00</text:p>
      <text:p text:style-name="P4">
Description: None</text:p>
      <text:p text:style-name="P4">
Videos: []</text:p>
      <text:p text:style-name="P4">
Audios: ["<text:a xlink:type="simple" xlink:href="https://www.rfa.org/mandarin/yataibaodao/shehui/jw-0510202310374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text:p>
      <!--METADATA-->
      <text:p text:style-name="P4">
<draw:frame draw:style-name="fr1" draw:name="Image116" text:anchor-type="as-char" svg:width="6.9236in" svg:height="4.07599in" draw:z-index="0">
<draw:image xlink:href="../Images/rfamandarin/2023-05-10T14-55-00-04-00/000000.png" xlink:type="simple" xlink:show="embed" xlink:actuate="onLoad" draw:mime-type="image/png"/>
</draw:frame>
The US Government's International Religious Free Council (USCirf) held a hearing on May 10th <text:a xlink:type="simple" xlink:href="https://www.rfa.org/mandarin/yataibaodao/shehui/jw-05102023103747.html/@@images/image" text:style-name="Internet_20_link" text:visited-style-name="Visited_20_Internet_20_Link">
</text:a>
Screenshot of USCIRF video conference <text:a xlink:type="simple" xlink:href="https://www.rfa.org/mandarin/yataibaodao/shehui/jw-05102023103747.html/@@stream" text:style-name="Internet_20_link" text:visited-style-name="Visited_20_Internet_20_Link">
</text:a>
On Wednesday, the US International Religious Freedom Commission held a hearing to pay attention to the issue of cross -border suppression of Chinese authorities for overseas dismissal people, ethnic minorities and religious groups. Some US State Council officials pointed out that China's multinational suppression actions pose a great threat to global democracy.</text:p>
      <text:p text:style-name="P4">
<text:a xlink:type="simple" xlink:href="https://www.rfa.org/mandarin/yataibaodao/junshiwaijiao/kw-05012023114226.html" text:style-name="Internet_20_link" text:visited-style-name="Visited_20_Internet_20_Link">
<text:span text:style-name="T4">
 US religious freedom committee 2023 Report: China continues the worst country </text:span>
</text:a>
  * <text:span text:style-name="T4">
<text:a xlink:type="simple" xlink:href="https://www.rfa.org/mandarin/Xinwen/cmh2-08302022032529.html" text:style-name="Internet_20_link" text:visited-style-name="Visited_20_Internet_20_Link">
 </text:a>
 </text:span>
  * <text:span text:style-name="T4">
<text:a xlink:type="simple" xlink:href="https://www.rfa.org/mandarin/Xinwen/12-04252022155012.html" text:style-name="Internet_20_link" text:visited-style-name="Visited_20_Internet_20_Link">
 </text:a>
</text:span>
<text:span text:style-name="T5">
<text:a xlink:type="simple" xlink:href="https://www.rfa.org/mandarin/yataibaodao/shehui/wy2-04252022113432.html" text:style-name="Internet_20_link" text:visited-style-name="Visited_20_Internet_20_Link">
<text:span text:style-name="T4">
 Annual World Religious Freedom Report, the US Member of the United States specifically mentioned China </text:span>
</text:a>
</text:span>
***</text:p>
      <text:p text:style-name="P4">
The U.S. Government's International Religious Free Council (USCirf) held a hearing on May 10th to express concerns about the CCP authorities' implementation of multinational suppression and infringement of freedom of religious belief.</text:p>
      <text:p text:style-name="P4">
Democratic Senator Jeffmerkley opened bluntly that with the help of modern technology development and global information dissemination, the multinational suppression implemented by authoritarian countries such as China and Iran has pose a threat to the world. This situation urgently requires legislation and transnational country Cooperate to deal with.</text:p>
      <text:p text:style-name="P4">
<draw:frame draw:style-name="fr1" draw:name="Image117" text:anchor-type="as-char" svg:width="6.9236in" svg:height="4.519047in" draw:z-index="0">
<draw:image xlink:href="../Images/rfamandarin/2023-05-10T14-55-00-04-00/000001.png" xlink:type="simple" xlink:show="embed" xlink:actuate="onLoad" draw:mime-type="image/png"/>
</draw:frame>
Democratic Senator Jeffmerkley opened his speech.(Screenshot of USCIRF video conference) [] <text:a xlink:type="simple" xlink:href="https://www.rfa.org/mandarin/yataibaodao/shehui/jw-05102023103747.html/screenshot-2023-05-10-103234.jpg" text:style-name="Internet_20_link" text:visited-style-name="Visited_20_Internet_20_Link">
</text:a>
He said, the "Consumer Act of the Transnational Competition Policy" to crack down on multinational suppression by establishing a network composed of like -minded partners and supporting groups that face risks and records through assistance plans. Promotion is a key priority for US foreign policy. "</text:p>
      <text:p text:style-name="P4">
In March of this year, Senator Merckley United Republican Senator Marco Rubio and other two -party members jointly proposed the TransnationAlRePression Policy Act. The law aims to formulate new US foreign policies and hold accountability to foreign governments and individuals that implement multinational suppression.</text:p>
      <text:p text:style-name="P4">
Nursing Turkel, chairman of the US International Religious Free Council, said at the hearing that in April this year, Avrilhaines, the US National Intelligence Director (DNI), pointed out that the Chinese authorities used modern technology to use modern technology The sound of monitoring and reviewing objections is "the world's number one multinational suppression." This highlights the urgency of the United States through legislation and multilateral cooperation to deal with the multinational suppression from the Chinese authorities.</text:p>
      <text:p text:style-name="P4">
<draw:frame draw:style-name="fr1" draw:name="Image118" text:anchor-type="as-char" svg:width="6.9236in" svg:height="3.903122in" draw:z-index="0">
<draw:image xlink:href="../Images/rfamandarin/2023-05-10T14-55-00-04-00/000002.png" xlink:type="simple" xlink:show="embed" xlink:actuate="onLoad" draw:mime-type="image/png"/>
</draw:frame>
Nursturkel, chairman of the International Religious Free Council, spoke at the hearing. (Screenshot of USCIRF video conference) <text:a xlink:type="simple" xlink:href="https://www.rfa.org/mandarin/yataibaodao/shehui/jw-05102023103747.html/nury-turkel-chair-uscirf.jpg" text:style-name="Internet_20_link" text:visited-style-name="Visited_20_Internet_20_Link">
</text:a>
Ericuland, the commissioner of the committee, also said that the United States should also evaluate the responsibilities of domestic companies in assisting the relevant multinational suppression operations, strengthening the review of Nike, Coca -Cola and other companies suspected of using Uyghur forced workers, as well as leaking victims American technology companies, such as information data, etc.</text:p>
      <text:p text:style-name="P4">
SCOTTBUSBY, deputy assistant Secretary of State, who is responsible for democracy, human rights and labor affairs, told the committee that due to the continued serious violations of religious freedom by the Chinese authorities, the US State Department has listed China as 12 as early as November last year as 12 One of the "special attention".</text:p>
      <text:p text:style-name="P4">
Basby said the U.S. government is implementing a multi -faceted strategic measure to respond to the cross -border crackdown operation of the Chinese authorities against religious groups. The strategy includes coordinating government agencies, strengthening information sharing in the combination of multinational suppression; improving the awareness of sharing information with the people, providing assistance for victims; deploying visa restrictions, economic sanctions, etc. Multilateral response measures; and training law enforcement departments, identifying multinational suppression behaviors, etc.</text:p>
      <text:p text:style-name="P4">
<draw:frame draw:style-name="fr1" draw:name="Image119" text:anchor-type="as-char" svg:width="6.9236in" svg:height="3.925871in" draw:z-index="0">
<draw:image xlink:href="../Images/rfamandarin/2023-05-10T14-55-00-04-00/000003.png" xlink:type="simple" xlink:show="embed" xlink:actuate="onLoad" draw:mime-type="image/png"/>
</draw:frame>
The Secretary of State of the State Department is responsible for democracy, human rights, and labor affairs, Secretary of State Scott Busby. (Screenshot of USCIRF video conference) <text:a xlink:type="simple" xlink:href="https://www.rfa.org/mandarin/yataibaodao/shehui/jw-05102023103747.html/scott-busby-deputy-assistant-secretary.jpg" text:style-name="Internet_20_link" text:visited-style-name="Visited_20_Internet_20_Link">
</text:a>
"I want to quote what the State Council is responsible for democracy and human rights affairs, Uzrazeya, what was said when the issue of cross -border suppression in Congress on the Congress of Congress ..." The multinational suppression is the characteristics of the People's Republic of China, and the world today. The most complicated form of suppression in the existence. It pose a threat to the values that our American people cherish and the integrity of international order rules. '"He said," With the greatest seriousness and attention, the U.S. government will continue to solve the transnational multinational country. Suppress the problem. "Nateschenkkan, a senior research director of the Human Rights Organization of Washington, said at the hearing that related data showed that since 2014, a total of 854 multinational suppression incidents have been included in the book. Among them, 35%of the incident involved religious persecution. In these 35%cases, 3/4 came from China. He emphasized that the Chinese authorities have implemented the world's most comprehensive multinational suppression campaign.</text:p>
      <text:p text:style-name="P4">
<draw:frame draw:style-name="fr1" draw:name="Image120" text:anchor-type="as-char" svg:width="6.9236in" svg:height="3.929301in" draw:z-index="0">
<draw:image xlink:href="../Images/rfamandarin/2023-05-10T14-55-00-04-00/000004.png" xlink:type="simple" xlink:show="embed" xlink:actuate="onLoad" draw:mime-type="image/png"/>
</draw:frame>
Nateschenkkan (USCIRF video conference screenshot) [] [] [] [] <text:a xlink:type="simple" xlink:href="https://www.rfa.org/mandarin/yataibaodao/shehui/jw-05102023103747.html/nate-schenkkan-senior-director-of-research-freedom-house.jpg" text:style-name="Internet_20_link" text:visited-style-name="Visited_20_Internet_20_Link">
</text:a>
Teng Biao, a Chinese human rights lawyer in the United States who testified at the hearing, pointed out that the Chinese authorities have also implemented penetration of the Chinese student union in the United States through the United Front work. The target groups of the CCP ’s cross -border suppression of the CCP’ s cross -country suppression are engaged in normal academic work in the United States. He made an appeal to the committee that the United States must take firm and effective measures to protect freedom of speech.</text:p>
      <text:p text:style-name="P4">
<draw:frame draw:style-name="fr1" draw:name="Image121" text:anchor-type="as-char" svg:width="6.9236in" svg:height="3.941482in" draw:z-index="0">
<draw:image xlink:href="../Images/rfamandarin/2023-05-10T14-55-00-04-00/000005.png" xlink:type="simple" xlink:show="embed" xlink:actuate="onLoad" draw:mime-type="image/png"/>
</draw:frame>
Teng Biao, a Chinese human rights lawyer in the United States who testified at the hearing. (Screenshot of USCIRF video conference) <text:a xlink:type="simple" xlink:href="https://www.rfa.org/mandarin/yataibaodao/shehui/jw-05102023103747.html/teng-biao-academic-lawyer-and-human-rights-activist-open-constitution-initiative.jpg" text:style-name="Internet_20_link" text:visited-style-name="Visited_20_Internet_20_Link">
</text:a>
Earlier this month, the US International Religion Commission released the 2023 annual report. The report criticized China's freedom of religious freedom to continue to deteriorate and continued to perform cross -border suppression. Its goal aims at ethnic minorities and religious groups, human rights activities, and Chinese people who live overseas overseas. The report is specially recommended that the State Department of the United States will continue to include China in the most serious "special concerned country" (CPC) that trampled on the most serious freedom of religious freedom.</text:p>
      <text:p text:style-name="P4">
Reporter: Jingwei Responsible Editor: He Ping.com Editor: He Fu</text:p>
      <text:p text:style-name="P4">
News Source: <text:a xlink:type="simple" xlink:href="https://www.rfa.org/mandarin/yataibaodao/shehui/jw-05102023103747.html" text:style-name="Internet_20_link" text:visited-style-name="Visited_20_Internet_20_Link">
https://www.rfa.org/mandarin/yataibaodao/shehui/jw-05102023103747.html</text:a>
</text:p>
      <!--NEWS-->
      <text:h text:style-name="P10" text:outline-level="1">
<text:span text:style-name="T4">
Qin Gang visited Europe to find opportunities for anti -America to come and go to a teacher to disadvantage with Germany and foreign ministers on the issue of Ukrainian.</text:span>
</text:h>
      <text:p text:style-name="P4">
Author: chinese@voanews.com (杨安)</text:p>
      <text:p text:style-name="P4">
Publisher: 美国之音中文网 (Type: NewsMediaOrganization)</text:p>
      <text:p text:style-name="P4">
Published Time: 2023-05-10T15:25:42+08:00</text:p>
      <text:p text:style-name="P4">
Modified Time: 2023-05-10 07:25:42Z</text:p>
      <text:p text:style-name="P4">
Description: Chinese Foreign Minister Qin Gang visited Germany. On Tuesday (May 9), he held a press conference with Germany Foreign Minister Annalena Baerbock. On the issue of the Ukrainian war, the two obviously obviously. Qin Gang said that the cooperation between China and Russia should not be sanctioned by Europe; Bell Berk emphasized that neutrality is equivalent to standing on the side of the invaders Russia.</text:p>
      <text:p text:style-name="P4">
Videos: []</text:p>
      <text:p text:style-name="P4">
Images: []</text:p>
      <text:p text:style-name="P4">
Categories: ['欧洲', '中国']</text:p>
      <text:p text:style-name="P4">
Type: None</text:p>
      <!--METADATA-->
      <text:p text:style-name="P4">
Nonenone</text:p>
      <text:p text:style-name="P4">
News Source: <text:a xlink:type="simple" xlink:href="https://www.voachinese.com/a/china-germany-eu-us-20230510/7086564.html" text:style-name="Internet_20_link" text:visited-style-name="Visited_20_Internet_20_Link">
https://www.voachinese.com/a/china-germany-eu-us-20230510/7086564.html</text:a>
</text:p>
      <!--NEWS-->
      <text:h text:style-name="P10" text:outline-level="1">
<text:span text:style-name="T4">
Representatives of the Shiwei Conference attended the Volkswagen Shareholders' Association, called to close the Xinjiang plant</text:span>
</text:h>
      <text:p text:style-name="P4">
Author: None</text:p>
      <text:p text:style-name="P4">
Publisher: Radio Free Asia (Organization)</text:p>
      <text:p text:style-name="P4">
Published Time: 2023-05-10T15:27:00-04:00</text:p>
      <text:p text:style-name="P4">
Modified Time: 2023-05-10T17:30:00-04:00</text:p>
      <text:p text:style-name="P4">
Description: None</text:p>
      <text:p text:style-name="P4">
Videos: []</text:p>
      <text:p text:style-name="P4">
Audios: ["<text:a xlink:type="simple" xlink:href="https://www.rfa.org/mandarin/yataibaodao/junshiwaijiao/kw-0510202310180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22" text:anchor-type="as-char" svg:width="6.9236in" svg:height="3.88615in" draw:z-index="0">
<draw:image xlink:href="../Images/rfamandarin/2023-05-10T15-27-00-04-00/000000.png" xlink:type="simple" xlink:show="embed" xlink:actuate="onLoad" draw:mime-type="image/png"/>
</draw:frame>
Outside of the annual shareholders venue of German Volkswagen on the 10th, human rights activities demanded that Volkswagen to withdraw from Xinjiang. <text:a xlink:type="simple" xlink:href="https://www.rfa.org/mandarin/yataibaodao/junshiwaijiao/kw-05102023101807.html/@@images/image" text:style-name="Internet_20_link" text:visited-style-name="Visited_20_Internet_20_Link">
</text:a>
World Uyghur Congress Twitter Screenshot <text:a xlink:type="simple" xlink:href="https://www.rfa.org/mandarin/yataibaodao/junshiwaijiao/kw-05102023101807.html/@@stream" text:style-name="Internet_20_link" text:visited-style-name="Visited_20_Internet_20_Link">
</text:a>
German Volkswagen Corporation held an annual shareholders' meeting on Wednesday (10th). Representatives of Uyghur human rights groups spoke at the meeting and criticized the company's production lines in Xinjiang and Chinese suppliers involved forced workers. They called on Volkswagen to close the Xinjiang plant and cut off their contact with related suppliers.</text:p>
      <text:p text:style-name="P4">
<text:a xlink:type="simple" xlink:href="https://www.rfa.org/mandarin/yataibaodao/junshiwaijiao/ck-03082023081107.html" text:style-name="Internet_20_link" text:visited-style-name="Visited_20_Internet_20_Link">
<text:span text:style-name="T4">
 Volkswagen CEO claims that the Xinjiang plant has not forced labor to be criticized </text:span>
</text:a>
<text:span text:style-name="T5">
<text:a xlink:type="simple" xlink:href="https://www.rfa.org/mandarin/Xinwen/4-12232022122531.html" text:style-name="Internet_20_link" text:visited-style-name="Visited_20_Internet_20_Link">
<text:span text:style-name="T4">
 Strike Xinjiang forced Labor and the United States Senate to make a letter to the eight major car manufacturers to check </text:span>
</text:a>
</text:span>
***</text:p>
      <text:p text:style-name="P4">
At the annual shareholders' meeting of Volkswagen Volkswagen on the 10th, the company's chief executive officer OliverBlume said: "In China, as the first place in the market, our operations are in a strong position. Last year, we were in, we were in last year. The delivery of full -electric ID family vehicles here has doubled more than doubled. In order to ensure this status in the future, we need the correct strategy and appropriate steps. "</text:p>
      <text:p text:style-name="P4">
Bloom talked about the rapid development of the Chinese electric vehicle market and the strategy of maintaining the market leadership of Volkswagen, that is, designing products based on the taste of Chinese people, and establishing local partnerships. However, he did not mention the company's joint venture by the company in Urumqi, Xinjiang, China.</text:p>
      <text:p text:style-name="P4">
<draw:frame draw:style-name="fr1" draw:name="Image123" text:anchor-type="as-char" svg:width="6.9236in" svg:height="4.61393in" draw:z-index="0">
<draw:image xlink:href="../Images/rfamandarin/2023-05-10T15-27-00-04-00/000001.png" xlink:type="simple" xlink:show="embed" xlink:actuate="onLoad" draw:mime-type="image/png"/>
</draw:frame>
On May 10, 2023, Oliver Blume, CEO of Volkswagen, spoke at the company's annual shareholders' meeting. (Reuters) [] <text:a xlink:type="simple" xlink:href="https://www.rfa.org/mandarin/yataibaodao/junshiwaijiao/kw-05102023101807.html/2023-05-10t091723z_1445940820_rc2lv0asm0fu_rtrmadp_3_volkswagen-agm.jpg" text:style-name="Internet_20_link" text:visited-style-name="Visited_20_Internet_20_Link">
</text:a>
<text:span text:style-name="T4">
 The World Walight Conference called on Volkswagen: Close the Xinjiang plant to eliminate forced labor suppliers </text:span>
</text:p>
      <text:p text:style-name="P4">
During the conference, the representative of the Human Rights Organization "World Uyghur Congress", Haiyuer Kuerban, was invited to speak in the name of "DachverBandkritische", and put forward their factory in terms of human rights in the factory in terms of human rights. Worry.</text:p>
      <text:p text:style-name="P4">
Kurban told this station: "I mainly ask Volkswagen to close the factory in Urumqi in the speech, and to completely cut off all the Chinese companies that involve Uyghur forced labor in China."</text:p>
      <text:p text:style-name="P4">
Kurban said that Volkswagen Volkswagen, as one of the world's largest automobile manufacturers, is also the only company that establishes production business in Xinjiang. Ten years ago, the company established a production line in this area where the Chinese authorities persecuted Uighurs and other ethnic minorities.</text:p>
      <text:p text:style-name="P4">
For the concerns of human rights issues, the World Uyghur Congress has long required Volkswagen to not establish factories in Xinjiang. Especially in 2017, after the CCP authorities under the leadership of Xi Jinping implemented a series of racial extinction policies in Xinjiang, the World Walight will worry about Volkswagen’s company’s company’s company’s There are more forced labor problems in the supply chain, and it has also exerted greater pressure on public opinion.</text:p>
      <text:p text:style-name="P4">
<text:span text:style-name="T4">
 British university report disclosure: Western car manufacturers involve Uighurs forced labor </text:span>
</text:p>
      <text:p text:style-name="P4">
Kurban specifically mentioned that a survey report from Sheffield Hallamuniversity in the United Kingdom stated that there was a lot of connections between automotive factories in Western countries and Uyghur forced labor. The raw materials and processing of many Chinese parts suppliers are in Xinjiang, so the international supply chain is easy to involve the issue of human rights such as compulsory labor.</text:p>
      <text:p text:style-name="P4">
"This report is very clearly showed that Volkswagen, especially Chinese companies that are directly linked to and played a very important role in the Volkswagen's supply chain. The concentration camp directly mobilized to various production plants for Uighurs who forced labor, "Kurban said.</text:p>
      <text:p text:style-name="P4">
According to Reuters, about ten activists interrupted the speeches of the executives at the shareholders' meeting, condemning the company's vehicles forced by forced labor, and waving a banner written by "ending Uighurs forced labor". Another protesters cast a cake to the chairman of Volkswagen, forcing him to bow his head to avoid. The security personnel subsequently took the protesters out of the venue.</text:p>
      <text:p text:style-name="P4">
<draw:frame draw:style-name="fr1" draw:name="Image124" text:anchor-type="as-char" svg:width="6.9236in" svg:height="4.992565in" draw:z-index="0">
<draw:image xlink:href="../Images/rfamandarin/2023-05-10T15-27-00-04-00/000002.png" xlink:type="simple" xlink:show="embed" xlink:actuate="onLoad" draw:mime-type="image/png"/>
</draw:frame>
On May 10, 2023, demonstrators protested before the annual conference of Volkswagen Co., Ltd. held by Berlin, Germany. (Reuters) [] <text:a xlink:type="simple" xlink:href="https://www.rfa.org/mandarin/yataibaodao/junshiwaijiao/kw-05102023101807.html/2023-05-10t073807z_1718244086_rc2jv0awwp43_rtrmadp_3_volkswagen-agm.jpg" text:style-name="Internet_20_link" text:visited-style-name="Visited_20_Internet_20_Link">
</text:a>
In this regard, a Volkswagen spokesman told Reuters: "Constructive dialogue is important, and the shareholders' meeting provides a good opportunity for this. Except for a few people, everyone follows the specified guidance policy."</text:p>
      <text:p text:style-name="P4">
<text:span text:style-name="T4">
 Is the Volkswagen setting up a factory in Xinjiang? </text:span>
</text:p>
      <text:p text:style-name="P4">
So, how does Volkswagen's concerns about the human rights issues of the Xinjiang plant respond? Kurban said: "They all know the CCP's destructive policy of the CCP, and they all have high attention to this aspect. But they avoid one of our main requirements, that is, close the factory of Urumqi."Kurban said that although they cannot independently verify this statement, the size of the public in Urumqi is much smaller than its factories in other parts of China. Relevant economic analysts in Germany believe that the factory is not good in production efficiency and economic efficiency, and has not brought any economic profit to Volkswagen in 10 years.</text:p>
      <text:p text:style-name="P4">
<text:span text:style-name="T4">
 Kurban: Underestimating Political Risks Volkswagen is now in trouble </text:span>
</text:p>
      <text:p text:style-name="P4">
Kurban believes that the Chinese authorities have made Volkswagen's factories in Xinjiang to make it more dependent on China, and Volkswagen's senior management may greatly underestimate the political risks brought by the Xinjiang plant to them. Today, the local situation has evolved into the harsh situation of "racial extinction", and Volkswagen is now in dilemma.</text:p>
      <text:p text:style-name="P4">
<draw:frame draw:style-name="fr1" draw:name="Image125" text:anchor-type="as-char" svg:width="6.9236in" svg:height="4.603112in" draw:z-index="0">
<draw:image xlink:href="../Images/rfamandarin/2023-05-10T15-27-00-04-00/000003.png" xlink:type="simple" xlink:show="embed" xlink:actuate="onLoad" draw:mime-type="image/png"/>
</draw:frame>
On May 10, 2023, Hans Dieter Poetsch, chairman of Berlin, Germany, spoke at the company's annual shareholders' meeting. (Reuters) [] <text:a xlink:type="simple" xlink:href="https://www.rfa.org/mandarin/yataibaodao/junshiwaijiao/kw-05102023101807.html/2023-05-10t083110z_231684636_rc2kv0a72zlr_rtrmadp_3_volkswagen-agm.jpg" text:style-name="Internet_20_link" text:visited-style-name="Visited_20_Internet_20_Link">
</text:a>
"When the World Uyghur Conference dialogue with the senior officials of Volkswagen Corporation, they also confessed this. That is, although they wanted to close the factory, they did not have such rights. In the local cooperative company, they have no way to make such a decision alone. "Kurban said," More importantly, they are afraid that the Chinese government will take this reason to retaliate against them. "</text:p>
      <text:p text:style-name="P4">
At the end of February this year, Volkswagen China CEO Ralf Brandstätter went to the Xinjiang factory to inspect and claimed that he did not find any signs of human rights in the factory and will continue to produce locally.</text:p>
      <text:p text:style-name="P4">
Kurban said that before this shareholders' meeting, they had communicated with some major shareholders of Volkswagen and stated to them their concerns in human rights: "Ask them to use their own investment and their own decision -making power, Press the executive committee of Volkswagen, allowing them to close their factories in Urumqi, and cut off the connection with all Chinese companies involving the use of forced workers. "</text:p>
      <text:p text:style-name="P4">
As of press time, Volkswagen Corporation has not responded to this station's inquiry about the Xinjiang plant and forced labor.</text:p>
      <text:p text:style-name="P4">
Reporter: Caddy Editor: He Ping.com Editor: He Fu</text:p>
      <text:p text:style-name="P4">
News Source: <text:a xlink:type="simple" xlink:href="https://www.rfa.org/mandarin/yataibaodao/junshiwaijiao/kw-05102023101807.html" text:style-name="Internet_20_link" text:visited-style-name="Visited_20_Internet_20_Link">
https://www.rfa.org/mandarin/yataibaodao/junshiwaijiao/kw-05102023101807.html</text:a>
</text:p>
      <!--NEWS-->
      <text:h text:style-name="P10" text:outline-level="1">
<text:span text:style-name="T4">
US FBI's malicious network tools used by Russian elite spies</text:span>
</text:h>
      <text:p text:style-name="P4">
Author: 联合早报 (Person)</text:p>
      <text:p text:style-name="P4">
Publisher: 联合早报 (Organization)</text:p>
      <text:p text:style-name="P4">
Published Time: 2023-05-10T15:29</text:p>
      <text:p text:style-name="P4">
Modified Time: 2023-05-10T15:36</text:p>
      <text:p text:style-name="P4">
Description: The Federal Investigation Agency (FBI) destroyed a set of malicious software used by the Russian elite spy and cut off the "precision" malware network engaged in spy activity in 50 countries in 50 countries in the past 20 years. Alliance. comprehensive...</text:p>
      <text:p text:style-name="P4">
Videos: []</text:p>
      <text:p text:style-name="P4">
Audios: []</text:p>
      <text:p text:style-name="P4">
Images: []</text:p>
      <text:p text:style-name="P4">
Type: NewsArticle</text:p>
      <text:p text:style-name="P4">
Breadcrumbs: ['即时', '国际']</text:p>
      <text:p text:style-name="P4">
Keywords: ['美国联邦调查局', '俄罗斯', '间谍', '电脑']</text:p>
      <!--METADATA-->
      <text:p text:style-name="P4">
The Federal Investigation Agency (FBI) destroyed a set of malicious software used by the Russian elite spy and cut off the "precision" malware network engaged in spy activity in 50 countries in 50 countries in the past 20 years. Alliance.</text:p>
      <text:p text:style-name="P4">
Comprehensive Reuters and VOA reported that senior US law enforcement officials said that FBI technical experts identified and disintegrated the malicious software used by the Russian Federal Security Agency for unknown US computers. They hope that this will cause a fatal blow to one of Russia's major cyber spy projects.</text:p>
      <text:p text:style-name="P4">
US officials said on Tuesday (May 9) that the Federal Security Agency had previously successfully implanted malware SNAKE or UROBUROS into computer systems around the world, mainly for government networks, research institutions, reporters, and other goals.</text:p>
      <text:p text:style-name="P4">
Computers infected by SNAKE around the United States and around the world have become a channel for the stolen data back to Russia.</text:p>
      <text:p text:style-name="P4">
The US Cyber Security and Infrastructure Security Agency (CISA) said that Snake is the most precise cyber spy tool in the weapon library of the Russian Federal Security Agency. It is particularly strong and difficult to detect in computer systems and network traffic.</text:p>
      <text:p text:style-name="P4">
This has allowed the Russian Federal Security Agency to engage in spy operations without being detected through a huge hosting network for many years, invading computers with sensitive documents.</text:p>
      <text:p text:style-name="P4">
The U.S. Department of Justice said that Snake was "implantation of the Russian Federal Security Agency's premier network spy malware."</text:p>
      <text:p text:style-name="P4">
US Minister of Justice Garland said in a statement: "The Ministry of Justice and our international partners have demolished a global computer network with malicious software. Including our NATO allies. We will continue to strengthen collective defense to deal with the damage and stability of the Russian regime to destroy the security of the United States and our allies. "</text:p>
      <text:p text:style-name="P4">
The U.S. Department of Justice said that the FBI was removed by the court's approval and codenamed Medusa, and the Snake network was demolished. The MEDUSA operation used a tool called Perseus created by FBI, paralyzing the Snake malware of the infected computer.</text:p>
      <text:p text:style-name="P4">
FBI is working with other national authorities to inform other victims infected by Snake.</text:p>
      <text:p text:style-name="P4">
The court documents announced on Tuesday introduced the department of the Russian Federal Security Agency as Turla. How is a well -known Russian Federal Security Bureau's facility known to the Russian city?</text:p>
      <text:p text:style-name="P4">
The US Department of Justice said the department has repeatedly upgraded and modified malware to ensure that it is still Turla's "the most complicated long -term cyber spy malware implant".</text:p>
      <text:p text:style-name="P4">
News Source: <text:a xlink:type="simple" xlink:href="https://www.zaobao.com.sg/realtime/world/story20230510-1393099" text:style-name="Internet_20_link" text:visited-style-name="Visited_20_Internet_20_Link">
https://www.zaobao.com.sg/realtime/world/story20230510-1393099</text:a>
</text:p>
      <!--NEWS-->
      <text:h text:style-name="P10" text:outline-level="1">
<text:span text:style-name="T4">
Saudi President Aced was invited to attend the Arab Summit</text:span>
</text:h>
      <text:p text:style-name="P4">
Publisher: 法新社</text:p>
      <text:p text:style-name="P4">
Published Time: 2023-05-10T15:32:08+00:00</text:p>
      <text:p text:style-name="P4">
Modified Time: 2023-05-10T15:20:02+00:00</text:p>
      <text:p text:style-name="P4">
Description: (Agence France -Presse Damascus, 10th) Syrian Presidential Palace said today that President Arabic received an invitation letter from the Arab League summit in Saudi Lahara next week. This is the first time that after the outbreak of the Syrian Civil War, Asedes were invited to attend the summit for the first ti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617581in" draw:z-index="0">
<draw:image xlink:href="../Images/rficn/2023-05-10T15-32-08-00-00/000000.png" xlink:type="simple" xlink:show="embed" xlink:actuate="onLoad" draw:mime-type="image/png"/>
</draw:frame>
The ArableAgue was originally suspended in Syria in November 2011 because the Aceride regime suppressed domestic protests. These demonstrations broke out earlier in 2011, and finally evolved into civil war, causing more than 500,000 people to die, millions of people's displacement, and Syria's infrastructure and industry were also severely hit.</text:p>
      <text:p text:style-name="P4">
However, on the 7th of this month, the Arab League has welcomed Syria to return to the league. This also caused the Arabic regime to be accepted by the Arab state after many years of isolation.</text:p>
      <text:p text:style-name="P4">
In the statement, the Presidential Palace said that Ased was invited by Salman Bin Abdulaziz ALSAUD to receive the invitation of Saudi Arabian, "Participate Essence</text:p>
      <text:p text:style-name="P4">
According to a statement, Adeld said that the summit will "strengthen the United Arabic operations to realize the desire of the Arab people." The last time he attended the Arab League summit, back to the meeting held in Libya in 2010.</text:p>
      <text:p text:style-name="P4">
After more than 10 years of diplomatic interruption in Saudi Arabia and Syria, it announced yesterday that it will restore the operation of each other's diplomatic representative agencies. Lyad cut off relations with the Aseride government in 2012, and long publicly advocated that Aseide stepped down, and even supported the rebels in the early days of the Syrian civil war.</text:p>
      <text:p text:style-name="P4">
But in April this year, Saudi Foreign Minister Faisal Bin Farhan ALSAUD visited Damascus to meet with Aserdide. It was the first time that the Saudi Minister of the Syrian war in Syrian officially visited the Aseride government for the first time.</text:p>
      <text:p text:style-name="P4">
Since the junction of Syria and Turkey in February this year was attacked by a strong earthquake, and in March, the regional diplomatic activities have been continuously changed in the Middle East's political landscape in March. Tehran is a close ally of Damascus.</text:p>
      <text:p text:style-name="P4">
After the relationship between Aydd hopes that the relationship with the rich Persian Gulf countries can alleviate economic pressure and bring the required funds required for reconstruction. Because of the Syrian conflict political solutions that have not yet been generated by the United Nations, Damascus still cannot obtain wider international funds.</text:p>
      <text:p text:style-name="P4">
However, analysts said that Western sanctions on Syria are likely to continue to scare away investment.</text:p>
      <text:p text:style-name="P4">
The United States and the United Kingdom said yesterday that they still oppose establishing relations with Asedes, but cooperate with Arab countries that restore relations with Syria.</text:p>
      <text:p text:style-name="P4">
Although the Syrian frontline war is roughly silent, there are still large areas in the north that are not controlled by the government, and political solutions cannot be seen in front of them. (Translator: Zhang Zhengyu/Calculation: Lin Zhiping)</text:p>
      <text:p text:style-name="P4">
News Source: <text:a xlink:type="simple" xlink:href="https://www.rfi.fr/cn/%E5%9B%BD%E9%99%85%E6%8A%A5%E9%81%93/20230510-%E6%B2%99%E4%B9%8C%E5%9C%B0%E5%87%BA%E9%9D%A2-%E5%8F%99%E5%88%A9%E4%BA%9A%E6%80%BB%E7%BB%9F%E9%98%BF%E5%A1%9E%E5%BE%B7%E8%8E%B7%E9%82%80%E5%87%BA%E5%B8%AD%E9%98%BF%E6%8B%89%E4%BC%AF%E5%B3%B0%E4%BC%9A" text:style-name="Internet_20_link" text:visited-style-name="Visited_20_Internet_20_Link">
https://www.rfi.fr/cn/%E5%9B%BD%E9%99%85%E6%8A%A5%E9%81%93/20230510-%E6%B2%99%E4%B9%8C%E5%9C%B0%E5%87%BA%E9%9D%A2-%E5%8F%99%E5%88%A9%E4%BA%9A%E6%80%BB%E7%BB%9F%E9%98%BF%E5%A1%9E%E5%BE%B7%E8%8E%B7%E9%82%80%E5%87%BA%E5%B8%AD%E9%98%BF%E6%8B%89%E4%BC%AF%E5%B3%B0%E4%BC%9A</text:a>
</text:p>
      <!--NEWS-->
      <text:h text:style-name="P10" text:outline-level="1">
<text:span text:style-name="T4">
Who does Chinese people from buying a house and buying place in Florida in the United States? Who is opposed?</text:span>
</text:h>
      <text:p text:style-name="P4">
Author: None</text:p>
      <text:p text:style-name="P4">
Publisher: Radio Free Asia (Organization)</text:p>
      <text:p text:style-name="P4">
Published Time: 2023-05-10T15:53:00-04:00</text:p>
      <text:p text:style-name="P4">
Modified Time: 2023-05-10T17:29:20-04:00</text:p>
      <text:p text:style-name="P4">
Description: None</text:p>
      <text:p text:style-name="P4">
Videos: []</text:p>
      <text:p text:style-name="P4">
Audios: ["<text:a xlink:type="simple" xlink:href="https://www.rfa.org/mandarin/yataibaodao/junshiwaijiao/cm-0509202310351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27" text:anchor-type="as-char" svg:width="6.9236in" svg:height="4.612011in" draw:z-index="0">
<draw:image xlink:href="../Images/rfamandarin/2023-05-10T15-53-00-04-00/000000.png" xlink:type="simple" xlink:show="embed" xlink:actuate="onLoad" draw:mime-type="image/png"/>
</draw:frame>
A bill that prohibits Chinese citizens from owned by land in the state has passed the state legislative agency and submitted to the governor Ron De Setis(Ron Desantis)Signed as a law, it is formally implemented on July 1. <text:a xlink:type="simple" xlink:href="https://www.rfa.org/mandarin/yataibaodao/junshiwaijiao/cm-05092023103515.html/@@images/image" text:style-name="Internet_20_link" text:visited-style-name="Visited_20_Internet_20_Link">
</text:a>
Governor Ron DeSantis/Facebook  <text:a xlink:type="simple" xlink:href="https://www.rfa.org/mandarin/yataibaodao/junshiwaijiao/cm-05092023103515.html/@@stream" text:style-name="Internet_20_link" text:visited-style-name="Visited_20_Internet_20_Link">
</text:a>
Recently, many US state parliaments prohibit Chinese people from buying houses in the United States through legislation or proposal. This has aroused heated discussion in public opinion in China. Florida Governor Rondesantis has recently signed a number of bills to make it a law, including restricting the Chinese people buying real estate locally to curb Beijing's growing influence. So who is in favor of the above legislation, who is opposed?</text:p>
      <text:p text:style-name="P4">
<text:a xlink:type="simple" xlink:href="https://www.rfa.org/mandarin/Xinwen/2-05062023112205.html" text:style-name="Internet_20_link" text:visited-style-name="Visited_20_Internet_20_Link">
<text:span text:style-name="T4">
 The United States will restrict foreign individuals and companies to purchase land near military bases </text:span>
</text:a>
  * <text:span text:style-name="T4">
<text:a xlink:type="simple" xlink:href="https://www.rfa.org/mandarin/Xinwen/4-02102023103003.html" text:style-name="Internet_20_link" text:visited-style-name="Visited_20_Internet_20_Link">
 </text:a>
</text:span>
 <text:span text:style-name="T5">
<text:a xlink:type="simple" xlink:href="https://www.rfa.org/mandarin/shishi-hecha/hc-03292023104925.html" text:style-name="Internet_20_link" text:visited-style-name="Visited_20_Internet_20_Link">
<text:span text:style-name="T4">
 Facts for facts | The United States prohibit buying houses and confiscation of assets through the series of "Chinese excretion" measures? </text:span>
</text:a>
</text:span>
***</text:p>
      <text:p text:style-name="P4">
At the signing ceremony of the bill on Monday (May 8th), the Governor of Florida Desambis showed the three bills of bills that had been signed in front of the media shot, emphasizing that this was to curb the increasing influence of the Chinese government to enhance the influence of the Chinese government. Essence These three bills include restricting the use of real estate in Florida, the use of tight TIKTOK for short video and video sharing applications, and restricting the impact of the Chinese government in the field of education.</text:p>
      <text:p text:style-name="P4">
De Santis said at a press conference: "We don't want the Communist Party of China to appear in the sun (Florida)."</text:p>
      <text:p text:style-name="P4">
<text:span text:style-name="T4">
 Protect national security </text:span>
</text:p>
      <text:p text:style-name="P4">
The relevant laws of Florida were formally implemented on July 1. Among them, the "SB264" bill that has attracted much attention from the outside world is prohibited from buying land and houses such as local military facilities in 20 miles of local military facilities. Syria, of which the restrictions on the property restrictions of Chinese citizens were extended to all scope of the whole state. The law stipulates that if some locals sell properties to citizens above the above seven countries, they will be severely punished.</text:p>
      <text:p text:style-name="P4">
The above laws stipulate that the Chinese Internet quickly aroused heated discussions. For a while, the topic of "the United States prohibits Chinese people from buying a house" is full of WeChat groups. Is there an exception of this law that Chinese people buying a house in the United States? The exception is that if citizens from the above -mentioned 7 countries hold a specific U.S. visa, they can be allowed to hold a property, but they need to be registered with the relevant departments of the Florida government; Chinese citizens holding non -tourism visas can buy a single area of not more than 2 acres of acres. Land and need to be at least 5 miles away from military facilities.</text:p>
      <text:p text:style-name="P4">
These bills have been supported by the Governor of Florida Desandis and Republican and some Democratic members, and are regarded as an important measure to ensure US national security. Juneteufel Dreyer, a professor at the Department of Political Department of the University of Miami, who specializes in the issue of the Chinese Communist Party, believes that the restrictions on Chinese citizens are actually very limited.</text:p>
      <text:p text:style-name="P4">
"The range of two acres of land is quite large, and there are many land 5 miles away from military facilities. In addition, people who are born and growing up in China can buy anything they want." Jin Defang said.</text:p>
      <text:p text:style-name="P4">
<draw:frame draw:style-name="fr1" draw:name="Image128" text:anchor-type="as-char" svg:width="6.9236in" svg:height="4.61393in" draw:z-index="0">
<draw:image xlink:href="../Images/rfamandarin/2023-05-10T15-53-00-04-00/000001.png" xlink:type="simple" xlink:show="embed" xlink:actuate="onLoad" draw:mime-type="image/png"/>
</draw:frame>
The bill called "SB264: Foreign Interests" prohibits Chinese citizens from "buying or obtaining real estate" in Florida or has more than a small amount of "indirect interests of this kind of real estate". The picture shows the scenery of Miami in Florida, USA. (Reuters information picture) [] <text:a xlink:type="simple" xlink:href="https://www.rfa.org/mandarin/yataibaodao/junshiwaijiao/cm-05092023103515.html/000_329k3qb.jpg" text:style-name="Internet_20_link" text:visited-style-name="Visited_20_Internet_20_Link">
</text:a>
So, what do local Chinese residents think of the above legislation? Mr. Chen, who lives in Orlando, Florida, expressed his support to this state law in writing. He believes that many Chinese in China have invested in real estate in Florida, becoming the promoter of house prices in Florida, and also aggravated the pressure on the house purchase of locals in Florida.</text:p>
      <text:p text:style-name="P4">
Mr. Chen also said: "The Chinese Communist Party is circled all over the United States. They often buy in the name of businessmen or companies, but behind the CCP direct instructions, this is a direct threat to the United States."</text:p>
      <text:p text:style-name="P4">
<text:span text:style-name="T4">
 Chinese people love Florida the most </text:span>
</text:p>
      <text:p text:style-name="P4">
In recent years, Florida has become one of the most popular home entries in the Chinese. According to a report released by the National Association ofrealtors last year, Chinese investors invested a total of $ 6 billion in US real estate from March 2021 to March 2022, becoming the third largest foreign investor in the United States in the United States ; Among them, the investment in Florida accounted for 24%, ranking first.</text:p>
      <text:p text:style-name="P4">
Franklin, a real estate agent who practiced in Florida, told this reporter that the proportion of investment in China in the Florida in the past is indeed high, but due to the restrictions of the new crown epidemic and the Beijing Qing zero policy, the real estate in Florida is now in Florida. Most of the buyers from the United States are estimated to have an impact on the local housing market after the implementation of the above state law.</text:p>
      <text:p text:style-name="P4">
Frank: "There are places where Chinese people come to buy a house are generally fast, and the market is relatively happy. Of course, the impact on the (housing market) is of course very nervous. In addition, this bill is issued, and other states will also Imitation will of course affect. Originally our business could grow, but this part (Chinese business) need not be considered, but we still do a lot of the American people and Chinese (business). "</text:p>
      <text:p text:style-name="P4">
Frank believes that the basis of the local public understands that the relevant legislation is from the consideration of protecting US national security and ensuring that the land in Florida is not controlled by the Communist Party of China or related entities. Its regulations are prohibited from discrimination based on racial, nationality, religion or gender in housing sales. In addition, Mr. Chen, a resident, also believes that there are many disputes in the law, and I am afraid that it will cause trouble to the Chinese people with legal work status.<text:span text:style-name="T4">
 Worried about increasing racial discrimination Chinese lawyers will join for* </text:span>
</text:p>
      <text:p text:style-name="P4">
The bill had previously passed the 95:17 votes in the Florida Senate. Democratic State MP FENTRICEDRISKELL, who held opposition, believed that the bill was "too extensive" and tended to "discriminate based on national blood."</text:p>
      <text:p text:style-name="P4">
In addition, dozens of Chinese people have traveled outside the state parliament building to protest. In an interview with the legislature Chinese lawyer, Hongweishang, a Florida Chinese lawyer, said that the legislation violated Article 14 of the US Constitution Amendment on the prohibition of discrimination and may exacerbate American society's racial discrimination against Chinese.</text:p>
      <text:p text:style-name="P4">
Shang Hongwei: "We can understand (bill) for national security considerations, and target these countries, governments, and officials (restrictions), but this law confuses government agencies with individuals, because individuals do not represent the government, private enterprises, nor do they represent the government. A completely different concept is a law that is discriminatory. From a government department to a bill, a statement is issued, and restrictions on people or people in a certain race or nation will cause all the races, nations, or similar people to cause similar artificial artificial artificial arts, or people who look similar to people. Bad influence. "</text:p>
      <text:p text:style-name="P4">
Shang Hongwei said that the "Chinese American Legal Defenseall" and other Chinese lawyer groups plan to file a lawsuit against the above legislation.</text:p>
      <text:p text:style-name="P4">
One of the founders of the "Huamei Rights Protection Alliance", Clayzhu, said in a written statement to the station that the law's restrictions on the Chinese are "too wide". The statement said: "We agree to protect the goal of national security, but we must achieve the method of compliance with the constitutional peace and multiple core values. This law in Florida is specifically targeted at Chinese and other specific groups. This is based on racial and national discrimination. ","</text:p>
      <text:p text:style-name="P4">
In recent years, the Chinese government has been accused of increasingly possessing American agricultural land, causing concerns from all walks of life. Incidents that have attracted attention from public opinion are that some Chinese citizens purchased farmland near a Air Force base in North Dakota in 2022. This move prompted the US federal government and multiple states to begin relevant legislation in order to restrict entities and individuals with Chinese backgrounds and individuals. Buy real estate or agricultural land in sensitive areas.</text:p>
      <text:p text:style-name="P4">
Chinese Foreign Ministry spokesman Mao Ning had considered the United States' considering prohibiting Chinese citizens from buying real estate in the United States on February 10, criticizing the United States to "generalize the concept of national security and politically put the issue of economic and trade investment.</text:p>
      <text:p text:style-name="P4">
Reporter: Chen Pinjie Responsible: He Ping.com editor: He Fu</text:p>
      <text:p text:style-name="Horizontal_20_Line"/>
      <text:p text:style-name="P4">
News Source: <text:a xlink:type="simple" xlink:href="https://www.rfa.org/mandarin/yataibaodao/junshiwaijiao/cm-05092023103515.html" text:style-name="Internet_20_link" text:visited-style-name="Visited_20_Internet_20_Link">
https://www.rfa.org/mandarin/yataibaodao/junshiwaijiao/cm-05092023103515.html</text:a>
</text:p>
      <!--NEWS-->
      <text:h text:style-name="P10" text:outline-level="1">
<text:span text:style-name="T4">
Column | Network Game: "Where Are You Are You" and follow China's resistance to unrighteous women</text:span>
</text:h>
      <text:p text:style-name="P4">
Author: None</text:p>
      <text:p text:style-name="P4">
Publisher: Radio Free Asia (Organization)</text:p>
      <text:p text:style-name="P4">
Published Time: 2023-05-10T15:57:15-04:00</text:p>
      <text:p text:style-name="P4">
Modified Time: 2023-05-10T15:57:15-04:00</text:p>
      <text:p text:style-name="P4">
Description: None</text:p>
      <text:p text:style-name="P4">
Videos: []</text:p>
      <text:p text:style-name="P4">
Audios: ["<text:a xlink:type="simple" xlink:href="https://www.rfa.org/mandarin/zhuanlan/wangluoboyi/iwar-051020231534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88615in" draw:z-index="0">
<draw:image xlink:href="../Images/rfamandarin/2023-05-10T15-57-15-04-00/000000.png" xlink:type="simple" xlink:show="embed" xlink:actuate="onLoad" draw:mime-type="image/png"/>
</draw:frame>
Another song of Changan Xiuming lyrics "Where Are You Are You" [] <text:a xlink:type="simple" xlink:href="https://www.rfa.org/mandarin/zhuanlan/wangluoboyi/iwar-05102023153418.html/@@images/image" text:style-name="Internet_20_link" text:visited-style-name="Visited_20_Internet_20_Link">
</text:a>
Screenshot of Changan Xiu Ming Oil Pipeline <text:a xlink:type="simple" xlink:href="https://www.rfa.org/mandarin/zhuanlan/wangluoboyi/iwar-05102023153418.html/@@stream" text:style-name="Internet_20_link" text:visited-style-name="Visited_20_Internet_20_Link">
</text:a>
In the last program, we introduced the song "Psalm of Juveniles", a literati painter who studied from China to the United States, to release the white paper campaign from China to the United States. Today's program, we introduce another song "Where are you in Wu Yi" in Changan Xiuming.</text:p>
      <text:p text:style-name="P4">
Wuyi is a post -90s girl in China. Her net name is the ancient city of Wuyi. The Weibo name is that I can pick up 120 pounds. According to the website of the Minsheng Observation website, on February 11 last year, I went to Fengxian, Jiangsu to solve the Utai Woman's Wuyi and another netizen arrested by the Xuzhou police for "provoking trouble" and was released a week later. After the release of Wuyi, he disclosed on Weibo that the situation of being beaten and abused during Xuzhou was detained. On March 2 last year, it was taken away by the Xuzhou police again. In Xuzhou Peixian, he was once again monitored in the name of "provoking trouble".</text:p>
      <text:p text:style-name="P4">
Today's "Network Game" show, please listen to our interview with Chang An Xiu Ming, the lyrics of the song "Where are you in Wu Yi".</text:p>
      <text:p text:style-name="P4">
For two consecutive three and eight consecutive sections, while overseas public opinion, while paying attention to the phenomenon of iron chain women and Chinese trafficking women, also called on China to release black black clothes that loses freedom to the iron chain woman.</text:p>
      <text:p text:style-name="P4">
Many songs created by Changan Xiuming are concerned about China's rights protection campaign. His song "Where Are You Whatever" published in November last year on personal accounts banned by China. Changan Xiuming stated on the oil pipe that every woman who resisted unjustly to pay attention to the answer to history.</text:p>
      <text:p text:style-name="P4">
In fact, Changan Xiuming not only pays attention to the fate of women who have been suppressed by China because of their rights to defend their rights, but also the fate of women in other parts of the world such as Iran.</text:p>
      <text:p text:style-name="P4">
In addition, Changan Xiuming also launched a number of songs that pay attention to or anti -brainwashing on the personal channel of the oil pipe "Don't Love Me" and "That moment".</text:p>
      <text:p text:style-name="P4">
For details, please click on the audio file link of the "Internet Game" program on this website.</text:p>
      <text:p text:style-name="P4">
Welcome everyone to push the "Internet Game" program linked online.</text:p>
      <text:p text:style-name="P4">
Moderator Xiaoan's social media:</text:p>
      <text:p text:style-name="P4">
Twitter account: https://twitter.com/xiaoan000</text:p>
      <text:p text:style-name="P4">
Facebook account: https://www.facebook.com/pei.an.58</text:p>
      <text:p text:style-name="P4">
Disclaimer: The view of the interviewed by Radio Free Asia does not necessarily represent the position of Radio Free Asia.</text:p>
      <text:p text:style-name="P4">
News Source: <text:a xlink:type="simple" xlink:href="https://www.rfa.org/mandarin/zhuanlan/wangluoboyi/iwar-05102023153418.html" text:style-name="Internet_20_link" text:visited-style-name="Visited_20_Internet_20_Link">
https://www.rfa.org/mandarin/zhuanlan/wangluoboyi/iwar-05102023153418.html</text:a>
</text:p>
      <!--NEWS-->
      <text:h text:style-name="P10" text:outline-level="1">
<text:span text:style-name="T4">
US media: The NATO Asia Liaison Office said that the Foreign Minister is being negotiated</text:span>
</text:h>
      <text:p text:style-name="P4">
Author: 联合早报 (Person)</text:p>
      <text:p text:style-name="P4">
Publisher: 联合早报 (Organization)</text:p>
      <text:p text:style-name="P4">
Published Time: 2023-05-10T16:02</text:p>
      <text:p text:style-name="P4">
Modified Time: 2023-05-10T16:31</text:p>
      <text:p text:style-name="P4">
Description: Japan Foreign Minister Lin Fangzheng said that Japan was negotiating on the opening of NATO's first Asian Liaison Office, and said that Russia's invasion of Ukraine destroyed world stability. The United States CNN reported that Lin Fang was announced on Wednesday (May 10) that the above news was announced, ...</text:p>
      <text:p text:style-name="P4">
Videos: []</text:p>
      <text:p text:style-name="P4">
Audios: []</text:p>
      <text:p text:style-name="P4">
Images: []</text:p>
      <text:p text:style-name="P4">
Type: NewsArticle</text:p>
      <text:p text:style-name="P4">
Breadcrumbs: ['即时', '国际']</text:p>
      <text:p text:style-name="P4">
Keywords: ['日本', '北约', '亚洲']</text:p>
      <!--METADATA-->
      <text:p text:style-name="P4">
Japan Foreign Minister Lin Fangzheng said that Japan was negotiating on the opening of NATO's first Asian Liaison Office, and said that Russia's invasion of Ukraine destroyed world stability.</text:p>
      <text:p text:style-name="P4">
The United States CNN reported that Lin Fang was announced on Wednesday (May 10) that the above news was announced in an interview, and the relevant discussions on the opening of the NATO Liaison Office were in progress, "but the final details have not yet been determined."</text:p>
      <text:p text:style-name="P4">
Lin Fang is mentioned in CNN's interview <text:a xlink:type="simple" xlink:href="https://www.zaobao.com/keywords/e-wu-zhan-zheng" text:style-name="Internet_20_link" text:visited-style-name="Visited_20_Internet_20_Link">
</text:a>
It is said that the world has become more unstable due to the Russian and Ukraine War. "What happened in Eastern Europe was not only a problem in Europe, but directly affecting the situation here. )become more and more important".</text:p>
      <text:p text:style-name="P4">
He also pointed out that in addition to the Russian and Ukraine War, Japan is still competing with North Korea with nuclear weapons and the rise of China, and the regional security environment is "grim and complex."</text:p>
      <text:p text:style-name="P4">
Lin Fangzheng said that Japan was not a member of NATO, but this move issued a message that NATO's Asia -Pacific partners are in contact with NATO in a "very stable way".</text:p>
      <text:p text:style-name="P4">
The opening of the NATO liaison office in Japan will marked a major development in the background of the Western Alliance in the deepening of the geopolitical fault, and may lead to criticism of the Chinese government.</text:p>
      <text:p text:style-name="P4">
China has previously warned that NATO has expanded its influence to Asia and responded an angry response to reports on the establishment of a Japanese office before, saying that NATO Dongjin and interference in Asia -Pacific affairs will destroy regional peace and stability.</text:p>
      <text:p text:style-name="P4">
NATO has similar liaison places including Ukraine and Vienna. Japan Economic News (Nikkei) reported last week that the contact offices opened in Japan will be able to discuss issues such as geopolitical challenges, emerging and disruptive technologies, and cyber threats with NATO's liaison offices, such as South Korea, Australia and New Zealand.</text:p>
      <text:p text:style-name="P4">
News Source: <text:a xlink:type="simple" xlink:href="https://www.zaobao.com.sg/realtime/world/story20230510-1393105" text:style-name="Internet_20_link" text:visited-style-name="Visited_20_Internet_20_Link">
https://www.zaobao.com.sg/realtime/world/story20230510-1393105</text:a>
</text:p>
      <!--NEWS-->
      <text:h text:style-name="P10" text:outline-level="1">
<text:span text:style-name="T4">
Former Pakistani arrested supporters intended to march to the capital to express protests</text:span>
</text:h>
      <text:p text:style-name="P4">
Author: 联合早报 (Person)</text:p>
      <text:p text:style-name="P4">
Publisher: 联合早报 (Organization)</text:p>
      <text:p text:style-name="P4">
Published Time: 2023-05-10T16:05</text:p>
      <text:p text:style-name="P4">
Modified Time: 2023-05-10T16:05</text:p>
      <text:p text:style-name="P4">
Description: Former Pakistan Prime Minister Emran Khan was detained on Tuesday (May 9). His supporters plan to march on Wednesday (10th) to the capital Islamabad to express protests. conflict. Reuters reports that Pakistani ...</text:p>
      <text:p text:style-name="P4">
Videos: []</text:p>
      <text:p text:style-name="P4">
Audios: []</text:p>
      <text:p text:style-name="P4">
Images: []</text:p>
      <text:p text:style-name="P4">
Type: NewsArticle</text:p>
      <text:p text:style-name="P4">
Breadcrumbs: ['即时', '国际']</text:p>
      <text:p text:style-name="P4">
Keywords: ['巴基斯坦', '示威者', '游行']</text:p>
      <!--METADATA-->
      <text:p text:style-name="P4">
Former Pakistan Prime Minister Emran Khan was detained on Tuesday (May 9). His supporters plan to march on Wednesday (10th) to the capital Islamabad to express protests. conflict.</text:p>
      <text:p text:style-name="P4">
Reuters reported that the Pakistani National Accountability Agency arrested Emran Khan on Tuesday on the grounds of suspected corruption. He is also the chairman of the Justice Movement Party.</text:p>
      <text:p text:style-name="P4">
Local media said that Emran Khan attended the hearing involved in many cases involved in his case in the Islamabad High Court and was arrested after leaving the court.</text:p>
      <text:p text:style-name="P4">
National mobile data services were closed immediately, and the services of Twitter, YouTube and Facebook platform were also disturbed.</text:p>
      <text:p text:style-name="P4">
After the supporters of Emran Khan and the police had a physical conflict, the three provinces issued an emergency order to prohibit all rally. The Pakistani Administrative Region is divided into four provinces.</text:p>
      <text:p text:style-name="P4">
Pakistan's Minister of Information Maria told the broadcasting company Geo News on Wednesday that protests are the operation of the Justice Movement Party planning, not a public response to Emran Khan's arrest.</text:p>
      <text:p text:style-name="P4">
News Source: <text:a xlink:type="simple" xlink:href="https://www.zaobao.com.sg/realtime/world/story20230510-1393108" text:style-name="Internet_20_link" text:visited-style-name="Visited_20_Internet_20_Link">
https://www.zaobao.com.sg/realtime/world/story20230510-1393108</text:a>
</text:p>
      <!--NEWS-->
      <text:h text:style-name="P10" text:outline-level="1">
<text:span text:style-name="T4">
Shenzhen's first population decline has spread to many large cities</text:span>
</text:h>
      <text:p text:style-name="P4">
Author: None</text:p>
      <text:p text:style-name="P4">
Publisher: Radio Free Asia (Organization)</text:p>
      <text:p text:style-name="P4">
Published Time: 2023-05-10T16:13:00-04:00</text:p>
      <text:p text:style-name="P4">
Modified Time: 2023-05-10T16:30: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4.600844in" draw:z-index="0">
<draw:image xlink:href="../Images/rfamandarin/2023-05-10T16-13-00-04-00/000000.png" xlink:type="simple" xlink:show="embed" xlink:actuate="onLoad" draw:mime-type="image/png"/>
</draw:frame>
The picture shows a bicycle knight in Shekou District, Shenzhen. <text:a xlink:type="simple" xlink:href="https://www.rfa.org/mandarin/Xinwen/6-05102023160938.html/@@images/image" text:style-name="Internet_20_link" text:visited-style-name="Visited_20_Internet_20_Link">
</text:a>
Reuters information picture</text:p>
      <text:p text:style-name="P4">
The Shenzhen Municipal Bureau of Statistics issued a statistical bulletin on Monday (May 8th), saying that Shenzhen's permanent population was 17,661,800 at the end of 2022, a decrease of 19,800 compared with 2021. Multi -media in the mainland pointed out in this news that this was the first time since the establishment of the city in Shenzhen in 1979.</text:p>
      <text:p text:style-name="P4">
According to the China Business News, the analysis of Chinese population scholar He Yafu believes that there are two main reasons for the decline in the population of Shenzhen. One is the impact of the crown disease epidemic. It was one of the reasons to tighten the settlement policy in 2021.</text:p>
      <text:p text:style-name="P4">
From the perspective of Guangdong Province, from the perspective of the province, the resident population of Guangdong Province decreased by 272,000 in 2022, and the migrant population outside the province decreased by 692,000.</text:p>
      <text:p text:style-name="P4">
But it seems that this trend not only happened in Guangdong. The interface news in March has reported that according to the "2022 City Commercial Charm Ranking List" released by the First Financial Weekly, in the top 10 cities in the new first -tier cities in 2022, 7 cities have permanent population growing, but their increase increase A significant decline in the previous year.</text:p>
      <text:p text:style-name="P4">
Some scholars have pointed out that as the population of various provinces enters the negative growth, the "reduction" of pop -up production in the future has become a common trend in various regions of China.</text:p>
      <text:p text:style-name="P4">
(Responsible editor: Wang Yun)</text:p>
      <text:p text:style-name="P4">
News Source: <text:a xlink:type="simple" xlink:href="https://www.rfa.org/mandarin/Xinwen/6-05102023160938.html" text:style-name="Internet_20_link" text:visited-style-name="Visited_20_Internet_20_Link">
https://www.rfa.org/mandarin/Xinwen/6-05102023160938.html</text:a>
</text:p>
      <!--NEWS-->
      <text:h text:style-name="P10" text:outline-level="1">
<text:span text:style-name="T4">
Pakistan wants to buy Russian oil with RMB</text:span>
</text:h>
      <text:p text:style-name="P4">
Author: None</text:p>
      <text:p text:style-name="P4">
Publisher: Radio Free Asia (Organization)</text:p>
      <text:p text:style-name="P4">
Published Time: 2023-05-10T16:16:27-04:00</text:p>
      <text:p text:style-name="P4">
Modified Time: 2023-05-10T16:16: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4.612011in" draw:z-index="0">
<draw:image xlink:href="../Images/rfamandarin/2023-05-10T16-16-27-04-00/000000.png" xlink:type="simple" xlink:show="embed" xlink:actuate="onLoad" draw:mime-type="image/png"/>
</draw:frame>
Pakistan Electric Power Minister Khurramdastgir Khan <text:a xlink:type="simple" xlink:href="https://www.rfa.org/mandarin/Xinwen/7-05102023161422.html/@@images/image" text:style-name="Internet_20_link" text:visited-style-name="Visited_20_Internet_20_Link">
</text:a>
Agence France -Presse information picture</text:p>
      <text:p text:style-name="P4">
According to Bloomberg, Pakistan Electric Power Minister Khurram Dastgirkhan said in an interview last weekend that Pakistan has ordered a group of Russian oil and pays in US dollars, but they hope to pay RMB next.</text:p>
      <text:p text:style-name="P4">
He said that Pakistan hopes to form a long -term arrangement in the trading of the rupee and RMB so that it can use other opportunities in the future.</text:p>
      <text:p text:style-name="P4">
The report pointed out that the use of RMB imported oil is good for Pakistan, because Pakistan is seriously dependent on energy imports and the risk of debt defaults in the country is trying to restart the US $ 6.5 billion rescue plan for the International Monetary Fund. However, this expectation of Pakistan also meets the desire of Russia's hopes to get rid of the US dollar and euro exports, which is conducive to promoting the internationalization of the RMB and weakening the dominant position of the US dollar in the international community.</text:p>
      <text:p text:style-name="P4">
The report emphasized that the renminbi is being degraded in global trade. At present, China and India are gradually using Renminbi, rubles or Diram (UAE currency) to import Russian oil.</text:p>
      <text:p text:style-name="P4">
In addition, some Chinese media reported that Brazil, ASEAN and other countries began to turn to the use of RMB settlement in trade and financial transactions, and Argentina also began to directly pay goods imported from China.</text:p>
      <text:p text:style-name="P4">
(Responsible editor: Wang Yun)</text:p>
      <text:p text:style-name="P4">
News Source: <text:a xlink:type="simple" xlink:href="https://www.rfa.org/mandarin/Xinwen/7-05102023161422.html" text:style-name="Internet_20_link" text:visited-style-name="Visited_20_Internet_20_Link">
https://www.rfa.org/mandarin/Xinwen/7-05102023161422.html</text:a>
</text:p>
      <!--NEWS-->
      <text:h text:style-name="P10" text:outline-level="1">
<text:span text:style-name="T4">
The man broke into the Polish orphanage and killed a woman with a knife</text:span>
</text:h>
      <text:p text:style-name="P4">
Author: 联合早报 (Person)</text:p>
      <text:p text:style-name="P4">
Publisher: 联合早报 (Organization)</text:p>
      <text:p text:style-name="P4">
Published Time: 2023-05-10T16:19</text:p>
      <text:p text:style-name="P4">
Modified Time: 2023-05-10T16:26</text:p>
      <text:p text:style-name="P4">
Description: An orphanage in the central Polish city of Lodz held a knife and killer. A young woman in the hospital died on the spot and the murderer had been arrested. Reuters reported that a 19 -year -old man entered a orphanage at night on Tuesday (May 9) and attacked the staff in the hospital with a knife.</text:p>
      <text:p text:style-name="P4">
Videos: []</text:p>
      <text:p text:style-name="P4">
Audios: []</text:p>
      <text:p text:style-name="P4">
Images: []</text:p>
      <text:p text:style-name="P4">
Type: NewsArticle</text:p>
      <text:p text:style-name="P4">
Breadcrumbs: ['即时', '国际']</text:p>
      <text:p text:style-name="P4">
Keywords: ['波兰', '持刀砍人', '孤儿院']</text:p>
      <!--METADATA-->
      <text:p text:style-name="P4">
An orphanage in the central Polish city of Lodz held a knife and killer. A young woman in the hospital died on the spot and the murderer had been arrested.</text:p>
      <text:p text:style-name="P4">
Reuters reported that a 19 -year -old man entered a orphanage at night on Tuesday (May 9) and attacked the staff in the hospital with a knife. A 16 -year -old girl was seriously injured on the spot.</text:p>
      <text:p text:style-name="P4">
Local media reported that the victims were the caregiver (Ward) of the orphanage.</text:p>
      <text:p text:style-name="P4">
Another number of people in the hospital was injured, and some injured had been sent to the hospital for treatment, and the situation was stable.</text:p>
      <text:p text:style-name="P4">
One hour after the incident, the murderer was arrested by the police. It is reported that the man was conscious when he was arrested, but the police would still conduct drug tests on him.</text:p>
      <text:p text:style-name="P4">
News Source: <text:a xlink:type="simple" xlink:href="https://www.zaobao.com.sg/realtime/world/story20230510-1393109" text:style-name="Internet_20_link" text:visited-style-name="Visited_20_Internet_20_Link">
https://www.zaobao.com.sg/realtime/world/story20230510-1393109</text:a>
</text:p>
      <!--NEWS-->
      <text:h text:style-name="P10" text:outline-level="1">
<text:span text:style-name="T4">
Hong Kong initiative and international allies ask the United States to redefine the status of Hong Kong Economic and Trade Office</text:span>
</text:h>
      <text:p text:style-name="P4">
Author: None</text:p>
      <text:p text:style-name="P4">
Publisher: Radio Free Asia (Organization)</text:p>
      <text:p text:style-name="P4">
Published Time: 2023-05-10T16:23:00-04:00</text:p>
      <text:p text:style-name="P4">
Modified Time: 2023-05-10T16:23: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4.790685in" draw:z-index="0">
<draw:image xlink:href="../Images/rfamandarin/2023-05-10T16-23-00-04-00/000000.png" xlink:type="simple" xlink:show="embed" xlink:actuate="onLoad" draw:mime-type="image/png"/>
</draw:frame>
The Human Rights Organization Hong Kong Supervision issued a report, saying that under the firm control of Hong Kong in Beijing, more than a dozen Hong Kong Economic and Trade Office overseas, such as another China Embassy, Hong Kong Supervision Report Screenshot</text:p>
      <text:p text:style-name="P4">
According to the website of the Human Rights Organization of the Hong Kong Free Freedom in Hongfoundation, 30 Hong Kong initiatives and their international allies jointly believed in the US Senate Foreign Relations Committee and the House of Representatives Foreign Affairs Committee on Wednesday (May 10th). Call on them to support the "Hong Kong Economic and Trade Office Certification Law", re -evaluate the status of "Hong Kong Economic and Trade Office", and consider closing the possibility of these offices within the United States.</text:p>
      <text:p text:style-name="P4">
The Hong Kong Free Fund Commission said on its webpage that at first, the Hong Kong Economic and Trade Office was to provide a platform to allow Hong Kong to promote trade and economic relations with other countries on the international stage. The staff of the Hong Kong Economic and Trade Office enjoys diplomatic status in the United States. However, since the CCP has increased its suppression of Hong Kong and destroyed Hong Kong's relative autonomy, the Hong Kong Economic and Trade Office now acts as an agent of the Communist Party of China and directly instructed the policy to the Hong Kong government.</text:p>
      <text:p text:style-name="P4">
This open letter states that there is an act of abuse of power, including lobbying American politicians, surveillance exile people, and organizational cultural activities. Essence The Hong Kong Economic and Trade Office no longer fulfills the mission to encourage trade between the United States and Hong Kong, but instead has unnecessary intimidation to Hong Kong people who escape from the Chinese Communist Party. The U.S. Congress should take action immediately to solve the problems brought by the Hong Kong Economic and Trade Office as a "diplomatic outpost" in China.</text:p>
      <text:p text:style-name="P4">
In the next step, the "Hong Kong Economic and Trade Office Certification Law" will conduct review and voting voting in the American Senate and House of Representatives.</text:p>
      <text:p text:style-name="P4">
(Responsible editor: Wang Yun)</text:p>
      <text:p text:style-name="P4">
News Source: <text:a xlink:type="simple" xlink:href="https://www.rfa.org/mandarin/Xinwen/8-05102023161726.html" text:style-name="Internet_20_link" text:visited-style-name="Visited_20_Internet_20_Link">
https://www.rfa.org/mandarin/Xinwen/8-05102023161726.html</text:a>
</text:p>
      <!--NEWS-->
      <text:h text:style-name="P10" text:outline-level="1">
<text:span text:style-name="T4">
Cheng Lei was told by Guan Chao for a thousand days.</text:span>
</text:h>
      <text:p text:style-name="P4">
Author: None</text:p>
      <text:p text:style-name="P4">
Publisher: Radio Free Asia (Organization)</text:p>
      <text:p text:style-name="P4">
Published Time: 2023-05-10T16:26:05-04:00</text:p>
      <text:p text:style-name="P4">
Modified Time: 2023-05-10T16:26: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612011in" draw:z-index="0">
<draw:image xlink:href="../Images/rfamandarin/2023-05-10T16-26-05-04-00/000000.png" xlink:type="simple" xlink:show="embed" xlink:actuate="onLoad" draw:mime-type="image/png"/>
</draw:frame>
Australian journalist Cheng Lei was arrested in China for "leakage of national secrets" in China</text:p>
      <text:p text:style-name="P4">
Cheng Lei, a Chinese reporter of Australia, who was arrested and detained by the Chinese government, has been detained for more than a thousand days. Although the court secretly opened the trial at the end of March last year, the trial results were delayed so far.</text:p>
      <text:p text:style-name="P4">
According to the Voice of Germany, Cheng Lei's partner and former CEO of the Chinese Australian Chamber of Commerce, NickCoyle, said in an interview this week that Cheng Lei is currently working hard to maintain a healthy state, but what she is most worried about and cares about is with. His children are separated.</text:p>
      <text:p text:style-name="P4">
Koyer said that during the epidemic, Chenglei can regularly conduct a 30 -minute consular visibility with Australian diplomats every month; after the epidemic seal is closed, he can currently visit face to face.</text:p>
      <text:p text:style-name="P4">
Australia Foreign Minister Pennywong (Pennywong) once again called on the Chinese government to reunite with her children on Tuesday (May 9). Some experts believe that the Australian government should continue to urge the Chinese government to maintain transparency in the Chenglei case.</text:p>
      <text:p text:style-name="P4">
Although some people believe that the case of Cheng Lei and Yang Hengjun occurred in the context of deterioration of China -Australia relations, but the specific reasons for Cheng Lei were still unknown to the outside world. Another observer believed that it was difficult for the outside world to be based on the basis of the outside world. The existing news determines whether the two cases have always been used by the Chinese government's "hostage diplomacy".</text:p>
      <text:p text:style-name="P4">
(Responsible editor: Wang Yun)</text:p>
      <text:p text:style-name="P4">
News Source: <text:a xlink:type="simple" xlink:href="https://www.rfa.org/mandarin/Xinwen/9-05102023162455.html" text:style-name="Internet_20_link" text:visited-style-name="Visited_20_Internet_20_Link">
https://www.rfa.org/mandarin/Xinwen/9-05102023162455.html</text:a>
</text:p>
      <!--NEWS-->
      <text:h text:style-name="P10" text:outline-level="1">
<text:span text:style-name="T4">
Australia seeks to terminate China's trade restrictions while increasing anti -China budget</text:span>
</text:h>
      <text:p text:style-name="P4">
Author: None</text:p>
      <text:p text:style-name="P4">
Publisher: Radio Free Asia (Organization)</text:p>
      <text:p text:style-name="P4">
Published Time: 2023-05-10T16:30:07-04:00</text:p>
      <text:p text:style-name="P4">
Modified Time: 2023-05-10T16:30: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4.433337in" draw:z-index="0">
<draw:image xlink:href="../Images/rfamandarin/2023-05-10T16-30-07-04-00/000000.png" xlink:type="simple" xlink:show="embed" xlink:actuate="onLoad" draw:mime-type="image/png"/>
</draw:frame>
Minister of Commerce of China Wang Wentao and Australian Minister of Trade Farrell Road Tasha/Agence France -Presse information picture portfolio</text:p>
      <text:p text:style-name="P4">
According to Reuters, the Australian Minister of Trade Don Farrell will arrive in Beijing on Thursday to talk to the Chinese Minister of Commerce Wang Wentao on Thursday to seek a comprehensive restoration of the normalization of Australia's exports to China.</text:p>
      <text:p text:style-name="P4">
China used to be the largest trading partner in Australia, but since 2020, because Australia has called for a thorough origin of the new crown virus, Australian -China relations have become tense. The 5G products of China Telecom giant Huawei are prohibited. But since this year, the trade between China and Australia has gradually recovered. The Australian government has expressed their joy in this, which is also the background of Farrell's visit to China.</text:p>
      <text:p text:style-name="P4">
However, in the other side, in the latest government budget just announced by the Australian government, the $ 1.3 billion budget to the surrounding Pacific island nations is added to develop relations with these countries in the next five years. The Associated Press pointed out in the report that this is the influence of Australia's growth in the region in order to compete in the region.</text:p>
      <text:p text:style-name="P4">
(Responsible editor: Wang Yun)</text:p>
      <text:p text:style-name="P4">
News Source: <text:a xlink:type="simple" xlink:href="https://www.rfa.org/mandarin/Xinwen/10-05102023162701.html" text:style-name="Internet_20_link" text:visited-style-name="Visited_20_Internet_20_Link">
https://www.rfa.org/mandarin/Xinwen/10-05102023162701.html</text:a>
</text:p>
      <!--NEWS-->
      <text:h text:style-name="P10" text:outline-level="1">
<text:span text:style-name="T4">
Japan amending the Criminal Procedure Law can require wearing GPS during the bail period</text:span>
</text:h>
      <text:p text:style-name="P4">
Author: 联合早报 (Person)</text:p>
      <text:p text:style-name="P4">
Publisher: 联合早报 (Organization)</text:p>
      <text:p text:style-name="P4">
Published Time: 2023-05-10T16:52</text:p>
      <text:p text:style-name="P4">
Modified Time: 2023-05-10T17:03</text:p>
      <text:p text:style-name="P4">
Description: Japan through the new version of the Criminal Procedure Law stipulates that the defendants who have been released on bail are from absorbing, and the court may order the defendant to wear satellite positioning system (GPS) equipment. Kyodo News reported that the Japanese Senate passed the new version of the Criminal Procedure Law on Wednesday (May 10). Modified method ...</text:p>
      <text:p text:style-name="P4">
Videos: []</text:p>
      <text:p text:style-name="P4">
Audios: []</text:p>
      <text:p text:style-name="P4">
Images: []</text:p>
      <text:p text:style-name="P4">
Type: NewsArticle</text:p>
      <text:p text:style-name="P4">
Breadcrumbs: ['即时', '国际']</text:p>
      <text:p text:style-name="P4">
Keywords: ['日本', '法律']</text:p>
      <!--METADATA-->
      <text:p text:style-name="P4">
Japan through the new version of the Criminal Procedure Law stipulates that the defendants who have been released on bail are from absorbing, and the court may order the defendant to wear satellite positioning system (GPS) equipment.</text:p>
      <text:p text:style-name="P4">
Kyodo News reported that the Japanese Senate passed the new version of the Criminal Procedure Law on Wednesday (May 10). The revised law stipulates that the court may order the defendant who was released on bail to wear GPS to prevent his absconding; for the defendant who did not attend the trial and left the designated residence, it would punish new criminal punishment.</text:p>
      <text:p text:style-name="P4">
It is reported that wearing GPS measures is affected by incidents such as Karlos Ghosn, former chairman of Nissan, to Lebanon and other incidents, and aims to prevent similar incidents. This regulation will be implemented from the new version of the Criminal Procedure Law. The problems such as wearing and application methods of related equipment will be discussed within five years. Privacy issues will be included in the scope of discussion.</text:p>
      <text:p text:style-name="P4">
According to the new regulations, the defendant took off the positioning equipment during the bail, or entered the "prohibited entry" area such as airports and ports designated by the court, and would be detained and "detention" for one year (that is, in prison and imprisonment).</text:p>
      <text:p text:style-name="P4">
The new version of the Criminal Procedure Law also stipulates that the public trial day does not accept the "crime of not in court" summoned by the court, and the "crime of restricting the place of residence" without permission to residence will be detained for two years.</text:p>
      <text:p text:style-name="P4">
In addition, the new version of the law will also select the "Supervisor" when the defendant is released on bail and reports the defendant's living conditions in accordance with regulations. To obtain bail, not only the defendant wants to pay bail, the supervisor must also pay the supervisory deposit.</text:p>
      <text:p text:style-name="P4">
News Source: <text:a xlink:type="simple" xlink:href="https://www.zaobao.com.sg/realtime/world/story20230510-1393116" text:style-name="Internet_20_link" text:visited-style-name="Visited_20_Internet_20_Link">
https://www.zaobao.com.sg/realtime/world/story20230510-1393116</text:a>
</text:p>
      <!--NEWS-->
      <text:h text:style-name="P10" text:outline-level="1">
<text:span text:style-name="T4">
Minister of Defense of the United States: China is a generation of challenges in the United States. There must be a cross -era joint combat unit</text:span>
</text:h>
      <text:p text:style-name="P4">
Author: chinese@voanews.com (金谷)</text:p>
      <text:p text:style-name="P4">
Publisher: 美国之音中文网 (Type: NewsMediaOrganization)</text:p>
      <text:p text:style-name="P4">
Published Time: 2023-05-10T17:16:41+08:00</text:p>
      <text:p text:style-name="P4">
Modified Time: 2023-05-10 09:16:41Z</text:p>
      <text:p text:style-name="P4">
Description: Hicks said that the excellence of the army is essential for deterrent. She said that the goal of the United States is to curb war, and competition does not mean conflict. She said that the most commonly measured standard for the Pentagon is to ensure that the CCP leaders wake up every day, consider the risk of aggression and conclude: "Today is not time." She said that she needs to think of China from now to 2027, to 2035, and to 2049. Every day thinks so.</text:p>
      <text:p text:style-name="P4">
Videos: []</text:p>
      <text:p text:style-name="P4">
Images: []</text:p>
      <text:p text:style-name="P4">
Categories: ['美国', '中国', '军事']</text:p>
      <text:p text:style-name="P4">
Type: None</text:p>
      <!--METADATA-->
      <text:p text:style-name="P4">
Nonenone</text:p>
      <text:p text:style-name="P4">
News Source: <text:a xlink:type="simple" xlink:href="https://www.voachinese.com/a/us-deputy-defense-minister-on-china-challenge-20230510/7086592.html" text:style-name="Internet_20_link" text:visited-style-name="Visited_20_Internet_20_Link">
https://www.voachinese.com/a/us-deputy-defense-minister-on-china-challenge-20230510/7086592.html</text:a>
</text:p>
      <!--NEWS-->
      <text:h text:style-name="P10" text:outline-level="1">
<text:span text:style-name="T4">
The Nigeria turning over 15 children drowned</text:span>
</text:h>
      <text:p text:style-name="P4">
Author: 联合早报 (Person)</text:p>
      <text:p text:style-name="P4">
Publisher: 联合早报 (Organization)</text:p>
      <text:p text:style-name="P4">
Published Time: 2023-05-10T17:29</text:p>
      <text:p text:style-name="P4">
Modified Time: 2023-05-10T17:29</text:p>
      <text:p text:style-name="P4">
Description: There were 15 children drowned in northwestern Nigeria, and 25 people had lost contact. Agence France -Presse reported that a boat overwhelmed on Tuesday (May 9) in northwest of Nigeria, and 15 children on board fell into the river and drowned. Local officials say ...</text:p>
      <text:p text:style-name="P4">
Videos: []</text:p>
      <text:p text:style-name="P4">
Audios: []</text:p>
      <text:p text:style-name="P4">
Images: []</text:p>
      <text:p text:style-name="P4">
Type: NewsArticle</text:p>
      <text:p text:style-name="P4">
Breadcrumbs: ['即时', '国际']</text:p>
      <text:p text:style-name="P4">
Keywords: ['尼日利亚', '儿童', '溺毙']</text:p>
      <!--METADATA-->
      <text:p text:style-name="P4">
There were 15 children drowned in northwestern Nigeria, and 25 people had lost contact.</text:p>
      <text:p text:style-name="P4">
Agence France -Presse reported that a boat overwhelmed on Tuesday (May 9) in northwest of Nigeria, and 15 children on board fell into the river and drowned.</text:p>
      <text:p text:style-name="P4">
Local officials said that at the time of the incident, the children took the boat to pick up firewood in the bushes across the Shagari River, and the boat overloaded overloaded, causing tragedy.</text:p>
      <text:p text:style-name="P4">
Among the 15 children who were killed, 13 girls and two boys, the remains were buried in the village.</text:p>
      <text:p text:style-name="P4">
News Source: <text:a xlink:type="simple" xlink:href="https://www.zaobao.com.sg/realtime/world/story20230510-1393128" text:style-name="Internet_20_link" text:visited-style-name="Visited_20_Internet_20_Link">
https://www.zaobao.com.sg/realtime/world/story20230510-1393128</text:a>
</text:p>
      <!--NEWS-->
      <text:h text:style-name="P10" text:outline-level="1">
<text:span text:style-name="T4">
The leaders of the ASEAN Summit are concerned about the turbulent crisis of Myanmar and the situation of the Taiwan Strait heating up</text:span>
</text:h>
      <text:p text:style-name="P4">
Author: chinese@voanews.com (杨安)</text:p>
      <text:p text:style-name="P4">
Publisher: 美国之音中文网 (Type: NewsMediaOrganization)</text:p>
      <text:p text:style-name="P4">
Published Time: 2023-05-10T17:33:09+08:00</text:p>
      <text:p text:style-name="P4">
Modified Time: 2023-05-10 09:33:09Z</text:p>
      <text:p text:style-name="P4">
Description: The 42nd ASEAN Leadership Summit was held on Wednesday (May 10) in Labanzo, Indonesia. The turbulence crisis in Myanmar and the tension between the Taiwan Strait may heated up the focus of ASEAN leaders.</text:p>
      <text:p text:style-name="P4">
Videos: []</text:p>
      <text:p text:style-name="P4">
Images: []</text:p>
      <text:p text:style-name="P4">
Categories: ['亚太', '中国', '台湾']</text:p>
      <text:p text:style-name="P4">
Type: None</text:p>
      <!--METADATA-->
      <text:p text:style-name="P4">
Nonenone</text:p>
      <text:p text:style-name="P4">
News Source: <text:a xlink:type="simple" xlink:href="https://www.voachinese.com/a/asean-summit-opens-myanmar-taiwan-20230510/7086597.html" text:style-name="Internet_20_link" text:visited-style-name="Visited_20_Internet_20_Link">
https://www.voachinese.com/a/asean-summit-opens-myanmar-taiwan-20230510/7086597.html</text:a>
</text:p>
      <!--NEWS-->
      <text:h text:style-name="P10" text:outline-level="1">
<text:span text:style-name="T4">
"Asia -Pacific Report" May 10, 2023 Audio</text:span>
</text:h>
      <text:p text:style-name="P4">
Author: None</text:p>
      <text:p text:style-name="P4">
Publisher: Radio Free Asia (Organization)</text:p>
      <text:p text:style-name="P4">
Published Time: 2023-05-10T17:34:08-04:00</text:p>
      <text:p text:style-name="P4">
Modified Time: 2023-05-10T17:34:08-04:00</text:p>
      <text:p text:style-name="P4">
Description: None</text:p>
      <text:p text:style-name="P4">
Videos: []</text:p>
      <text:p text:style-name="P4">
Audios: ["<text:a xlink:type="simple" xlink:href="https://www.rfa.org/mandarin/apr-audio/yp-051020231301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88615in" draw:z-index="0">
<draw:image xlink:href="../Images/rfamandarin/2023-05-10T17-34-08-04-00/000000.png" xlink:type="simple" xlink:show="embed" xlink:actuate="onLoad" draw:mime-type="image/png"/>
</draw:frame>
 <text:a xlink:type="simple" xlink:href="https://www.rfa.org/mandarin/apr-audio/yp-05102023130101.html/@@images/image" text:style-name="Internet_20_link" text:visited-style-name="Visited_20_Internet_20_Link">
</text:a>
Free Asia Radio Drawing <text:a xlink:type="simple" xlink:href="https://www.rfa.org/mandarin/apr-audio/yp-05102023130101.html/@@stream" text:style-name="Internet_20_link" text:visited-style-name="Visited_20_Internet_20_Link">
</text:a>
The main content of this show:</text:p>
      <text:p text:style-name="P4">
1 . Chen Zhaizhi, a teacher of Beijing University of Science and Technology, was charged with the case of "provocation" case.</text:p>
      <text:p text:style-name="P4">
2 . Human rights lawyer Yu Wensheng was disappeared for nearly a month, and his family members were still monitored;</text:p>
      <text:p text:style-name="P4">
3 . "Returning farmland to the forest" has become "retreat to return to the field", and China's grain -keeping subsidy policy has triggered people's dissatisfaction;</text:p>
      <text:p text:style-name="P4">
4 . The United States supports Taiwan to participate in the WHO meeting, and the Chinese side expresses its "resolute opposition";</text:p>
      <text:p text:style-name="P4">
5 . What are the reasons for the Chinese proposal or legislation to ban Chinese people from buying a house?</text:p>
      <text:p text:style-name="P4">
News Source: <text:a xlink:type="simple" xlink:href="https://www.rfa.org/mandarin/apr-audio/yp-05102023130101.html" text:style-name="Internet_20_link" text:visited-style-name="Visited_20_Internet_20_Link">
https://www.rfa.org/mandarin/apr-audio/yp-05102023130101.html</text:a>
</text:p>
      <!--NEWS-->
      <text:h text:style-name="P10" text:outline-level="1">
<text:span text:style-name="T4">
Han think tank: Korean semiconductor industry prosperity is about to bottom out</text:span>
</text:h>
      <text:p text:style-name="P4">
Author: 联合早报 (Person)</text:p>
      <text:p text:style-name="P4">
Publisher: 联合早报 (Organization)</text:p>
      <text:p text:style-name="P4">
Published Time: 2023-05-10T18:03</text:p>
      <text:p text:style-name="P4">
Modified Time: 2023-05-10T18:10</text:p>
      <text:p text:style-name="P4">
Description: A report released by the South Korean Institute of Development (KDI) on Wednesday (May 10) states that the prosperity of the Korean semiconductor industry is close to the bottom, but it is still difficult to expect the recovery of the semiconductor market. The Yonhap News Agency reported that the report from the South Korean Development Research Institute said that considering the demand for semiconductor ...</text:p>
      <text:p text:style-name="P4">
Videos: []</text:p>
      <text:p text:style-name="P4">
Audios: []</text:p>
      <text:p text:style-name="P4">
Images: []</text:p>
      <text:p text:style-name="P4">
Type: NewsArticle</text:p>
      <text:p text:style-name="P4">
Breadcrumbs: ['即时', '国际']</text:p>
      <text:p text:style-name="P4">
Keywords: ['韩国', '半导体', '制造业', '芯片']</text:p>
      <!--METADATA-->
      <text:p text:style-name="P4">
A report released by the South Korean Institute of Development (KDI) on Wednesday (May 10) states that the prosperity of the Korean semiconductor industry is close to the bottom, but it is still difficult to expect the recovery of the semiconductor market.</text:p>
      <text:p text:style-name="P4">
The Yonhap News Agency reported that the report of the South Korean Institute of Development Research said that considering the replacement cycle of 60 % of computers and mobile devices in semiconductor demand, it is expected that the prosperity of the semiconductor industry will end in the second and third quarters of this year, but now it is expected that the semiconductor market will fully recover the Sales market. It's too early.</text:p>
      <text:p text:style-name="P4">
A research member of the economic outlook room of the hospital said that considering that the demand for computers and smartphones has increased, the semiconductor industry's prosperity may begin to recover in the middle of next year. However, due to the greater global economic uncertainty next year, the specific situation is difficult to predict.</text:p>
      <text:p text:style-name="P4">
The report also pointed out that the downturn in the semiconductor industry not only repeats exports, but also has a negative impact on domestic demand, and it will even become a factor of deterioration of tax conditions, which will continue until next year.</text:p>
      <text:p text:style-name="P4">
According to analysis, if the export volume of semiconductors decreases by 10%, the GDP of South Korea (GDP) will be reduced by 0.78%; if the price of semiconductor fell by 20%, GDP will decrease by 0.15%. However, the semiconductor industry has limited impact on the employment market.</text:p>
      <text:p text:style-name="P4">
The report said that the recent prosperity of the semiconductor industry is mainly caused by the sluggish sales of the storage chip. In the first quarter of this year, system chip sales decreased by 11.1%year -on -year, and the storage chip decreased by 56.3%. Because South Korean semiconductor exports focus on storing chips, it is relatively vulnerable to the influence of the prosperity fluctuations of the industry.</text:p>
      <text:p text:style-name="P4">
News Source: <text:a xlink:type="simple" xlink:href="https://www.zaobao.com.sg/realtime/world/story20230510-1393138" text:style-name="Internet_20_link" text:visited-style-name="Visited_20_Internet_20_Link">
https://www.zaobao.com.sg/realtime/world/story20230510-1393138</text:a>
</text:p>
      <!--NEWS-->
      <text:h text:style-name="P10" text:outline-level="1">
<text:span text:style-name="T4">
Cai Yingwen participated in the APEC leadership meeting of the United States? Taiwan Foreign Minister: The difficulty is extremely high</text:span>
</text:h>
      <text:p text:style-name="P4">
Author: chinese@voanews.com (金谷)</text:p>
      <text:p text:style-name="P4">
Publisher: 美国之音中文网 (Type: NewsMediaOrganization)</text:p>
      <text:p text:style-name="P4">
Published Time: 2023-05-10T18:11:22+08:00</text:p>
      <text:p text:style-name="P4">
Modified Time: 2023-05-10 10:11:22Z</text:p>
      <text:p text:style-name="P4">
Description: Taiwan Foreign Minister said on Wednesday (May 10, 2023) that President Tsai Ing -wen attended the November Asia -Pacific Economic Cooperation (APEC) Leadership Meeting "extremely difficult", even if the host is the United States.</text:p>
      <text:p text:style-name="P4">
Videos: []</text:p>
      <text:p text:style-name="P4">
Images: []</text:p>
      <text:p text:style-name="P4">
Categories: ['台湾', '亚太', '美国', '中国']</text:p>
      <text:p text:style-name="P4">
Type: None</text:p>
      <!--METADATA-->
      <text:p text:style-name="P4">
Nonenone</text:p>
      <text:p text:style-name="P4">
News Source: <text:a xlink:type="simple" xlink:href="https://www.voachinese.com/a/tsai-apec-summit-20230510/7086634.html" text:style-name="Internet_20_link" text:visited-style-name="Visited_20_Internet_20_Link">
https://www.voachinese.com/a/tsai-apec-summit-20230510/7086634.html</text:a>
</text:p>
      <!--NEWS-->
      <text:h text:style-name="P10" text:outline-level="1">
<text:span text:style-name="T4">
Yaxian promised to crack down on population trafficking network fraud</text:span>
</text:h>
      <text:p text:style-name="P4">
Author: 联合早报 (Person)</text:p>
      <text:p text:style-name="P4">
Publisher: 联合早报 (Organization)</text:p>
      <text:p text:style-name="P4">
Published Time: 2023-05-10T18:33</text:p>
      <text:p text:style-name="P4">
Modified Time: 2023-05-10T18:33</text:p>
      <text:p text:style-name="P4">
Description: Asia's leaders' leaders promised to take regional actions on Wednesday (May 10) to combat cyber frauds for disadvantaged job seekers for disadvantaged job seekers. Reuters reports that the leaders of Asians in the Asian Simpan Summit issued a statement stating that the abuse of science and technology has increasingly encouraged Southeast Asia ...</text:p>
      <text:p text:style-name="P4">
Videos: []</text:p>
      <text:p text:style-name="P4">
Audios: []</text:p>
      <text:p text:style-name="P4">
Images: []</text:p>
      <text:p text:style-name="P4">
Type: NewsArticle</text:p>
      <text:p text:style-name="P4">
Breadcrumbs: ['即时', '国际']</text:p>
      <text:p text:style-name="P4">
Keywords: ['亚细安', '东南亚', '网络犯罪', '人口贩卖', '诈骗']</text:p>
      <!--METADATA-->
      <text:p text:style-name="P4">
Asia's leaders' leaders promised to take regional actions on Wednesday (May 10) to combat cyber frauds for disadvantaged job seekers for disadvantaged job seekers.</text:p>
      <text:p text:style-name="P4">
Reuters reported that the leaders of Asianan issued a statement at the Asian Dimetry Summit stating that the abuse of science and technology has increasingly promoting criminal activities in Southeast Asia and global population trafficking. Social media and other online platforms have become the hardest hit areas.</text:p>
      <text:p text:style-name="P4">
Thousands of people in Cambodia, Laos, and Myanmar fell into high -paying recruitment traps in social media. Some victims were imprisoned after being deceived and forced to participate in online fraud. Among them, Cambodia's cyber crimes are particularly rampant. Some experts said that the victims were detained in the courtyard rebuilding from Cambodia from Cambodia. There are similar situations in the Special Economic Zone in Myanmar and Laos.</text:p>
      <text:p text:style-name="P4">
Such cases have recently surged, and more than 1,000 victims have been rescued in recent days.</text:p>
      <text:p text:style-name="P4">
In the statement, Axian said that in order to crack down on population trafficking, it will strengthen the ability of law enforcement agencies to investigate, collect, exchange information, and conduct joint exercises.</text:p>
      <text:p text:style-name="P4">
News Source: <text:a xlink:type="simple" xlink:href="https://www.zaobao.com.sg/realtime/world/story20230510-1393142" text:style-name="Internet_20_link" text:visited-style-name="Visited_20_Internet_20_Link">
https://www.zaobao.com.sg/realtime/world/story20230510-1393142</text:a>
</text:p>
      <!--NEWS-->
      <text:h text:style-name="P10" text:outline-level="1">
<text:span text:style-name="T4">
Syria: Assad was invited to attend the Angolian summit summit</text:span>
</text:h>
      <text:p text:style-name="P4">
Author: 联合早报 (Person)</text:p>
      <text:p text:style-name="P4">
Publisher: 联合早报 (Organization)</text:p>
      <text:p text:style-name="P4">
Published Time: 2023-05-10T20:13</text:p>
      <text:p text:style-name="P4">
Modified Time: 2023-05-10T20:38</text:p>
      <text:p text:style-name="P4">
Description: The Presidential Palace of Syria announced that President Assad received the invitation of the Saudi Arabian king Salman on attending the Arab National Alliance Summit. Agence France -Presse reported that the Syrian Presidential Palace said on Wednesday (May 10) that Assad had received an invitation to attend the 32nd Ang League summit ...</text:p>
      <text:p text:style-name="P4">
Videos: []</text:p>
      <text:p text:style-name="P4">
Audios: []</text:p>
      <text:p text:style-name="P4">
Images: []</text:p>
      <text:p text:style-name="P4">
Type: NewsArticle</text:p>
      <text:p text:style-name="P4">
Breadcrumbs: ['即时', '国际']</text:p>
      <text:p text:style-name="P4">
Keywords: ['阿拉伯国家', '叙利亚', '中东']</text:p>
      <!--METADATA-->
      <text:p text:style-name="P4">
The Presidential Palace of Syria announced that President Assad received the invitation of the Saudi Arabian king Salman on attending the Arab National Alliance Summit.</text:p>
      <text:p text:style-name="P4">
Agence France -Presse reported that the Syrian Presidential Palace said on Wednesday (May 10) that Assad had received an invitation letter to attend the 32nd Ang League summit and pointed out that the summit will "strengthen the Arab joint operation for this summit for Realize the vision of the Arab people. "</text:p>
      <text:p text:style-name="P4">
This year's Angle Summit will be held on May 19 in Gada, Saudi Arabia.</text:p>
      <text:p text:style-name="P4">
Syria last Sunday (7th) <text:a xlink:type="simple" xlink:href="https://www.zaobao.com/realtime/world/story20230507-1391896" text:style-name="Internet_20_link" text:visited-style-name="Visited_20_Internet_20_Link">
</text:a>
Essence The Secretary -General of the Angle League, Gate, stated on the same day that Syria had re -became a member of the Angle League. When receiving an invitation to attend the Angolian summit, "if Assad is willing, he can attend the meeting."</text:p>
      <text:p text:style-name="P4">
The last time Assad attended the AFA summit in Libya in 2010. The following year, Syria was suspended by the Angle League.</text:p>
      <text:p text:style-name="P4">
News Source: <text:a xlink:type="simple" xlink:href="https://www.zaobao.com.sg/realtime/world/story20230510-1393156" text:style-name="Internet_20_link" text:visited-style-name="Visited_20_Internet_20_Link">
https://www.zaobao.com.sg/realtime/world/story20230510-1393156</text:a>
</text:p>
      <!--NEWS-->
      <text:h text:style-name="P10" text:outline-level="1">
<text:span text:style-name="T4">
US media: Byte beating delayed on the US Open Shopping Plata</text:span>
</text:h>
      <text:p text:style-name="P4">
Author: 联合早报 (Person)</text:p>
      <text:p text:style-name="P4">
Publisher: 联合早报 (Organization)</text:p>
      <text:p text:style-name="P4">
Published Time: 2023-05-10T20:35</text:p>
      <text:p text:style-name="P4">
Modified Time: 2023-05-10T20:37</text:p>
      <text:p text:style-name="P4">
Description: It is reported that Bytedance, the Chinese parent company of Tiktok, has delayed its opening date of its shopping platform for American sellers. "Wall Street Journal" on Wednesday (May 10) quoted unnamed sources revealed that TI ...</text:p>
      <text:p text:style-name="P4">
Videos: []</text:p>
      <text:p text:style-name="P4">
Audios: []</text:p>
      <text:p text:style-name="P4">
Images: []</text:p>
      <text:p text:style-name="P4">
Type: NewsArticle</text:p>
      <text:p text:style-name="P4">
Breadcrumbs: ['即时', '国际']</text:p>
      <text:p text:style-name="P4">
Keywords: ['TikTok', '字节跳动', '电商']</text:p>
      <!--METADATA-->
      <text:p text:style-name="P4">
It is reported that Bytedance, the Chinese parent company of Tiktok, has delayed its opening date of its shopping platform for American sellers.</text:p>
      <text:p text:style-name="P4">
The Wall Street Journal quoted on Wednesday (May 10) quoted unknown sources that Tiktok recently faced huge pressure in the United States. Byte beating is worried that related concerns may prevent American sellers from entering the company's shopping platform, so it is decided to postpone it on Beauty is open.</text:p>
      <text:p text:style-name="P4">
According to reports, the beating shopping platform was originally scheduled to open to American sellers in early spring this year, and it will be postponed to June.</text:p>
      <text:p text:style-name="P4">
As one of the hottest products of byte beating, Tiktok has a huge user group in the United States and the world. However, because worrying about Tiktok and byte beating may threaten national security fields such as data security and privacy, many countries such as the United Kingdom and Australia have issued restrictions on TIKTOK, such as prohibiting government staff from installing Tiktok on official equipment.</text:p>
      <text:p text:style-name="P4">
The Austrian government also announced on Wednesday that government personnel will prohibit government officials from using Tiktok on work mobile phones.</text:p>
      <text:p text:style-name="P4">
News Source: <text:a xlink:type="simple" xlink:href="https://www.zaobao.com.sg/realtime/world/story20230510-1393162" text:style-name="Internet_20_link" text:visited-style-name="Visited_20_Internet_20_Link">
https://www.zaobao.com.sg/realtime/world/story20230510-1393162</text:a>
</text:p>
      <!--NEWS-->
      <text:h text:style-name="P10" text:outline-level="1">
<text:span text:style-name="T4">
Chinese audiences over the wall chase the popular Taiwan's hit drama "candidate" in Taiwan, why can't China be?</text:span>
</text:h>
      <text:p text:style-name="P4">
Author: chinese@voanews.com (黄丽玲)</text:p>
      <text:p text:style-name="P4">
Publisher: 美国之音中文网 (Type: NewsMediaOrganization)</text:p>
      <text:p text:style-name="P4">
Published Time: 2023-05-10T20:55:07+08:00</text:p>
      <text:p text:style-name="P4">
Modified Time: 2023-05-10 17:10:58Z</text:p>
      <text:p text:style-name="P4">
Description: Taiwan's popular drama "Candidates-Creator" has rushed to the Taiwan viewing champion of the video platform Netflix for many days. It has not been launched in China, but it has attracted many Chinese audiences to go through the walls to chase dramas and heated discussions. However, it is too sensitive because of political issues. Observer from China said that the play touched the freedom and political rights desired by some Chinese people, and caused them to reflect on "Taiwan's ability, why can't China?"</text:p>
      <text:p text:style-name="P4">
Videos: []</text:p>
      <text:p text:style-name="P4">
Images: []</text:p>
      <text:p text:style-name="P4">
Categories: ['台湾', '中国', '娱乐']</text:p>
      <text:p text:style-name="P4">
Type: None</text:p>
      <!--METADATA-->
      <text:p text:style-name="P4">
Nonenone</text:p>
      <text:p text:style-name="P4">
News Source: <text:a xlink:type="simple" xlink:href="https://www.voachinese.com/a/china-s-douban-bans-taiwanese-tv-drama-wave-makers-20230510/7086759.html" text:style-name="Internet_20_link" text:visited-style-name="Visited_20_Internet_20_Link">
https://www.voachinese.com/a/china-s-douban-bans-taiwanese-tv-drama-wave-makers-20230510/7086759.html</text:a>
</text:p>
      <!--NEWS-->
      <text:h text:style-name="P10" text:outline-level="1">
<text:span text:style-name="T4">
Japanese Foreign Minister confirmed that the establishment of a liaison offices with NATO discussions in Japan</text:span>
</text:h>
      <text:p text:style-name="P4">
Author: chinese@voanews.com (松仁)</text:p>
      <text:p text:style-name="P4">
Publisher: 美国之音中文网 (Type: NewsMediaOrganization)</text:p>
      <text:p text:style-name="P4">
Published Time: 2023-05-10T21:03:34+08:00</text:p>
      <text:p text:style-name="P4">
Modified Time: 2023-05-10 13:03:34Z</text:p>
      <text:p text:style-name="P4">
Description: Japan Foreign Minister Lin Fang confirmed on Wednesday (May 10) that Japan was negotiating with the North Atlantic Convention Organization (NATO) on the establishment of a liaison office in Japan. He also said that Russia's invasion of Ukraine has destroyed the stability of the world.</text:p>
      <text:p text:style-name="P4">
Videos: []</text:p>
      <text:p text:style-name="P4">
Images: []</text:p>
      <text:p text:style-name="P4">
Categories: ['亚太', '欧洲', '军事']</text:p>
      <text:p text:style-name="P4">
Type: None</text:p>
      <!--METADATA-->
      <text:p text:style-name="P4">
Nonenone</text:p>
      <text:p text:style-name="P4">
News Source: <text:a xlink:type="simple" xlink:href="https://www.voachinese.com/a/japan-is-in-talks-to-open-a-nato-office/7086785.html" text:style-name="Internet_20_link" text:visited-style-name="Visited_20_Internet_20_Link">
https://www.voachinese.com/a/japan-is-in-talks-to-open-a-nato-office/7086785.html</text:a>
</text:p>
      <!--NEWS-->
      <text:h text:style-name="P10" text:outline-level="1">
<text:span text:style-name="T4">
White House: Bynden met with Indian Prime Minister Modi in the United States in June</text:span>
</text:h>
      <text:p text:style-name="P4">
Author: 联合早报 (Person)</text:p>
      <text:p text:style-name="P4">
Publisher: 联合早报 (Organization)</text:p>
      <text:p text:style-name="P4">
Published Time: 2023-05-10T21:19</text:p>
      <text:p text:style-name="P4">
Modified Time: 2023-05-10T22:38</text:p>
      <text:p text:style-name="P4">
Description: The White House on Wednesday (May 10) announced that President Biden will meet with Indian Prime Minister Modi, a state visit to the United States on June 22. Reuters reported that the White House said in the statement that day: "This visit will strengthen the Indo -Pacific India of the United States and India to freedom, openness, prosperity and security ...</text:p>
      <text:p text:style-name="P4">
Videos: []</text:p>
      <text:p text:style-name="P4">
Audios: []</text:p>
      <text:p text:style-name="P4">
Images: []</text:p>
      <text:p text:style-name="P4">
Type: NewsArticle</text:p>
      <text:p text:style-name="P4">
Breadcrumbs: ['即时', '国际']</text:p>
      <text:p text:style-name="P4">
Keywords: ['美国', '印度', '印太地区', '莫迪']</text:p>
      <!--METADATA-->
      <text:p text:style-name="P4">
The White House on Wednesday (May 10) announced that President Biden will meet with Indian Prime Minister Modi, a state visit to the United States on June 22.</text:p>
      <text:p text:style-name="P4">
Reuters reported that the White House said in the statement of the day: "This visit will strengthen the joint commitment of the United States and India in the Indo -Pacific region of freedom, openness, prosperity and security, and the strategy of the two parties in terms of national defense, clean energy and space. The common determination of technical partnership. "</text:p>
      <text:p text:style-name="P4">
According to Agence France -Presse, the trip to the United States in June will be the first state visit to the United States. Modi met with Biden in the White House in 2021, but it was only part of the "Quad) Summit of the United States, Australia and India.</text:p>
      <text:p text:style-name="P4">
This time Modi will start a comprehensive visit in the United States, and the United States will arrange a national banquet entertainment.</text:p>
      <text:p text:style-name="P4">
The White House statement also pointed out that the leaders of the United States and India will discuss how to further expand the education exchanges between the two countries and the people's connection between the people, and the common challenges of the two countries in the face of climate change to labor development and healthy and safe.</text:p>
      <text:p text:style-name="P4">
News Source: <text:a xlink:type="simple" xlink:href="https://www.zaobao.com.sg/realtime/world/story20230510-1393169" text:style-name="Internet_20_link" text:visited-style-name="Visited_20_Internet_20_Link">
https://www.zaobao.com.sg/realtime/world/story20230510-1393169</text:a>
</text:p>
      <!--NEWS-->
      <text:h text:style-name="P10" text:outline-level="1">
<text:span text:style-name="T4">
Russia has 7.4 billion Swiss franc reserves and assets in Switzerland.</text:span>
</text:h>
      <text:p text:style-name="P4">
Author: 联合早报 (Person)</text:p>
      <text:p text:style-name="P4">
Publisher: 联合早报 (Organization)</text:p>
      <text:p text:style-name="P4">
Published Time: 2023-05-10T21:27</text:p>
      <text:p text:style-name="P4">
Modified Time: 2023-05-10T22:14</text:p>
      <text:p text:style-name="P4">
Description: The Swiss Government issued a statement saying that the central bank of Russia had 7.4 billion Swiss franc (about S $ 11 billion) reserves and assets in Switzerland. Reuters reported that the Swiss government stated in a statement on Wednesday (May 10) that since March 25, 2022, all with Russia ...</text:p>
      <text:p text:style-name="P4">
Videos: []</text:p>
      <text:p text:style-name="P4">
Audios: []</text:p>
      <text:p text:style-name="P4">
Images: []</text:p>
      <text:p text:style-name="P4">
Type: NewsArticle</text:p>
      <text:p text:style-name="P4">
Breadcrumbs: ['即时', '国际']</text:p>
      <text:p text:style-name="P4">
Keywords: ['俄罗斯', '瑞士', '俄乌战争']</text:p>
      <!--METADATA-->
      <text:p text:style-name="P4">
The Swiss Government issued a statement saying that the central bank of Russia had 7.4 billion Swiss franc (about S $ 11 billion) reserves and assets in Switzerland.</text:p>
      <text:p text:style-name="P4">
Reuters reported that the Swiss government stated in a statement on Wednesday (May 10) that since March 25, 2022, all transactions related to the Russian central bank and asset management have been banned, which means that related assets have been Can't use it.</text:p>
      <text:p text:style-name="P4">
The Swiss State Economic Development Secretariat (SECO) pointed out that the above -mentioned Russian reserves and assets should be different from Russia's frozen 7.5 billion Swiss francous funds and assets, which are owned by the sanctions individuals, companies, entities, or control.</text:p>
      <text:p text:style-name="P4">
A few days after the outbreak of the Russian and Ukraine War, the Swiss authorities asked banks to report information about target customers or enterprises. The statement on Wednesday emphasized that it will continue to report regular and quarterly for the reserves and assets of the Russian Bank of Russia.</text:p>
      <text:p text:style-name="P4">
The statement also mentioned that the European Union is discussing whether the assets of the Russian Bank of Russia should be used for the reconstruction of Ukraine, and Switzerland "pay close attention."</text:p>
      <text:p text:style-name="P4">
News Source: <text:a xlink:type="simple" xlink:href="https://www.zaobao.com.sg/realtime/world/story20230510-1393171" text:style-name="Internet_20_link" text:visited-style-name="Visited_20_Internet_20_Link">
https://www.zaobao.com.sg/realtime/world/story20230510-1393171</text:a>
</text:p>
      <!--NEWS-->
      <text:h text:style-name="P10" text:outline-level="1">
<text:span text:style-name="T4">
Russia intends to abolish the "European Routine Armed Forces Treaty"</text:span>
</text:h>
      <text:p text:style-name="P4">
Author: 联合早报 (Person)</text:p>
      <text:p text:style-name="P4">
Publisher: 联合早报 (Organization)</text:p>
      <text:p text:style-name="P4">
Published Time: 2023-05-10T21:46</text:p>
      <text:p text:style-name="P4">
Modified Time: 2023-05-10T22:10</text:p>
      <text:p text:style-name="P4">
Description: Russian President Putin signed an order on Wednesday (May 10) and appointed Deputy Minister of Foreign Affairs Riabkov as a representative to assist Parliament to review Russia's affairs to abolish the "European Routine Armed Forces Treaty". Comprehensive foreign news reports, the legal information website of the Cremlin in Russia should be ...</text:p>
      <text:p text:style-name="P4">
Videos: []</text:p>
      <text:p text:style-name="P4">
Audios: []</text:p>
      <text:p text:style-name="P4">
Images: []</text:p>
      <text:p text:style-name="P4">
Type: NewsArticle</text:p>
      <text:p text:style-name="P4">
Breadcrumbs: ['即时', '国际']</text:p>
      <text:p text:style-name="P4">
Keywords: ['俄罗斯', '欧洲', '北约']</text:p>
      <!--METADATA-->
      <text:p text:style-name="P4">
Russian President Putin signed an order on Wednesday (May 10) and appointed Deputy Minister of Foreign Affairs Riabkov as a representative to assist Parliament to review Russia's affairs to abolish the "European Routine Armed Forces Treaty".</text:p>
      <text:p text:style-name="P4">
Comprehensive foreign news reports, the above -mentioned news was revealed in the announcement issued by the Cremlin legal information website of Russia.</text:p>
      <text:p text:style-name="P4">
The Treaty of the European Routine Armed Forces was jointly formulated by the North Atlantic Treaty (NATO) and the Warsaw Treaty Organization (Hua Treaty) at the end of the Cold War to reduce the conventional armed forces of both sides in Europe.</text:p>
      <text:p text:style-name="P4">
The treaty was signed in Paris in 1990 by NATO and Huayo's 22nd countries in Paris in 1990.</text:p>
      <text:p text:style-name="P4">
In 1999, the European Safety and Cooperation Organization (OSCE) summit signed a revised treaty, the "Amendment to the European Routine Armed Forces Treaty", but only Russia, Beros, Kazakhstan and Ukraine approved The change of the treaty.</text:p>
      <text:p text:style-name="P4">
In 2007, Russia announced the suspension of the "Treaty of the European Routine Armed Forces" until December 11 of the same year.</text:p>
      <text:p text:style-name="P4">
News Source: <text:a xlink:type="simple" xlink:href="https://www.zaobao.com.sg/realtime/world/story20230510-1393179" text:style-name="Internet_20_link" text:visited-style-name="Visited_20_Internet_20_Link">
https://www.zaobao.com.sg/realtime/world/story20230510-1393179</text:a>
</text:p>
      <!--NEWS-->
      <text:h text:style-name="P10" text:outline-level="1">
<text:span text:style-name="T4">
Japanese media: G7 Hiroshima Summit will arrange three expansion meetings</text:span>
</text:h>
      <text:p text:style-name="P4">
Author: 联合早报 (Person)</text:p>
      <text:p text:style-name="P4">
Publisher: 联合早报 (Organization)</text:p>
      <text:p text:style-name="P4">
Published Time: 2023-05-10T22:22</text:p>
      <text:p text:style-name="P4">
Modified Time: 2023-05-10T22:35</text:p>
      <text:p text:style-name="P4">
Description: Several diplomatic sources revealed that the Summit of the Seventh Kingdom Group (G7) summit held from May 19th to 21st will arrange three expansion meetings to cover the global economy, Ukraine situation, the situation in Indo -Pacific region, supply chain, food security, hygiene, hygiene, hygiene Wait for multiple important issues. Kyodo News from Japan ...</text:p>
      <text:p text:style-name="P4">
Videos: []</text:p>
      <text:p text:style-name="P4">
Audios: []</text:p>
      <text:p text:style-name="P4">
Images: []</text:p>
      <text:p text:style-name="P4">
Type: NewsArticle</text:p>
      <text:p text:style-name="P4">
Breadcrumbs: ['即时', '国际']</text:p>
      <text:p text:style-name="P4">
Keywords: ['日本', '七国集团']</text:p>
      <!--METADATA-->
      <text:p text:style-name="P4">
Several diplomatic sources revealed that the Summit of the Seventh Kingdom Group (G7) summit held from May 19th to 21st will arrange three expansion meetings to cover the global economy, Ukraine situation, the situation in Indo -Pacific region, supply chain, food security, hygiene, hygiene, hygiene Wait for multiple important issues.</text:p>
      <text:p text:style-name="P4">
According to the Kyodo News Agency, according to the main agenda arrangements disclosed by diplomatic sources, this G7 summit arranged a total of nine meetings. Among them, the expansion meetings invited by India, Vietnam, South Korea and other countries will increase to three. Participants will explore how to deal with the situation of Russia and Ukraine and China, and discuss issues such as stable food supply, sustainable development assistance, and climate change countermeasures.</text:p>
      <text:p text:style-name="P4">
Japanese Prime Minister Kishita Kishita held a press conference in Africa last week that the G7 will show cooperation in the fields of energy, food, hygiene and development, "becoming a bridge between global southern countries and implementing the rule of law."</text:p>
      <text:p text:style-name="P4">
According to the coordinated schedule, on the first day of the G7 Hiroshima Summit, Kishida Wension will welcome the heads of the country at the Peace Memorial Park, then present flowers to the nuclear consolation monument, and visit the nuclear explosion. The G7 summit will participate in the opening meeting, and discuss the theme of the global economy, the situation in Ukraine, and the situation of Indo -Pacific. Ukrainian President Zelekiski plans to participate in the discussion of Ukraine in an online manner.</text:p>
      <text:p text:style-name="P4">
On the 20th, the summit intends to negotiate economic security issues such as semiconductor supply chain, and then discuss the discussion of the two sectors of "grain, public health, development assistance, gender" and "climate change". On the last day of the summit (21st), it is expected to hold a expansion meeting with the theme of peace.</text:p>
      <text:p text:style-name="P4">
Kishida Wenxiong set the "Nuclear Nuclear World" as an important theme of the summit, and plans to arrange the time to discuss the time of discussing the disappearance of nuclear disarmament and non -diffusion. South Korea will not only participate in the talks of Japan, the United States and South Korea, but also visit the "Korean Nuclear Explosion Subtysical Stele" together.</text:p>
      <text:p text:style-name="P4">
A total of eight countries were invited to: South Korea, Australia, Indonesia, Brazil, India, Vietnam, African Union (AU), Guomoro, and the President of the Pacific Island Forum (PIF), the Cook Islands. International institutions such as the United Nations and the World Health Organization (WHO) will also attend the meeting.</text:p>
      <text:p text:style-name="P4">
News Source: <text:a xlink:type="simple" xlink:href="https://www.zaobao.com.sg/realtime/world/story20230510-1393187" text:style-name="Internet_20_link" text:visited-style-name="Visited_20_Internet_20_Link">
https://www.zaobao.com.sg/realtime/world/story20230510-1393187</text:a>
</text:p>
      <!--NEWS-->
      <text:h text:style-name="P10" text:outline-level="1">
<text:span text:style-name="T4">
The main topic of the Treasurer Meeting of the Seven Kingdoms: Promote the diversification of global supply chain</text:span>
</text:h>
      <text:p text:style-name="P4">
Author: chinese@voanews.com (木风)</text:p>
      <text:p text:style-name="P4">
Publisher: 美国之音中文网 (Type: NewsMediaOrganization)</text:p>
      <text:p text:style-name="P4">
Published Time: 2023-05-10T22:22:35+08:00</text:p>
      <text:p text:style-name="P4">
Modified Time: 2023-05-10 14:22:35Z</text:p>
      <text:p text:style-name="P4">
Description: The Finance Minister of the Seventh National Group of Industry was held on Thursday (May 11) in Niigata Prefecture, Japan. Treasury ministers and central bank governors of these countries will discuss how to speed up the diversification of global supply chain and reduce excessive reliance on China's risks. The meeting will also pay attention to global debt issues, hoping that China can play an active role in this regard.</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china-and-us-debt-woes-may-dominate-g7-finance-chiefs-talks-20230510/7086683.html" text:style-name="Internet_20_link" text:visited-style-name="Visited_20_Internet_20_Link">
https://www.voachinese.com/a/china-and-us-debt-woes-may-dominate-g7-finance-chiefs-talks-20230510/7086683.html</text:a>
</text:p>
      <!--NEWS-->
      <text:h text:style-name="P10" text:outline-level="1">
<text:span text:style-name="T4">
The Hong Kong Legislative Council stipulates that overseas lawyers participating in the National Security Act Xutter's first finger to Li Zhiying?</text:span>
</text:h>
      <text:p text:style-name="P4">
Author: chinese@voanews.com (高锋)</text:p>
      <text:p text:style-name="P4">
Publisher: 美国之音中文网 (Type: NewsMediaOrganization)</text:p>
      <text:p text:style-name="P4">
Published Time: 2023-05-10T22:51:04+08:00</text:p>
      <text:p text:style-name="P4">
Modified Time: 2023-05-10 14:51:04Z</text:p>
      <text:p text:style-name="P4">
Description: The Hong Kong Legislative Council passed the amendment of the "Legal Professional Regulations" on May 10, stipulating that overseas lawyers participated in the "Hong Kong Edition National Security Law" case to obtain the application permit and certificate of the Chief Executive. It is generally believed that this move is aimed at Li Zhiying, the founder of One Media, to hire a British Royal Lawyer to defense. A barrister of Hong Kong questioned that the move will lead to the decision of the Hong Kong Chief Executive's decision to be a legal major.</text:p>
      <text:p text:style-name="P4">
Videos: []</text:p>
      <text:p text:style-name="P4">
Images: []</text:p>
      <text:p text:style-name="P4">
Categories: ['港澳', '法律']</text:p>
      <text:p text:style-name="P4">
Type: None</text:p>
      <!--METADATA-->
      <text:p text:style-name="P4">
Nonenone</text:p>
      <text:p text:style-name="P4">
News Source: <text:a xlink:type="simple" xlink:href="https://www.voachinese.com/a/hk-hong-kong-curbs-foreign-lawyers-participation-in-state-security-trials-20230510/7086940.html" text:style-name="Internet_20_link" text:visited-style-name="Visited_20_Internet_20_Link">
https://www.voachinese.com/a/hk-hong-kong-curbs-foreign-lawyers-participation-in-state-security-trials-20230510/7086940.html</text:a>
</text:p>
      <!--NEWS-->
      <text:h text:style-name="P10" text:outline-level="1">
<text:span text:style-name="T4">
The annual summit will be held in the name of the BRICS countries to discuss the common currency plan</text:span>
</text:h>
      <text:p text:style-name="P4">
Author: 联合早报 (Person)</text:p>
      <text:p text:style-name="P4">
Publisher: 联合早报 (Organization)</text:p>
      <text:p text:style-name="P4">
Published Time: 2023-05-10T22:59</text:p>
      <text:p text:style-name="P4">
Modified Time: 2023-05-10T23:47</text:p>
      <text:p text:style-name="P4">
Description: The BRICS countries will discuss the feasibility of common currency during the South African summit, but South African Foreign Minister said that countries should not make any decisions. Bloomberg reported that the US dollar and geopolitical conflicts have pushed up the price of the US dollar and the price of commodity commodity at the US dollar, which harmed most of the new ...</text:p>
      <text:p text:style-name="P4">
Videos: []</text:p>
      <text:p text:style-name="P4">
Audios: []</text:p>
      <text:p text:style-name="P4">
Images: []</text:p>
      <text:p text:style-name="P4">
Type: NewsArticle</text:p>
      <text:p text:style-name="P4">
Breadcrumbs: ['即时', '国际']</text:p>
      <text:p text:style-name="P4">
Keywords: ['金砖国家', '货币', '美元', '欧元']</text:p>
      <!--METADATA-->
      <text:p text:style-name="P4">
The BRICS countries will discuss the feasibility of common currency during the South African summit, but South African Foreign Minister said that countries should not make any decisions.</text:p>
      <text:p text:style-name="P4">
Bloomberg reported that the US interest rate hikes and geopolitical conflicts have pushed up the price of commodity prices in the US dollar and the US dollar pricing, and harmed most emerging markets. This triggered the appeal to replacing the US dollar as global trade currency with other currencies, and a choice is to allow the BRICS Group (BRICs) consisting of Brazil, Russia, India, China, and South Africa to use its own common currencies. This topic may be included in the BRICS Leaders Summit in Johannesburg on August 22.</text:p>
      <text:p text:style-name="P4">
South Africa Foreign Minister Naledipandor said in an interview with Cape Town on Tuesday (May 9): "This is a question we must discuss and moderate. Success is because it is very difficult in economics. You must consider all countries, especially when you just get out of the crisis and are in low growth. "</text:p>
      <text:h text:style-name="P13" text:outline-level="4">
<text:span text:style-name="T4">
Saudi Arabia and Iran and other 19 states to join</text:span>
</text:h>
      <text:p text:style-name="P4">
BRICS countries account for more than 40 % of the world's population and nearly one -third of the global economic output, making it one of the most important economic groups in the world. 19 countries including Saudi Arabia and Iran have expressed their interest in joining the group.</text:p>
      <text:p text:style-name="P4">
Pan Duer pointed out that the BRICS and other countries proposed, "Why can't we use our own currency to trade? Why do we insist on trading through the US dollar?" She said: "South Africa has a currency used in international transactions. We hold a lot of US dollar debt, so we must take this discussion responsible. "</text:p>
      <text:p text:style-name="P4">
VESTACT, an investment management company headquartered in Johannesburg, believes that the US dollar may maintain its leading currency status for a long time. A report from the company said: "No other currency has such recognition, stability, and economic strength behind ... the only currency that can be replaced by the US dollar is the euro."</text:p>
      <text:p text:style-name="P4">
News Source: <text:a xlink:type="simple" xlink:href="https://www.zaobao.com.sg/realtime/world/story20230510-1393190" text:style-name="Internet_20_link" text:visited-style-name="Visited_20_Internet_20_Link">
https://www.zaobao.com.sg/realtime/world/story20230510-1393190</text:a>
</text:p>
      <!--NEWS-->
      <text:h text:style-name="P10" text:outline-level="1">
<text:span text:style-name="T4">
Master Guiyuan: The United States returns two cultural relics from the Northern and Southern Dynasties to the Tang Dynasty</text:span>
</text:h>
      <text:p text:style-name="P4">
Author: chinese@voanews.com (木风)</text:p>
      <text:p text:style-name="P4">
Publisher: 美国之音中文网 (Type: NewsMediaOrganization)</text:p>
      <text:p text:style-name="P4">
Published Time: 2023-05-10T23:24:13+08:00</text:p>
      <text:p text:style-name="P4">
Modified Time: 2023-05-10 15:25:05Z</text:p>
      <text:p text:style-name="P4">
Description: The New York authorities announced on Tuesday (May 9) that the United States returned two theft cultural relics to China. This is the latest example of the recently returned to more than a dozen countries.</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us-returns-two-stolen-7th-century-antiquities-to-china-20230510/7086694.html" text:style-name="Internet_20_link" text:visited-style-name="Visited_20_Internet_20_Link">
https://www.voachinese.com/a/us-returns-two-stolen-7th-century-antiquities-to-china-20230510/7086694.html</text:a>
</text:p>
      <!--NEWS-->
      <text:h text:style-name="P10" text:outline-level="1">
<text:span text:style-name="T4">
Foreign Foreign Minister: China must let Russia understand that it has been "in a deadlock"</text:span>
</text:h>
      <text:p text:style-name="P4">
Author: 联合早报 (Person)</text:p>
      <text:p text:style-name="P4">
Publisher: 联合早报 (Organization)</text:p>
      <text:p text:style-name="P4">
Published Time: 2023-05-10T23:27</text:p>
      <text:p text:style-name="P4">
Modified Time: 2023-05-10T23:52</text:p>
      <text:p text:style-name="P4">
Description: French Foreign Minister Catherine Colonna said on Wednesday (May 10) that China should make Russia realize that it is "deep in a deadlock" and urges Russia to "return to peace". Agence France -Presse reports that Cologne will be in the cabinet that day ...</text:p>
      <text:p text:style-name="P4">
Videos: []</text:p>
      <text:p text:style-name="P4">
Audios: []</text:p>
      <text:p text:style-name="P4">
Images: []</text:p>
      <text:p text:style-name="P4">
Type: NewsArticle</text:p>
      <text:p text:style-name="P4">
Breadcrumbs: ['即时', '国际']</text:p>
      <text:p text:style-name="P4">
Keywords: ['法国', '中国', '俄乌战争', '中俄关系', '俄罗斯']</text:p>
      <!--METADATA-->
      <text:p text:style-name="P4">
French Foreign Minister Catherine Colonna said on Wednesday (May 10) that China should make Russia realize that it is "deep in a deadlock" and urges Russia to "return to peace".</text:p>
      <text:p text:style-name="P4">
Agence France -Presse reported that Cologne said at the cabinet meeting that day: "It is necessary for China to use its relationship with Russia to make the latter understand that it has fallen into a deadlock and persuaded Russia to restore the reason."</text:p>
      <text:p text:style-name="P4">
According to the same day of France and Guang Chinese website, Cologne also pointed out that the French position is "well known" on China and about Ukraine. She added: "We talk about it publicly and directly with the" direct rate allowed by friendship ".</text:p>
      <text:p text:style-name="P4">
She said: "We expect China to participate in the principle of defending support for international order."</text:p>
      <text:p text:style-name="P4">
Cologne will meet on Wednesday <text:a xlink:type="simple" xlink:href="https://www.zaobao.com/realtime/china/story20230510-1392921" text:style-name="Internet_20_link" text:visited-style-name="Visited_20_Internet_20_Link">
</text:a>
 。</text:p>
      <text:p text:style-name="P4">
News Source: <text:a xlink:type="simple" xlink:href="https://www.zaobao.com.sg/realtime/world/story20230510-1393194" text:style-name="Internet_20_link" text:visited-style-name="Visited_20_Internet_20_Link">
https://www.zaobao.com.sg/realtime/world/story20230510-1393194</text:a>
</text:p>
      <!--NEWS-->
      <text:h text:style-name="P10" text:outline-level="1">
<text:span text:style-name="T4">
Isaurus's first deployment of the missile interception system of Gaza "David Investment Stone"</text:span>
</text:h>
      <text:p text:style-name="P4">
Author: 联合早报 (Person)</text:p>
      <text:p text:style-name="P4">
Publisher: 联合早报 (Organization)</text:p>
      <text:p text:style-name="P4">
Published Time: 2023-05-10T23:58</text:p>
      <text:p text:style-name="P4">
Modified Time: 2023-05-10T23:58</text:p>
      <text:p text:style-name="P4">
Description: Israeli continued to launch an air strike on the Palestinian Gaza Strip on Wednesday (May 10). Two Israeli military people said that the Israeli military deployed the missile defense system "David's Sling" for the first time in the operation. Comprehensive foreign electricity report, "David ...</text:p>
      <text:p text:style-name="P4">
Videos: []</text:p>
      <text:p text:style-name="P4">
Audios: []</text:p>
      <text:p text:style-name="P4">
Images: []</text:p>
      <text:p text:style-name="P4">
Type: NewsArticle</text:p>
      <text:p text:style-name="P4">
Breadcrumbs: ['即时', '国际']</text:p>
      <text:p text:style-name="P4">
Keywords: ['以色列', '巴勒斯坦']</text:p>
      <!--METADATA-->
      <text:p text:style-name="P4">
Israeli continued to launch an air strike on the Palestinian Gaza Strip on Wednesday (May 10). Two Israeli military people said that the Israeli military deployed the missile defense system "David'sLing" in the operation for the first time.</text:p>
      <text:p text:style-name="P4">
Comprehensive foreign electricity reports, "David's Stone Stone" is a multi -level air defense missile system that can be used to shoot down rockets fired from 100 kilometers to 200 kilometers, which is part of the Israeli defense system.</text:p>
      <text:p text:style-name="P4">
The Israeli defense system also includes the short-range "Iron Dome" and the long-range "Arrow-2" and "Arrow-3" missiles.</text:p>
      <text:p text:style-name="P4">
In the early morning of Tuesday (9th), Israel of the Army dispatched multiple targets for Palestine's Gaza Strip [] <text:a xlink:type="simple" xlink:href="https://www.zaobao.com/realtime/world/story20230509-1392554" text:style-name="Internet_20_link" text:visited-style-name="Visited_20_Internet_20_Link">
</text:a>
Essence The Army attacked the Islamic Turns Tower of Palestine on Wednesday. The air strikes that day died at least one person.</text:p>
      <text:p text:style-name="P4">
Shortly after a media report, shortly after a new round of air strikes on Wednesday, the southern Israeli report was attacked by rockets from the Gaza Strip, and Central cities such as Traviv also sounded air defense alerts. Patients in the southern and Tellaviv regional hospitals are transferred to more secure places.</text:p>
      <text:p text:style-name="P4">
Affected by the attack, southern Israel has been in a high degree of alertness, multiple communities were evacuated north, roads were blocked, and the train to the area stopped running.</text:p>
      <text:p text:style-name="P4">
Gaza's local life has also stagnated. Schools such as schools have been closed, and most companies have suspended operations except banks and food stores.</text:p>
      <text:p text:style-name="P4">
News Source: <text:a xlink:type="simple" xlink:href="https://www.zaobao.com.sg/realtime/world/story20230510-1393196" text:style-name="Internet_20_link" text:visited-style-name="Visited_20_Internet_20_Link">
https://www.zaobao.com.sg/realtime/world/story20230510-1393196</text:a>
</text:p>
      <!--NEWS-->
      <text:h text:style-name="P10" text:outline-level="1">
<text:span text:style-name="T4">
Asian stocks are more low</text:span>
</text:h>
      <text:p text:style-name="P4">
Publisher: 法新社</text:p>
      <text:p text:style-name="P4">
Published Time: 2023-05-10T3:32:08+00:00</text:p>
      <text:p text:style-name="P4">
Modified Time: 2023-05-10T11:20:04+00:00</text:p>
      <text:p text:style-name="P4">
Description: (Agence France -Presse, Hong Kong, 10th.) In the case of the shadow of the market for the upper limit of the market's monopoly on the debt of Washington and the uncertainty of the banking industry, investors wait for the United States to announce the latest inflation data. The Asian stock market continues to decline today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617581in" draw:z-index="0">
<draw:image xlink:href="../Images/rficn/2023-05-10T3-32-08-00-00/000000.png" xlink:type="simple" xlink:show="embed" xlink:actuate="onLoad" draw:mime-type="image/png"/>
</draw:frame>
After the US Federal Preparatory Council (FED) raised interest rates last week and the latest employment data in the United States beyond estimates, the market's eyes turned to the US Consumer Price Index (CPI) that will be released later.</text:p>
      <text:p text:style-name="P4">
Although the Federal Reserve hints that the continuous tightening cycle may be suspended, the observer reminds any signs of any retreat of inflation will cause pressure on decision -making officials to continue to raise interest rates.</text:p>
      <text:p text:style-name="P4">
Although the United States, the world's largest economy, still shows toughness, several indicators show that the US economy has slowed down, causing doubts that the economy may fall into decline.</text:p>
      <text:p text:style-name="P4">
STEPHENINES, a strategist of SPI Asset Management, pointed out: "Although investors continue to look forward to the best situation of inflation and interest rates, growth is also slowing down."</text:p>
      <text:p text:style-name="P4">
"Central banks of various countries are still tightening policies, so risk assets are limited."</text:p>
      <text:p text:style-name="P4">
The Wall Street stock market has a weak trend at the beginning of the week, and the Asian stock market follows up more.</text:p>
      <text:p text:style-name="P4">
The Japan -stock Standard Nikkei 225 Index closed down 0.4%today to 29122.18 points. The Hong Kong Stock Hang Seng Index closed down 0.5%to 19762.20. The Shanghai Comprehensive stock price index closed down 1.2%to 3319.15 points.</text:p>
      <text:p text:style-name="P4">
As for other Asian stocks, Sydney, Seoul and Taipei stock markets closed down; Bangkok, Wellington and Jakarta's stock market rose slightly. Singapore's stock market is almost flat.</text:p>
      <text:p text:style-name="P4">
News Source: <text:a xlink:type="simple" xlink:href="https://www.rfi.fr/cn/%E8%B4%A2%E7%BB%8F%E5%BF%AB%E8%AE%AF/20230510-%E4%BA%9A%E8%82%A1%E5%A4%9A%E6%94%B6%E4%BD%8E" text:style-name="Internet_20_link" text:visited-style-name="Visited_20_Internet_20_Link">
https://www.rfi.fr/cn/%E8%B4%A2%E7%BB%8F%E5%BF%AB%E8%AE%AF/20230510-%E4%BA%9A%E8%82%A1%E5%A4%9A%E6%94%B6%E4%BD%8E</text:a>
</text:p>
      <!--NEWS-->
      <text:h text:style-name="P10" text:outline-level="1">
<text:span text:style-name="T4">
Japan deployed the Patriot of the Patriot of the Patriot in the nearby islands, and the first island chain went out of the sea to be blocked and angry</text:span>
</text:h>
      <text:p text:style-name="P4">
Author: chinese@voanews.com (松仁)</text:p>
      <text:p text:style-name="P4">
Publisher: 美国之音中文网 (Type: NewsMediaOrganization)</text:p>
      <text:p text:style-name="P4">
Published Time: 2023-05-11T00:51:32+08:00</text:p>
      <text:p text:style-name="P4">
Modified Time: 2023-05-10 16:51:32Z</text:p>
      <text:p text:style-name="P4">
Description: Japanese Cabinet Officer Matsuno Matsuna announced on Monday (May 8th) that in order to "launch for long -range missiles on North Korea", after deploying the US Patriot three -type anti -missile system on the island of the southwest is Ishigaki Island on the southwest island, and the island of the American Patriot, The same model was deployed in the Gonggu Island Base of Gonggu Island, which is located in Gonggu Island, Okinawa County.</text:p>
      <text:p text:style-name="P4">
Videos: []</text:p>
      <text:p text:style-name="P4">
Images: []</text:p>
      <text:p text:style-name="P4">
Categories: ['亚太', '军事']</text:p>
      <text:p text:style-name="P4">
Type: None</text:p>
      <!--METADATA-->
      <text:p text:style-name="P4">
Nonenone</text:p>
      <text:p text:style-name="P4">
News Source: <text:a xlink:type="simple" xlink:href="https://www.voachinese.com/a/japan-to-deploy-patriot-missiles-on-miyako-island-near-taiwan020230510/7087025.html" text:style-name="Internet_20_link" text:visited-style-name="Visited_20_Internet_20_Link">
https://www.voachinese.com/a/japan-to-deploy-patriot-missiles-on-miyako-island-near-taiwan020230510/7087025.html</text:a>
</text:p>
      <!--NEWS-->
      <text:h text:style-name="P10" text:outline-level="1">
<text:span text:style-name="T4">
New Technology Set the old crime: China arrested a "provocation" person who was charged with ChatGPT to create fake news</text:span>
</text:h>
      <text:p text:style-name="P4">
Author: chinese@voanews.com (木风)</text:p>
      <text:p text:style-name="P4">
Publisher: 美国之音中文网 (Type: NewsMediaOrganization)</text:p>
      <text:p text:style-name="P4">
Published Time: 2023-05-11T01:08:30+08:00</text:p>
      <text:p text:style-name="P4">
Modified Time: 2023-05-10 17:08:30Z</text:p>
      <text:p text:style-name="P4">
Description: A number of international media reported on Wednesday (May 10) that the Chinese police arrested a man named Hong in the crime of making false news on suspicion of using the intelligent chat platform ChatGPT. This should be the first law enforcement operation adopted by the Chinese authorities since the advent of this new robot.</text:p>
      <text:p text:style-name="P4">
Videos: []</text:p>
      <text:p text:style-name="P4">
Images: []</text:p>
      <text:p text:style-name="P4">
Categories: ['中国', '经济·金融·贸易', '法律']</text:p>
      <text:p text:style-name="P4">
Type: None</text:p>
      <!--METADATA-->
      <text:p text:style-name="P4">
Nonenone</text:p>
      <text:p text:style-name="P4">
News Source: <text:a xlink:type="simple" xlink:href="https://www.voachinese.com/a/chinese-police-arrest-man-who-allegedly-used-chatgpt-to-spread-fake-news-in-first-case-of-its-kind-20230510/7087006.html" text:style-name="Internet_20_link" text:visited-style-name="Visited_20_Internet_20_Link">
https://www.voachinese.com/a/chinese-police-arrest-man-who-allegedly-used-chatgpt-to-spread-fake-news-in-first-case-of-its-kind-20230510/7087006.html</text:a>
</text:p>
      <!--NEWS-->
      <text:h text:style-name="P10" text:outline-level="1">
<text:span text:style-name="T4">
DANA "Dana" self -propelled durian bombardment of Bach Murut and Afdeka</text:span>
</text:h>
      <text:p text:style-name="P4">
Author: chinese@voanews.com (刘恩民)</text:p>
      <text:p text:style-name="P4">
Publisher: 美国之音中文网 (Type: Organization)</text:p>
      <text:p text:style-name="P4">
Published Time: 2023-05-11T04:15:30+08:00</text:p>
      <text:p text:style-name="P4">
Modified Time: 2023-05-10 20:15:30Z</text:p>
      <text:p text:style-name="P4">
Description: On the 9th, Ukraine used the Czech "Dana" Dana "Dana" 152mm self -propelled durian to fire Russia's position in Afdica. Since the invasion of Russia, the Czech Republic has provided Dana's self -propelled durian to Ukraine. The artillery provided by NATO is one of the most decisive weapons for Ukraine to resist Russia's invasion. Among them, the US -made M119 105 mm caliber light -type light traction howites play a special role in the Bachimut's fierce battle and are loved by the Ukraine artillery.</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ian-howitzers-shell-russian-positions-near-avdiivka-and-bakhmut-20230511/7087522.html" text:style-name="Internet_20_link" text:visited-style-name="Visited_20_Internet_20_Link">
https://www.voachinese.com/a/ukrainian-howitzers-shell-russian-positions-near-avdiivka-and-bakhmut-20230511/7087522.html</text:a>
</text:p>
      <!--NEWS-->
      <text:h text:style-name="P10" text:outline-level="1">
<text:span text:style-name="T4">
U.S. government supervision agency: There is a serious lack of audit work in the US listed Chinese company</text:span>
</text:h>
      <text:p text:style-name="P4">
Author: chinese@voanews.com (美国之音)</text:p>
      <text:p text:style-name="P4">
Publisher: 美国之音中文网 (Type: NewsMediaOrganization)</text:p>
      <text:p text:style-name="P4">
Published Time: 2023-05-11T04:16:53+08:00</text:p>
      <text:p text:style-name="P4">
Modified Time: 2023-05-10 20:16:53Z</text:p>
      <text:p text:style-name="P4">
Description: The US -listed company's Accounting Supervision Commission said on Wednesday (May 10) that the agency found that KPMV's audit in China and PricewaterhouseCoop by China and PricewaterhouseCoopolic in Hong Kong had an unacceptable lack of audits.</text:p>
      <text:p text:style-name="P4">
Videos: []</text:p>
      <text:p text:style-name="P4">
Images: []</text:p>
      <text:p text:style-name="P4">
Categories: ['美中关系', '经济·金融·贸易', '中国', '编辑推荐', '美中贸易']</text:p>
      <text:p text:style-name="P4">
Type: None</text:p>
      <!--METADATA-->
      <text:p text:style-name="P4">
Nonenone</text:p>
      <text:p text:style-name="P4">
News Source: <text:a xlink:type="simple" xlink:href="https://www.voachinese.com/a/us-watchdog-says-problems-found-in-chinese-company-audits-20230510/7087516.html" text:style-name="Internet_20_link" text:visited-style-name="Visited_20_Internet_20_Link">
https://www.voachinese.com/a/us-watchdog-says-problems-found-in-chinese-company-audits-20230510/7087516.html</text:a>
</text:p>
      <!--NEWS-->
      <text:h text:style-name="P10" text:outline-level="1">
<text:span text:style-name="T4">
Political cartoonist Zunzi was removed by Hong Kong "Ming Pao"</text:span>
</text:h>
      <text:p text:style-name="P4">
Author: chinese@voanews.com (美国之音)</text:p>
      <text:p text:style-name="P4">
Publisher: 美国之音中文网 (Type: NewsMediaOrganization)</text:p>
      <text:p text:style-name="P4">
Published Time: 2023-05-11T04:23:16+08:00</text:p>
      <text:p text:style-name="P4">
Modified Time: 2023-05-10 20:48:21Z</text:p>
      <text:p text:style-name="P4">
Description: Hong Kong's most famous political cartoonist Zunzi said on Wednesday (May 10) that after a satirical comic was criticized by the Hong Kong government agency, the newspaper "Ming Pao" serialized his work told him that his comic column would be "suspended for suspension Serialized.</text:p>
      <text:p text:style-name="P4">
Videos: []</text:p>
      <text:p text:style-name="P4">
Images: []</text:p>
      <text:p text:style-name="P4">
Categories: ['港澳', '文化', '编辑推荐', '新闻自由']</text:p>
      <text:p text:style-name="P4">
Type: None</text:p>
      <!--METADATA-->
      <text:p text:style-name="P4">
Nonenone</text:p>
      <text:p text:style-name="P4">
News Source: <text:a xlink:type="simple" xlink:href="https://www.voachinese.com/a/hong-kong-political-cartoon-suspended-after-government-complaints-20230510/7087553.html" text:style-name="Internet_20_link" text:visited-style-name="Visited_20_Internet_20_Link">
https://www.voachinese.com/a/hong-kong-political-cartoon-suspended-after-government-complaints-20230510/7087553.html</text:a>
</text:p>
      <!--NEWS-->
      <text:h text:style-name="P10" text:outline-level="1">
<text:span text:style-name="T4">
Germany calls China as a systematic competitor and seek to clarify its position to Russia.</text:span>
</text:h>
      <text:p text:style-name="P4">
Author: chinese@voanews.com (美国之音)</text:p>
      <text:p text:style-name="P4">
Publisher: 美国之音中文网 (Type: NewsMediaOrganization)</text:p>
      <text:p text:style-name="P4">
Published Time: 2023-05-11T04:47:22+08:00</text:p>
      <text:p text:style-name="P4">
Modified Time: 2023-05-10 20:47:22Z</text:p>
      <text:p text:style-name="P4">
Description: German Foreign Minister said on Wednesday (May 10) that China is increasingly becoming a "systemic competitor" on the world stage, and urges Beijing to call Russia the invaders of the Ukrainian war.</text:p>
      <text:p text:style-name="P4">
Videos: []</text:p>
      <text:p text:style-name="P4">
Images: []</text:p>
      <text:p text:style-name="P4">
Categories: ['欧洲', '经济·金融·贸易', '中国', '军事', '乌克兰局势']</text:p>
      <text:p text:style-name="P4">
Type: None</text:p>
      <!--METADATA-->
      <text:p text:style-name="P4">
Nonenone</text:p>
      <text:p text:style-name="P4">
News Source: <text:a xlink:type="simple" xlink:href="https://www.voachinese.com/a/germany-calls-china-systemic-rival-seeks-clarity-on-russia-20230510/7087531.html" text:style-name="Internet_20_link" text:visited-style-name="Visited_20_Internet_20_Link">
https://www.voachinese.com/a/germany-calls-china-systemic-rival-seeks-clarity-on-russia-20230510/7087531.html</text:a>
</text:p>
      <!--NEWS-->
      <text:h text:style-name="P10" text:outline-level="1">
<text:span text:style-name="T4">
Former Pakistan Prime Minister Emran Khan was repaid for 8 days in fatal violence</text:span>
</text:h>
      <text:p text:style-name="P4">
Author: chinese@voanews.com (古尔)</text:p>
      <text:p text:style-name="P4">
Publisher: 美国之音中文网 (Type: NewsMediaOrganization)</text:p>
      <text:p text:style-name="P4">
Published Time: 2023-05-11T05:10:03+08:00</text:p>
      <text:p text:style-name="P4">
Modified Time: 2023-05-10 21:10:03Z</text:p>
      <text:p text:style-name="P4">
Description: A Special Anti -Corruption Court in Pakistan will be detained for 8 days on Wednesday, IMRAN Khan, and another court raised his separate allegations against him. The national protest continued at the same time. Fatal conflict.</text:p>
      <text:p text:style-name="P4">
Videos: []</text:p>
      <text:p text:style-name="P4">
Images: []</text:p>
      <text:p text:style-name="P4">
Categories: ['亚太', '人权', '法律', '军事']</text:p>
      <text:p text:style-name="P4">
Type: None</text:p>
      <!--METADATA-->
      <text:p text:style-name="P4">
Nonenone</text:p>
      <text:p text:style-name="P4">
News Source: <text:a xlink:type="simple" xlink:href="https://www.voachinese.com/a/pakistan-former-pm-remanded-20230510/7087499.html" text:style-name="Internet_20_link" text:visited-style-name="Visited_20_Internet_20_Link">
https://www.voachinese.com/a/pakistan-former-pm-remanded-20230510/7087499.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